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27"/>
    <style:style style:name="ce4" style:family="table-cell" style:parent-style-name="Default" style:data-style-name="N4"/>
    <style:style style:name="ce5" style:family="table-cell" style:parent-style-name="Default" style:data-style-name="N14"/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4.86833333333333cm" style:use-optimal-column-width="true"/>
    </style:style>
    <style:style style:name="co4" style:family="table-column">
      <style:table-column-properties fo:break-before="auto" style:column-width="3.30729166666667cm" style:use-optimal-column-width="true"/>
    </style:style>
    <style:style style:name="co5" style:family="table-column">
      <style:table-column-properties fo:break-before="auto" style:column-width="9.68375cm" style:use-optimal-column-width="true"/>
    </style:style>
    <style:style style:name="co6" style:family="table-column">
      <style:table-column-properties fo:break-before="auto" style:column-width="2.778125cm" style:use-optimal-column-width="true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1.93145833333333cm" style:use-optimal-column-width="true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3.65125cm" style:use-optimal-column-width="true"/>
    </style:style>
    <style:style style:name="co11" style:family="table-column">
      <style:table-column-properties fo:break-before="auto" style:column-width="2.19604166666667cm" style:use-optimal-column-width="true"/>
    </style:style>
    <style:style style:name="co12" style:family="table-column">
      <style:table-column-properties fo:break-before="auto" style:column-width="3.83645833333333cm" style:use-optimal-column-width="true"/>
    </style:style>
    <style:style style:name="co13" style:family="table-column">
      <style:table-column-properties fo:break-before="auto" style:column-width="6.85270833333333cm" style:use-optimal-column-width="true"/>
    </style:style>
    <style:style style:name="co14" style:family="table-column">
      <style:table-column-properties fo:break-before="auto" style:column-width="1.87854166666667cm" style:use-optimal-column-width="true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1">
            <table:cell-range-source table:name="transactions-2000-to-01012021" table:last-column-spanned="15" table:last-row-spanned="801" xlink:href="D:\Privat\Geld\Swissquote\Performance\transactions-2000-to-01012021.csv"/>
            <text:p>Datum</text:p>
          </table:table-cell>
          <table:table-cell office:value-type="string" table:style-name="ce1">
            <text:p>Auftrag #</text:p>
          </table:table-cell>
          <table:table-cell office:value-type="string" table:style-name="ce2">
            <text:p>Transaktionen</text:p>
          </table:table-cell>
          <table:table-cell office:value-type="string" table:style-name="ce1">
            <text:p>Symbo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SIN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St點kpreis</text:p>
          </table:table-cell>
          <table:table-cell office:value-type="string" table:style-name="ce1">
            <text:p>Kosten</text:p>
          </table:table-cell>
          <table:table-cell office:value-type="string" table:style-name="ce1">
            <text:p>Aufgelaufene Zinsen</text:p>
          </table:table-cell>
          <table:table-cell office:value-type="string" table:style-name="ce1">
            <text:p>Nettobetrag</text:p>
          </table:table-cell>
          <table:table-cell office:value-type="string" table:style-name="ce1">
            <text:p>W鋒rung Nettobetrag</text:p>
          </table:table-cell>
          <table:table-cell office:value-type="string" table:style-name="ce1">
            <text:p>Nettobetrag in der W鋒rung des Kontos</text:p>
          </table:table-cell>
          <table:table-cell office:value-type="string" table:style-name="ce1">
            <text:p>Saldo</text:p>
          </table:table-cell>
          <table:table-cell office:value-type="string" table:style-name="ce1">
            <text:p>W鋒rung</text:p>
          </table:table-cell>
          <table:table-cell table:number-columns-repeated="16369"/>
        </table:table-row>
        <table:table-row table:style-name="ro1">
          <table:table-cell office:value-type="date" office:date-value="2020-12-31T12:55:04" table:style-name="ce3">
            <text:p>31/12/2020 12: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CHF</text:p>
          </table:table-cell>
          <table:table-cell office:value-type="float" office:value="-53.85" table:style-name="ce1">
            <text:p>-53.85</text:p>
          </table:table-cell>
          <table:table-cell office:value-type="float" office:value="4014.83" table:style-name="ce4">
            <text:p>4,014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2:33:35" table:style-name="ce3">
            <text:p>28/12/2020 12:3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Option Premium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4068.68" table:style-name="ce4">
            <text:p>4,068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1:18:11" table:style-name="ce3">
            <text:p>28/12/2020 11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-4000" table:style-name="ce1">
            <text:p>-4000</text:p>
          </table:table-cell>
          <table:table-cell office:value-type="percentage" office:value="1" table:style-name="ce5">
            <text:p>100.00%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1:18:11" table:style-name="ce3">
            <text:p>28/12/2020 11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float" office:value="4000" table:style-name="ce4">
            <text:p>4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0" table:style-name="ce4">
            <text:p>4,000.00</text:p>
          </table:table-cell>
          <table:table-cell office:value-type="string" table:style-name="ce1">
            <text:p>CHF</text:p>
          </table:table-cell>
          <table:table-cell office:value-type="float" office:value="4000" table:style-name="ce4">
            <text:p>4,000.00</text:p>
          </table:table-cell>
          <table:table-cell office:value-type="float" office:value="4000" table:style-name="ce4">
            <text:p>4,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6T17:32:53" table:style-name="ce3">
            <text:p>16/12/2020 17:3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1" table:style-name="ce1">
            <text:p>1</text:p>
          </table:table-cell>
          <table:table-cell office:value-type="float" office:value="83.16" table:style-name="ce1">
            <text:p>83.16</text:p>
          </table:table-cell>
          <table:table-cell office:value-type="float" office:value="12.47" table:style-name="ce1">
            <text:p>12.47</text:p>
          </table:table-cell>
          <table:table-cell office:value-type="float" office:value="0" table:style-name="ce1">
            <text:p>0</text:p>
          </table:table-cell>
          <table:table-cell office:value-type="float" office:value="70.69" table:style-name="ce1">
            <text:p>70.69</text:p>
          </table:table-cell>
          <table:table-cell office:value-type="string" table:style-name="ce1">
            <text:p>EUR</text:p>
          </table:table-cell>
          <table:table-cell office:value-type="float" office:value="70.69" table:style-name="ce1">
            <text:p>70.69</text:p>
          </table:table-cell>
          <table:table-cell office:value-type="float" office:value="139.69" table:style-name="ce1">
            <text:p>139.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2-14T22:16:48" table:style-name="ce3">
            <text:p>14/12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923.8700000000008" table:style-name="ce4">
            <text:p>9,923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23.8700000000008" table:style-name="ce4">
            <text:p>9,923.87</text:p>
          </table:table-cell>
          <table:table-cell office:value-type="string" table:style-name="ce1">
            <text:p>CHF</text:p>
          </table:table-cell>
          <table:table-cell office:value-type="float" office:value="9923.8700000000008" table:style-name="ce4">
            <text:p>9,923.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22:16:48" table:style-name="ce3">
            <text:p>14/12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297.74" table:style-name="ce4">
            <text:p>11,297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297.74" table:style-name="ce4">
            <text:p>-11,297.74</text:p>
          </table:table-cell>
          <table:table-cell office:value-type="string" table:style-name="ce1">
            <text:p>USD</text:p>
          </table:table-cell>
          <table:table-cell office:value-type="float" office:value="-11297.74" table:style-name="ce4">
            <text:p>-11,297.74</text:p>
          </table:table-cell>
          <table:table-cell office:value-type="float" office:value="6959.79" table:style-name="ce4">
            <text:p>6,959.7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3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428" table:style-name="ce1">
            <text:p>428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-284.2" table:style-name="ce1">
            <text:p>-284.2</text:p>
          </table:table-cell>
          <table:table-cell office:value-type="string" table:style-name="ce1">
            <text:p>CHF</text:p>
          </table:table-cell>
          <table:table-cell office:value-type="float" office:value="-284.2" table:style-name="ce1">
            <text:p>-284.2</text:p>
          </table:table-cell>
          <table:table-cell office:value-type="float" office:value="-9923.8700000000008" table:style-name="ce4">
            <text:p>-9,923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3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1573" table:style-name="ce1">
            <text:p>1573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-1044.55" table:style-name="ce4">
            <text:p>-1,044.55</text:p>
          </table:table-cell>
          <table:table-cell office:value-type="string" table:style-name="ce1">
            <text:p>CHF</text:p>
          </table:table-cell>
          <table:table-cell office:value-type="float" office:value="-1044.55" table:style-name="ce4">
            <text:p>-1,044.55</text:p>
          </table:table-cell>
          <table:table-cell office:value-type="float" office:value="-9639.67" table:style-name="ce4">
            <text:p>-9,63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3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9255" table:style-name="ce1">
            <text:p>9255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float" office:value="-6145.45" table:style-name="ce4">
            <text:p>-6,145.45</text:p>
          </table:table-cell>
          <table:table-cell office:value-type="string" table:style-name="ce1">
            <text:p>CHF</text:p>
          </table:table-cell>
          <table:table-cell office:value-type="float" office:value="-6145.45" table:style-name="ce4">
            <text:p>-6,145.45</text:p>
          </table:table-cell>
          <table:table-cell office:value-type="float" office:value="-8595.1200000000008" table:style-name="ce4">
            <text:p>-8,595.1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2" table:style-name="ce3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1502" table:style-name="ce1">
            <text:p>1502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10.75" table:style-name="ce1">
            <text:p>10.75</text:p>
          </table:table-cell>
          <table:table-cell office:value-type="float" office:value="0" table:style-name="ce1">
            <text:p>0</text:p>
          </table:table-cell>
          <table:table-cell office:value-type="float" office:value="-1007.35" table:style-name="ce4">
            <text:p>-1,007.35</text:p>
          </table:table-cell>
          <table:table-cell office:value-type="string" table:style-name="ce1">
            <text:p>CHF</text:p>
          </table:table-cell>
          <table:table-cell office:value-type="float" office:value="-1007.35" table:style-name="ce4">
            <text:p>-1,007.35</text:p>
          </table:table-cell>
          <table:table-cell office:value-type="float" office:value="-2449.67" table:style-name="ce4">
            <text:p>-2,44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2" table:style-name="ce3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2242" table:style-name="ce1">
            <text:p>2242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23.45" table:style-name="ce1">
            <text:p>23.45</text:p>
          </table:table-cell>
          <table:table-cell office:value-type="float" office:value="0" table:style-name="ce1">
            <text:p>0</text:p>
          </table:table-cell>
          <table:table-cell office:value-type="float" office:value="-1511" table:style-name="ce4">
            <text:p>-1,511.00</text:p>
          </table:table-cell>
          <table:table-cell office:value-type="string" table:style-name="ce1">
            <text:p>CHF</text:p>
          </table:table-cell>
          <table:table-cell office:value-type="float" office:value="-1511" table:style-name="ce4">
            <text:p>-1,511.00</text:p>
          </table:table-cell>
          <table:table-cell office:value-type="float" office:value="-1442.32" table:style-name="ce4">
            <text:p>-1,442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8T16:36:49" table:style-name="ce3">
            <text:p>08/12/2020 16: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rtlose Ausbuchung</text:p>
          </table:table-cell>
          <table:table-cell office:value-type="string" table:style-name="ce1">
            <text:p>ITM PWR SUB</text:p>
          </table:table-cell>
          <table:table-cell office:value-type="string" table:style-name="ce1">
            <text:p>ITM POWER SUB.SHS</text:p>
          </table:table-cell>
          <table:table-cell office:value-type="string" table:style-name="ce1">
            <text:p>GB00BMF7GD44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2-07T17:37:19" table:style-name="ce3">
            <text:p>07/12/2020 17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Option Premium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326.5" table:style-name="ce1">
            <text:p>3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office:value-type="float" office:value="326.5" table:style-name="ce1">
            <text:p>326.5</text:p>
          </table:table-cell>
          <table:table-cell office:value-type="float" office:value="18257.53" table:style-name="ce4">
            <text:p>18,257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7:37:15" table:style-name="ce3">
            <text:p>07/12/2020 17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upon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USD</text:p>
          </table:table-cell>
          <table:table-cell office:value-type="float" office:value="28.5" table:style-name="ce1">
            <text:p>28.5</text:p>
          </table:table-cell>
          <table:table-cell office:value-type="float" office:value="17931.03" table:style-name="ce4">
            <text:p>17,931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1:37:40" table:style-name="ce3">
            <text:p>07/12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-10000" table:style-name="ce1">
            <text:p>-10000</text:p>
          </table:table-cell>
          <table:table-cell office:value-type="percentage" office:value="1" table:style-name="ce5">
            <text:p>100.00%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1:37:40" table:style-name="ce3">
            <text:p>07/12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10000" table:style-name="ce4">
            <text:p>10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4">
            <text:p>10,000.00</text:p>
          </table:table-cell>
          <table:table-cell office:value-type="string" table:style-name="ce1">
            <text:p>USD</text:p>
          </table:table-cell>
          <table:table-cell office:value-type="float" office:value="10000" table:style-name="ce4">
            <text:p>10,000.00</text:p>
          </table:table-cell>
          <table:table-cell office:value-type="float" office:value="17902.53" table:style-name="ce4">
            <text:p>17,90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5T16:59:07" table:style-name="ce3">
            <text:p>05/12/2020 16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6:59:07" table:style-name="ce3">
            <text:p>05/12/2020 16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-22" table:style-name="ce1">
            <text:p>-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5:29:48" table:style-name="ce3">
            <text:p>05/12/2020 15: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5:29:48" table:style-name="ce3">
            <text:p>05/12/2020 15: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-75" table:style-name="ce1">
            <text:p>-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2:25:55" table:style-name="ce3">
            <text:p>05/12/2020 12: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2:25:55" table:style-name="ce3">
            <text:p>05/12/2020 12: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-30" table:style-name="ce1">
            <text:p>-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1:01:45" table:style-name="ce3">
            <text:p>05/12/2020 11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1:01:45" table:style-name="ce3">
            <text:p>05/12/2020 11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-150" table:style-name="ce1">
            <text:p>-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1T13:44:46" table:style-name="ce3">
            <text:p>01/12/2020 13: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NTC</text:p>
          </table:table-cell>
          <table:table-cell office:value-type="string" table:style-name="ce1">
            <text:p>INTEL ORD</text:p>
          </table:table-cell>
          <table:table-cell office:value-type="string" table:style-name="ce1">
            <text:p>US4581401001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9.8" table:style-name="ce1">
            <text:p>19.8</text:p>
          </table:table-cell>
          <table:table-cell office:value-type="float" office:value="0" table:style-name="ce1">
            <text:p>0</text:p>
          </table:table-cell>
          <table:table-cell office:value-type="float" office:value="46.2" table:style-name="ce1">
            <text:p>46.2</text:p>
          </table:table-cell>
          <table:table-cell office:value-type="string" table:style-name="ce1">
            <text:p>USD</text:p>
          </table:table-cell>
          <table:table-cell office:value-type="float" office:value="46.2" table:style-name="ce1">
            <text:p>46.2</text:p>
          </table:table-cell>
          <table:table-cell office:value-type="float" office:value="7902.53" table:style-name="ce4">
            <text:p>7,90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26T14:19:18" table:style-name="ce3">
            <text:p>26/11/2020 14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Option Premium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6T15:31:28" table:style-name="ce3">
            <text:p>16/11/2020 15:31</text:p>
          </table:table-cell>
          <table:table-cell office:value-type="float" office:value="77580582" table:style-name="ce1">
            <text:p>7758058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ZNH</text:p>
          </table:table-cell>
          <table:table-cell office:value-type="string" table:style-name="ce1">
            <text:p>CHINA SOUTH AIRL ADR REP 50 CL</text:p>
          </table:table-cell>
          <table:table-cell office:value-type="string" table:style-name="ce1">
            <text:p>US1694091091</text:p>
          </table:table-cell>
          <table:table-cell office:value-type="float" office:value="250" table:style-name="ce1">
            <text:p>250</text:p>
          </table:table-cell>
          <table:table-cell office:value-type="float" office:value="31" table:style-name="ce1">
            <text:p>31</text:p>
          </table:table-cell>
          <table:table-cell office:value-type="float" office:value="42.65" table:style-name="ce1">
            <text:p>42.65</text:p>
          </table:table-cell>
          <table:table-cell office:value-type="float" office:value="0" table:style-name="ce1">
            <text:p>0</text:p>
          </table:table-cell>
          <table:table-cell office:value-type="float" office:value="7707.35" table:style-name="ce4">
            <text:p>7,707.35</text:p>
          </table:table-cell>
          <table:table-cell office:value-type="string" table:style-name="ce1">
            <text:p>USD</text:p>
          </table:table-cell>
          <table:table-cell office:value-type="float" office:value="7707.35" table:style-name="ce4">
            <text:p>7,707.35</text:p>
          </table:table-cell>
          <table:table-cell office:value-type="float" office:value="7856.33" table:style-name="ce4">
            <text:p>7,85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12T22:16:31" table:style-name="ce3">
            <text:p>12/11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6.8" table:style-name="ce1">
            <text:p>18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.8" table:style-name="ce1">
            <text:p>186.8</text:p>
          </table:table-cell>
          <table:table-cell office:value-type="string" table:style-name="ce1">
            <text:p>CHF</text:p>
          </table:table-cell>
          <table:table-cell office:value-type="float" office:value="186.8" table:style-name="ce1">
            <text:p>186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22:16:31" table:style-name="ce3">
            <text:p>12/11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6.02" table:style-name="ce1">
            <text:p>206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6.02" table:style-name="ce1">
            <text:p>-206.02</text:p>
          </table:table-cell>
          <table:table-cell office:value-type="string" table:style-name="ce1">
            <text:p>USD</text:p>
          </table:table-cell>
          <table:table-cell office:value-type="float" office:value="-206.02" table:style-name="ce1">
            <text:p>-206.02</text:p>
          </table:table-cell>
          <table:table-cell office:value-type="float" office:value="148.97999999999999" table:style-name="ce1">
            <text:p>148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12T16:51:27" table:style-name="ce3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14" table:style-name="ce1">
            <text:p>14</text:p>
          </table:table-cell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4021" table:style-name="ce4">
            <text:p>-4,021.00</text:p>
          </table:table-cell>
          <table:table-cell office:value-type="string" table:style-name="ce1">
            <text:p>CHF</text:p>
          </table:table-cell>
          <table:table-cell office:value-type="float" office:value="-4021" table:style-name="ce4">
            <text:p>-4,021.00</text:p>
          </table:table-cell>
          <table:table-cell office:value-type="float" office:value="-186.8" table:style-name="ce1">
            <text:p>-186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16:51:26" table:style-name="ce3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-1733.3" table:style-name="ce4">
            <text:p>-1,733.30</text:p>
          </table:table-cell>
          <table:table-cell office:value-type="string" table:style-name="ce1">
            <text:p>CHF</text:p>
          </table:table-cell>
          <table:table-cell office:value-type="float" office:value="-1733.3" table:style-name="ce4">
            <text:p>-1,733.30</text:p>
          </table:table-cell>
          <table:table-cell office:value-type="float" office:value="3834.2" table:style-name="ce4">
            <text:p>3,834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16:51:26" table:style-name="ce3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4" table:style-name="ce1">
            <text:p>4</text:p>
          </table:table-cell>
          <table:table-cell office:value-type="float" office:value="287" table:style-name="ce1">
            <text:p>287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-1171.2" table:style-name="ce4">
            <text:p>-1,171.20</text:p>
          </table:table-cell>
          <table:table-cell office:value-type="string" table:style-name="ce1">
            <text:p>CHF</text:p>
          </table:table-cell>
          <table:table-cell office:value-type="float" office:value="-1171.2" table:style-name="ce4">
            <text:p>-1,171.20</text:p>
          </table:table-cell>
          <table:table-cell office:value-type="float" office:value="5567.5" table:style-name="ce4">
            <text:p>5,567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0-30T17:06:07" table:style-name="ce3">
            <text:p>30/10/2020 17:0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ITM PWR SUB</text:p>
          </table:table-cell>
          <table:table-cell office:value-type="string" table:style-name="ce1">
            <text:p>ITM POWER SUB.SHS</text:p>
          </table:table-cell>
          <table:table-cell office:value-type="string" table:style-name="ce1">
            <text:p>GB00BMF7GD4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0-28T09:16:21" table:style-name="ce3">
            <text:p>28/10/2020 09:16</text:p>
          </table:table-cell>
          <table:table-cell office:value-type="float" office:value="76836312" table:style-name="ce1">
            <text:p>7683631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000" table:style-name="ce1">
            <text:p>1000</text:p>
          </table:table-cell>
          <table:table-cell office:value-type="float" office:value="6.39" table:style-name="ce1">
            <text:p>6.39</text:p>
          </table:table-cell>
          <table:table-cell office:value-type="float" office:value="37.15" table:style-name="ce1">
            <text:p>37.15</text:p>
          </table:table-cell>
          <table:table-cell office:value-type="float" office:value="0" table:style-name="ce1">
            <text:p>0</text:p>
          </table:table-cell>
          <table:table-cell office:value-type="float" office:value="6352.85" table:style-name="ce4">
            <text:p>6,352.85</text:p>
          </table:table-cell>
          <table:table-cell office:value-type="string" table:style-name="ce1">
            <text:p>CHF</text:p>
          </table:table-cell>
          <table:table-cell office:value-type="float" office:value="6352.85" table:style-name="ce4">
            <text:p>6,352.85</text:p>
          </table:table-cell>
          <table:table-cell office:value-type="float" office:value="6738.7" table:style-name="ce4">
            <text:p>6,738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0-20T12:44:43" table:style-name="ce3">
            <text:p>20/10/2020 12:44</text:p>
          </table:table-cell>
          <table:table-cell office:value-type="float" office:value="76655265" table:style-name="ce1">
            <text:p>7665526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4000" table:style-name="ce1">
            <text:p>4000</text:p>
          </table:table-cell>
          <table:table-cell office:value-type="percentage" office:value="1" table:style-name="ce5">
            <text:p>100.00%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-4050" table:style-name="ce4">
            <text:p>-4,050.00</text:p>
          </table:table-cell>
          <table:table-cell office:value-type="string" table:style-name="ce1">
            <text:p>CHF</text:p>
          </table:table-cell>
          <table:table-cell office:value-type="float" office:value="-4050" table:style-name="ce4">
            <text:p>-4,050.00</text:p>
          </table:table-cell>
          <table:table-cell office:value-type="float" office:value="385.85" table:style-name="ce1">
            <text:p>38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30T12:29:31" table:style-name="ce3">
            <text:p>30/09/2020 12: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CHF</text:p>
          </table:table-cell>
          <table:table-cell office:value-type="float" office:value="-53.85" table:style-name="ce1">
            <text:p>-53.85</text:p>
          </table:table-cell>
          <table:table-cell office:value-type="float" office:value="4435.8500000000004" table:style-name="ce4">
            <text:p>4,43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21T16:25:56" table:style-name="ce3">
            <text:p>21/09/2020 16: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1" table:style-name="ce1">
            <text:p>1</text:p>
          </table:table-cell>
          <table:table-cell office:value-type="float" office:value="81.180000000000007" table:style-name="ce1">
            <text:p>81.18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UR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9-10T16:26:49" table:style-name="ce3">
            <text:p>10/09/2020 16: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apitalr點kzahlung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" table:style-name="ce1">
            <text:p>1</text:p>
          </table:table-cell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CHF</text:p>
          </table:table-cell>
          <table:table-cell office:value-type="float" office:value="231" table:style-name="ce1">
            <text:p>231</text:p>
          </table:table-cell>
          <table:table-cell office:value-type="float" office:value="4489.7" table:style-name="ce4">
            <text:p>4,489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10T07:02:10" table:style-name="ce3">
            <text:p>10/09/2020 07:0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5000" table:style-name="ce4">
            <text:p>15,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5002" table:style-name="ce4">
            <text:p>-15,002.00</text:p>
          </table:table-cell>
          <table:table-cell office:value-type="string" table:style-name="ce1">
            <text:p>CHF</text:p>
          </table:table-cell>
          <table:table-cell office:value-type="float" office:value="-15002" table:style-name="ce4">
            <text:p>-15,002.00</text:p>
          </table:table-cell>
          <table:table-cell office:value-type="float" office:value="4258.7" table:style-name="ce4">
            <text:p>4,258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08T13:50:34" table:style-name="ce3">
            <text:p>08/09/2020 13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upon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USD</text:p>
          </table:table-cell>
          <table:table-cell office:value-type="float" office:value="28.5" table:style-name="ce1">
            <text:p>28.5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9-08T13:50:34" table:style-name="ce3">
            <text:p>08/09/2020 13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Option Premium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326.5" table:style-name="ce1">
            <text:p>3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office:value-type="float" office:value="326.5" table:style-name="ce1">
            <text:p>326.5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9-08T09:26:28" table:style-name="ce3">
            <text:p>08/09/2020 09:26</text:p>
          </table:table-cell>
          <table:table-cell office:value-type="float" office:value="75197545" table:style-name="ce1">
            <text:p>75197545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25" table:style-name="ce1">
            <text:p>25</text:p>
          </table:table-cell>
          <table:table-cell office:value-type="float" office:value="420" table:style-name="ce1">
            <text:p>420</text:p>
          </table:table-cell>
          <table:table-cell office:value-type="float" office:value="64.75" table:style-name="ce1">
            <text:p>64.75</text:p>
          </table:table-cell>
          <table:table-cell office:value-type="float" office:value="0" table:style-name="ce1">
            <text:p>0</text:p>
          </table:table-cell>
          <table:table-cell office:value-type="float" office:value="10435.25" table:style-name="ce4">
            <text:p>10,435.25</text:p>
          </table:table-cell>
          <table:table-cell office:value-type="string" table:style-name="ce1">
            <text:p>CHF</text:p>
          </table:table-cell>
          <table:table-cell office:value-type="float" office:value="10435.25" table:style-name="ce4">
            <text:p>10,435.25</text:p>
          </table:table-cell>
          <table:table-cell office:value-type="float" office:value="19260.7" table:style-name="ce4">
            <text:p>19,260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38" table:style-name="ce3">
            <text:p>10/08/2020 09:01</text:p>
          </table:table-cell>
          <table:table-cell office:value-type="float" office:value="74238207" table:style-name="ce1">
            <text:p>74238207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25" table:style-name="ce1">
            <text:p>25</text:p>
          </table:table-cell>
          <table:table-cell office:value-type="float" office:value="260" table:style-name="ce1">
            <text:p>260</text:p>
          </table:table-cell>
          <table:table-cell office:value-type="float" office:value="36.75" table:style-name="ce1">
            <text:p>36.75</text:p>
          </table:table-cell>
          <table:table-cell office:value-type="float" office:value="0" table:style-name="ce1">
            <text:p>0</text:p>
          </table:table-cell>
          <table:table-cell office:value-type="float" office:value="6463.25" table:style-name="ce4">
            <text:p>6,463.25</text:p>
          </table:table-cell>
          <table:table-cell office:value-type="string" table:style-name="ce1">
            <text:p>CHF</text:p>
          </table:table-cell>
          <table:table-cell office:value-type="float" office:value="6463.25" table:style-name="ce4">
            <text:p>6,463.25</text:p>
          </table:table-cell>
          <table:table-cell office:value-type="float" office:value="8825.4500000000007" table:style-name="ce4">
            <text:p>8,825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3" table:style-name="ce3">
            <text:p>10/08/2020 09:01</text:p>
          </table:table-cell>
          <table:table-cell office:value-type="float" office:value="74238199" table:style-name="ce1">
            <text:p>7423819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46" table:style-name="ce1">
            <text:p>46</text:p>
          </table:table-cell>
          <table:table-cell office:value-type="float" office:value="8.1449999999999996" table:style-name="ce1">
            <text:p>8.145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74.9" table:style-name="ce1">
            <text:p>-374.9</text:p>
          </table:table-cell>
          <table:table-cell office:value-type="string" table:style-name="ce1">
            <text:p>CHF</text:p>
          </table:table-cell>
          <table:table-cell office:value-type="float" office:value="-374.9" table:style-name="ce1">
            <text:p>-374.9</text:p>
          </table:table-cell>
          <table:table-cell office:value-type="float" office:value="2362.1999999999998" table:style-name="ce4">
            <text:p>2,362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3" table:style-name="ce3">
            <text:p>10/08/2020 09:01</text:p>
          </table:table-cell>
          <table:table-cell office:value-type="float" office:value="74238199" table:style-name="ce1">
            <text:p>7423819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954" table:style-name="ce1">
            <text:p>954</text:p>
          </table:table-cell>
          <table:table-cell office:value-type="float" office:value="8.1449999999999996" table:style-name="ce1">
            <text:p>8.145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0" table:style-name="ce1">
            <text:p>0</text:p>
          </table:table-cell>
          <table:table-cell office:value-type="float" office:value="-7808.65" table:style-name="ce4">
            <text:p>-7,808.65</text:p>
          </table:table-cell>
          <table:table-cell office:value-type="string" table:style-name="ce1">
            <text:p>CHF</text:p>
          </table:table-cell>
          <table:table-cell office:value-type="float" office:value="-7808.65" table:style-name="ce4">
            <text:p>-7,808.65</text:p>
          </table:table-cell>
          <table:table-cell office:value-type="float" office:value="2737.1" table:style-name="ce4">
            <text:p>2,737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2" table:style-name="ce3">
            <text:p>10/08/2020 09:01</text:p>
          </table:table-cell>
          <table:table-cell office:value-type="float" office:value="74238205" table:style-name="ce1">
            <text:p>7423820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9" table:style-name="ce1">
            <text:p>19</text:p>
          </table:table-cell>
          <table:table-cell office:value-type="float" office:value="287" table:style-name="ce1">
            <text:p>287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float" office:value="-5457.25" table:style-name="ce4">
            <text:p>-5,457.25</text:p>
          </table:table-cell>
          <table:table-cell office:value-type="string" table:style-name="ce1">
            <text:p>CHF</text:p>
          </table:table-cell>
          <table:table-cell office:value-type="float" office:value="-5457.25" table:style-name="ce4">
            <text:p>-5,457.25</text:p>
          </table:table-cell>
          <table:table-cell office:value-type="float" office:value="10545.75" table:style-name="ce4">
            <text:p>10,545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2" table:style-name="ce3">
            <text:p>10/08/2020 09:01</text:p>
          </table:table-cell>
          <table:table-cell office:value-type="float" office:value="74238205" table:style-name="ce1">
            <text:p>7423820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1" table:style-name="ce1">
            <text:p>11</text:p>
          </table:table-cell>
          <table:table-cell office:value-type="float" office:value="287" table:style-name="ce1">
            <text:p>287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" table:style-name="ce1">
            <text:p>0</text:p>
          </table:table-cell>
          <table:table-cell office:value-type="float" office:value="-3191.7" table:style-name="ce4">
            <text:p>-3,191.70</text:p>
          </table:table-cell>
          <table:table-cell office:value-type="string" table:style-name="ce1">
            <text:p>CHF</text:p>
          </table:table-cell>
          <table:table-cell office:value-type="float" office:value="-3191.7" table:style-name="ce4">
            <text:p>-3,191.70</text:p>
          </table:table-cell>
          <table:table-cell office:value-type="float" office:value="16003" table:style-name="ce4">
            <text:p>16,003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3:20:14" table:style-name="ce3">
            <text:p>10/08/2020 03:20</text:p>
          </table:table-cell>
          <table:table-cell office:value-type="float" office:value="74204076" table:style-name="ce1">
            <text:p>74204076</text:p>
          </table:table-cell>
          <table:table-cell office:value-type="string" table:style-name="ce2">
            <text:p>Berichtigung B鰎sengeb.</text:p>
          </table:table-cell>
          <table:table-cell office:value-type="float" office:value="9988" table:style-name="ce1">
            <text:p>9988</text:p>
          </table:table-cell>
          <table:table-cell office:value-type="string" table:style-name="ce1">
            <text:p>BABA-SW ORD</text:p>
          </table:table-cell>
          <table:table-cell office:value-type="string" table:style-name="ce1">
            <text:p>KYG017191142</text:p>
          </table:table-cell>
          <table:table-cell office:value-type="float" office:value="1" table:style-name="ce1">
            <text:p>1</text:p>
          </table:table-cell>
          <table:table-cell office:value-type="float" office:value="-6.3" table:style-name="ce1">
            <text:p>-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.51" table:style-name="ce1">
            <text:p>-53.51</text:p>
          </table:table-cell>
          <table:table-cell office:value-type="string" table:style-name="ce1">
            <text:p>HKD</text:p>
          </table:table-cell>
          <table:table-cell office:value-type="float" office:value="-6.3" table:style-name="ce1">
            <text:p>-6.3</text:p>
          </table:table-cell>
          <table:table-cell office:value-type="float" office:value="19194.7" table:style-name="ce4">
            <text:p>19,194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3:20:02" table:style-name="ce3">
            <text:p>10/08/2020 03:20</text:p>
          </table:table-cell>
          <table:table-cell office:value-type="float" office:value="74204076" table:style-name="ce1">
            <text:p>74204076</text:p>
          </table:table-cell>
          <table:table-cell office:value-type="string" table:style-name="ce2">
            <text:p>Kauf</text:p>
          </table:table-cell>
          <table:table-cell office:value-type="float" office:value="9988" table:style-name="ce1">
            <text:p>9988</text:p>
          </table:table-cell>
          <table:table-cell office:value-type="string" table:style-name="ce1">
            <text:p>BABA-SW ORD</text:p>
          </table:table-cell>
          <table:table-cell office:value-type="string" table:style-name="ce1">
            <text:p>KYG017191142</text:p>
          </table:table-cell>
          <table:table-cell office:value-type="float" office:value="200" table:style-name="ce1">
            <text:p>200</text:p>
          </table:table-cell>
          <table:table-cell office:value-type="float" office:value="244.8" table:style-name="ce1">
            <text:p>244.8</text:p>
          </table:table-cell>
          <table:table-cell office:value-type="float" office:value="1174.29" table:style-name="ce4">
            <text:p>1,174.29</text:p>
          </table:table-cell>
          <table:table-cell office:value-type="float" office:value="0" table:style-name="ce1">
            <text:p>0</text:p>
          </table:table-cell>
          <table:table-cell office:value-type="float" office:value="-50134.29" table:style-name="ce4">
            <text:p>-50,134.29</text:p>
          </table:table-cell>
          <table:table-cell office:value-type="string" table:style-name="ce1">
            <text:p>HKD</text:p>
          </table:table-cell>
          <table:table-cell office:value-type="float" office:value="-5992.05" table:style-name="ce4">
            <text:p>-5,992.05</text:p>
          </table:table-cell>
          <table:table-cell office:value-type="float" office:value="19201" table:style-name="ce4">
            <text:p>19,201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7T22:17:35" table:style-name="ce3">
            <text:p>07/08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5626.82" table:style-name="ce4">
            <text:p>15,626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26.82" table:style-name="ce4">
            <text:p>15,626.82</text:p>
          </table:table-cell>
          <table:table-cell office:value-type="string" table:style-name="ce1">
            <text:p>USD</text:p>
          </table:table-cell>
          <table:table-cell office:value-type="float" office:value="15626.82" table:style-name="ce4">
            <text:p>15,626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7T22:17:35" table:style-name="ce3">
            <text:p>07/08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4403.72" table:style-name="ce4">
            <text:p>14,403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403.72" table:style-name="ce4">
            <text:p>-14,403.72</text:p>
          </table:table-cell>
          <table:table-cell office:value-type="string" table:style-name="ce1">
            <text:p>CHF</text:p>
          </table:table-cell>
          <table:table-cell office:value-type="float" office:value="-14403.72" table:style-name="ce4">
            <text:p>-14,403.72</text:p>
          </table:table-cell>
          <table:table-cell office:value-type="float" office:value="25193.05" table:style-name="ce4">
            <text:p>25,193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7T15:30:57" table:style-name="ce3">
            <text:p>07/08/2020 15:30</text:p>
          </table:table-cell>
          <table:table-cell office:value-type="float" office:value="74204404" table:style-name="ce1">
            <text:p>7420440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ZNH</text:p>
          </table:table-cell>
          <table:table-cell office:value-type="string" table:style-name="ce1">
            <text:p>CHINA SOUTH AIRL ADR REP 50 CL</text:p>
          </table:table-cell>
          <table:table-cell office:value-type="string" table:style-name="ce1">
            <text:p>US1694091091</text:p>
          </table:table-cell>
          <table:table-cell office:value-type="float" office:value="250" table:style-name="ce1">
            <text:p>250</text:p>
          </table:table-cell>
          <table:table-cell office:value-type="float" office:value="23.35" table:style-name="ce1">
            <text:p>23.35</text:p>
          </table:table-cell>
          <table:table-cell office:value-type="float" office:value="38.76" table:style-name="ce1">
            <text:p>38.76</text:p>
          </table:table-cell>
          <table:table-cell office:value-type="float" office:value="0" table:style-name="ce1">
            <text:p>0</text:p>
          </table:table-cell>
          <table:table-cell office:value-type="float" office:value="-5876.26" table:style-name="ce4">
            <text:p>-5,876.26</text:p>
          </table:table-cell>
          <table:table-cell office:value-type="string" table:style-name="ce1">
            <text:p>USD</text:p>
          </table:table-cell>
          <table:table-cell office:value-type="float" office:value="-5876.26" table:style-name="ce4">
            <text:p>-5,876.26</text:p>
          </table:table-cell>
          <table:table-cell office:value-type="float" office:value="-15626.82" table:style-name="ce4">
            <text:p>-15,626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7T15:30:34" table:style-name="ce3">
            <text:p>07/08/2020 15:30</text:p>
          </table:table-cell>
          <table:table-cell office:value-type="float" office:value="74197729" table:style-name="ce1">
            <text:p>7419772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NTC</text:p>
          </table:table-cell>
          <table:table-cell office:value-type="string" table:style-name="ce1">
            <text:p>INTEL ORD</text:p>
          </table:table-cell>
          <table:table-cell office:value-type="string" table:style-name="ce1">
            <text:p>US4581401001</text:p>
          </table:table-cell>
          <table:table-cell office:value-type="float" office:value="200" table:style-name="ce1">
            <text:p>200</text:p>
          </table:table-cell>
          <table:table-cell office:value-type="float" office:value="48.53" table:style-name="ce1">
            <text:p>48.53</text:p>
          </table:table-cell>
          <table:table-cell office:value-type="float" office:value="44.56" table:style-name="ce1">
            <text:p>44.56</text:p>
          </table:table-cell>
          <table:table-cell office:value-type="float" office:value="0" table:style-name="ce1">
            <text:p>0</text:p>
          </table:table-cell>
          <table:table-cell office:value-type="float" office:value="-9750.56" table:style-name="ce4">
            <text:p>-9,750.56</text:p>
          </table:table-cell>
          <table:table-cell office:value-type="string" table:style-name="ce1">
            <text:p>USD</text:p>
          </table:table-cell>
          <table:table-cell office:value-type="float" office:value="-9750.56" table:style-name="ce4">
            <text:p>-9,750.56</text:p>
          </table:table-cell>
          <table:table-cell office:value-type="float" office:value="-9750.56" table:style-name="ce4">
            <text:p>-9,750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5T12:05:33" table:style-name="ce3">
            <text:p>05/08/2020 12:0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erg黷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5000" table:style-name="ce4">
            <text:p>35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0" table:style-name="ce4">
            <text:p>35,000.00</text:p>
          </table:table-cell>
          <table:table-cell office:value-type="string" table:style-name="ce1">
            <text:p>CHF</text:p>
          </table:table-cell>
          <table:table-cell office:value-type="float" office:value="35000" table:style-name="ce4">
            <text:p>35,000.00</text:p>
          </table:table-cell>
          <table:table-cell office:value-type="float" office:value="39596.769999999997" table:style-name="ce4">
            <text:p>39,59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4T17:13:16" table:style-name="ce3">
            <text:p>04/08/2020 17:13</text:p>
          </table:table-cell>
          <table:table-cell office:value-type="float" office:value="74093620" table:style-name="ce1">
            <text:p>7409362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150" table:style-name="ce1">
            <text:p>150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0" table:style-name="ce1">
            <text:p>0</text:p>
          </table:table-cell>
          <table:table-cell office:value-type="float" office:value="-10804.9" table:style-name="ce4">
            <text:p>-10,804.90</text:p>
          </table:table-cell>
          <table:table-cell office:value-type="string" table:style-name="ce1">
            <text:p>CHF</text:p>
          </table:table-cell>
          <table:table-cell office:value-type="float" office:value="-10804.9" table:style-name="ce4">
            <text:p>-10,804.90</text:p>
          </table:table-cell>
          <table:table-cell office:value-type="float" office:value="4596.7700000000004" table:style-name="ce4">
            <text:p>4,59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3T16:59:12" table:style-name="ce3">
            <text:p>03/08/2020 16:59</text:p>
          </table:table-cell>
          <table:table-cell office:value-type="float" office:value="74053758" table:style-name="ce1">
            <text:p>7405375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72" table:style-name="ce1">
            <text:p>72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22.85" table:style-name="ce1">
            <text:p>22.85</text:p>
          </table:table-cell>
          <table:table-cell office:value-type="float" office:value="0" table:style-name="ce1">
            <text:p>0</text:p>
          </table:table-cell>
          <table:table-cell office:value-type="float" office:value="1316.35" table:style-name="ce4">
            <text:p>1,316.35</text:p>
          </table:table-cell>
          <table:table-cell office:value-type="string" table:style-name="ce1">
            <text:p>CHF</text:p>
          </table:table-cell>
          <table:table-cell office:value-type="float" office:value="1316.35" table:style-name="ce4">
            <text:p>1,316.35</text:p>
          </table:table-cell>
          <table:table-cell office:value-type="float" office:value="15401.67" table:style-name="ce4">
            <text:p>15,401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7T13:59:18" table:style-name="ce3">
            <text:p>27/07/2020 13:59</text:p>
          </table:table-cell>
          <table:table-cell office:value-type="float" office:value="73849789" table:style-name="ce1">
            <text:p>7384978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04" table:style-name="ce1">
            <text:p>104</text:p>
          </table:table-cell>
          <table:table-cell office:value-type="float" office:value="44.36" table:style-name="ce1">
            <text:p>44.36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" table:style-name="ce1">
            <text:p>0</text:p>
          </table:table-cell>
          <table:table-cell office:value-type="float" office:value="4577.6499999999996" table:style-name="ce4">
            <text:p>4,577.65</text:p>
          </table:table-cell>
          <table:table-cell office:value-type="string" table:style-name="ce1">
            <text:p>CHF</text:p>
          </table:table-cell>
          <table:table-cell office:value-type="float" office:value="4577.6499999999996" table:style-name="ce4">
            <text:p>4,577.65</text:p>
          </table:table-cell>
          <table:table-cell office:value-type="float" office:value="14085.32" table:style-name="ce4">
            <text:p>14,08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4T17:40:04" table:style-name="ce3">
            <text:p>24/07/2020 17: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apitalr點kzahl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float" office:value="150" table:style-name="ce1">
            <text:p>150</text:p>
          </table:table-cell>
          <table:table-cell office:value-type="float" office:value="9507.67" table:style-name="ce4">
            <text:p>9,507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10:18" table:style-name="ce3">
            <text:p>23/07/2020 12:10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99" table:style-name="ce1">
            <text:p>99</text:p>
          </table:table-cell>
          <table:table-cell office:value-type="float" office:value="42.5" table:style-name="ce1">
            <text:p>42.5</text:p>
          </table:table-cell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4204.3500000000004" table:style-name="ce4">
            <text:p>4,204.35</text:p>
          </table:table-cell>
          <table:table-cell office:value-type="string" table:style-name="ce1">
            <text:p>CHF</text:p>
          </table:table-cell>
          <table:table-cell office:value-type="float" office:value="4204.3500000000004" table:style-name="ce4">
            <text:p>4,204.35</text:p>
          </table:table-cell>
          <table:table-cell office:value-type="float" office:value="9357.67" table:style-name="ce4">
            <text:p>9,357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8:00" table:style-name="ce3">
            <text:p>23/07/2020 12:08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42.5" table:style-name="ce1">
            <text:p>42.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CHF</text:p>
          </table:table-cell>
          <table:table-cell office:value-type="float" office:value="42.45" table:style-name="ce1">
            <text:p>42.45</text:p>
          </table:table-cell>
          <table:table-cell office:value-type="float" office:value="5153.32" table:style-name="ce4">
            <text:p>5,153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2:07" table:style-name="ce3">
            <text:p>23/07/2020 12:02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42.5" table:style-name="ce1">
            <text:p>42.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CHF</text:p>
          </table:table-cell>
          <table:table-cell office:value-type="float" office:value="42.45" table:style-name="ce1">
            <text:p>42.45</text:p>
          </table:table-cell>
          <table:table-cell office:value-type="float" office:value="5110.87" table:style-name="ce4">
            <text:p>5,110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0:33" table:style-name="ce3">
            <text:p>23/07/2020 12:00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49" table:style-name="ce1">
            <text:p>49</text:p>
          </table:table-cell>
          <table:table-cell office:value-type="float" office:value="42.5" table:style-name="ce1">
            <text:p>42.5</text:p>
          </table:table-cell>
          <table:table-cell office:value-type="float" office:value="33.4" table:style-name="ce1">
            <text:p>33.4</text:p>
          </table:table-cell>
          <table:table-cell office:value-type="float" office:value="0" table:style-name="ce1">
            <text:p>0</text:p>
          </table:table-cell>
          <table:table-cell office:value-type="float" office:value="2049.1" table:style-name="ce4">
            <text:p>2,049.10</text:p>
          </table:table-cell>
          <table:table-cell office:value-type="string" table:style-name="ce1">
            <text:p>CHF</text:p>
          </table:table-cell>
          <table:table-cell office:value-type="float" office:value="2049.1" table:style-name="ce4">
            <text:p>2,049.10</text:p>
          </table:table-cell>
          <table:table-cell office:value-type="float" office:value="5068.42" table:style-name="ce4">
            <text:p>5,068.4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3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68" table:style-name="ce1">
            <text:p>68</text:p>
          </table:table-cell>
          <table:table-cell office:value-type="float" office:value="38.76" table:style-name="ce1">
            <text:p>38.7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637.7" table:style-name="ce4">
            <text:p>-2,637.70</text:p>
          </table:table-cell>
          <table:table-cell office:value-type="string" table:style-name="ce1">
            <text:p>CHF</text:p>
          </table:table-cell>
          <table:table-cell office:value-type="float" office:value="-2637.7" table:style-name="ce4">
            <text:p>-2,637.70</text:p>
          </table:table-cell>
          <table:table-cell office:value-type="float" office:value="3019.32" table:style-name="ce4">
            <text:p>3,019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3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6" table:style-name="ce1">
            <text:p>6</text:p>
          </table:table-cell>
          <table:table-cell office:value-type="float" office:value="38.74" table:style-name="ce1">
            <text:p>38.7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-232.65" table:style-name="ce1">
            <text:p>-232.65</text:p>
          </table:table-cell>
          <table:table-cell office:value-type="string" table:style-name="ce1">
            <text:p>CHF</text:p>
          </table:table-cell>
          <table:table-cell office:value-type="float" office:value="-232.65" table:style-name="ce1">
            <text:p>-232.65</text:p>
          </table:table-cell>
          <table:table-cell office:value-type="float" office:value="5657.02" table:style-name="ce4">
            <text:p>5,657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3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175" table:style-name="ce1">
            <text:p>175</text:p>
          </table:table-cell>
          <table:table-cell office:value-type="float" office:value="38.74" table:style-name="ce1">
            <text:p>38.74</text:p>
          </table:table-cell>
          <table:table-cell office:value-type="float" office:value="26.05" table:style-name="ce1">
            <text:p>26.05</text:p>
          </table:table-cell>
          <table:table-cell office:value-type="float" office:value="0" table:style-name="ce1">
            <text:p>0</text:p>
          </table:table-cell>
          <table:table-cell office:value-type="float" office:value="-6805.55" table:style-name="ce4">
            <text:p>-6,805.55</text:p>
          </table:table-cell>
          <table:table-cell office:value-type="string" table:style-name="ce1">
            <text:p>CHF</text:p>
          </table:table-cell>
          <table:table-cell office:value-type="float" office:value="-6805.55" table:style-name="ce4">
            <text:p>-6,805.55</text:p>
          </table:table-cell>
          <table:table-cell office:value-type="float" office:value="5889.67" table:style-name="ce4">
            <text:p>5,88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3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1" table:style-name="ce1">
            <text:p>1</text:p>
          </table:table-cell>
          <table:table-cell office:value-type="float" office:value="38.72" table:style-name="ce1">
            <text:p>38.72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-50.1" table:style-name="ce1">
            <text:p>-50.1</text:p>
          </table:table-cell>
          <table:table-cell office:value-type="string" table:style-name="ce1">
            <text:p>CHF</text:p>
          </table:table-cell>
          <table:table-cell office:value-type="float" office:value="-50.1" table:style-name="ce1">
            <text:p>-50.1</text:p>
          </table:table-cell>
          <table:table-cell office:value-type="float" office:value="12695.22" table:style-name="ce4">
            <text:p>12,695.2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1:39" table:style-name="ce3">
            <text:p>21/07/2020 11:51</text:p>
          </table:table-cell>
          <table:table-cell office:value-type="float" office:value="73671271" table:style-name="ce1">
            <text:p>73671271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5" table:style-name="ce1">
            <text:p>15</text:p>
          </table:table-cell>
          <table:table-cell office:value-type="float" office:value="249" table:style-name="ce1">
            <text:p>249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3732.2" table:style-name="ce4">
            <text:p>3,732.20</text:p>
          </table:table-cell>
          <table:table-cell office:value-type="string" table:style-name="ce1">
            <text:p>CHF</text:p>
          </table:table-cell>
          <table:table-cell office:value-type="float" office:value="3732.2" table:style-name="ce4">
            <text:p>3,732.20</text:p>
          </table:table-cell>
          <table:table-cell office:value-type="float" office:value="12745.32" table:style-name="ce4">
            <text:p>12,74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1:38" table:style-name="ce3">
            <text:p>21/07/2020 11:51</text:p>
          </table:table-cell>
          <table:table-cell office:value-type="float" office:value="73671271" table:style-name="ce1">
            <text:p>73671271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5" table:style-name="ce1">
            <text:p>15</text:p>
          </table:table-cell>
          <table:table-cell office:value-type="float" office:value="249" table:style-name="ce1">
            <text:p>249</text:p>
          </table:table-cell>
          <table:table-cell office:value-type="float" office:value="35.15" table:style-name="ce1">
            <text:p>35.15</text:p>
          </table:table-cell>
          <table:table-cell office:value-type="float" office:value="0" table:style-name="ce1">
            <text:p>0</text:p>
          </table:table-cell>
          <table:table-cell office:value-type="float" office:value="3699.85" table:style-name="ce4">
            <text:p>3,699.85</text:p>
          </table:table-cell>
          <table:table-cell office:value-type="string" table:style-name="ce1">
            <text:p>CHF</text:p>
          </table:table-cell>
          <table:table-cell office:value-type="float" office:value="3699.85" table:style-name="ce4">
            <text:p>3,699.85</text:p>
          </table:table-cell>
          <table:table-cell office:value-type="float" office:value="9013.1200000000008" table:style-name="ce4">
            <text:p>9,013.1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5T22:17:00" table:style-name="ce3">
            <text:p>15/07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861.2" table:style-name="ce4">
            <text:p>4,861.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61.2" table:style-name="ce4">
            <text:p>4,861.20</text:p>
          </table:table-cell>
          <table:table-cell office:value-type="string" table:style-name="ce1">
            <text:p>EUR</text:p>
          </table:table-cell>
          <table:table-cell office:value-type="float" office:value="4861.2" table:style-name="ce4">
            <text:p>4,861.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7-15T22:17:00" table:style-name="ce3">
            <text:p>15/07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291.31" table:style-name="ce4">
            <text:p>5,291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291.31" table:style-name="ce4">
            <text:p>-5,291.31</text:p>
          </table:table-cell>
          <table:table-cell office:value-type="string" table:style-name="ce1">
            <text:p>CHF</text:p>
          </table:table-cell>
          <table:table-cell office:value-type="float" office:value="-5291.31" table:style-name="ce4">
            <text:p>-5,291.31</text:p>
          </table:table-cell>
          <table:table-cell office:value-type="float" office:value="5313.27" table:style-name="ce4">
            <text:p>5,313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5T10:58:55" table:style-name="ce3">
            <text:p>15/07/2020 10:58</text:p>
          </table:table-cell>
          <table:table-cell office:value-type="float" office:value="73509132" table:style-name="ce1">
            <text:p>7350913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48.2" table:style-name="ce1">
            <text:p>48.2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float" office:value="-4861.2" table:style-name="ce4">
            <text:p>-4,861.20</text:p>
          </table:table-cell>
          <table:table-cell office:value-type="string" table:style-name="ce1">
            <text:p>EUR</text:p>
          </table:table-cell>
          <table:table-cell office:value-type="float" office:value="-4861.2" table:style-name="ce4">
            <text:p>-4,861.20</text:p>
          </table:table-cell>
          <table:table-cell office:value-type="float" office:value="-4861.2" table:style-name="ce4">
            <text:p>-4,861.2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7-14T11:35:18" table:style-name="ce3">
            <text:p>14/07/2020 11:35</text:p>
          </table:table-cell>
          <table:table-cell office:value-type="float" office:value="73467953" table:style-name="ce1">
            <text:p>7346795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RAIL</text:p>
          </table:table-cell>
          <table:table-cell office:value-type="string" table:style-name="ce1">
            <text:p>STADLER RAIL N</text:p>
          </table:table-cell>
          <table:table-cell office:value-type="string" table:style-name="ce1">
            <text:p>CH0002178181</text:p>
          </table:table-cell>
          <table:table-cell office:value-type="float" office:value="50" table:style-name="ce1">
            <text:p>50</text:p>
          </table:table-cell>
          <table:table-cell office:value-type="float" office:value="37.96" table:style-name="ce1">
            <text:p>37.96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-1899.4" table:style-name="ce4">
            <text:p>-1,899.40</text:p>
          </table:table-cell>
          <table:table-cell office:value-type="string" table:style-name="ce1">
            <text:p>CHF</text:p>
          </table:table-cell>
          <table:table-cell office:value-type="float" office:value="-1899.4" table:style-name="ce4">
            <text:p>-1,899.40</text:p>
          </table:table-cell>
          <table:table-cell office:value-type="float" office:value="10604.58" table:style-name="ce4">
            <text:p>10,604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4T11:35:17" table:style-name="ce3">
            <text:p>14/07/2020 11:35</text:p>
          </table:table-cell>
          <table:table-cell office:value-type="float" office:value="73467953" table:style-name="ce1">
            <text:p>7346795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RAIL</text:p>
          </table:table-cell>
          <table:table-cell office:value-type="string" table:style-name="ce1">
            <text:p>STADLER RAIL N</text:p>
          </table:table-cell>
          <table:table-cell office:value-type="string" table:style-name="ce1">
            <text:p>CH0002178181</text:p>
          </table:table-cell>
          <table:table-cell office:value-type="float" office:value="200" table:style-name="ce1">
            <text:p>200</text:p>
          </table:table-cell>
          <table:table-cell office:value-type="float" office:value="37.96" table:style-name="ce1">
            <text:p>37.96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float" office:value="-7630.05" table:style-name="ce4">
            <text:p>-7,630.05</text:p>
          </table:table-cell>
          <table:table-cell office:value-type="string" table:style-name="ce1">
            <text:p>CHF</text:p>
          </table:table-cell>
          <table:table-cell office:value-type="float" office:value="-7630.05" table:style-name="ce4">
            <text:p>-7,630.05</text:p>
          </table:table-cell>
          <table:table-cell office:value-type="float" office:value="12503.98" table:style-name="ce4">
            <text:p>12,503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3T16:07:17" table:style-name="ce3">
            <text:p>13/07/2020 16:07</text:p>
          </table:table-cell>
          <table:table-cell office:value-type="float" office:value="73148937" table:style-name="ce1">
            <text:p>73148937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30" table:style-name="ce1">
            <text:p>30</text:p>
          </table:table-cell>
          <table:table-cell office:value-type="float" office:value="300" table:style-name="ce1">
            <text:p>300</text:p>
          </table:table-cell>
          <table:table-cell office:value-type="float" office:value="38.6" table:style-name="ce1">
            <text:p>38.6</text:p>
          </table:table-cell>
          <table:table-cell office:value-type="float" office:value="0" table:style-name="ce1">
            <text:p>0</text:p>
          </table:table-cell>
          <table:table-cell office:value-type="float" office:value="8961.4" table:style-name="ce4">
            <text:p>8,961.40</text:p>
          </table:table-cell>
          <table:table-cell office:value-type="string" table:style-name="ce1">
            <text:p>CHF</text:p>
          </table:table-cell>
          <table:table-cell office:value-type="float" office:value="8961.4" table:style-name="ce4">
            <text:p>8,961.40</text:p>
          </table:table-cell>
          <table:table-cell office:value-type="float" office:value="20134.03" table:style-name="ce4">
            <text:p>20,134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30T11:36:24" table:style-name="ce3">
            <text:p>30/06/2020 11: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71" table:style-name="ce1">
            <text:p>29.71</text:p>
          </table:table-cell>
          <table:table-cell office:value-type="float" office:value="2.29" table:style-name="ce1">
            <text:p>2.29</text:p>
          </table:table-cell>
          <table:table-cell office:value-type="float" office:value="0" table:style-name="ce1">
            <text:p>0</text:p>
          </table:table-cell>
          <table:table-cell office:value-type="float" office:value="-32" table:style-name="ce1">
            <text:p>-32</text:p>
          </table:table-cell>
          <table:table-cell office:value-type="string" table:style-name="ce1">
            <text:p>CHF</text:p>
          </table:table-cell>
          <table:table-cell office:value-type="float" office:value="-32" table:style-name="ce1">
            <text:p>-32</text:p>
          </table:table-cell>
          <table:table-cell office:value-type="float" office:value="11172.63" table:style-name="ce4">
            <text:p>11,17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3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apitalerh鰄ung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42" table:style-name="ce1">
            <text:p>42</text:p>
          </table:table-cell>
          <table:table-cell office:value-type="float" office:value="22.42" table:style-name="ce1">
            <text:p>22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3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apitalerh鰄ung</text:p>
          </table:table-cell>
          <table:table-cell office:value-type="string" table:style-name="ce1">
            <text:p>INA INV SR 0620</text:p>
          </table:table-cell>
          <table:table-cell office:value-type="string" table:style-name="ce1">
            <text:p>INA INVEST HLDG SUB RIGHTS FOR SHS 2020-10.06.20</text:p>
          </table:table-cell>
          <table:table-cell office:value-type="string" table:style-name="ce1">
            <text:p>CH0545163203</text:p>
          </table:table-cell>
          <table:table-cell office:value-type="float" office:value="-150" table:style-name="ce1">
            <text:p>-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3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apitalerh鰄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-941.64" table:style-name="ce1">
            <text:p>-94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41.64" table:style-name="ce1">
            <text:p>-941.64</text:p>
          </table:table-cell>
          <table:table-cell office:value-type="string" table:style-name="ce1">
            <text:p>CHF</text:p>
          </table:table-cell>
          <table:table-cell office:value-type="float" office:value="-941.64" table:style-name="ce1">
            <text:p>-941.64</text:p>
          </table:table-cell>
          <table:table-cell office:value-type="float" office:value="11204.63" table:style-name="ce4">
            <text:p>11,204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2:56:11" table:style-name="ce3">
            <text:p>17/06/2020 12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pin off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30" table:style-name="ce1">
            <text:p>30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0T10:16:14" table:style-name="ce3">
            <text:p>10/06/2020 10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HF</text:p>
          </table:table-cell>
          <table:table-cell office:value-type="float" office:value="91" table:style-name="ce1">
            <text:p>91</text:p>
          </table:table-cell>
          <table:table-cell office:value-type="float" office:value="12146.27" table:style-name="ce4">
            <text:p>12,146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9T22:16:34" table:style-name="ce3">
            <text:p>09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764.18" table:style-name="ce4">
            <text:p>9,764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64.18" table:style-name="ce4">
            <text:p>9,764.18</text:p>
          </table:table-cell>
          <table:table-cell office:value-type="string" table:style-name="ce1">
            <text:p>USD</text:p>
          </table:table-cell>
          <table:table-cell office:value-type="float" office:value="9764.18" table:style-name="ce4">
            <text:p>9,764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6-09T22:16:34" table:style-name="ce3">
            <text:p>09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371.84" table:style-name="ce4">
            <text:p>9,371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371.84" table:style-name="ce4">
            <text:p>-9,371.84</text:p>
          </table:table-cell>
          <table:table-cell office:value-type="string" table:style-name="ce1">
            <text:p>CHF</text:p>
          </table:table-cell>
          <table:table-cell office:value-type="float" office:value="-9371.84" table:style-name="ce4">
            <text:p>-9,371.84</text:p>
          </table:table-cell>
          <table:table-cell office:value-type="float" office:value="12055.27" table:style-name="ce4">
            <text:p>12,055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9T13:31:26" table:style-name="ce3">
            <text:p>09/06/2020 13:31</text:p>
          </table:table-cell>
          <table:table-cell office:value-type="float" office:value="72294646" table:style-name="ce1">
            <text:p>7229464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0000" table:style-name="ce1">
            <text:p>10000</text:p>
          </table:table-cell>
          <table:table-cell office:value-type="percentage" office:value="0.97160000000000002" table:style-name="ce5">
            <text:p>97.16%</text:p>
          </table:table-cell>
          <table:table-cell office:value-type="float" office:value="48.57" table:style-name="ce1">
            <text:p>48.57</text:p>
          </table:table-cell>
          <table:table-cell office:value-type="float" office:value="0" table:style-name="ce1">
            <text:p>0</text:p>
          </table:table-cell>
          <table:table-cell office:value-type="float" office:value="-9764.57" table:style-name="ce4">
            <text:p>-9,764.57</text:p>
          </table:table-cell>
          <table:table-cell office:value-type="string" table:style-name="ce1">
            <text:p>USD</text:p>
          </table:table-cell>
          <table:table-cell office:value-type="float" office:value="-9764.57" table:style-name="ce4">
            <text:p>-9,764.57</text:p>
          </table:table-cell>
          <table:table-cell office:value-type="float" office:value="-9764.18" table:style-name="ce4">
            <text:p>-9,764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6-08T22:16:56" table:style-name="ce3">
            <text:p>08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044.98" table:style-name="ce4">
            <text:p>4,044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44.98" table:style-name="ce4">
            <text:p>4,044.98</text:p>
          </table:table-cell>
          <table:table-cell office:value-type="string" table:style-name="ce1">
            <text:p>EUR</text:p>
          </table:table-cell>
          <table:table-cell office:value-type="float" office:value="4044.98" table:style-name="ce4">
            <text:p>4,044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8T22:16:56" table:style-name="ce3">
            <text:p>08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414.8" table:style-name="ce4">
            <text:p>4,414.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414.8" table:style-name="ce4">
            <text:p>-4,414.80</text:p>
          </table:table-cell>
          <table:table-cell office:value-type="string" table:style-name="ce1">
            <text:p>CHF</text:p>
          </table:table-cell>
          <table:table-cell office:value-type="float" office:value="-4414.8" table:style-name="ce4">
            <text:p>-4,414.80</text:p>
          </table:table-cell>
          <table:table-cell office:value-type="float" office:value="21427.11" table:style-name="ce4">
            <text:p>21,427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12:49:50" table:style-name="ce3">
            <text:p>08/06/2020 12:49</text:p>
          </table:table-cell>
          <table:table-cell office:value-type="float" office:value="72232071" table:style-name="ce1">
            <text:p>72232071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25" table:style-name="ce1">
            <text:p>25</text:p>
          </table:table-cell>
          <table:table-cell office:value-type="float" office:value="444.5" table:style-name="ce1">
            <text:p>444.5</text:p>
          </table:table-cell>
          <table:table-cell office:value-type="float" office:value="65.8" table:style-name="ce1">
            <text:p>65.8</text:p>
          </table:table-cell>
          <table:table-cell office:value-type="float" office:value="0" table:style-name="ce1">
            <text:p>0</text:p>
          </table:table-cell>
          <table:table-cell office:value-type="float" office:value="-11178.3" table:style-name="ce4">
            <text:p>-11,178.30</text:p>
          </table:table-cell>
          <table:table-cell office:value-type="string" table:style-name="ce1">
            <text:p>CHF</text:p>
          </table:table-cell>
          <table:table-cell office:value-type="float" office:value="-11178.3" table:style-name="ce4">
            <text:p>-11,178.30</text:p>
          </table:table-cell>
          <table:table-cell office:value-type="float" office:value="25841.91" table:style-name="ce4">
            <text:p>25,841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10:03:18" table:style-name="ce3">
            <text:p>08/06/2020 10:03</text:p>
          </table:table-cell>
          <table:table-cell office:value-type="float" office:value="71871364" table:style-name="ce1">
            <text:p>7187136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200" table:style-name="ce1">
            <text:p>1200</text:p>
          </table:table-cell>
          <table:table-cell office:value-type="float" office:value="10.5" table:style-name="ce1">
            <text:p>10.5</text:p>
          </table:table-cell>
          <table:table-cell office:value-type="float" office:value="66.3" table:style-name="ce1">
            <text:p>66.3</text:p>
          </table:table-cell>
          <table:table-cell office:value-type="float" office:value="0" table:style-name="ce1">
            <text:p>0</text:p>
          </table:table-cell>
          <table:table-cell office:value-type="float" office:value="12533.7" table:style-name="ce4">
            <text:p>12,533.70</text:p>
          </table:table-cell>
          <table:table-cell office:value-type="string" table:style-name="ce1">
            <text:p>CHF</text:p>
          </table:table-cell>
          <table:table-cell office:value-type="float" office:value="12533.7" table:style-name="ce4">
            <text:p>12,533.70</text:p>
          </table:table-cell>
          <table:table-cell office:value-type="float" office:value="37020.21" table:style-name="ce4">
            <text:p>37,020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08:03:33" table:style-name="ce3">
            <text:p>08/06/2020 08:03</text:p>
          </table:table-cell>
          <table:table-cell office:value-type="float" office:value="72205283" table:style-name="ce1">
            <text:p>7220528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J8</text:p>
          </table:table-cell>
          <table:table-cell office:value-type="string" table:style-name="ce1">
            <text:p>ITM POWER ORD</text:p>
          </table:table-cell>
          <table:table-cell office:value-type="string" table:style-name="ce1">
            <text:p>GB00B0130H42</text:p>
          </table:table-cell>
          <table:table-cell office:value-type="float" office:value="1000" table:style-name="ce1">
            <text:p>1000</text:p>
          </table:table-cell>
          <table:table-cell office:value-type="float" office:value="4.0049999999999999" table:style-name="ce1">
            <text:p>4.005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0" table:style-name="ce1">
            <text:p>0</text:p>
          </table:table-cell>
          <table:table-cell office:value-type="float" office:value="-4044.98" table:style-name="ce4">
            <text:p>-4,044.98</text:p>
          </table:table-cell>
          <table:table-cell office:value-type="string" table:style-name="ce1">
            <text:p>EUR</text:p>
          </table:table-cell>
          <table:table-cell office:value-type="float" office:value="-4044.98" table:style-name="ce4">
            <text:p>-4,044.98</text:p>
          </table:table-cell>
          <table:table-cell office:value-type="float" office:value="-4044.98" table:style-name="ce4">
            <text:p>-4,044.9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22:16:38" table:style-name="ce3">
            <text:p>04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495.83" table:style-name="ce4">
            <text:p>9,495.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95.83" table:style-name="ce4">
            <text:p>9,495.83</text:p>
          </table:table-cell>
          <table:table-cell office:value-type="string" table:style-name="ce1">
            <text:p>EUR</text:p>
          </table:table-cell>
          <table:table-cell office:value-type="float" office:value="9495.83" table:style-name="ce4">
            <text:p>9,495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22:16:38" table:style-name="ce3">
            <text:p>04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385.57" table:style-name="ce4">
            <text:p>10,385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385.57" table:style-name="ce4">
            <text:p>-10,385.57</text:p>
          </table:table-cell>
          <table:table-cell office:value-type="string" table:style-name="ce1">
            <text:p>CHF</text:p>
          </table:table-cell>
          <table:table-cell office:value-type="float" office:value="-10385.57" table:style-name="ce4">
            <text:p>-10,385.57</text:p>
          </table:table-cell>
          <table:table-cell office:value-type="float" office:value="24486.51" table:style-name="ce4">
            <text:p>24,486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4T09:02:17" table:style-name="ce3">
            <text:p>04/06/2020 09:02</text:p>
          </table:table-cell>
          <table:table-cell office:value-type="float" office:value="72086247" table:style-name="ce1">
            <text:p>72086247</text:p>
          </table:table-cell>
          <table:table-cell office:value-type="string" table:style-name="ce2">
            <text:p>Berichtigung B鰎sengeb.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" table:style-name="ce1">
            <text:p>1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EUR</text:p>
          </table:table-cell>
          <table:table-cell office:value-type="float" office:value="0.48" table:style-name="ce1">
            <text:p>0.48</text:p>
          </table:table-cell>
          <table:table-cell office:value-type="float" office:value="-9495.83" table:style-name="ce4">
            <text:p>-9,495.8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09:02:16" table:style-name="ce3">
            <text:p>04/06/2020 09:02</text:p>
          </table:table-cell>
          <table:table-cell office:value-type="float" office:value="72086247" table:style-name="ce1">
            <text:p>7208624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3000" table:style-name="ce1">
            <text:p>3000</text:p>
          </table:table-cell>
          <table:table-cell office:value-type="float" office:value="3.1520000000000001" table:style-name="ce1">
            <text:p>3.152</text:p>
          </table:table-cell>
          <table:table-cell office:value-type="float" office:value="40.31" table:style-name="ce1">
            <text:p>40.31</text:p>
          </table:table-cell>
          <table:table-cell office:value-type="float" office:value="0" table:style-name="ce1">
            <text:p>0</text:p>
          </table:table-cell>
          <table:table-cell office:value-type="float" office:value="-9496.31" table:style-name="ce4">
            <text:p>-9,496.31</text:p>
          </table:table-cell>
          <table:table-cell office:value-type="string" table:style-name="ce1">
            <text:p>EUR</text:p>
          </table:table-cell>
          <table:table-cell office:value-type="float" office:value="-9496.31" table:style-name="ce4">
            <text:p>-9,496.31</text:p>
          </table:table-cell>
          <table:table-cell office:value-type="float" office:value="-9496.31" table:style-name="ce4">
            <text:p>-9,496.3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3T08:38:36" table:style-name="ce3">
            <text:p>03/06/2020 08: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INA INV SR 0620</text:p>
          </table:table-cell>
          <table:table-cell office:value-type="string" table:style-name="ce1">
            <text:p>INA INVEST HLDG SUB RIGHTS FOR SHS 2020-10.06.20</text:p>
          </table:table-cell>
          <table:table-cell office:value-type="string" table:style-name="ce1">
            <text:p>CH0545163203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4:00" table:style-name="ce3">
            <text:p>25/05/2020 09:54</text:p>
          </table:table-cell>
          <table:table-cell office:value-type="float" office:value="71665707" table:style-name="ce1">
            <text:p>71665707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3" table:style-name="ce1">
            <text:p>3</text:p>
          </table:table-cell>
          <table:table-cell office:value-type="float" office:value="408.5" table:style-name="ce1">
            <text:p>408.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1224.5999999999999" table:style-name="ce4">
            <text:p>1,224.60</text:p>
          </table:table-cell>
          <table:table-cell office:value-type="string" table:style-name="ce1">
            <text:p>CHF</text:p>
          </table:table-cell>
          <table:table-cell office:value-type="float" office:value="1224.5999999999999" table:style-name="ce4">
            <text:p>1,224.60</text:p>
          </table:table-cell>
          <table:table-cell office:value-type="float" office:value="34872.080000000002" table:style-name="ce4">
            <text:p>34,872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4:00" table:style-name="ce3">
            <text:p>25/05/2020 09:54</text:p>
          </table:table-cell>
          <table:table-cell office:value-type="float" office:value="71665707" table:style-name="ce1">
            <text:p>71665707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7" table:style-name="ce1">
            <text:p>7</text:p>
          </table:table-cell>
          <table:table-cell office:value-type="float" office:value="408.5" table:style-name="ce1">
            <text:p>408.5</text:p>
          </table:table-cell>
          <table:table-cell office:value-type="float" office:value="34.5" table:style-name="ce1">
            <text:p>34.5</text:p>
          </table:table-cell>
          <table:table-cell office:value-type="float" office:value="0" table:style-name="ce1">
            <text:p>0</text:p>
          </table:table-cell>
          <table:table-cell office:value-type="float" office:value="2825" table:style-name="ce4">
            <text:p>2,825.00</text:p>
          </table:table-cell>
          <table:table-cell office:value-type="string" table:style-name="ce1">
            <text:p>CHF</text:p>
          </table:table-cell>
          <table:table-cell office:value-type="float" office:value="2825" table:style-name="ce4">
            <text:p>2,825.00</text:p>
          </table:table-cell>
          <table:table-cell office:value-type="float" office:value="33647.480000000003" table:style-name="ce4">
            <text:p>33,647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2:15" table:style-name="ce3">
            <text:p>25/05/2020 09:52</text:p>
          </table:table-cell>
          <table:table-cell office:value-type="float" office:value="71665420" table:style-name="ce1">
            <text:p>7166542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200" table:style-name="ce1">
            <text:p>1200</text:p>
          </table:table-cell>
          <table:table-cell office:value-type="float" office:value="8.0640000000000001" table:style-name="ce1">
            <text:p>8.064</text:p>
          </table:table-cell>
          <table:table-cell office:value-type="float" office:value="39.75" table:style-name="ce1">
            <text:p>39.75</text:p>
          </table:table-cell>
          <table:table-cell office:value-type="float" office:value="0" table:style-name="ce1">
            <text:p>0</text:p>
          </table:table-cell>
          <table:table-cell office:value-type="float" office:value="-9716.5499999999993" table:style-name="ce4">
            <text:p>-9,716.55</text:p>
          </table:table-cell>
          <table:table-cell office:value-type="string" table:style-name="ce1">
            <text:p>CHF</text:p>
          </table:table-cell>
          <table:table-cell office:value-type="float" office:value="-9716.5499999999993" table:style-name="ce4">
            <text:p>-9,716.55</text:p>
          </table:table-cell>
          <table:table-cell office:value-type="float" office:value="30822.48" table:style-name="ce4">
            <text:p>30,822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0T17:40:14" table:style-name="ce3">
            <text:p>20/05/2020 17: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CHF</text:p>
          </table:table-cell>
          <table:table-cell office:value-type="float" office:value="208" table:style-name="ce1">
            <text:p>208</text:p>
          </table:table-cell>
          <table:table-cell office:value-type="float" office:value="40539.03" table:style-name="ce4">
            <text:p>40,539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9:11" table:style-name="ce3">
            <text:p>19/05/2020 09:09</text:p>
          </table:table-cell>
          <table:table-cell office:value-type="float" office:value="71514575" table:style-name="ce1">
            <text:p>7151457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30" table:style-name="ce1">
            <text:p>30</text:p>
          </table:table-cell>
          <table:table-cell office:value-type="float" office:value="325" table:style-name="ce1">
            <text:p>325</text:p>
          </table:table-cell>
          <table:table-cell office:value-type="float" office:value="39.15" table:style-name="ce1">
            <text:p>39.15</text:p>
          </table:table-cell>
          <table:table-cell office:value-type="float" office:value="0" table:style-name="ce1">
            <text:p>0</text:p>
          </table:table-cell>
          <table:table-cell office:value-type="float" office:value="-9789.15" table:style-name="ce4">
            <text:p>-9,789.15</text:p>
          </table:table-cell>
          <table:table-cell office:value-type="string" table:style-name="ce1">
            <text:p>CHF</text:p>
          </table:table-cell>
          <table:table-cell office:value-type="float" office:value="-9789.15" table:style-name="ce4">
            <text:p>-9,789.15</text:p>
          </table:table-cell>
          <table:table-cell office:value-type="float" office:value="40331.03" table:style-name="ce4">
            <text:p>40,331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37" table:style-name="ce3">
            <text:p>19/05/2020 09:01</text:p>
          </table:table-cell>
          <table:table-cell office:value-type="float" office:value="71514818" table:style-name="ce1">
            <text:p>7151481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9" table:style-name="ce1">
            <text:p>19</text:p>
          </table:table-cell>
          <table:table-cell office:value-type="float" office:value="510.7" table:style-name="ce1">
            <text:p>510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-9711.6" table:style-name="ce4">
            <text:p>-9,711.60</text:p>
          </table:table-cell>
          <table:table-cell office:value-type="string" table:style-name="ce1">
            <text:p>CHF</text:p>
          </table:table-cell>
          <table:table-cell office:value-type="float" office:value="-9711.6" table:style-name="ce4">
            <text:p>-9,711.60</text:p>
          </table:table-cell>
          <table:table-cell office:value-type="float" office:value="50120.18" table:style-name="ce4">
            <text:p>50,120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35" table:style-name="ce3">
            <text:p>19/05/2020 09:01</text:p>
          </table:table-cell>
          <table:table-cell office:value-type="float" office:value="71514818" table:style-name="ce1">
            <text:p>7151481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" table:style-name="ce1">
            <text:p>1</text:p>
          </table:table-cell>
          <table:table-cell office:value-type="float" office:value="510.7" table:style-name="ce1">
            <text:p>510.7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-522.95000000000005" table:style-name="ce1">
            <text:p>-522.95</text:p>
          </table:table-cell>
          <table:table-cell office:value-type="string" table:style-name="ce1">
            <text:p>CHF</text:p>
          </table:table-cell>
          <table:table-cell office:value-type="float" office:value="-522.95000000000005" table:style-name="ce1">
            <text:p>-522.95</text:p>
          </table:table-cell>
          <table:table-cell office:value-type="float" office:value="59831.78" table:style-name="ce4">
            <text:p>59,831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8" table:style-name="ce3">
            <text:p>19/05/2020 09:01</text:p>
          </table:table-cell>
          <table:table-cell office:value-type="float" office:value="71514933" table:style-name="ce1">
            <text:p>7151493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22" table:style-name="ce1">
            <text:p>22</text:p>
          </table:table-cell>
          <table:table-cell office:value-type="float" office:value="466.3" table:style-name="ce1">
            <text:p>466.3</text:p>
          </table:table-cell>
          <table:table-cell office:value-type="float" office:value="65.3" table:style-name="ce1">
            <text:p>65.3</text:p>
          </table:table-cell>
          <table:table-cell office:value-type="float" office:value="0" table:style-name="ce1">
            <text:p>0</text:p>
          </table:table-cell>
          <table:table-cell office:value-type="float" office:value="-10323.9" table:style-name="ce4">
            <text:p>-10,323.90</text:p>
          </table:table-cell>
          <table:table-cell office:value-type="string" table:style-name="ce1">
            <text:p>CHF</text:p>
          </table:table-cell>
          <table:table-cell office:value-type="float" office:value="-10323.9" table:style-name="ce4">
            <text:p>-10,323.90</text:p>
          </table:table-cell>
          <table:table-cell office:value-type="float" office:value="60354.73" table:style-name="ce4">
            <text:p>60,354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3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9" table:style-name="ce1">
            <text:p>9</text:p>
          </table:table-cell>
          <table:table-cell office:value-type="float" office:value="83.05" table:style-name="ce1">
            <text:p>83.05</text:p>
          </table:table-cell>
          <table:table-cell office:value-type="float" office:value="25.65" table:style-name="ce1">
            <text:p>25.65</text:p>
          </table:table-cell>
          <table:table-cell office:value-type="float" office:value="0" table:style-name="ce1">
            <text:p>0</text:p>
          </table:table-cell>
          <table:table-cell office:value-type="float" office:value="-773.1" table:style-name="ce1">
            <text:p>-773.1</text:p>
          </table:table-cell>
          <table:table-cell office:value-type="string" table:style-name="ce1">
            <text:p>CHF</text:p>
          </table:table-cell>
          <table:table-cell office:value-type="float" office:value="-773.1" table:style-name="ce1">
            <text:p>-773.1</text:p>
          </table:table-cell>
          <table:table-cell office:value-type="float" office:value="70678.63" table:style-name="ce4">
            <text:p>70,678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3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24" table:style-name="ce1">
            <text:p>24</text:p>
          </table:table-cell>
          <table:table-cell office:value-type="float" office:value="83.05" table:style-name="ce1">
            <text:p>83.05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float" office:value="-1994.85" table:style-name="ce4">
            <text:p>-1,994.85</text:p>
          </table:table-cell>
          <table:table-cell office:value-type="string" table:style-name="ce1">
            <text:p>CHF</text:p>
          </table:table-cell>
          <table:table-cell office:value-type="float" office:value="-1994.85" table:style-name="ce4">
            <text:p>-1,994.85</text:p>
          </table:table-cell>
          <table:table-cell office:value-type="float" office:value="71451.73" table:style-name="ce4">
            <text:p>71,451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3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16" table:style-name="ce1">
            <text:p>16</text:p>
          </table:table-cell>
          <table:table-cell office:value-type="float" office:value="83.05" table:style-name="ce1">
            <text:p>83.05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float" office:value="-1329.85" table:style-name="ce4">
            <text:p>-1,329.85</text:p>
          </table:table-cell>
          <table:table-cell office:value-type="string" table:style-name="ce1">
            <text:p>CHF</text:p>
          </table:table-cell>
          <table:table-cell office:value-type="float" office:value="-1329.85" table:style-name="ce4">
            <text:p>-1,329.85</text:p>
          </table:table-cell>
          <table:table-cell office:value-type="float" office:value="73446.58" table:style-name="ce4">
            <text:p>73,446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1" table:style-name="ce3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76" table:style-name="ce1">
            <text:p>76</text:p>
          </table:table-cell>
          <table:table-cell office:value-type="float" office:value="83.05" table:style-name="ce1">
            <text:p>83.05</text:p>
          </table:table-cell>
          <table:table-cell office:value-type="float" office:value="37.1" table:style-name="ce1">
            <text:p>37.1</text:p>
          </table:table-cell>
          <table:table-cell office:value-type="float" office:value="0" table:style-name="ce1">
            <text:p>0</text:p>
          </table:table-cell>
          <table:table-cell office:value-type="float" office:value="-6348.9" table:style-name="ce4">
            <text:p>-6,348.90</text:p>
          </table:table-cell>
          <table:table-cell office:value-type="string" table:style-name="ce1">
            <text:p>CHF</text:p>
          </table:table-cell>
          <table:table-cell office:value-type="float" office:value="-6348.9" table:style-name="ce4">
            <text:p>-6,348.90</text:p>
          </table:table-cell>
          <table:table-cell office:value-type="float" office:value="74776.429999999993" table:style-name="ce4">
            <text:p>74,776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0" table:style-name="ce3">
            <text:p>19/05/2020 09:01</text:p>
          </table:table-cell>
          <table:table-cell office:value-type="float" office:value="71514622" table:style-name="ce1">
            <text:p>7151462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55" table:style-name="ce1">
            <text:p>55</text:p>
          </table:table-cell>
          <table:table-cell office:value-type="float" office:value="172.4" table:style-name="ce1">
            <text:p>172.4</text:p>
          </table:table-cell>
          <table:table-cell office:value-type="float" office:value="39.65" table:style-name="ce1">
            <text:p>39.65</text:p>
          </table:table-cell>
          <table:table-cell office:value-type="float" office:value="0" table:style-name="ce1">
            <text:p>0</text:p>
          </table:table-cell>
          <table:table-cell office:value-type="float" office:value="-9521.65" table:style-name="ce4">
            <text:p>-9,521.65</text:p>
          </table:table-cell>
          <table:table-cell office:value-type="string" table:style-name="ce1">
            <text:p>CHF</text:p>
          </table:table-cell>
          <table:table-cell office:value-type="float" office:value="-9521.65" table:style-name="ce4">
            <text:p>-9,521.65</text:p>
          </table:table-cell>
          <table:table-cell office:value-type="float" office:value="81125.33" table:style-name="ce4">
            <text:p>81,125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0:10" table:style-name="ce3">
            <text:p>19/05/2020 09:00</text:p>
          </table:table-cell>
          <table:table-cell office:value-type="float" office:value="71514904" table:style-name="ce1">
            <text:p>7151490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600" table:style-name="ce1">
            <text:p>600</text:p>
          </table:table-cell>
          <table:table-cell office:value-type="float" office:value="13.465999999999999" table:style-name="ce1">
            <text:p>13.466</text:p>
          </table:table-cell>
          <table:table-cell office:value-type="float" office:value="83.37" table:style-name="ce1">
            <text:p>83.37</text:p>
          </table:table-cell>
          <table:table-cell office:value-type="float" office:value="0" table:style-name="ce1">
            <text:p>0</text:p>
          </table:table-cell>
          <table:table-cell office:value-type="float" office:value="-8162.94" table:style-name="ce4">
            <text:p>-8,162.94</text:p>
          </table:table-cell>
          <table:table-cell office:value-type="string" table:style-name="ce1">
            <text:p>GBP</text:p>
          </table:table-cell>
          <table:table-cell office:value-type="float" office:value="-9815.9" table:style-name="ce4">
            <text:p>-9,815.90</text:p>
          </table:table-cell>
          <table:table-cell office:value-type="float" office:value="90646.98" table:style-name="ce4">
            <text:p>90,646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8T08:06:23" table:style-name="ce3">
            <text:p>18/05/2020 08:0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erg黷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0000" table:style-name="ce4">
            <text:p>100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00" table:style-name="ce4">
            <text:p>100,000.00</text:p>
          </table:table-cell>
          <table:table-cell office:value-type="string" table:style-name="ce1">
            <text:p>CHF</text:p>
          </table:table-cell>
          <table:table-cell office:value-type="float" office:value="100000" table:style-name="ce4">
            <text:p>100,000.00</text:p>
          </table:table-cell>
          <table:table-cell office:value-type="float" office:value="100462.88" table:style-name="ce4">
            <text:p>100,462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05T12:14:56" table:style-name="ce3">
            <text:p>05/05/2020 12: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HF</text:p>
          </table:table-cell>
          <table:table-cell office:value-type="float" office:value="104" table:style-name="ce1">
            <text:p>104</text:p>
          </table:table-cell>
          <table:table-cell office:value-type="float" office:value="462.88" table:style-name="ce1">
            <text:p>462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30T10:59:40" table:style-name="ce3">
            <text:p>30/04/2020 10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CHF</text:p>
          </table:table-cell>
          <table:table-cell office:value-type="float" office:value="19.5" table:style-name="ce1">
            <text:p>19.5</text:p>
          </table:table-cell>
          <table:table-cell office:value-type="float" office:value="358.88" table:style-name="ce1">
            <text:p>358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29T21:04:35" table:style-name="ce3">
            <text:p>29/04/2020 21: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202.5" table:style-name="ce1">
            <text:p>202.5</text:p>
          </table:table-cell>
          <table:table-cell office:value-type="float" office:value="70.88" table:style-name="ce1">
            <text:p>70.88</text:p>
          </table:table-cell>
          <table:table-cell office:value-type="float" office:value="0" table:style-name="ce1">
            <text:p>0</text:p>
          </table:table-cell>
          <table:table-cell office:value-type="float" office:value="131.62" table:style-name="ce1">
            <text:p>131.62</text:p>
          </table:table-cell>
          <table:table-cell office:value-type="string" table:style-name="ce1">
            <text:p>CHF</text:p>
          </table:table-cell>
          <table:table-cell office:value-type="float" office:value="131.62" table:style-name="ce1">
            <text:p>131.62</text:p>
          </table:table-cell>
          <table:table-cell office:value-type="float" office:value="339.38" table:style-name="ce1">
            <text:p>33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2T11:36:58" table:style-name="ce3">
            <text:p>02/04/2020 11: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Dividende)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-73.12" table:style-name="ce1">
            <text:p>-73.12</text:p>
          </table:table-cell>
          <table:table-cell office:value-type="string" table:style-name="ce1">
            <text:p>CHF</text:p>
          </table:table-cell>
          <table:table-cell office:value-type="float" office:value="-73.12" table:style-name="ce1">
            <text:p>-73.12</text:p>
          </table:table-cell>
          <table:table-cell office:value-type="float" office:value="207.76" table:style-name="ce1">
            <text:p>207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2T11:29:29" table:style-name="ce3">
            <text:p>02/04/2020 11: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 (Storniert)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73.12" table:style-name="ce1">
            <text:p>73.12</text:p>
          </table:table-cell>
          <table:table-cell office:value-type="string" table:style-name="ce1">
            <text:p>CHF</text:p>
          </table:table-cell>
          <table:table-cell office:value-type="float" office:value="73.12" table:style-name="ce1">
            <text:p>73.12</text:p>
          </table:table-cell>
          <table:table-cell office:value-type="float" office:value="280.88" table:style-name="ce1">
            <text:p>280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1T16:58:35" table:style-name="ce3">
            <text:p>01/04/2020 16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73.12" table:style-name="ce1">
            <text:p>73.12</text:p>
          </table:table-cell>
          <table:table-cell office:value-type="string" table:style-name="ce1">
            <text:p>CHF</text:p>
          </table:table-cell>
          <table:table-cell office:value-type="float" office:value="73.12" table:style-name="ce1">
            <text:p>73.12</text:p>
          </table:table-cell>
          <table:table-cell office:value-type="float" office:value="207.76" table:style-name="ce1">
            <text:p>207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3-31T15:42:23" table:style-name="ce3">
            <text:p>31/03/2020 15: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09" table:style-name="ce1">
            <text:p>28.09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-30.25" table:style-name="ce1">
            <text:p>-30.25</text:p>
          </table:table-cell>
          <table:table-cell office:value-type="string" table:style-name="ce1">
            <text:p>CHF</text:p>
          </table:table-cell>
          <table:table-cell office:value-type="float" office:value="-30.25" table:style-name="ce1">
            <text:p>-30.25</text:p>
          </table:table-cell>
          <table:table-cell office:value-type="float" office:value="134.63999999999999" table:style-name="ce1">
            <text:p>134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3-30T10:50:01" table:style-name="ce3">
            <text:p>30/03/2020 10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" table:style-name="ce1">
            <text:p>1</text:p>
          </table:table-cell>
          <table:table-cell office:value-type="float" office:value="97.5" table:style-name="ce1">
            <text:p>9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float" office:value="164.89" table:style-name="ce1">
            <text:p>164.8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1-30T18:14:55" table:style-name="ce3">
            <text:p>30/01/2020 18: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string" table:style-name="ce1">
            <text:p>CHF</text:p>
          </table:table-cell>
          <table:table-cell office:value-type="float" office:value="-100" table:style-name="ce1">
            <text:p>-100</text:p>
          </table:table-cell>
          <table:table-cell office:value-type="float" office:value="67.39" table:style-name="ce1">
            <text:p>6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1-01T11:37:05" table:style-name="ce3">
            <text:p>01/01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USD</text:p>
          </table:table-cell>
          <table:table-cell office:value-type="float" office:value="0.39" table:style-name="ce1">
            <text:p>0.39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2-31T11:54:32" table:style-name="ce3">
            <text:p>31/12/2019 11:5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87" table:style-name="ce1">
            <text:p>27.87</text:p>
          </table:table-cell>
          <table:table-cell office:value-type="float" office:value="2.15" table:style-name="ce1">
            <text:p>2.15</text:p>
          </table:table-cell>
          <table:table-cell office:value-type="float" office:value="0" table:style-name="ce1">
            <text:p>0</text:p>
          </table:table-cell>
          <table:table-cell office:value-type="float" office:value="-30.02" table:style-name="ce1">
            <text:p>-30.02</text:p>
          </table:table-cell>
          <table:table-cell office:value-type="string" table:style-name="ce1">
            <text:p>CHF</text:p>
          </table:table-cell>
          <table:table-cell office:value-type="float" office:value="-30.02" table:style-name="ce1">
            <text:p>-30.02</text:p>
          </table:table-cell>
          <table:table-cell office:value-type="float" office:value="167.39" table:style-name="ce1">
            <text:p>16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2-17T09:01:04" table:style-name="ce3">
            <text:p>17/12/2019 09:01</text:p>
          </table:table-cell>
          <table:table-cell office:value-type="float" office:value="66768935" table:style-name="ce1">
            <text:p>6676893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30" table:style-name="ce1">
            <text:p>30</text:p>
          </table:table-cell>
          <table:table-cell office:value-type="float" office:value="166" table:style-name="ce1">
            <text:p>166</text:p>
          </table:table-cell>
          <table:table-cell office:value-type="float" office:value="36.1" table:style-name="ce1">
            <text:p>36.1</text:p>
          </table:table-cell>
          <table:table-cell office:value-type="float" office:value="0" table:style-name="ce1">
            <text:p>0</text:p>
          </table:table-cell>
          <table:table-cell office:value-type="float" office:value="-5016.1000000000004" table:style-name="ce4">
            <text:p>-5,016.10</text:p>
          </table:table-cell>
          <table:table-cell office:value-type="string" table:style-name="ce1">
            <text:p>CHF</text:p>
          </table:table-cell>
          <table:table-cell office:value-type="float" office:value="-5016.1000000000004" table:style-name="ce4">
            <text:p>-5,016.10</text:p>
          </table:table-cell>
          <table:table-cell office:value-type="float" office:value="197.41" table:style-name="ce1">
            <text:p>197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9T22:16:06" table:style-name="ce3">
            <text:p>29/11/2019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622.18" table:style-name="ce4">
            <text:p>9,62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22.18" table:style-name="ce4">
            <text:p>9,622.18</text:p>
          </table:table-cell>
          <table:table-cell office:value-type="string" table:style-name="ce1">
            <text:p>USD</text:p>
          </table:table-cell>
          <table:table-cell office:value-type="float" office:value="9622.18" table:style-name="ce4">
            <text:p>9,622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1-29T22:16:06" table:style-name="ce3">
            <text:p>29/11/2019 2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712.9" table:style-name="ce4">
            <text:p>9,712.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712.9" table:style-name="ce4">
            <text:p>-9,712.90</text:p>
          </table:table-cell>
          <table:table-cell office:value-type="string" table:style-name="ce1">
            <text:p>CHF</text:p>
          </table:table-cell>
          <table:table-cell office:value-type="float" office:value="-9712.9" table:style-name="ce4">
            <text:p>-9,712.90</text:p>
          </table:table-cell>
          <table:table-cell office:value-type="float" office:value="5213.51" table:style-name="ce4">
            <text:p>5,213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9T18:16:20" table:style-name="ce3">
            <text:p>29/11/2019 18:16</text:p>
          </table:table-cell>
          <table:table-cell office:value-type="float" office:value="66381395" table:style-name="ce1">
            <text:p>6638139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s-GlobaMicrAD</text:p>
          </table:table-cell>
          <table:table-cell office:value-type="string" table:style-name="ce1">
            <text:p>RESPONSABILITY GLOBAL MICROFINANCE FUND B</text:p>
          </table:table-cell>
          <table:table-cell office:value-type="string" table:style-name="ce1">
            <text:p>LU0180189770</text:p>
          </table:table-cell>
          <table:table-cell office:value-type="float" office:value="60" table:style-name="ce1">
            <text:p>60</text:p>
          </table:table-cell>
          <table:table-cell office:value-type="float" office:value="167.67" table:style-name="ce1">
            <text:p>167.67</text:p>
          </table:table-cell>
          <table:table-cell office:value-type="float" office:value="24.09" table:style-name="ce1">
            <text:p>24.09</text:p>
          </table:table-cell>
          <table:table-cell office:value-type="float" office:value="0" table:style-name="ce1">
            <text:p>0</text:p>
          </table:table-cell>
          <table:table-cell office:value-type="float" office:value="-10084.290000000001" table:style-name="ce4">
            <text:p>-10,084.29</text:p>
          </table:table-cell>
          <table:table-cell office:value-type="string" table:style-name="ce1">
            <text:p>USD</text:p>
          </table:table-cell>
          <table:table-cell office:value-type="float" office:value="-10084.290000000001" table:style-name="ce4">
            <text:p>-10,084.29</text:p>
          </table:table-cell>
          <table:table-cell office:value-type="float" office:value="-9622.18" table:style-name="ce4">
            <text:p>-9,622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1-22T16:24:36" table:style-name="ce3">
            <text:p>22/11/2019 16:24</text:p>
          </table:table-cell>
          <table:table-cell office:value-type="float" office:value="66382508" table:style-name="ce1">
            <text:p>6638250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50" table:style-name="ce1">
            <text:p>150</text:p>
          </table:table-cell>
          <table:table-cell office:value-type="float" office:value="40.24" table:style-name="ce1">
            <text:p>40.24</text:p>
          </table:table-cell>
          <table:table-cell office:value-type="float" office:value="36.9" table:style-name="ce1">
            <text:p>36.9</text:p>
          </table:table-cell>
          <table:table-cell office:value-type="float" office:value="0" table:style-name="ce1">
            <text:p>0</text:p>
          </table:table-cell>
          <table:table-cell office:value-type="float" office:value="-6072.9" table:style-name="ce4">
            <text:p>-6,072.90</text:p>
          </table:table-cell>
          <table:table-cell office:value-type="string" table:style-name="ce1">
            <text:p>CHF</text:p>
          </table:table-cell>
          <table:table-cell office:value-type="float" office:value="-6072.9" table:style-name="ce4">
            <text:p>-6,072.90</text:p>
          </table:table-cell>
          <table:table-cell office:value-type="float" office:value="14926.41" table:style-name="ce4">
            <text:p>14,926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3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618.54999999999995" table:style-name="ce1">
            <text:p>618.55</text:p>
          </table:table-cell>
          <table:table-cell office:value-type="string" table:style-name="ce1">
            <text:p>CHF</text:p>
          </table:table-cell>
          <table:table-cell office:value-type="float" office:value="618.54999999999995" table:style-name="ce1">
            <text:p>618.55</text:p>
          </table:table-cell>
          <table:table-cell office:value-type="float" office:value="20999.31" table:style-name="ce4">
            <text:p>20,999.3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3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4" table:style-name="ce1">
            <text:p>4</text:p>
          </table:table-cell>
          <table:table-cell office:value-type="float" office:value="619" table:style-name="ce1">
            <text:p>619</text:p>
          </table:table-cell>
          <table:table-cell office:value-type="float" office:value="11.85" table:style-name="ce1">
            <text:p>11.85</text:p>
          </table:table-cell>
          <table:table-cell office:value-type="float" office:value="0" table:style-name="ce1">
            <text:p>0</text:p>
          </table:table-cell>
          <table:table-cell office:value-type="float" office:value="2464.15" table:style-name="ce4">
            <text:p>2,464.15</text:p>
          </table:table-cell>
          <table:table-cell office:value-type="string" table:style-name="ce1">
            <text:p>CHF</text:p>
          </table:table-cell>
          <table:table-cell office:value-type="float" office:value="2464.15" table:style-name="ce4">
            <text:p>2,464.15</text:p>
          </table:table-cell>
          <table:table-cell office:value-type="float" office:value="20380.759999999998" table:style-name="ce4">
            <text:p>20,380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3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618.5" table:style-name="ce1">
            <text:p>618.5</text:p>
          </table:table-cell>
          <table:table-cell office:value-type="string" table:style-name="ce1">
            <text:p>CHF</text:p>
          </table:table-cell>
          <table:table-cell office:value-type="float" office:value="618.5" table:style-name="ce1">
            <text:p>618.5</text:p>
          </table:table-cell>
          <table:table-cell office:value-type="float" office:value="17916.61" table:style-name="ce4">
            <text:p>17,916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3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596.20000000000005" table:style-name="ce1">
            <text:p>596.2</text:p>
          </table:table-cell>
          <table:table-cell office:value-type="string" table:style-name="ce1">
            <text:p>CHF</text:p>
          </table:table-cell>
          <table:table-cell office:value-type="float" office:value="596.20000000000005" table:style-name="ce1">
            <text:p>596.2</text:p>
          </table:table-cell>
          <table:table-cell office:value-type="float" office:value="17298.11" table:style-name="ce4">
            <text:p>17,298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5:46" table:style-name="ce3">
            <text:p>22/11/2019 15:55</text:p>
          </table:table-cell>
          <table:table-cell office:value-type="float" office:value="66381410" table:style-name="ce1">
            <text:p>6638141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BELL FOOD GROUP N</text:p>
          </table:table-cell>
          <table:table-cell office:value-type="string" table:style-name="ce1">
            <text:p>CH0315966322</text:p>
          </table:table-cell>
          <table:table-cell office:value-type="float" office:value="25" table:style-name="ce1">
            <text:p>25</text:p>
          </table:table-cell>
          <table:table-cell office:value-type="float" office:value="274" table:style-name="ce1">
            <text:p>274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6812.5" table:style-name="ce4">
            <text:p>6,812.50</text:p>
          </table:table-cell>
          <table:table-cell office:value-type="string" table:style-name="ce1">
            <text:p>CHF</text:p>
          </table:table-cell>
          <table:table-cell office:value-type="float" office:value="6812.5" table:style-name="ce4">
            <text:p>6,812.50</text:p>
          </table:table-cell>
          <table:table-cell office:value-type="float" office:value="16701.91" table:style-name="ce4">
            <text:p>16,701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48:37" table:style-name="ce3">
            <text:p>22/11/2019 15:48</text:p>
          </table:table-cell>
          <table:table-cell office:value-type="float" office:value="66381134" table:style-name="ce1">
            <text:p>6638113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50" table:style-name="ce1">
            <text:p>150</text:p>
          </table:table-cell>
          <table:table-cell office:value-type="float" office:value="34.17" table:style-name="ce1">
            <text:p>34.17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5084.7" table:style-name="ce4">
            <text:p>5,084.70</text:p>
          </table:table-cell>
          <table:table-cell office:value-type="string" table:style-name="ce1">
            <text:p>CHF</text:p>
          </table:table-cell>
          <table:table-cell office:value-type="float" office:value="5084.7" table:style-name="ce4">
            <text:p>5,084.70</text:p>
          </table:table-cell>
          <table:table-cell office:value-type="float" office:value="9889.41" table:style-name="ce4">
            <text:p>9,889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13T09:01:57" table:style-name="ce3">
            <text:p>13/11/2019 09:01</text:p>
          </table:table-cell>
          <table:table-cell office:value-type="float" office:value="66238345" table:style-name="ce1">
            <text:p>66238345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6" table:style-name="ce1">
            <text:p>6</text:p>
          </table:table-cell>
          <table:table-cell office:value-type="float" office:value="796.2" table:style-name="ce1">
            <text:p>796.2</text:p>
          </table:table-cell>
          <table:table-cell office:value-type="float" office:value="35.950000000000003" table:style-name="ce1">
            <text:p>35.95</text:p>
          </table:table-cell>
          <table:table-cell office:value-type="float" office:value="0" table:style-name="ce1">
            <text:p>0</text:p>
          </table:table-cell>
          <table:table-cell office:value-type="float" office:value="4741.25" table:style-name="ce4">
            <text:p>4,741.25</text:p>
          </table:table-cell>
          <table:table-cell office:value-type="string" table:style-name="ce1">
            <text:p>CHF</text:p>
          </table:table-cell>
          <table:table-cell office:value-type="float" office:value="4741.25" table:style-name="ce4">
            <text:p>4,741.25</text:p>
          </table:table-cell>
          <table:table-cell office:value-type="float" office:value="4804.71" table:style-name="ce4">
            <text:p>4,804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08T14:46:26" table:style-name="ce3">
            <text:p>08/11/2019 14: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43.74" table:style-name="ce1">
            <text:p>43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74" table:style-name="ce1">
            <text:p>43.74</text:p>
          </table:table-cell>
          <table:table-cell office:value-type="string" table:style-name="ce1">
            <text:p>USD</text:p>
          </table:table-cell>
          <table:table-cell office:value-type="float" office:value="43.74" table:style-name="ce1">
            <text:p>43.74</text:p>
          </table:table-cell>
          <table:table-cell office:value-type="float" office:value="462.11" table:style-name="ce1">
            <text:p>462.1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9-30T11:07:33" table:style-name="ce3">
            <text:p>30/09/2019 11:0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22" table:style-name="ce1">
            <text:p>27.22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-29.32" table:style-name="ce1">
            <text:p>-29.32</text:p>
          </table:table-cell>
          <table:table-cell office:value-type="string" table:style-name="ce1">
            <text:p>CHF</text:p>
          </table:table-cell>
          <table:table-cell office:value-type="float" office:value="-29.32" table:style-name="ce1">
            <text:p>-29.32</text:p>
          </table:table-cell>
          <table:table-cell office:value-type="float" office:value="63.46" table:style-name="ce1">
            <text:p>63.4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5T10:16:41" table:style-name="ce3">
            <text:p>15/08/2019 10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70.38" table:style-name="ce1">
            <text:p>70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.38" table:style-name="ce1">
            <text:p>70.38</text:p>
          </table:table-cell>
          <table:table-cell office:value-type="string" table:style-name="ce1">
            <text:p>USD</text:p>
          </table:table-cell>
          <table:table-cell office:value-type="float" office:value="70.38" table:style-name="ce1">
            <text:p>70.38</text:p>
          </table:table-cell>
          <table:table-cell office:value-type="float" office:value="418.37" table:style-name="ce1">
            <text:p>418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8-13T16:32:59" table:style-name="ce3">
            <text:p>13/08/2019 16:3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138.25" table:style-name="ce1">
            <text:p>138.25</text:p>
          </table:table-cell>
          <table:table-cell office:value-type="float" office:value="48.39" table:style-name="ce1">
            <text:p>48.39</text:p>
          </table:table-cell>
          <table:table-cell office:value-type="float" office:value="0" table:style-name="ce1">
            <text:p>0</text:p>
          </table:table-cell>
          <table:table-cell office:value-type="float" office:value="89.86" table:style-name="ce1">
            <text:p>89.86</text:p>
          </table:table-cell>
          <table:table-cell office:value-type="string" table:style-name="ce1">
            <text:p>CHF</text:p>
          </table:table-cell>
          <table:table-cell office:value-type="float" office:value="89.86" table:style-name="ce1">
            <text:p>89.86</text:p>
          </table:table-cell>
          <table:table-cell office:value-type="float" office:value="92.78" table:style-name="ce1">
            <text:p>92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2T09:01:55" table:style-name="ce3">
            <text:p>12/08/2019 09:01</text:p>
          </table:table-cell>
          <table:table-cell office:value-type="float" office:value="64810849" table:style-name="ce1">
            <text:p>648108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1" table:style-name="ce1">
            <text:p>1</text:p>
          </table:table-cell>
          <table:table-cell office:value-type="float" office:value="796" table:style-name="ce1">
            <text:p>79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-796.6" table:style-name="ce1">
            <text:p>-796.6</text:p>
          </table:table-cell>
          <table:table-cell office:value-type="string" table:style-name="ce1">
            <text:p>CHF</text:p>
          </table:table-cell>
          <table:table-cell office:value-type="float" office:value="-796.6" table:style-name="ce1">
            <text:p>-796.6</text:p>
          </table:table-cell>
          <table:table-cell office:value-type="float" office:value="2.92" table:style-name="ce1">
            <text:p>2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2T09:01:55" table:style-name="ce3">
            <text:p>12/08/2019 09:01</text:p>
          </table:table-cell>
          <table:table-cell office:value-type="float" office:value="64810849" table:style-name="ce1">
            <text:p>648108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5" table:style-name="ce1">
            <text:p>5</text:p>
          </table:table-cell>
          <table:table-cell office:value-type="float" office:value="796" table:style-name="ce1">
            <text:p>796</text:p>
          </table:table-cell>
          <table:table-cell office:value-type="float" office:value="35.35" table:style-name="ce1">
            <text:p>35.35</text:p>
          </table:table-cell>
          <table:table-cell office:value-type="float" office:value="0" table:style-name="ce1">
            <text:p>0</text:p>
          </table:table-cell>
          <table:table-cell office:value-type="float" office:value="-4015.35" table:style-name="ce4">
            <text:p>-4,015.35</text:p>
          </table:table-cell>
          <table:table-cell office:value-type="string" table:style-name="ce1">
            <text:p>CHF</text:p>
          </table:table-cell>
          <table:table-cell office:value-type="float" office:value="-4015.35" table:style-name="ce4">
            <text:p>-4,015.35</text:p>
          </table:table-cell>
          <table:table-cell office:value-type="float" office:value="799.52" table:style-name="ce1">
            <text:p>799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4:30:58" table:style-name="ce3">
            <text:p>02/07/2019 14: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-0.43559999999999999" table:style-name="ce1">
            <text:p>-0.4356</text:p>
          </table:table-cell>
          <table:table-cell office:value-type="float" office:value="45.090032000000001" table:style-name="ce1">
            <text:p>45.090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4:30:58" table:style-name="ce3">
            <text:p>02/07/2019 14: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19.64" table:style-name="ce1">
            <text:p>19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CHF</text:p>
          </table:table-cell>
          <table:table-cell office:value-type="float" office:value="19.64" table:style-name="ce1">
            <text:p>19.64</text:p>
          </table:table-cell>
          <table:table-cell office:value-type="float" office:value="4814.87" table:style-name="ce4">
            <text:p>4,814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0:19:04" table:style-name="ce3">
            <text:p>02/07/2019 10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rtlose Ausbuchung</text:p>
          </table:table-cell>
          <table:table-cell office:value-type="string" table:style-name="ce1">
            <text:p>LAFARGE ER 19</text:p>
          </table:table-cell>
          <table:table-cell office:value-type="string" table:style-name="ce1">
            <text:p>LAFARGEHOLCIM-ELECTION RIGHT 2019-3 1.05.19</text:p>
          </table:table-cell>
          <table:table-cell office:value-type="string" table:style-name="ce1">
            <text:p>CH0465781083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28T13:57:29" table:style-name="ce3">
            <text:p>28/06/2019 13: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27" table:style-name="ce1">
            <text:p>27.27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-29.37" table:style-name="ce1">
            <text:p>-29.37</text:p>
          </table:table-cell>
          <table:table-cell office:value-type="string" table:style-name="ce1">
            <text:p>CHF</text:p>
          </table:table-cell>
          <table:table-cell office:value-type="float" office:value="-29.37" table:style-name="ce1">
            <text:p>-29.37</text:p>
          </table:table-cell>
          <table:table-cell office:value-type="float" office:value="4795.2299999999996" table:style-name="ce4">
            <text:p>4,795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26T14:31:58" table:style-name="ce3">
            <text:p>26/06/2019 14: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ckdividende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4.4356" table:style-name="ce1">
            <text:p>4.43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17T11:25:50" table:style-name="ce3">
            <text:p>17/06/2019 11: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HF</text:p>
          </table:table-cell>
          <table:table-cell office:value-type="float" office:value="91" table:style-name="ce1">
            <text:p>91</text:p>
          </table:table-cell>
          <table:table-cell office:value-type="float" office:value="4824.6000000000004" table:style-name="ce4">
            <text:p>4,824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12T15:58:24" table:style-name="ce3">
            <text:p>12/06/2019 15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rtlose Ausbuchung</text:p>
          </table:table-cell>
          <table:table-cell office:value-type="string" table:style-name="ce1">
            <text:p>ST.GALL SR 19</text:p>
          </table:table-cell>
          <table:table-cell office:value-type="string" table:style-name="ce1">
            <text:p>ST.GALLER KB - SUBSCRIPTION RIGHTS 2019-23.05.19</text:p>
          </table:table-cell>
          <table:table-cell office:value-type="string" table:style-name="ce1">
            <text:p>CH0469129917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3T17:30:09" table:style-name="ce3">
            <text:p>23/05/2019 17:30</text:p>
          </table:table-cell>
          <table:table-cell office:value-type="float" office:value="63602695" table:style-name="ce1">
            <text:p>6360269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float" office:value="5240" table:style-name="ce4">
            <text:p>5,240.00</text:p>
          </table:table-cell>
          <table:table-cell office:value-type="float" office:value="29.7" table:style-name="ce1">
            <text:p>29.7</text:p>
          </table:table-cell>
          <table:table-cell office:value-type="float" office:value="0" table:style-name="ce1">
            <text:p>0</text:p>
          </table:table-cell>
          <table:table-cell office:value-type="float" office:value="-5269.7" table:style-name="ce4">
            <text:p>-5,269.70</text:p>
          </table:table-cell>
          <table:table-cell office:value-type="string" table:style-name="ce1">
            <text:p>CHF</text:p>
          </table:table-cell>
          <table:table-cell office:value-type="float" office:value="-5269.7" table:style-name="ce4">
            <text:p>-5,269.70</text:p>
          </table:table-cell>
          <table:table-cell office:value-type="float" office:value="4733.6000000000004" table:style-name="ce4">
            <text:p>4,733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3T17:01:44" table:style-name="ce3">
            <text:p>23/05/2019 17:01</text:p>
          </table:table-cell>
          <table:table-cell office:value-type="float" office:value="63602695" table:style-name="ce1">
            <text:p>6360269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float" office:value="5250" table:style-name="ce4">
            <text:p>5,250.0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" table:style-name="ce1">
            <text:p>0</text:p>
          </table:table-cell>
          <table:table-cell office:value-type="float" office:value="-5285.8" table:style-name="ce4">
            <text:p>-5,285.80</text:p>
          </table:table-cell>
          <table:table-cell office:value-type="string" table:style-name="ce1">
            <text:p>CHF</text:p>
          </table:table-cell>
          <table:table-cell office:value-type="float" office:value="-5285.8" table:style-name="ce4">
            <text:p>-5,285.80</text:p>
          </table:table-cell>
          <table:table-cell office:value-type="float" office:value="10003.299999999999" table:style-name="ce4">
            <text:p>10,003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0T09:20:44" table:style-name="ce3">
            <text:p>20/05/2019 09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LAFARGE ER 19</text:p>
          </table:table-cell>
          <table:table-cell office:value-type="string" table:style-name="ce1">
            <text:p>LAFARGEHOLCIM-ELECTION RIGHT 2019-3 1.05.19</text:p>
          </table:table-cell>
          <table:table-cell office:value-type="string" table:style-name="ce1">
            <text:p>CH046578108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6T15:48:19" table:style-name="ce3">
            <text:p>16/05/2019 15:48</text:p>
          </table:table-cell>
          <table:table-cell office:value-type="float" office:value="63539314" table:style-name="ce1">
            <text:p>6353931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18.5" table:style-name="ce1">
            <text:p>18.5</text:p>
          </table:table-cell>
          <table:table-cell office:value-type="float" office:value="0" table:style-name="ce1">
            <text:p>0</text:p>
          </table:table-cell>
          <table:table-cell office:value-type="float" office:value="7901.5" table:style-name="ce4">
            <text:p>7,901.50</text:p>
          </table:table-cell>
          <table:table-cell office:value-type="string" table:style-name="ce1">
            <text:p>CHF</text:p>
          </table:table-cell>
          <table:table-cell office:value-type="float" office:value="7901.5" table:style-name="ce4">
            <text:p>7,901.50</text:p>
          </table:table-cell>
          <table:table-cell office:value-type="float" office:value="15289.1" table:style-name="ce4">
            <text:p>15,289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6T09:55:35" table:style-name="ce3">
            <text:p>16/05/2019 09:55</text:p>
          </table:table-cell>
          <table:table-cell office:value-type="float" office:value="63338081" table:style-name="ce1">
            <text:p>63338081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37.4" table:style-name="ce1">
            <text:p>37.4</text:p>
          </table:table-cell>
          <table:table-cell office:value-type="float" office:value="0" table:style-name="ce1">
            <text:p>0</text:p>
          </table:table-cell>
          <table:table-cell office:value-type="float" office:value="7387.6" table:style-name="ce4">
            <text:p>7,387.60</text:p>
          </table:table-cell>
          <table:table-cell office:value-type="string" table:style-name="ce1">
            <text:p>CHF</text:p>
          </table:table-cell>
          <table:table-cell office:value-type="float" office:value="7387.6" table:style-name="ce4">
            <text:p>7,387.60</text:p>
          </table:table-cell>
          <table:table-cell office:value-type="float" office:value="7387.6" table:style-name="ce4">
            <text:p>7,387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5T09:36:05" table:style-name="ce3">
            <text:p>15/05/2019 09: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ST.GALL SR 19</text:p>
          </table:table-cell>
          <table:table-cell office:value-type="string" table:style-name="ce1">
            <text:p>ST.GALLER KB - SUBSCRIPTION RIGHTS 2019-23.05.19</text:p>
          </table:table-cell>
          <table:table-cell office:value-type="string" table:style-name="ce1">
            <text:p>CH046912991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4T08:46:18" table:style-name="ce3">
            <text:p>14/05/2019 08: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8.22" table:style-name="ce1">
            <text:p>38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22" table:style-name="ce1">
            <text:p>38.22</text:p>
          </table:table-cell>
          <table:table-cell office:value-type="string" table:style-name="ce1">
            <text:p>USD</text:p>
          </table:table-cell>
          <table:table-cell office:value-type="float" office:value="38.22" table:style-name="ce1">
            <text:p>38.22</text:p>
          </table:table-cell>
          <table:table-cell office:value-type="float" office:value="347.99" table:style-name="ce1">
            <text:p>347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5-03T22:15:58" table:style-name="ce3">
            <text:p>03/05/2019 22: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853.3" table:style-name="ce4">
            <text:p>6,853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53.3" table:style-name="ce4">
            <text:p>6,853.30</text:p>
          </table:table-cell>
          <table:table-cell office:value-type="string" table:style-name="ce1">
            <text:p>CHF</text:p>
          </table:table-cell>
          <table:table-cell office:value-type="float" office:value="6853.3" table:style-name="ce4">
            <text:p>6,853.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03T22:15:58" table:style-name="ce3">
            <text:p>03/05/2019 22: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803" table:style-name="ce4">
            <text:p>6,803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803" table:style-name="ce4">
            <text:p>-6,803.00</text:p>
          </table:table-cell>
          <table:table-cell office:value-type="string" table:style-name="ce1">
            <text:p>USD</text:p>
          </table:table-cell>
          <table:table-cell office:value-type="float" office:value="-6803" table:style-name="ce4">
            <text:p>-6,803.00</text:p>
          </table:table-cell>
          <table:table-cell office:value-type="float" office:value="309.77" table:style-name="ce1">
            <text:p>309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5-03T16:46:27" table:style-name="ce3">
            <text:p>03/05/2019 16:46</text:p>
          </table:table-cell>
          <table:table-cell office:value-type="float" office:value="63338285" table:style-name="ce1">
            <text:p>6333828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BELL FOOD GROUP N</text:p>
          </table:table-cell>
          <table:table-cell office:value-type="string" table:style-name="ce1">
            <text:p>CH0315966322</text:p>
          </table:table-cell>
          <table:table-cell office:value-type="float" office:value="25" table:style-name="ce1">
            <text:p>25</text:p>
          </table:table-cell>
          <table:table-cell office:value-type="float" office:value="291" table:style-name="ce1">
            <text:p>291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0" table:style-name="ce1">
            <text:p>0</text:p>
          </table:table-cell>
          <table:table-cell office:value-type="float" office:value="-7312.3" table:style-name="ce4">
            <text:p>-7,312.30</text:p>
          </table:table-cell>
          <table:table-cell office:value-type="string" table:style-name="ce1">
            <text:p>CHF</text:p>
          </table:table-cell>
          <table:table-cell office:value-type="float" office:value="-7312.3" table:style-name="ce4">
            <text:p>-7,312.30</text:p>
          </table:table-cell>
          <table:table-cell office:value-type="float" office:value="-6853.3" table:style-name="ce4">
            <text:p>-6,853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26T10:57:36" table:style-name="ce3">
            <text:p>26/04/2019 10: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HF</text:p>
          </table:table-cell>
          <table:table-cell office:value-type="float" office:value="104" table:style-name="ce1">
            <text:p>104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5T17:00:13" table:style-name="ce3">
            <text:p>15/04/2019 17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67.5" table:style-name="ce1">
            <text:p>367.5</text:p>
          </table:table-cell>
          <table:table-cell office:value-type="float" office:value="128.63" table:style-name="ce1">
            <text:p>128.63</text:p>
          </table:table-cell>
          <table:table-cell office:value-type="float" office:value="0" table:style-name="ce1">
            <text:p>0</text:p>
          </table:table-cell>
          <table:table-cell office:value-type="float" office:value="238.87" table:style-name="ce1">
            <text:p>238.87</text:p>
          </table:table-cell>
          <table:table-cell office:value-type="string" table:style-name="ce1">
            <text:p>CHF</text:p>
          </table:table-cell>
          <table:table-cell office:value-type="float" office:value="238.87" table:style-name="ce1">
            <text:p>238.87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5T15:43:58" table:style-name="ce3">
            <text:p>15/04/2019 15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12.32" table:style-name="ce1">
            <text:p>12.32</text:p>
          </table:table-cell>
          <table:table-cell office:value-type="float" office:value="0" table:style-name="ce1">
            <text:p>0</text:p>
          </table:table-cell>
          <table:table-cell office:value-type="float" office:value="22.88" table:style-name="ce1">
            <text:p>22.88</text:p>
          </table:table-cell>
          <table:table-cell office:value-type="string" table:style-name="ce1">
            <text:p>CHF</text:p>
          </table:table-cell>
          <table:table-cell office:value-type="float" office:value="22.88" table:style-name="ce1">
            <text:p>22.88</text:p>
          </table:table-cell>
          <table:table-cell office:value-type="float" office:value="116.13" table:style-name="ce1">
            <text:p>116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1T15:49:20" table:style-name="ce3">
            <text:p>11/04/2019 15:49</text:p>
          </table:table-cell>
          <table:table-cell office:value-type="float" office:value="63047966" table:style-name="ce1">
            <text:p>6304796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300" table:style-name="ce1">
            <text:p>300</text:p>
          </table:table-cell>
          <table:table-cell office:value-type="float" office:value="22.66" table:style-name="ce1">
            <text:p>22.66</text:p>
          </table:table-cell>
          <table:table-cell office:value-type="float" office:value="40.29" table:style-name="ce1">
            <text:p>40.29</text:p>
          </table:table-cell>
          <table:table-cell office:value-type="float" office:value="0" table:style-name="ce1">
            <text:p>0</text:p>
          </table:table-cell>
          <table:table-cell office:value-type="float" office:value="6757.71" table:style-name="ce4">
            <text:p>6,757.71</text:p>
          </table:table-cell>
          <table:table-cell office:value-type="string" table:style-name="ce1">
            <text:p>USD</text:p>
          </table:table-cell>
          <table:table-cell office:value-type="float" office:value="6757.71" table:style-name="ce4">
            <text:p>6,757.71</text:p>
          </table:table-cell>
          <table:table-cell office:value-type="float" office:value="7112.77" table:style-name="ce4">
            <text:p>7,112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4-08T09:08:58" table:style-name="ce3">
            <text:p>08/04/2019 09:08</text:p>
          </table:table-cell>
          <table:table-cell office:value-type="float" office:value="62959221" table:style-name="ce1">
            <text:p>62959221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7" table:style-name="ce1">
            <text:p>7</text:p>
          </table:table-cell>
          <table:table-cell office:value-type="float" office:value="585" table:style-name="ce1">
            <text:p>585</text:p>
          </table:table-cell>
          <table:table-cell office:value-type="float" office:value="34.9" table:style-name="ce1">
            <text:p>34.9</text:p>
          </table:table-cell>
          <table:table-cell office:value-type="float" office:value="0" table:style-name="ce1">
            <text:p>0</text:p>
          </table:table-cell>
          <table:table-cell office:value-type="float" office:value="-4129.8999999999996" table:style-name="ce4">
            <text:p>-4,129.90</text:p>
          </table:table-cell>
          <table:table-cell office:value-type="string" table:style-name="ce1">
            <text:p>CHF</text:p>
          </table:table-cell>
          <table:table-cell office:value-type="float" office:value="-4129.8999999999996" table:style-name="ce4">
            <text:p>-4,129.90</text:p>
          </table:table-cell>
          <table:table-cell office:value-type="float" office:value="93.25" table:style-name="ce1">
            <text:p>93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4T17:53:29" table:style-name="ce3">
            <text:p>04/04/2019 17:53</text:p>
          </table:table-cell>
          <table:table-cell office:value-type="float" office:value="62922555" table:style-name="ce1">
            <text:p>62922555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PRECIOUS WOODS</text:p>
          </table:table-cell>
          <table:table-cell office:value-type="string" table:style-name="ce1">
            <text:p>PRECIOUS WOODS HLDG - REG.SHS</text:p>
          </table:table-cell>
          <table:table-cell office:value-type="string" table:style-name="ce1">
            <text:p>CH0013283368</text:p>
          </table:table-cell>
          <table:table-cell office:value-type="float" office:value="210" table:style-name="ce1">
            <text:p>210</text:p>
          </table:table-cell>
          <table:table-cell office:value-type="float" office:value="7.65" table:style-name="ce1">
            <text:p>7.65</text:p>
          </table:table-cell>
          <table:table-cell office:value-type="float" office:value="101.2" table:style-name="ce1">
            <text:p>101.2</text:p>
          </table:table-cell>
          <table:table-cell office:value-type="float" office:value="0" table:style-name="ce1">
            <text:p>0</text:p>
          </table:table-cell>
          <table:table-cell office:value-type="float" office:value="1505.3" table:style-name="ce4">
            <text:p>1,505.30</text:p>
          </table:table-cell>
          <table:table-cell office:value-type="string" table:style-name="ce1">
            <text:p>CHF</text:p>
          </table:table-cell>
          <table:table-cell office:value-type="float" office:value="1505.3" table:style-name="ce4">
            <text:p>1,505.30</text:p>
          </table:table-cell>
          <table:table-cell office:value-type="float" office:value="4223.1499999999996" table:style-name="ce4">
            <text:p>4,223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4T17:31:56" table:style-name="ce3">
            <text:p>04/04/2019 17:31</text:p>
          </table:table-cell>
          <table:table-cell office:value-type="float" office:value="62922208" table:style-name="ce1">
            <text:p>6292220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ODHN</text:p>
          </table:table-cell>
          <table:table-cell office:value-type="string" table:style-name="ce1">
            <text:p>ORASCOM DEVELOPMENT HLD AG N</text:p>
          </table:table-cell>
          <table:table-cell office:value-type="string" table:style-name="ce1">
            <text:p>CH0038285679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23.65" table:style-name="ce1">
            <text:p>23.65</text:p>
          </table:table-cell>
          <table:table-cell office:value-type="float" office:value="0" table:style-name="ce1">
            <text:p>0</text:p>
          </table:table-cell>
          <table:table-cell office:value-type="float" office:value="1676.35" table:style-name="ce4">
            <text:p>1,676.35</text:p>
          </table:table-cell>
          <table:table-cell office:value-type="string" table:style-name="ce1">
            <text:p>CHF</text:p>
          </table:table-cell>
          <table:table-cell office:value-type="float" office:value="1676.35" table:style-name="ce4">
            <text:p>1,676.35</text:p>
          </table:table-cell>
          <table:table-cell office:value-type="float" office:value="2717.85" table:style-name="ce4">
            <text:p>2,717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1T11:43:58" table:style-name="ce3">
            <text:p>01/04/2019 11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02" table:style-name="ce1">
            <text:p>26.0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8.02" table:style-name="ce1">
            <text:p>-28.02</text:p>
          </table:table-cell>
          <table:table-cell office:value-type="string" table:style-name="ce1">
            <text:p>CHF</text:p>
          </table:table-cell>
          <table:table-cell office:value-type="float" office:value="-28.02" table:style-name="ce1">
            <text:p>-28.02</text:p>
          </table:table-cell>
          <table:table-cell office:value-type="float" office:value="1041.5" table:style-name="ce4">
            <text:p>1,041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3-07T10:53:10" table:style-name="ce3">
            <text:p>07/03/2019 10: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CHF</text:p>
          </table:table-cell>
          <table:table-cell office:value-type="float" office:value="28.6" table:style-name="ce1">
            <text:p>28.6</text:p>
          </table:table-cell>
          <table:table-cell office:value-type="float" office:value="1069.52" table:style-name="ce4">
            <text:p>1,069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3-04T15:20:11" table:style-name="ce3">
            <text:p>04/03/2019 15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HF</text:p>
          </table:table-cell>
          <table:table-cell office:value-type="float" office:value="26" table:style-name="ce1">
            <text:p>26</text:p>
          </table:table-cell>
          <table:table-cell office:value-type="float" office:value="1040.92" table:style-name="ce4">
            <text:p>1,040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2-18T11:16:32" table:style-name="ce3">
            <text:p>18/02/2019 11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3.5" table:style-name="ce1">
            <text:p>3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5" table:style-name="ce1">
            <text:p>33.5</text:p>
          </table:table-cell>
          <table:table-cell office:value-type="string" table:style-name="ce1">
            <text:p>USD</text:p>
          </table:table-cell>
          <table:table-cell office:value-type="float" office:value="33.5" table:style-name="ce1">
            <text:p>33.5</text:p>
          </table:table-cell>
          <table:table-cell office:value-type="float" office:value="355.06" table:style-name="ce1">
            <text:p>355.0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1-28T17:19:30" table:style-name="ce3">
            <text:p>28/01/2019 17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7.7" table:style-name="ce1">
            <text:p>-107.7</text:p>
          </table:table-cell>
          <table:table-cell office:value-type="string" table:style-name="ce1">
            <text:p>CHF</text:p>
          </table:table-cell>
          <table:table-cell office:value-type="float" office:value="-107.7" table:style-name="ce1">
            <text:p>-107.7</text:p>
          </table:table-cell>
          <table:table-cell office:value-type="float" office:value="1014.92" table:style-name="ce4">
            <text:p>1,014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1-02T11:33:37" table:style-name="ce3">
            <text:p>02/01/2019 11:3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47.47" table:style-name="ce1">
            <text:p>47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47" table:style-name="ce1">
            <text:p>47.47</text:p>
          </table:table-cell>
          <table:table-cell office:value-type="string" table:style-name="ce1">
            <text:p>USD</text:p>
          </table:table-cell>
          <table:table-cell office:value-type="float" office:value="47.47" table:style-name="ce1">
            <text:p>47.47</text:p>
          </table:table-cell>
          <table:table-cell office:value-type="float" office:value="321.56" table:style-name="ce1">
            <text:p>321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1-01T10:34:12" table:style-name="ce3">
            <text:p>01/01/2019 10:3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USD</text:p>
          </table:table-cell>
          <table:table-cell office:value-type="float" office:value="0.12" table:style-name="ce1">
            <text:p>0.12</text:p>
          </table:table-cell>
          <table:table-cell office:value-type="float" office:value="274.08999999999997" table:style-name="ce1">
            <text:p>274.0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12-31T11:48:14" table:style-name="ce3">
            <text:p>31/12/2018 11: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44" table:style-name="ce1">
            <text:p>27.44</text:p>
          </table:table-cell>
          <table:table-cell office:value-type="float" office:value="2.11" table:style-name="ce1">
            <text:p>2.11</text:p>
          </table:table-cell>
          <table:table-cell office:value-type="float" office:value="0" table:style-name="ce1">
            <text:p>0</text:p>
          </table:table-cell>
          <table:table-cell office:value-type="float" office:value="-29.55" table:style-name="ce1">
            <text:p>-29.55</text:p>
          </table:table-cell>
          <table:table-cell office:value-type="string" table:style-name="ce1">
            <text:p>CHF</text:p>
          </table:table-cell>
          <table:table-cell office:value-type="float" office:value="-29.55" table:style-name="ce1">
            <text:p>-29.55</text:p>
          </table:table-cell>
          <table:table-cell office:value-type="float" office:value="1122.6199999999999" table:style-name="ce4">
            <text:p>1,122.6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11-16T17:03:50" table:style-name="ce3">
            <text:p>16/11/2018 17:0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9.35" table:style-name="ce1">
            <text:p>3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35" table:style-name="ce1">
            <text:p>39.35</text:p>
          </table:table-cell>
          <table:table-cell office:value-type="string" table:style-name="ce1">
            <text:p>USD</text:p>
          </table:table-cell>
          <table:table-cell office:value-type="float" office:value="39.35" table:style-name="ce1">
            <text:p>39.35</text:p>
          </table:table-cell>
          <table:table-cell office:value-type="float" office:value="273.97000000000003" table:style-name="ce1">
            <text:p>273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10-08T09:01:07" table:style-name="ce3">
            <text:p>08/10/2018 09:01</text:p>
          </table:table-cell>
          <table:table-cell office:value-type="float" office:value="60177934" table:style-name="ce1">
            <text:p>6017793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900" table:style-name="ce1">
            <text:p>900</text:p>
          </table:table-cell>
          <table:table-cell office:value-type="float" office:value="0.62" table:style-name="ce1">
            <text:p>0.62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546.6" table:style-name="ce1">
            <text:p>546.6</text:p>
          </table:table-cell>
          <table:table-cell office:value-type="string" table:style-name="ce1">
            <text:p>CHF</text:p>
          </table:table-cell>
          <table:table-cell office:value-type="float" office:value="546.6" table:style-name="ce1">
            <text:p>546.6</text:p>
          </table:table-cell>
          <table:table-cell office:value-type="float" office:value="1152.17" table:style-name="ce4">
            <text:p>1,152.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10-08T09:01:07" table:style-name="ce3">
            <text:p>08/10/2018 09:01</text:p>
          </table:table-cell>
          <table:table-cell office:value-type="float" office:value="60177934" table:style-name="ce1">
            <text:p>6017793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500" table:style-name="ce1">
            <text:p>500</text:p>
          </table:table-cell>
          <table:table-cell office:value-type="float" office:value="0.62" table:style-name="ce1">
            <text:p>0.62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298.89999999999998" table:style-name="ce1">
            <text:p>298.9</text:p>
          </table:table-cell>
          <table:table-cell office:value-type="string" table:style-name="ce1">
            <text:p>CHF</text:p>
          </table:table-cell>
          <table:table-cell office:value-type="float" office:value="298.89999999999998" table:style-name="ce1">
            <text:p>298.9</text:p>
          </table:table-cell>
          <table:table-cell office:value-type="float" office:value="605.57000000000005" table:style-name="ce1">
            <text:p>605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28T14:38:35" table:style-name="ce3">
            <text:p>28/09/2018 14: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68" table:style-name="ce1">
            <text:p>28.68</text:p>
          </table:table-cell>
          <table:table-cell office:value-type="float" office:value="2.21" table:style-name="ce1">
            <text:p>2.21</text:p>
          </table:table-cell>
          <table:table-cell office:value-type="float" office:value="0" table:style-name="ce1">
            <text:p>0</text:p>
          </table:table-cell>
          <table:table-cell office:value-type="float" office:value="-30.89" table:style-name="ce1">
            <text:p>-30.89</text:p>
          </table:table-cell>
          <table:table-cell office:value-type="string" table:style-name="ce1">
            <text:p>CHF</text:p>
          </table:table-cell>
          <table:table-cell office:value-type="float" office:value="-30.89" table:style-name="ce1">
            <text:p>-30.89</text:p>
          </table:table-cell>
          <table:table-cell office:value-type="float" office:value="306.67" table:style-name="ce1">
            <text:p>306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05T13:56:46" table:style-name="ce3">
            <text:p>05/09/2018 13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58.4" table:style-name="ce1">
            <text:p>58.4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0" table:style-name="ce1">
            <text:p>0</text:p>
          </table:table-cell>
          <table:table-cell office:value-type="float" office:value="37.96" table:style-name="ce1">
            <text:p>37.96</text:p>
          </table:table-cell>
          <table:table-cell office:value-type="string" table:style-name="ce1">
            <text:p>CHF</text:p>
          </table:table-cell>
          <table:table-cell office:value-type="float" office:value="37.96" table:style-name="ce1">
            <text:p>37.96</text:p>
          </table:table-cell>
          <table:table-cell office:value-type="float" office:value="337.56" table:style-name="ce1">
            <text:p>337.5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05T13:54:48" table:style-name="ce3">
            <text:p>05/09/2018 13:5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799999999999997" table:style-name="ce1">
            <text:p>40.8</text:p>
          </table:table-cell>
          <table:table-cell office:value-type="string" table:style-name="ce1">
            <text:p>CHF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299.60000000000002" table:style-name="ce1">
            <text:p>299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8-17T11:06:42" table:style-name="ce3">
            <text:p>17/08/2018 11:0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66.150000000000006" table:style-name="ce1">
            <text:p>66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.150000000000006" table:style-name="ce1">
            <text:p>66.15</text:p>
          </table:table-cell>
          <table:table-cell office:value-type="string" table:style-name="ce1">
            <text:p>USD</text:p>
          </table:table-cell>
          <table:table-cell office:value-type="float" office:value="66.150000000000006" table:style-name="ce1">
            <text:p>66.15</text:p>
          </table:table-cell>
          <table:table-cell office:value-type="float" office:value="234.62" table:style-name="ce1">
            <text:p>234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6-29T16:53:56" table:style-name="ce3">
            <text:p>29/06/2018 16: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39" table:style-name="ce1">
            <text:p>28.39</text:p>
          </table:table-cell>
          <table:table-cell office:value-type="float" office:value="2.19" table:style-name="ce1">
            <text:p>2.19</text:p>
          </table:table-cell>
          <table:table-cell office:value-type="float" office:value="0" table:style-name="ce1">
            <text:p>0</text:p>
          </table:table-cell>
          <table:table-cell office:value-type="float" office:value="-30.58" table:style-name="ce1">
            <text:p>-30.58</text:p>
          </table:table-cell>
          <table:table-cell office:value-type="string" table:style-name="ce1">
            <text:p>CHF</text:p>
          </table:table-cell>
          <table:table-cell office:value-type="float" office:value="-30.58" table:style-name="ce1">
            <text:p>-30.58</text:p>
          </table:table-cell>
          <table:table-cell office:value-type="float" office:value="258.8" table:style-name="ce1">
            <text:p>258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6-04T11:16:32" table:style-name="ce3">
            <text:p>04/06/2018 11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37.5" table:style-name="ce1">
            <text:p>137.5</text:p>
          </table:table-cell>
          <table:table-cell office:value-type="float" office:value="48.13" table:style-name="ce1">
            <text:p>48.13</text:p>
          </table:table-cell>
          <table:table-cell office:value-type="float" office:value="0" table:style-name="ce1">
            <text:p>0</text:p>
          </table:table-cell>
          <table:table-cell office:value-type="float" office:value="89.37" table:style-name="ce1">
            <text:p>89.37</text:p>
          </table:table-cell>
          <table:table-cell office:value-type="string" table:style-name="ce1">
            <text:p>CHF</text:p>
          </table:table-cell>
          <table:table-cell office:value-type="float" office:value="89.37" table:style-name="ce1">
            <text:p>89.37</text:p>
          </table:table-cell>
          <table:table-cell office:value-type="float" office:value="289.38" table:style-name="ce1">
            <text:p>28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5-11T16:24:34" table:style-name="ce3">
            <text:p>11/05/2018 16:2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HF</text:p>
          </table:table-cell>
          <table:table-cell office:value-type="float" office:value="200" table:style-name="ce1">
            <text:p>200</text:p>
          </table:table-cell>
          <table:table-cell office:value-type="float" office:value="200.01" table:style-name="ce1">
            <text:p>20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5-10T09:31:52" table:style-name="ce3">
            <text:p>10/05/2018 09: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46.19" table:style-name="ce1">
            <text:p>46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19" table:style-name="ce1">
            <text:p>46.19</text:p>
          </table:table-cell>
          <table:table-cell office:value-type="string" table:style-name="ce1">
            <text:p>USD</text:p>
          </table:table-cell>
          <table:table-cell office:value-type="float" office:value="46.19" table:style-name="ce1">
            <text:p>46.19</text:p>
          </table:table-cell>
          <table:table-cell office:value-type="float" office:value="168.47" table:style-name="ce1">
            <text:p>168.4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4-30T22:16:11" table:style-name="ce3">
            <text:p>30/04/2018 22:16</text:p>
          </table:table-cell>
          <table:table-cell office:value-type="float" office:value="57949136" table:style-name="ce1">
            <text:p>5794913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6.020000000000003" table:style-name="ce1">
            <text:p>36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020000000000003" table:style-name="ce1">
            <text:p>-36.02</text:p>
          </table:table-cell>
          <table:table-cell office:value-type="string" table:style-name="ce1">
            <text:p>USD</text:p>
          </table:table-cell>
          <table:table-cell office:value-type="float" office:value="-36.020000000000003" table:style-name="ce1">
            <text:p>-36.02</text:p>
          </table:table-cell>
          <table:table-cell office:value-type="float" office:value="122.28" table:style-name="ce1">
            <text:p>122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4-30T22:16:11" table:style-name="ce3">
            <text:p>30/04/2018 22:16</text:p>
          </table:table-cell>
          <table:table-cell office:value-type="float" office:value="57949136" table:style-name="ce1">
            <text:p>5794913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5.35" table:style-name="ce1">
            <text:p>35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35" table:style-name="ce1">
            <text:p>35.35</text:p>
          </table:table-cell>
          <table:table-cell office:value-type="string" table:style-name="ce1">
            <text:p>CHF</text:p>
          </table:table-cell>
          <table:table-cell office:value-type="float" office:value="35.35" table:style-name="ce1">
            <text:p>35.35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2:00" table:style-name="ce3">
            <text:p>30/04/2018 09:02</text:p>
          </table:table-cell>
          <table:table-cell office:value-type="float" office:value="57919517" table:style-name="ce1">
            <text:p>5791951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04.1" table:style-name="ce1">
            <text:p>-104.1</text:p>
          </table:table-cell>
          <table:table-cell office:value-type="string" table:style-name="ce1">
            <text:p>CHF</text:p>
          </table:table-cell>
          <table:table-cell office:value-type="float" office:value="-104.1" table:style-name="ce1">
            <text:p>-104.1</text:p>
          </table:table-cell>
          <table:table-cell office:value-type="float" office:value="-35.340000000000003" table:style-name="ce1">
            <text:p>-35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1:59" table:style-name="ce3">
            <text:p>30/04/2018 09:01</text:p>
          </table:table-cell>
          <table:table-cell office:value-type="float" office:value="57919517" table:style-name="ce1">
            <text:p>5791951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49" table:style-name="ce1">
            <text:p>49</text:p>
          </table:table-cell>
          <table:table-cell office:value-type="float" office:value="104" table:style-name="ce1">
            <text:p>104</text:p>
          </table:table-cell>
          <table:table-cell office:value-type="float" office:value="36.15" table:style-name="ce1">
            <text:p>36.15</text:p>
          </table:table-cell>
          <table:table-cell office:value-type="float" office:value="0" table:style-name="ce1">
            <text:p>0</text:p>
          </table:table-cell>
          <table:table-cell office:value-type="float" office:value="-5132.1499999999996" table:style-name="ce4">
            <text:p>-5,132.15</text:p>
          </table:table-cell>
          <table:table-cell office:value-type="string" table:style-name="ce1">
            <text:p>CHF</text:p>
          </table:table-cell>
          <table:table-cell office:value-type="float" office:value="-5132.1499999999996" table:style-name="ce4">
            <text:p>-5,132.15</text:p>
          </table:table-cell>
          <table:table-cell office:value-type="float" office:value="68.760000000000005" table:style-name="ce1">
            <text:p>68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1:58" table:style-name="ce3">
            <text:p>30/04/2018 09:01</text:p>
          </table:table-cell>
          <table:table-cell office:value-type="float" office:value="57919514" table:style-name="ce1">
            <text:p>5791951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0" table:style-name="ce1">
            <text:p>10</text:p>
          </table:table-cell>
          <table:table-cell office:value-type="float" office:value="535" table:style-name="ce1">
            <text:p>535</text:p>
          </table:table-cell>
          <table:table-cell office:value-type="float" office:value="36.35" table:style-name="ce1">
            <text:p>36.35</text:p>
          </table:table-cell>
          <table:table-cell office:value-type="float" office:value="0" table:style-name="ce1">
            <text:p>0</text:p>
          </table:table-cell>
          <table:table-cell office:value-type="float" office:value="-5386.35" table:style-name="ce4">
            <text:p>-5,386.35</text:p>
          </table:table-cell>
          <table:table-cell office:value-type="string" table:style-name="ce1">
            <text:p>CHF</text:p>
          </table:table-cell>
          <table:table-cell office:value-type="float" office:value="-5386.35" table:style-name="ce4">
            <text:p>-5,386.35</text:p>
          </table:table-cell>
          <table:table-cell office:value-type="float" office:value="5200.91" table:style-name="ce4">
            <text:p>5,200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0:46" table:style-name="ce3">
            <text:p>30/04/2018 09:00</text:p>
          </table:table-cell>
          <table:table-cell office:value-type="float" office:value="57921762" table:style-name="ce1">
            <text:p>5792176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5" table:style-name="ce1">
            <text:p>15</text:p>
          </table:table-cell>
          <table:table-cell office:value-type="float" office:value="34.5" table:style-name="ce1">
            <text:p>34.5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float" office:value="-518.35" table:style-name="ce1">
            <text:p>-518.35</text:p>
          </table:table-cell>
          <table:table-cell office:value-type="string" table:style-name="ce1">
            <text:p>CHF</text:p>
          </table:table-cell>
          <table:table-cell office:value-type="float" office:value="-518.35" table:style-name="ce1">
            <text:p>-518.35</text:p>
          </table:table-cell>
          <table:table-cell office:value-type="float" office:value="10587.26" table:style-name="ce4">
            <text:p>10,587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0:45" table:style-name="ce3">
            <text:p>30/04/2018 09:00</text:p>
          </table:table-cell>
          <table:table-cell office:value-type="float" office:value="57921762" table:style-name="ce1">
            <text:p>5792176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35" table:style-name="ce1">
            <text:p>135</text:p>
          </table:table-cell>
          <table:table-cell office:value-type="float" office:value="34.5" table:style-name="ce1">
            <text:p>34.5</text:p>
          </table:table-cell>
          <table:table-cell office:value-type="float" office:value="40.049999999999997" table:style-name="ce1">
            <text:p>40.05</text:p>
          </table:table-cell>
          <table:table-cell office:value-type="float" office:value="0" table:style-name="ce1">
            <text:p>0</text:p>
          </table:table-cell>
          <table:table-cell office:value-type="float" office:value="-4697.55" table:style-name="ce4">
            <text:p>-4,697.55</text:p>
          </table:table-cell>
          <table:table-cell office:value-type="string" table:style-name="ce1">
            <text:p>CHF</text:p>
          </table:table-cell>
          <table:table-cell office:value-type="float" office:value="-4697.55" table:style-name="ce4">
            <text:p>-4,697.55</text:p>
          </table:table-cell>
          <table:table-cell office:value-type="float" office:value="11105.61" table:style-name="ce4">
            <text:p>11,105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6T18:01:35" table:style-name="ce3">
            <text:p>16/04/2018 18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52.5" table:style-name="ce1">
            <text:p>352.5</text:p>
          </table:table-cell>
          <table:table-cell office:value-type="float" office:value="123.38" table:style-name="ce1">
            <text:p>123.38</text:p>
          </table:table-cell>
          <table:table-cell office:value-type="float" office:value="0" table:style-name="ce1">
            <text:p>0</text:p>
          </table:table-cell>
          <table:table-cell office:value-type="float" office:value="229.12" table:style-name="ce1">
            <text:p>229.12</text:p>
          </table:table-cell>
          <table:table-cell office:value-type="string" table:style-name="ce1">
            <text:p>CHF</text:p>
          </table:table-cell>
          <table:table-cell office:value-type="float" office:value="229.12" table:style-name="ce1">
            <text:p>229.12</text:p>
          </table:table-cell>
          <table:table-cell office:value-type="float" office:value="15803.16" table:style-name="ce4">
            <text:p>15,803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6T17:43:03" table:style-name="ce3">
            <text:p>16/04/2018 17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HF</text:p>
          </table:table-cell>
          <table:table-cell office:value-type="float" office:value="26" table:style-name="ce1">
            <text:p>26</text:p>
          </table:table-cell>
          <table:table-cell office:value-type="float" office:value="15574.04" table:style-name="ce4">
            <text:p>15,574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2T09:00:33" table:style-name="ce3">
            <text:p>12/04/2018 09:00</text:p>
          </table:table-cell>
          <table:table-cell office:value-type="float" office:value="57669950" table:style-name="ce1">
            <text:p>5766995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35" table:style-name="ce1">
            <text:p>35</text:p>
          </table:table-cell>
          <table:table-cell office:value-type="float" office:value="441.4" table:style-name="ce1">
            <text:p>441.4</text:p>
          </table:table-cell>
          <table:table-cell office:value-type="float" office:value="94.6" table:style-name="ce1">
            <text:p>94.6</text:p>
          </table:table-cell>
          <table:table-cell office:value-type="float" office:value="0" table:style-name="ce1">
            <text:p>0</text:p>
          </table:table-cell>
          <table:table-cell office:value-type="float" office:value="15354.4" table:style-name="ce4">
            <text:p>15,354.40</text:p>
          </table:table-cell>
          <table:table-cell office:value-type="string" table:style-name="ce1">
            <text:p>CHF</text:p>
          </table:table-cell>
          <table:table-cell office:value-type="float" office:value="15354.4" table:style-name="ce4">
            <text:p>15,354.40</text:p>
          </table:table-cell>
          <table:table-cell office:value-type="float" office:value="15548.04" table:style-name="ce4">
            <text:p>15,548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02T09:41:40" table:style-name="ce3">
            <text:p>02/04/2018 09: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83" table:style-name="ce1">
            <text:p>27.83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9.97" table:style-name="ce1">
            <text:p>-29.97</text:p>
          </table:table-cell>
          <table:table-cell office:value-type="string" table:style-name="ce1">
            <text:p>CHF</text:p>
          </table:table-cell>
          <table:table-cell office:value-type="float" office:value="-29.97" table:style-name="ce1">
            <text:p>-29.97</text:p>
          </table:table-cell>
          <table:table-cell office:value-type="float" office:value="193.64" table:style-name="ce1">
            <text:p>193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3-19T09:42:50" table:style-name="ce3">
            <text:p>19/03/2018 09: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5.6" table:style-name="ce1">
            <text:p>45.6</text:p>
          </table:table-cell>
          <table:table-cell office:value-type="float" office:value="15.96" table:style-name="ce1">
            <text:p>15.96</text:p>
          </table:table-cell>
          <table:table-cell office:value-type="float" office:value="0" table:style-name="ce1">
            <text:p>0</text:p>
          </table:table-cell>
          <table:table-cell office:value-type="float" office:value="29.64" table:style-name="ce1">
            <text:p>29.64</text:p>
          </table:table-cell>
          <table:table-cell office:value-type="string" table:style-name="ce1">
            <text:p>CHF</text:p>
          </table:table-cell>
          <table:table-cell office:value-type="float" office:value="29.64" table:style-name="ce1">
            <text:p>29.64</text:p>
          </table:table-cell>
          <table:table-cell office:value-type="float" office:value="223.61" table:style-name="ce1">
            <text:p>223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3-06T10:12:55" table:style-name="ce3">
            <text:p>06/03/2018 10: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CHF</text:p>
          </table:table-cell>
          <table:table-cell office:value-type="float" office:value="28.6" table:style-name="ce1">
            <text:p>28.6</text:p>
          </table:table-cell>
          <table:table-cell office:value-type="float" office:value="193.97" table:style-name="ce1">
            <text:p>193.9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2-06T17:39:31" table:style-name="ce3">
            <text:p>06/02/2018 17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7.7" table:style-name="ce1">
            <text:p>-107.7</text:p>
          </table:table-cell>
          <table:table-cell office:value-type="string" table:style-name="ce1">
            <text:p>CHF</text:p>
          </table:table-cell>
          <table:table-cell office:value-type="float" office:value="-107.7" table:style-name="ce1">
            <text:p>-107.7</text:p>
          </table:table-cell>
          <table:table-cell office:value-type="float" office:value="165.37" table:style-name="ce1">
            <text:p>165.3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12-30T14:10:00" table:style-name="ce3">
            <text:p>30/12/2017 14: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USD</text:p>
          </table:table-cell>
          <table:table-cell office:value-type="float" office:value="0.24" table:style-name="ce1">
            <text:p>0.24</text:p>
          </table:table-cell>
          <table:table-cell office:value-type="float" office:value="158.30000000000001" table:style-name="ce1">
            <text:p>158.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6:56:19" table:style-name="ce3">
            <text:p>29/12/2017 16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28.49" table:style-name="ce1">
            <text:p>28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49" table:style-name="ce1">
            <text:p>28.49</text:p>
          </table:table-cell>
          <table:table-cell office:value-type="string" table:style-name="ce1">
            <text:p>USD</text:p>
          </table:table-cell>
          <table:table-cell office:value-type="float" office:value="28.49" table:style-name="ce1">
            <text:p>28.49</text:p>
          </table:table-cell>
          <table:table-cell office:value-type="float" office:value="158.06" table:style-name="ce1">
            <text:p>158.0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6:56:16" table:style-name="ce3">
            <text:p>29/12/2017 16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129.57" table:style-name="ce1">
            <text:p>129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.57" table:style-name="ce1">
            <text:p>129.57</text:p>
          </table:table-cell>
          <table:table-cell office:value-type="string" table:style-name="ce1">
            <text:p>USD</text:p>
          </table:table-cell>
          <table:table-cell office:value-type="float" office:value="129.57" table:style-name="ce1">
            <text:p>129.57</text:p>
          </table:table-cell>
          <table:table-cell office:value-type="float" office:value="129.57" table:style-name="ce1">
            <text:p>129.5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5:11:55" table:style-name="ce3">
            <text:p>29/12/2017 15:1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1" table:style-name="ce1">
            <text:p>27.1</text:p>
          </table:table-cell>
          <table:table-cell office:value-type="float" office:value="2.17" table:style-name="ce1">
            <text:p>2.17</text:p>
          </table:table-cell>
          <table:table-cell office:value-type="float" office:value="0" table:style-name="ce1">
            <text:p>0</text:p>
          </table:table-cell>
          <table:table-cell office:value-type="float" office:value="-29.27" table:style-name="ce1">
            <text:p>-29.27</text:p>
          </table:table-cell>
          <table:table-cell office:value-type="string" table:style-name="ce1">
            <text:p>CHF</text:p>
          </table:table-cell>
          <table:table-cell office:value-type="float" office:value="-29.27" table:style-name="ce1">
            <text:p>-29.27</text:p>
          </table:table-cell>
          <table:table-cell office:value-type="float" office:value="273.07" table:style-name="ce1">
            <text:p>273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29T14:37:18" table:style-name="ce3">
            <text:p>29/09/2017 14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27" table:style-name="ce1">
            <text:p>25.27</text:p>
          </table:table-cell>
          <table:table-cell office:value-type="float" office:value="2.02" table:style-name="ce1">
            <text:p>2.02</text:p>
          </table:table-cell>
          <table:table-cell office:value-type="float" office:value="0" table:style-name="ce1">
            <text:p>0</text:p>
          </table:table-cell>
          <table:table-cell office:value-type="float" office:value="-27.29" table:style-name="ce1">
            <text:p>-27.29</text:p>
          </table:table-cell>
          <table:table-cell office:value-type="string" table:style-name="ce1">
            <text:p>CHF</text:p>
          </table:table-cell>
          <table:table-cell office:value-type="float" office:value="-27.29" table:style-name="ce1">
            <text:p>-27.29</text:p>
          </table:table-cell>
          <table:table-cell office:value-type="float" office:value="302.33999999999997" table:style-name="ce1">
            <text:p>302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11T10:58:21" table:style-name="ce3">
            <text:p>11/09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30.4" table:style-name="ce1">
            <text:p>3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string" table:style-name="ce1">
            <text:p>CHF</text:p>
          </table:table-cell>
          <table:table-cell office:value-type="float" office:value="30.4" table:style-name="ce1">
            <text:p>30.4</text:p>
          </table:table-cell>
          <table:table-cell office:value-type="float" office:value="329.63" table:style-name="ce1">
            <text:p>329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06T17:44:14" table:style-name="ce3">
            <text:p>06/09/2017 17: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.8" table:style-name="ce1">
            <text:p>44.8</text:p>
          </table:table-cell>
          <table:table-cell office:value-type="float" office:value="15.68" table:style-name="ce1">
            <text:p>15.68</text:p>
          </table:table-cell>
          <table:table-cell office:value-type="float" office:value="0" table:style-name="ce1">
            <text:p>0</text:p>
          </table:table-cell>
          <table:table-cell office:value-type="float" office:value="29.12" table:style-name="ce1">
            <text:p>29.12</text:p>
          </table:table-cell>
          <table:table-cell office:value-type="string" table:style-name="ce1">
            <text:p>CHF</text:p>
          </table:table-cell>
          <table:table-cell office:value-type="float" office:value="29.12" table:style-name="ce1">
            <text:p>29.12</text:p>
          </table:table-cell>
          <table:table-cell office:value-type="float" office:value="299.23" table:style-name="ce1">
            <text:p>299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7-31T09:01:09" table:style-name="ce3">
            <text:p>31/07/2017 09:01</text:p>
          </table:table-cell>
          <table:table-cell office:value-type="float" office:value="53266472" table:style-name="ce1">
            <text:p>5326647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80" table:style-name="ce1">
            <text:p>80</text:p>
          </table:table-cell>
          <table:table-cell office:value-type="float" office:value="92.53" table:style-name="ce1">
            <text:p>92.5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-7420.4" table:style-name="ce4">
            <text:p>-7,420.40</text:p>
          </table:table-cell>
          <table:table-cell office:value-type="string" table:style-name="ce1">
            <text:p>CHF</text:p>
          </table:table-cell>
          <table:table-cell office:value-type="float" office:value="-7420.4" table:style-name="ce4">
            <text:p>-7,420.40</text:p>
          </table:table-cell>
          <table:table-cell office:value-type="float" office:value="270.11" table:style-name="ce1">
            <text:p>270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6-30T15:48:46" table:style-name="ce3">
            <text:p>30/06/2017 15: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" table:style-name="ce1">
            <text:p>24.2</text:p>
          </table:table-cell>
          <table:table-cell office:value-type="float" office:value="1.94" table:style-name="ce1">
            <text:p>1.94</text:p>
          </table:table-cell>
          <table:table-cell office:value-type="float" office:value="0" table:style-name="ce1">
            <text:p>0</text:p>
          </table:table-cell>
          <table:table-cell office:value-type="float" office:value="-26.14" table:style-name="ce1">
            <text:p>-26.14</text:p>
          </table:table-cell>
          <table:table-cell office:value-type="string" table:style-name="ce1">
            <text:p>CHF</text:p>
          </table:table-cell>
          <table:table-cell office:value-type="float" office:value="-26.14" table:style-name="ce1">
            <text:p>-26.14</text:p>
          </table:table-cell>
          <table:table-cell office:value-type="float" office:value="7690.51" table:style-name="ce4">
            <text:p>7,690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26T22:15:56" table:style-name="ce3">
            <text:p>26/05/2017 22:15</text:p>
          </table:table-cell>
          <table:table-cell office:value-type="float" office:value="52377444" table:style-name="ce1">
            <text:p>5237744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613.07" table:style-name="ce4">
            <text:p>1,61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13.07" table:style-name="ce4">
            <text:p>-1,613.07</text:p>
          </table:table-cell>
          <table:table-cell office:value-type="string" table:style-name="ce1">
            <text:p>CHF</text:p>
          </table:table-cell>
          <table:table-cell office:value-type="float" office:value="-1613.07" table:style-name="ce4">
            <text:p>-1,613.07</text:p>
          </table:table-cell>
          <table:table-cell office:value-type="float" office:value="7716.65" table:style-name="ce4">
            <text:p>7,716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26T22:15:56" table:style-name="ce3">
            <text:p>26/05/2017 22:15</text:p>
          </table:table-cell>
          <table:table-cell office:value-type="float" office:value="52377444" table:style-name="ce1">
            <text:p>5237744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639.15" table:style-name="ce4">
            <text:p>1,639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9.15" table:style-name="ce4">
            <text:p>1,639.15</text:p>
          </table:table-cell>
          <table:table-cell office:value-type="string" table:style-name="ce1">
            <text:p>USD</text:p>
          </table:table-cell>
          <table:table-cell office:value-type="float" office:value="1639.15" table:style-name="ce4">
            <text:p>1,639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26T19:57:50" table:style-name="ce3">
            <text:p>26/05/2017 19:57</text:p>
          </table:table-cell>
          <table:table-cell office:value-type="float" office:value="52376451" table:style-name="ce1">
            <text:p>52376451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300" table:style-name="ce1">
            <text:p>300</text:p>
          </table:table-cell>
          <table:table-cell office:value-type="float" office:value="25.96" table:style-name="ce1">
            <text:p>25.96</text:p>
          </table:table-cell>
          <table:table-cell office:value-type="float" office:value="46.68" table:style-name="ce1">
            <text:p>46.68</text:p>
          </table:table-cell>
          <table:table-cell office:value-type="float" office:value="0" table:style-name="ce1">
            <text:p>0</text:p>
          </table:table-cell>
          <table:table-cell office:value-type="float" office:value="-7834.68" table:style-name="ce4">
            <text:p>-7,834.68</text:p>
          </table:table-cell>
          <table:table-cell office:value-type="string" table:style-name="ce1">
            <text:p>USD</text:p>
          </table:table-cell>
          <table:table-cell office:value-type="float" office:value="-7834.68" table:style-name="ce4">
            <text:p>-7,834.68</text:p>
          </table:table-cell>
          <table:table-cell office:value-type="float" office:value="-1639.15" table:style-name="ce4">
            <text:p>-1,639.1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26T18:01:03" table:style-name="ce3">
            <text:p>26/05/2017 18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236.25" table:style-name="ce1">
            <text:p>236.25</text:p>
          </table:table-cell>
          <table:table-cell office:value-type="float" office:value="82.69" table:style-name="ce1">
            <text:p>82.69</text:p>
          </table:table-cell>
          <table:table-cell office:value-type="float" office:value="0" table:style-name="ce1">
            <text:p>0</text:p>
          </table:table-cell>
          <table:table-cell office:value-type="float" office:value="153.56" table:style-name="ce1">
            <text:p>153.56</text:p>
          </table:table-cell>
          <table:table-cell office:value-type="string" table:style-name="ce1">
            <text:p>CHF</text:p>
          </table:table-cell>
          <table:table-cell office:value-type="float" office:value="153.56" table:style-name="ce1">
            <text:p>153.56</text:p>
          </table:table-cell>
          <table:table-cell office:value-type="float" office:value="9329.7199999999993" table:style-name="ce4">
            <text:p>9,329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18T11:11:44" table:style-name="ce3">
            <text:p>18/05/2017 11:1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-12" table:style-name="ce1">
            <text:p>-12</text:p>
          </table:table-cell>
          <table:table-cell office:value-type="float" office:value="465" table:style-name="ce1">
            <text:p>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18T11:11:44" table:style-name="ce3">
            <text:p>18/05/2017 11:1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" table:style-name="ce1">
            <text:p>1</text:p>
          </table:table-cell>
          <table:table-cell office:value-type="float" office:value="5580" table:style-name="ce4">
            <text:p>5,58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80" table:style-name="ce4">
            <text:p>5,580.00</text:p>
          </table:table-cell>
          <table:table-cell office:value-type="string" table:style-name="ce1">
            <text:p>USD</text:p>
          </table:table-cell>
          <table:table-cell office:value-type="float" office:value="5580" table:style-name="ce4">
            <text:p>5,580.00</text:p>
          </table:table-cell>
          <table:table-cell office:value-type="float" office:value="6195.53" table:style-name="ce4">
            <text:p>6,195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12T13:58:14" table:style-name="ce3">
            <text:p>12/05/2017 13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HF</text:p>
          </table:table-cell>
          <table:table-cell office:value-type="float" office:value="39" table:style-name="ce1">
            <text:p>39</text:p>
          </table:table-cell>
          <table:table-cell office:value-type="float" office:value="9176.16" table:style-name="ce4">
            <text:p>9,176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8T15:40:49" table:style-name="ce3">
            <text:p>08/05/2017 15: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HF</text:p>
          </table:table-cell>
          <table:table-cell office:value-type="float" office:value="200" table:style-name="ce1">
            <text:p>200</text:p>
          </table:table-cell>
          <table:table-cell office:value-type="float" office:value="9137.16" table:style-name="ce4">
            <text:p>9,13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4T10:58:54" table:style-name="ce3">
            <text:p>04/05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itelumbuch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4T10:58:54" table:style-name="ce3">
            <text:p>04/05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itelumbuchung</text:p>
          </table:table-cell>
          <table:table-cell office:value-type="string" table:style-name="ce1">
            <text:p>SYNN</text:p>
          </table:table-cell>
          <table:table-cell office:value-type="string" table:style-name="ce1">
            <text:p>SYNGENTA N</text:p>
          </table:table-cell>
          <table:table-cell office:value-type="string" table:style-name="ce1">
            <text:p>CH0011037469</text:p>
          </table:table-cell>
          <table:table-cell office:value-type="float" office:value="-12" table:style-name="ce1">
            <text:p>-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24T09:00:51" table:style-name="ce3">
            <text:p>24/04/2017 09:00</text:p>
          </table:table-cell>
          <table:table-cell office:value-type="float" office:value="51882337" table:style-name="ce1">
            <text:p>51882337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50" table:style-name="ce1">
            <text:p>150</text:p>
          </table:table-cell>
          <table:table-cell office:value-type="float" office:value="50.05" table:style-name="ce1">
            <text:p>50.05</text:p>
          </table:table-cell>
          <table:table-cell office:value-type="float" office:value="43.05" table:style-name="ce1">
            <text:p>43.05</text:p>
          </table:table-cell>
          <table:table-cell office:value-type="float" office:value="0" table:style-name="ce1">
            <text:p>0</text:p>
          </table:table-cell>
          <table:table-cell office:value-type="float" office:value="7464.45" table:style-name="ce4">
            <text:p>7,464.45</text:p>
          </table:table-cell>
          <table:table-cell office:value-type="string" table:style-name="ce1">
            <text:p>CHF</text:p>
          </table:table-cell>
          <table:table-cell office:value-type="float" office:value="7464.45" table:style-name="ce4">
            <text:p>7,464.45</text:p>
          </table:table-cell>
          <table:table-cell office:value-type="float" office:value="8937.16" table:style-name="ce4">
            <text:p>8,93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18T15:14:04" table:style-name="ce3">
            <text:p>18/04/2017 15: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HF</text:p>
          </table:table-cell>
          <table:table-cell office:value-type="float" office:value="180" table:style-name="ce1">
            <text:p>180</text:p>
          </table:table-cell>
          <table:table-cell office:value-type="float" office:value="1472.71" table:style-name="ce4">
            <text:p>1,472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10T14:48:44" table:style-name="ce3">
            <text:p>10/04/2017 14: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45" table:style-name="ce1">
            <text:p>345</text:p>
          </table:table-cell>
          <table:table-cell office:value-type="float" office:value="120.75" table:style-name="ce1">
            <text:p>120.75</text:p>
          </table:table-cell>
          <table:table-cell office:value-type="float" office:value="0" table:style-name="ce1">
            <text:p>0</text:p>
          </table:table-cell>
          <table:table-cell office:value-type="float" office:value="224.25" table:style-name="ce1">
            <text:p>224.25</text:p>
          </table:table-cell>
          <table:table-cell office:value-type="string" table:style-name="ce1">
            <text:p>CHF</text:p>
          </table:table-cell>
          <table:table-cell office:value-type="float" office:value="224.25" table:style-name="ce1">
            <text:p>224.25</text:p>
          </table:table-cell>
          <table:table-cell office:value-type="float" office:value="1292.71" table:style-name="ce4">
            <text:p>1,292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3-31T12:44:39" table:style-name="ce3">
            <text:p>31/03/2017 12: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1.97" table:style-name="ce1">
            <text:p>1.97</text:p>
          </table:table-cell>
          <table:table-cell office:value-type="float" office:value="0" table:style-name="ce1">
            <text:p>0</text:p>
          </table:table-cell>
          <table:table-cell office:value-type="float" office:value="-26.62" table:style-name="ce1">
            <text:p>-26.62</text:p>
          </table:table-cell>
          <table:table-cell office:value-type="string" table:style-name="ce1">
            <text:p>CHF</text:p>
          </table:table-cell>
          <table:table-cell office:value-type="float" office:value="-26.62" table:style-name="ce1">
            <text:p>-26.62</text:p>
          </table:table-cell>
          <table:table-cell office:value-type="float" office:value="1068.46" table:style-name="ce4">
            <text:p>1,068.4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3-03T11:39:01" table:style-name="ce3">
            <text:p>03/03/2017 11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1095.08" table:style-name="ce4">
            <text:p>1,095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31T13:35:42" table:style-name="ce3">
            <text:p>31/12/2016 13: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CHF</text:p>
          </table:table-cell>
          <table:table-cell office:value-type="float" office:value="-0.02" table:style-name="ce1">
            <text:p>-0.02</text:p>
          </table:table-cell>
          <table:table-cell office:value-type="float" office:value="1203.08" table:style-name="ce4">
            <text:p>1,203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31T13:16:05" table:style-name="ce3">
            <text:p>31/12/2016 13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string" table:style-name="ce1">
            <text:p>USD</text:p>
          </table:table-cell>
          <table:table-cell office:value-type="float" office:value="0.35" table:style-name="ce1">
            <text:p>0.35</text:p>
          </table:table-cell>
          <table:table-cell office:value-type="float" office:value="615.53" table:style-name="ce1">
            <text:p>615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12-30T14:49:03" table:style-name="ce3">
            <text:p>30/12/2016 14:4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1" table:style-name="ce1">
            <text:p>24.21</text:p>
          </table:table-cell>
          <table:table-cell office:value-type="float" office:value="1.94" table:style-name="ce1">
            <text:p>1.94</text:p>
          </table:table-cell>
          <table:table-cell office:value-type="float" office:value="0" table:style-name="ce1">
            <text:p>0</text:p>
          </table:table-cell>
          <table:table-cell office:value-type="float" office:value="-26.15" table:style-name="ce1">
            <text:p>-26.15</text:p>
          </table:table-cell>
          <table:table-cell office:value-type="string" table:style-name="ce1">
            <text:p>CHF</text:p>
          </table:table-cell>
          <table:table-cell office:value-type="float" office:value="-26.15" table:style-name="ce1">
            <text:p>-26.15</text:p>
          </table:table-cell>
          <table:table-cell office:value-type="float" office:value="1203.0999999999999" table:style-name="ce4">
            <text:p>1,203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13T15:18:36" table:style-name="ce3">
            <text:p>13/12/2016 15:18</text:p>
          </table:table-cell>
          <table:table-cell office:value-type="float" office:value="50163131" table:style-name="ce1">
            <text:p>50163131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BTN1</text:p>
          </table:table-cell>
          <table:table-cell office:value-type="string" table:style-name="ce1">
            <text:p>MEYER BURGER ANR</text:p>
          </table:table-cell>
          <table:table-cell office:value-type="string" table:style-name="ce1">
            <text:p>CH0342833164</text:p>
          </table:table-cell>
          <table:table-cell office:value-type="float" office:value="7000" table:style-name="ce1">
            <text:p>7000</text:p>
          </table:table-cell>
          <table:table-cell office:value-type="float" office:value="0.18003050000000001" table:style-name="ce1">
            <text:p>0.1800305</text:p>
          </table:table-cell>
          <table:table-cell office:value-type="float" office:value="30.95" table:style-name="ce1">
            <text:p>30.95</text:p>
          </table:table-cell>
          <table:table-cell office:value-type="float" office:value="0" table:style-name="ce1">
            <text:p>0</text:p>
          </table:table-cell>
          <table:table-cell office:value-type="float" office:value="1229.25" table:style-name="ce4">
            <text:p>1,229.25</text:p>
          </table:table-cell>
          <table:table-cell office:value-type="string" table:style-name="ce1">
            <text:p>CHF</text:p>
          </table:table-cell>
          <table:table-cell office:value-type="float" office:value="1229.25" table:style-name="ce4">
            <text:p>1,229.25</text:p>
          </table:table-cell>
          <table:table-cell office:value-type="float" office:value="1229.25" table:style-name="ce4">
            <text:p>1,229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06T18:49:29" table:style-name="ce3">
            <text:p>06/12/2016 18:4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iteleingang</text:p>
          </table:table-cell>
          <table:table-cell office:value-type="string" table:style-name="ce1">
            <text:p>MBTN1</text:p>
          </table:table-cell>
          <table:table-cell office:value-type="string" table:style-name="ce1">
            <text:p>MEYER BURGER ANR</text:p>
          </table:table-cell>
          <table:table-cell office:value-type="string" table:style-name="ce1">
            <text:p>CH0342833164</text:p>
          </table:table-cell>
          <table:table-cell office:value-type="float" office:value="7000" table:style-name="ce1">
            <text:p>7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9-30T22:18:43" table:style-name="ce3">
            <text:p>30/09/2016 22:18</text:p>
          </table:table-cell>
          <table:table-cell office:value-type="float" office:value="49209807" table:style-name="ce1">
            <text:p>49209807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99" table:style-name="ce1">
            <text:p>26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99" table:style-name="ce1">
            <text:p>-26.99</text:p>
          </table:table-cell>
          <table:table-cell office:value-type="string" table:style-name="ce1">
            <text:p>USD</text:p>
          </table:table-cell>
          <table:table-cell office:value-type="float" office:value="-26.99" table:style-name="ce1">
            <text:p>-26.99</text:p>
          </table:table-cell>
          <table:table-cell office:value-type="float" office:value="615.17999999999995" table:style-name="ce1">
            <text:p>615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9-30T22:18:43" table:style-name="ce3">
            <text:p>30/09/2016 22:18</text:p>
          </table:table-cell>
          <table:table-cell office:value-type="float" office:value="49209807" table:style-name="ce1">
            <text:p>49209807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95" table:style-name="ce1">
            <text:p>2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95" table:style-name="ce1">
            <text:p>25.95</text:p>
          </table:table-cell>
          <table:table-cell office:value-type="string" table:style-name="ce1">
            <text:p>CHF</text:p>
          </table:table-cell>
          <table:table-cell office:value-type="float" office:value="25.95" table:style-name="ce1">
            <text:p>25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9-30T14:45:33" table:style-name="ce3">
            <text:p>30/09/2016 14: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1.92" table:style-name="ce1">
            <text:p>1.92</text:p>
          </table:table-cell>
          <table:table-cell office:value-type="float" office:value="0" table:style-name="ce1">
            <text:p>0</text:p>
          </table:table-cell>
          <table:table-cell office:value-type="float" office:value="-25.98" table:style-name="ce1">
            <text:p>-25.98</text:p>
          </table:table-cell>
          <table:table-cell office:value-type="string" table:style-name="ce1">
            <text:p>CHF</text:p>
          </table:table-cell>
          <table:table-cell office:value-type="float" office:value="-25.98" table:style-name="ce1">
            <text:p>-25.98</text:p>
          </table:table-cell>
          <table:table-cell office:value-type="float" office:value="-25.95" table:style-name="ce1">
            <text:p>-25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29T22:16:23" table:style-name="ce3">
            <text:p>29/08/2016 22:16</text:p>
          </table:table-cell>
          <table:table-cell office:value-type="float" office:value="48828855" table:style-name="ce1">
            <text:p>4882885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263.27" table:style-name="ce4">
            <text:p>6,263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263.27" table:style-name="ce4">
            <text:p>-6,263.27</text:p>
          </table:table-cell>
          <table:table-cell office:value-type="string" table:style-name="ce1">
            <text:p>USD</text:p>
          </table:table-cell>
          <table:table-cell office:value-type="float" office:value="-6263.27" table:style-name="ce4">
            <text:p>-6,263.27</text:p>
          </table:table-cell>
          <table:table-cell office:value-type="float" office:value="642.16999999999996" table:style-name="ce1">
            <text:p>642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29T22:16:23" table:style-name="ce3">
            <text:p>29/08/2016 22:16</text:p>
          </table:table-cell>
          <table:table-cell office:value-type="float" office:value="48828855" table:style-name="ce1">
            <text:p>4882885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068.85" table:style-name="ce4">
            <text:p>6,06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68.85" table:style-name="ce4">
            <text:p>6,068.85</text:p>
          </table:table-cell>
          <table:table-cell office:value-type="string" table:style-name="ce1">
            <text:p>CHF</text:p>
          </table:table-cell>
          <table:table-cell office:value-type="float" office:value="6068.85" table:style-name="ce4">
            <text:p>6,068.85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29T09:02:17" table:style-name="ce3">
            <text:p>29/08/2016 09:02</text:p>
          </table:table-cell>
          <table:table-cell office:value-type="float" office:value="48816588" table:style-name="ce1">
            <text:p>4881658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50" table:style-name="ce1">
            <text:p>150</text:p>
          </table:table-cell>
          <table:table-cell office:value-type="float" office:value="40.18" table:style-name="ce1">
            <text:p>40.18</text:p>
          </table:table-cell>
          <table:table-cell office:value-type="float" office:value="41.85" table:style-name="ce1">
            <text:p>41.85</text:p>
          </table:table-cell>
          <table:table-cell office:value-type="float" office:value="0" table:style-name="ce1">
            <text:p>0</text:p>
          </table:table-cell>
          <table:table-cell office:value-type="float" office:value="-6068.85" table:style-name="ce4">
            <text:p>-6,068.85</text:p>
          </table:table-cell>
          <table:table-cell office:value-type="string" table:style-name="ce1">
            <text:p>CHF</text:p>
          </table:table-cell>
          <table:table-cell office:value-type="float" office:value="-6068.85" table:style-name="ce4">
            <text:p>-6,068.85</text:p>
          </table:table-cell>
          <table:table-cell office:value-type="float" office:value="-6068.82" table:style-name="ce4">
            <text:p>-6,068.8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3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107" table:style-name="ce1">
            <text:p>107</text:p>
          </table:table-cell>
          <table:table-cell office:value-type="float" office:value="22.01" table:style-name="ce1">
            <text:p>22.01</text:p>
          </table:table-cell>
          <table:table-cell office:value-type="float" office:value="1.81" table:style-name="ce1">
            <text:p>1.81</text:p>
          </table:table-cell>
          <table:table-cell office:value-type="float" office:value="0" table:style-name="ce1">
            <text:p>0</text:p>
          </table:table-cell>
          <table:table-cell office:value-type="float" office:value="2353.2600000000002" table:style-name="ce4">
            <text:p>2,353.26</text:p>
          </table:table-cell>
          <table:table-cell office:value-type="string" table:style-name="ce1">
            <text:p>USD</text:p>
          </table:table-cell>
          <table:table-cell office:value-type="float" office:value="2353.2600000000002" table:style-name="ce4">
            <text:p>2,353.26</text:p>
          </table:table-cell>
          <table:table-cell office:value-type="float" office:value="6905.44" table:style-name="ce4">
            <text:p>6,905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3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90" table:style-name="ce1">
            <text:p>90</text:p>
          </table:table-cell>
          <table:table-cell office:value-type="float" office:value="22.01" table:style-name="ce1">
            <text:p>22.01</text:p>
          </table:table-cell>
          <table:table-cell office:value-type="float" office:value="1.53" table:style-name="ce1">
            <text:p>1.53</text:p>
          </table:table-cell>
          <table:table-cell office:value-type="float" office:value="0" table:style-name="ce1">
            <text:p>0</text:p>
          </table:table-cell>
          <table:table-cell office:value-type="float" office:value="1979.37" table:style-name="ce4">
            <text:p>1,979.37</text:p>
          </table:table-cell>
          <table:table-cell office:value-type="string" table:style-name="ce1">
            <text:p>USD</text:p>
          </table:table-cell>
          <table:table-cell office:value-type="float" office:value="1979.37" table:style-name="ce4">
            <text:p>1,979.37</text:p>
          </table:table-cell>
          <table:table-cell office:value-type="float" office:value="4552.18" table:style-name="ce4">
            <text:p>4,552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3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20" table:style-name="ce1">
            <text:p>20</text:p>
          </table:table-cell>
          <table:table-cell office:value-type="float" office:value="22.01" table:style-name="ce1">
            <text:p>22.01</text:p>
          </table:table-cell>
          <table:table-cell office:value-type="float" office:value="10.34" table:style-name="ce1">
            <text:p>10.34</text:p>
          </table:table-cell>
          <table:table-cell office:value-type="float" office:value="0" table:style-name="ce1">
            <text:p>0</text:p>
          </table:table-cell>
          <table:table-cell office:value-type="float" office:value="429.86" table:style-name="ce1">
            <text:p>429.86</text:p>
          </table:table-cell>
          <table:table-cell office:value-type="string" table:style-name="ce1">
            <text:p>USD</text:p>
          </table:table-cell>
          <table:table-cell office:value-type="float" office:value="429.86" table:style-name="ce1">
            <text:p>429.86</text:p>
          </table:table-cell>
          <table:table-cell office:value-type="float" office:value="2572.81" table:style-name="ce4">
            <text:p>2,572.8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3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83" table:style-name="ce1">
            <text:p>83</text:p>
          </table:table-cell>
          <table:table-cell office:value-type="float" office:value="22.01" table:style-name="ce1">
            <text:p>22.01</text:p>
          </table:table-cell>
          <table:table-cell office:value-type="float" office:value="27.26" table:style-name="ce1">
            <text:p>27.26</text:p>
          </table:table-cell>
          <table:table-cell office:value-type="float" office:value="0" table:style-name="ce1">
            <text:p>0</text:p>
          </table:table-cell>
          <table:table-cell office:value-type="float" office:value="1799.57" table:style-name="ce4">
            <text:p>1,799.57</text:p>
          </table:table-cell>
          <table:table-cell office:value-type="string" table:style-name="ce1">
            <text:p>USD</text:p>
          </table:table-cell>
          <table:table-cell office:value-type="float" office:value="1799.57" table:style-name="ce4">
            <text:p>1,799.57</text:p>
          </table:table-cell>
          <table:table-cell office:value-type="float" office:value="2142.9499999999998" table:style-name="ce4">
            <text:p>2,142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27T11:58:39" table:style-name="ce3">
            <text:p>27/07/2016 11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1" table:style-name="ce1">
            <text:p>1</text:p>
          </table:table-cell>
          <table:table-cell office:value-type="float" office:value="225.17" table:style-name="ce1">
            <text:p>225.17</text:p>
          </table:table-cell>
          <table:table-cell office:value-type="float" office:value="6.48" table:style-name="ce1">
            <text:p>6.48</text:p>
          </table:table-cell>
          <table:table-cell office:value-type="float" office:value="0" table:style-name="ce1">
            <text:p>0</text:p>
          </table:table-cell>
          <table:table-cell office:value-type="float" office:value="218.69" table:style-name="ce1">
            <text:p>218.69</text:p>
          </table:table-cell>
          <table:table-cell office:value-type="string" table:style-name="ce1">
            <text:p>USD</text:p>
          </table:table-cell>
          <table:table-cell office:value-type="float" office:value="218.69" table:style-name="ce1">
            <text:p>218.69</text:p>
          </table:table-cell>
          <table:table-cell office:value-type="float" office:value="343.38" table:style-name="ce1">
            <text:p>343.3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11T22:15:51" table:style-name="ce3">
            <text:p>11/07/2016 22:15</text:p>
          </table:table-cell>
          <table:table-cell office:value-type="float" office:value="48320343" table:style-name="ce1">
            <text:p>48320343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41.06" table:style-name="ce1">
            <text:p>341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41.06" table:style-name="ce1">
            <text:p>-341.06</text:p>
          </table:table-cell>
          <table:table-cell office:value-type="string" table:style-name="ce1">
            <text:p>USD</text:p>
          </table:table-cell>
          <table:table-cell office:value-type="float" office:value="-341.06" table:style-name="ce1">
            <text:p>-341.06</text:p>
          </table:table-cell>
          <table:table-cell office:value-type="float" office:value="124.69" table:style-name="ce1">
            <text:p>124.6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11T22:15:51" table:style-name="ce3">
            <text:p>11/07/2016 22:15</text:p>
          </table:table-cell>
          <table:table-cell office:value-type="float" office:value="48320343" table:style-name="ce1">
            <text:p>48320343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32" table:style-name="ce1">
            <text:p>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CHF</text:p>
          </table:table-cell>
          <table:table-cell office:value-type="float" office:value="332" table:style-name="ce1">
            <text:p>332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9:24" table:style-name="ce3">
            <text:p>11/07/2016 14:49</text:p>
          </table:table-cell>
          <table:table-cell office:value-type="float" office:value="48313029" table:style-name="ce1">
            <text:p>4831302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117" table:style-name="ce1">
            <text:p>117</text:p>
          </table:table-cell>
          <table:table-cell office:value-type="float" office:value="3.8" table:style-name="ce1">
            <text:p>3.8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-444.95" table:style-name="ce1">
            <text:p>-444.95</text:p>
          </table:table-cell>
          <table:table-cell office:value-type="string" table:style-name="ce1">
            <text:p>CHF</text:p>
          </table:table-cell>
          <table:table-cell office:value-type="float" office:value="-444.95" table:style-name="ce1">
            <text:p>-444.95</text:p>
          </table:table-cell>
          <table:table-cell office:value-type="float" office:value="-331.97" table:style-name="ce1">
            <text:p>-331.9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9:24" table:style-name="ce3">
            <text:p>11/07/2016 14:49</text:p>
          </table:table-cell>
          <table:table-cell office:value-type="float" office:value="48313029" table:style-name="ce1">
            <text:p>4831302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1283" table:style-name="ce1">
            <text:p>1283</text:p>
          </table:table-cell>
          <table:table-cell office:value-type="float" office:value="3.8" table:style-name="ce1">
            <text:p>3.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-4916.3999999999996" table:style-name="ce4">
            <text:p>-4,916.40</text:p>
          </table:table-cell>
          <table:table-cell office:value-type="string" table:style-name="ce1">
            <text:p>CHF</text:p>
          </table:table-cell>
          <table:table-cell office:value-type="float" office:value="-4916.3999999999996" table:style-name="ce4">
            <text:p>-4,916.40</text:p>
          </table:table-cell>
          <table:table-cell office:value-type="float" office:value="112.98" table:style-name="ce1">
            <text:p>112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5:55" table:style-name="ce3">
            <text:p>11/07/2016 14:45</text:p>
          </table:table-cell>
          <table:table-cell office:value-type="float" office:value="48312770" table:style-name="ce1">
            <text:p>4831277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0" table:style-name="ce1">
            <text:p>10</text:p>
          </table:table-cell>
          <table:table-cell office:value-type="float" office:value="507" table:style-name="ce1">
            <text:p>507</text:p>
          </table:table-cell>
          <table:table-cell office:value-type="float" office:value="40.65" table:style-name="ce1">
            <text:p>40.65</text:p>
          </table:table-cell>
          <table:table-cell office:value-type="float" office:value="0" table:style-name="ce1">
            <text:p>0</text:p>
          </table:table-cell>
          <table:table-cell office:value-type="float" office:value="5029.3500000000004" table:style-name="ce4">
            <text:p>5,029.35</text:p>
          </table:table-cell>
          <table:table-cell office:value-type="string" table:style-name="ce1">
            <text:p>CHF</text:p>
          </table:table-cell>
          <table:table-cell office:value-type="float" office:value="5029.3500000000004" table:style-name="ce4">
            <text:p>5,029.35</text:p>
          </table:table-cell>
          <table:table-cell office:value-type="float" office:value="5029.38" table:style-name="ce4">
            <text:p>5,02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06T08:53:19" table:style-name="ce3">
            <text:p>06/07/2016 08: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rtlose Ausbuchung</text:p>
          </table:table-cell>
          <table:table-cell office:value-type="string" table:style-name="ce1">
            <text:p>PRECIOUSW.RIGHT</text:p>
          </table:table-cell>
          <table:table-cell office:value-type="string" table:style-name="ce1">
            <text:p>PRECIOUS WOODS HOLDING ANRECHT 20 1 6-28.6.16</text:p>
          </table:table-cell>
          <table:table-cell office:value-type="string" table:style-name="ce1">
            <text:p>CH0328492829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30T22:17:09" table:style-name="ce3">
            <text:p>30/06/2016 22:17</text:p>
          </table:table-cell>
          <table:table-cell office:value-type="float" office:value="48179162" table:style-name="ce1">
            <text:p>48179162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44" table:style-name="ce1">
            <text:p>26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44" table:style-name="ce1">
            <text:p>-26.44</text:p>
          </table:table-cell>
          <table:table-cell office:value-type="string" table:style-name="ce1">
            <text:p>USD</text:p>
          </table:table-cell>
          <table:table-cell office:value-type="float" office:value="-26.44" table:style-name="ce1">
            <text:p>-26.44</text:p>
          </table:table-cell>
          <table:table-cell office:value-type="float" office:value="465.75" table:style-name="ce1">
            <text:p>465.7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6-30T22:17:09" table:style-name="ce3">
            <text:p>30/06/2016 22:17</text:p>
          </table:table-cell>
          <table:table-cell office:value-type="float" office:value="48179162" table:style-name="ce1">
            <text:p>48179162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55" table:style-name="ce1">
            <text:p>25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55" table:style-name="ce1">
            <text:p>25.55</text:p>
          </table:table-cell>
          <table:table-cell office:value-type="string" table:style-name="ce1">
            <text:p>CHF</text:p>
          </table:table-cell>
          <table:table-cell office:value-type="float" office:value="25.55" table:style-name="ce1">
            <text:p>25.55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30T12:02:35" table:style-name="ce3">
            <text:p>30/06/2016 12:0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65" table:style-name="ce1">
            <text:p>23.65</text:p>
          </table:table-cell>
          <table:table-cell office:value-type="float" office:value="1.89" table:style-name="ce1">
            <text:p>1.89</text:p>
          </table:table-cell>
          <table:table-cell office:value-type="float" office:value="0" table:style-name="ce1">
            <text:p>0</text:p>
          </table:table-cell>
          <table:table-cell office:value-type="float" office:value="-25.54" table:style-name="ce1">
            <text:p>-25.54</text:p>
          </table:table-cell>
          <table:table-cell office:value-type="string" table:style-name="ce1">
            <text:p>CHF</text:p>
          </table:table-cell>
          <table:table-cell office:value-type="float" office:value="-25.54" table:style-name="ce1">
            <text:p>-25.54</text:p>
          </table:table-cell>
          <table:table-cell office:value-type="float" office:value="-25.52" table:style-name="ce1">
            <text:p>-25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1T22:16:23" table:style-name="ce3">
            <text:p>21/06/2016 22:16</text:p>
          </table:table-cell>
          <table:table-cell office:value-type="float" office:value="48017389" table:style-name="ce1">
            <text:p>48017389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90.64" table:style-name="ce4">
            <text:p>2,090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90.64" table:style-name="ce4">
            <text:p>-2,090.64</text:p>
          </table:table-cell>
          <table:table-cell office:value-type="string" table:style-name="ce1">
            <text:p>USD</text:p>
          </table:table-cell>
          <table:table-cell office:value-type="float" office:value="-2090.64" table:style-name="ce4">
            <text:p>-2,090.64</text:p>
          </table:table-cell>
          <table:table-cell office:value-type="float" office:value="492.19" table:style-name="ce1">
            <text:p>492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6-21T22:16:23" table:style-name="ce3">
            <text:p>21/06/2016 22:16</text:p>
          </table:table-cell>
          <table:table-cell office:value-type="float" office:value="48017389" table:style-name="ce1">
            <text:p>48017389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992.25" table:style-name="ce4">
            <text:p>1,99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2.25" table:style-name="ce4">
            <text:p>1,992.25</text:p>
          </table:table-cell>
          <table:table-cell office:value-type="string" table:style-name="ce1">
            <text:p>CHF</text:p>
          </table:table-cell>
          <table:table-cell office:value-type="float" office:value="1992.25" table:style-name="ce4">
            <text:p>1,992.2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1T09:01:10" table:style-name="ce3">
            <text:p>21/06/2016 09:01</text:p>
          </table:table-cell>
          <table:table-cell office:value-type="float" office:value="48006920" table:style-name="ce1">
            <text:p>4800692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YNN</text:p>
          </table:table-cell>
          <table:table-cell office:value-type="string" table:style-name="ce1">
            <text:p>SYNGENTA N</text:p>
          </table:table-cell>
          <table:table-cell office:value-type="string" table:style-name="ce1">
            <text:p>CH0011037469</text:p>
          </table:table-cell>
          <table:table-cell office:value-type="float" office:value="12" table:style-name="ce1">
            <text:p>12</text:p>
          </table:table-cell>
          <table:table-cell office:value-type="float" office:value="382" table:style-name="ce1">
            <text:p>382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-4624.8" table:style-name="ce4">
            <text:p>-4,624.80</text:p>
          </table:table-cell>
          <table:table-cell office:value-type="string" table:style-name="ce1">
            <text:p>CHF</text:p>
          </table:table-cell>
          <table:table-cell office:value-type="float" office:value="-4624.8" table:style-name="ce4">
            <text:p>-4,624.80</text:p>
          </table:table-cell>
          <table:table-cell office:value-type="float" office:value="-1992.23" table:style-name="ce4">
            <text:p>-1,992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0T09:05:21" table:style-name="ce3">
            <text:p>20/06/2016 09:0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PRECIOUSW.RIGHT</text:p>
          </table:table-cell>
          <table:table-cell office:value-type="string" table:style-name="ce1">
            <text:p>PRECIOUS WOODS HOLDING ANRECHT 20 1 6-28.6.16</text:p>
          </table:table-cell>
          <table:table-cell office:value-type="string" table:style-name="ce1">
            <text:p>CH0328492829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8T09:00:24" table:style-name="ce3">
            <text:p>08/06/2016 09:00</text:p>
          </table:table-cell>
          <table:table-cell office:value-type="float" office:value="47833615" table:style-name="ce1">
            <text:p>4783361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5" table:style-name="ce1">
            <text:p>15</text:p>
          </table:table-cell>
          <table:table-cell office:value-type="float" office:value="304.89999999999998" table:style-name="ce1">
            <text:p>304.9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-4614.3" table:style-name="ce4">
            <text:p>-4,614.30</text:p>
          </table:table-cell>
          <table:table-cell office:value-type="string" table:style-name="ce1">
            <text:p>CHF</text:p>
          </table:table-cell>
          <table:table-cell office:value-type="float" office:value="-4614.3" table:style-name="ce4">
            <text:p>-4,614.30</text:p>
          </table:table-cell>
          <table:table-cell office:value-type="float" office:value="2632.57" table:style-name="ce4">
            <text:p>2,632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58:03" table:style-name="ce3">
            <text:p>06/06/2016 09:58</text:p>
          </table:table-cell>
          <table:table-cell office:value-type="float" office:value="47807379" table:style-name="ce1">
            <text:p>4780737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7500" table:style-name="ce1">
            <text:p>7500</text:p>
          </table:table-cell>
          <table:table-cell office:value-type="float" office:value="0.63" table:style-name="ce1">
            <text:p>0.63</text:p>
          </table:table-cell>
          <table:table-cell office:value-type="float" office:value="40.4" table:style-name="ce1">
            <text:p>40.4</text:p>
          </table:table-cell>
          <table:table-cell office:value-type="float" office:value="0" table:style-name="ce1">
            <text:p>0</text:p>
          </table:table-cell>
          <table:table-cell office:value-type="float" office:value="4684.6000000000004" table:style-name="ce4">
            <text:p>4,684.60</text:p>
          </table:table-cell>
          <table:table-cell office:value-type="string" table:style-name="ce1">
            <text:p>CHF</text:p>
          </table:table-cell>
          <table:table-cell office:value-type="float" office:value="4684.6000000000004" table:style-name="ce4">
            <text:p>4,684.60</text:p>
          </table:table-cell>
          <table:table-cell office:value-type="float" office:value="7246.87" table:style-name="ce4">
            <text:p>7,246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01:13" table:style-name="ce3">
            <text:p>06/06/2016 09:01</text:p>
          </table:table-cell>
          <table:table-cell office:value-type="float" office:value="47807383" table:style-name="ce1">
            <text:p>47807383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18.5" table:style-name="ce1">
            <text:p>18.5</text:p>
          </table:table-cell>
          <table:table-cell office:value-type="float" office:value="11.45" table:style-name="ce1">
            <text:p>11.45</text:p>
          </table:table-cell>
          <table:table-cell office:value-type="float" office:value="0" table:style-name="ce1">
            <text:p>0</text:p>
          </table:table-cell>
          <table:table-cell office:value-type="float" office:value="99.55" table:style-name="ce1">
            <text:p>99.55</text:p>
          </table:table-cell>
          <table:table-cell office:value-type="string" table:style-name="ce1">
            <text:p>CHF</text:p>
          </table:table-cell>
          <table:table-cell office:value-type="float" office:value="99.55" table:style-name="ce1">
            <text:p>99.55</text:p>
          </table:table-cell>
          <table:table-cell office:value-type="float" office:value="2562.27" table:style-name="ce4">
            <text:p>2,562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00:12" table:style-name="ce3">
            <text:p>06/06/2016 09:00</text:p>
          </table:table-cell>
          <table:table-cell office:value-type="float" office:value="47807361" table:style-name="ce1">
            <text:p>47807361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20" table:style-name="ce1">
            <text:p>120</text:p>
          </table:table-cell>
          <table:table-cell office:value-type="float" office:value="21.44" table:style-name="ce1">
            <text:p>21.44</text:p>
          </table:table-cell>
          <table:table-cell office:value-type="float" office:value="15.76" table:style-name="ce1">
            <text:p>15.76</text:p>
          </table:table-cell>
          <table:table-cell office:value-type="float" office:value="0" table:style-name="ce1">
            <text:p>0</text:p>
          </table:table-cell>
          <table:table-cell office:value-type="float" office:value="2557.04" table:style-name="ce4">
            <text:p>2,557.04</text:p>
          </table:table-cell>
          <table:table-cell office:value-type="string" table:style-name="ce1">
            <text:p>USD</text:p>
          </table:table-cell>
          <table:table-cell office:value-type="float" office:value="2557.04" table:style-name="ce4">
            <text:p>2,557.04</text:p>
          </table:table-cell>
          <table:table-cell office:value-type="float" office:value="2582.83" table:style-name="ce4">
            <text:p>2,582.8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5-17T19:22:49" table:style-name="ce3">
            <text:p>17/05/2016 19:2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float" office:value="150" table:style-name="ce1">
            <text:p>150</text:p>
          </table:table-cell>
          <table:table-cell office:value-type="float" office:value="2462.7199999999998" table:style-name="ce4">
            <text:p>2,462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5-13T17:39:31" table:style-name="ce3">
            <text:p>13/05/2016 17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float" office:value="2312.7199999999998" table:style-name="ce4">
            <text:p>2,312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4-14T08:53:52" table:style-name="ce3">
            <text:p>14/04/2016 08: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rtlose Ausbuchung</text:p>
          </table:table-cell>
          <table:table-cell office:value-type="string" table:style-name="ce1">
            <text:p>VONR ANR 6.4.16</text:p>
          </table:table-cell>
          <table:table-cell office:value-type="string" table:style-name="ce1">
            <text:p>VON ROLL HLDG - ANRECHT <text:s/>2016-6.4.1 6</text:p>
          </table:table-cell>
          <table:table-cell office:value-type="string" table:style-name="ce1">
            <text:p>CH0319579220</text:p>
          </table:table-cell>
          <table:table-cell office:value-type="float" office:value="-7500" table:style-name="ce1">
            <text:p>-7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4-11T11:11:34" table:style-name="ce3">
            <text:p>11/04/2016 11:1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37.5" table:style-name="ce1">
            <text:p>337.5</text:p>
          </table:table-cell>
          <table:table-cell office:value-type="float" office:value="118.13" table:style-name="ce1">
            <text:p>118.13</text:p>
          </table:table-cell>
          <table:table-cell office:value-type="float" office:value="0" table:style-name="ce1">
            <text:p>0</text:p>
          </table:table-cell>
          <table:table-cell office:value-type="float" office:value="219.37" table:style-name="ce1">
            <text:p>219.37</text:p>
          </table:table-cell>
          <table:table-cell office:value-type="string" table:style-name="ce1">
            <text:p>CHF</text:p>
          </table:table-cell>
          <table:table-cell office:value-type="float" office:value="219.37" table:style-name="ce1">
            <text:p>219.37</text:p>
          </table:table-cell>
          <table:table-cell office:value-type="float" office:value="2215.2199999999998" table:style-name="ce4">
            <text:p>2,215.2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31T15:38:43" table:style-name="ce3">
            <text:p>31/03/2016 15: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260000000000002" table:style-name="ce1">
            <text:p>20.26</text:p>
          </table:table-cell>
          <table:table-cell office:value-type="float" office:value="1.62" table:style-name="ce1">
            <text:p>1.62</text:p>
          </table:table-cell>
          <table:table-cell office:value-type="float" office:value="0" table:style-name="ce1">
            <text:p>0</text:p>
          </table:table-cell>
          <table:table-cell office:value-type="float" office:value="-21.88" table:style-name="ce1">
            <text:p>-21.88</text:p>
          </table:table-cell>
          <table:table-cell office:value-type="string" table:style-name="ce1">
            <text:p>CHF</text:p>
          </table:table-cell>
          <table:table-cell office:value-type="float" office:value="-21.88" table:style-name="ce1">
            <text:p>-21.88</text:p>
          </table:table-cell>
          <table:table-cell office:value-type="float" office:value="1995.85" table:style-name="ce4">
            <text:p>1,99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29T18:46:23" table:style-name="ce3">
            <text:p>29/03/2016 18: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5.79" table:style-name="ce1">
            <text:p>25.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79" table:style-name="ce1">
            <text:p>25.79</text:p>
          </table:table-cell>
          <table:table-cell office:value-type="string" table:style-name="ce1">
            <text:p>USD</text:p>
          </table:table-cell>
          <table:table-cell office:value-type="float" office:value="25.79" table:style-name="ce1">
            <text:p>25.79</text:p>
          </table:table-cell>
          <table:table-cell office:value-type="float" office:value="25.79" table:style-name="ce1">
            <text:p>25.7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3-23T10:06:58" table:style-name="ce3">
            <text:p>23/03/2016 10:0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VONR ANR 6.4.16</text:p>
          </table:table-cell>
          <table:table-cell office:value-type="string" table:style-name="ce1">
            <text:p>VON ROLL HLDG - ANRECHT <text:s/>2016-6.4.1 6</text:p>
          </table:table-cell>
          <table:table-cell office:value-type="string" table:style-name="ce1">
            <text:p>CH0319579220</text:p>
          </table:table-cell>
          <table:table-cell office:value-type="float" office:value="7500" table:style-name="ce1">
            <text:p>7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14T16:40:58" table:style-name="ce3">
            <text:p>14/03/2016 16: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2017.73" table:style-name="ce4">
            <text:p>2,017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42:44" table:style-name="ce3">
            <text:p>04/03/2016 10: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verse Split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42:44" table:style-name="ce3">
            <text:p>04/03/2016 10: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verse Split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38:21" table:style-name="ce3">
            <text:p>04/03/2016 10: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Corporate Action)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38:21" table:style-name="ce3">
            <text:p>04/03/2016 10: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Corporate Action)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08:39:51" table:style-name="ce3">
            <text:p>04/03/2016 08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verse Split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08:39:50" table:style-name="ce3">
            <text:p>04/03/2016 08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verse Split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3T05:16:00" table:style-name="ce3">
            <text:p>03/03/2016 05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6-03-03T05:16:00" table:style-name="ce3">
            <text:p>03/03/2016 05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6-02-15T22:15:24" table:style-name="ce3">
            <text:p>15/02/2016 22:15</text:p>
          </table:table-cell>
          <table:table-cell office:value-type="float" office:value="46368979" table:style-name="ce1">
            <text:p>46368979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037.18" table:style-name="ce4">
            <text:p>6,037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037.18" table:style-name="ce4">
            <text:p>-6,037.18</text:p>
          </table:table-cell>
          <table:table-cell office:value-type="string" table:style-name="ce1">
            <text:p>CHF</text:p>
          </table:table-cell>
          <table:table-cell office:value-type="float" office:value="-6037.18" table:style-name="ce4">
            <text:p>-6,037.18</text:p>
          </table:table-cell>
          <table:table-cell office:value-type="float" office:value="2125.73" table:style-name="ce4">
            <text:p>2,125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2-15T22:15:24" table:style-name="ce3">
            <text:p>15/02/2016 22:15</text:p>
          </table:table-cell>
          <table:table-cell office:value-type="float" office:value="46368979" table:style-name="ce1">
            <text:p>46368979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431.24" table:style-name="ce4">
            <text:p>5,431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31.24" table:style-name="ce4">
            <text:p>5,431.24</text:p>
          </table:table-cell>
          <table:table-cell office:value-type="string" table:style-name="ce1">
            <text:p>EUR</text:p>
          </table:table-cell>
          <table:table-cell office:value-type="float" office:value="5431.24" table:style-name="ce4">
            <text:p>5,431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6-02-15T09:40:46" table:style-name="ce3">
            <text:p>15/02/2016 09:40</text:p>
          </table:table-cell>
          <table:table-cell office:value-type="float" office:value="46358640" table:style-name="ce1">
            <text:p>4635864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0" table:style-name="ce1">
            <text:p>10</text:p>
          </table:table-cell>
          <table:table-cell office:value-type="float" office:value="457.25" table:style-name="ce1">
            <text:p>457.25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-4613.3" table:style-name="ce4">
            <text:p>-4,613.30</text:p>
          </table:table-cell>
          <table:table-cell office:value-type="string" table:style-name="ce1">
            <text:p>CHF</text:p>
          </table:table-cell>
          <table:table-cell office:value-type="float" office:value="-4613.3" table:style-name="ce4">
            <text:p>-4,613.30</text:p>
          </table:table-cell>
          <table:table-cell office:value-type="float" office:value="8162.91" table:style-name="ce4">
            <text:p>8,162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2-15T09:39:20" table:style-name="ce3">
            <text:p>15/02/2016 09:39</text:p>
          </table:table-cell>
          <table:table-cell office:value-type="float" office:value="46358568" table:style-name="ce1">
            <text:p>4635856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000" table:style-name="ce1">
            <text:p>1000</text:p>
          </table:table-cell>
          <table:table-cell office:value-type="float" office:value="5.3840000000000003" table:style-name="ce1">
            <text:p>5.384</text:p>
          </table:table-cell>
          <table:table-cell office:value-type="float" office:value="47.24" table:style-name="ce1">
            <text:p>47.24</text:p>
          </table:table-cell>
          <table:table-cell office:value-type="float" office:value="0" table:style-name="ce1">
            <text:p>0</text:p>
          </table:table-cell>
          <table:table-cell office:value-type="float" office:value="-5431.24" table:style-name="ce4">
            <text:p>-5,431.24</text:p>
          </table:table-cell>
          <table:table-cell office:value-type="string" table:style-name="ce1">
            <text:p>EUR</text:p>
          </table:table-cell>
          <table:table-cell office:value-type="float" office:value="-5431.24" table:style-name="ce4">
            <text:p>-5,431.24</text:p>
          </table:table-cell>
          <table:table-cell office:value-type="float" office:value="-5431.24" table:style-name="ce4">
            <text:p>-5,431.2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6-01-25T22:15:43" table:style-name="ce3">
            <text:p>25/01/2016 22:15</text:p>
          </table:table-cell>
          <table:table-cell office:value-type="float" office:value="46107514" table:style-name="ce1">
            <text:p>4610751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054.87" table:style-name="ce4">
            <text:p>5,054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054.87" table:style-name="ce4">
            <text:p>-5,054.87</text:p>
          </table:table-cell>
          <table:table-cell office:value-type="string" table:style-name="ce1">
            <text:p>CHF</text:p>
          </table:table-cell>
          <table:table-cell office:value-type="float" office:value="-5054.87" table:style-name="ce4">
            <text:p>-5,054.87</text:p>
          </table:table-cell>
          <table:table-cell office:value-type="float" office:value="12776.21" table:style-name="ce4">
            <text:p>12,776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22:15:43" table:style-name="ce3">
            <text:p>25/01/2016 22:15</text:p>
          </table:table-cell>
          <table:table-cell office:value-type="float" office:value="46107514" table:style-name="ce1">
            <text:p>4610751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940.26" table:style-name="ce4">
            <text:p>4,940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40.26" table:style-name="ce4">
            <text:p>4,940.26</text:p>
          </table:table-cell>
          <table:table-cell office:value-type="string" table:style-name="ce1">
            <text:p>USD</text:p>
          </table:table-cell>
          <table:table-cell office:value-type="float" office:value="4940.26" table:style-name="ce4">
            <text:p>4,940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25T15:45:23" table:style-name="ce3">
            <text:p>25/01/2016 15:45</text:p>
          </table:table-cell>
          <table:table-cell office:value-type="float" office:value="46103526" table:style-name="ce1">
            <text:p>4610352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3" table:style-name="ce1">
            <text:p>3</text:p>
          </table:table-cell>
          <table:table-cell office:value-type="float" office:value="42.72" table:style-name="ce1">
            <text:p>42.7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28.25" table:style-name="ce1">
            <text:p>-128.25</text:p>
          </table:table-cell>
          <table:table-cell office:value-type="string" table:style-name="ce1">
            <text:p>CHF</text:p>
          </table:table-cell>
          <table:table-cell office:value-type="float" office:value="-128.25" table:style-name="ce1">
            <text:p>-128.25</text:p>
          </table:table-cell>
          <table:table-cell office:value-type="float" office:value="17831.080000000002" table:style-name="ce4">
            <text:p>17,831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15:45:23" table:style-name="ce3">
            <text:p>25/01/2016 15:45</text:p>
          </table:table-cell>
          <table:table-cell office:value-type="float" office:value="46103526" table:style-name="ce1">
            <text:p>4610352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97" table:style-name="ce1">
            <text:p>97</text:p>
          </table:table-cell>
          <table:table-cell office:value-type="float" office:value="42.71" table:style-name="ce1">
            <text:p>42.71</text:p>
          </table:table-cell>
          <table:table-cell office:value-type="float" office:value="40.450000000000003" table:style-name="ce1">
            <text:p>40.45</text:p>
          </table:table-cell>
          <table:table-cell office:value-type="float" office:value="0" table:style-name="ce1">
            <text:p>0</text:p>
          </table:table-cell>
          <table:table-cell office:value-type="float" office:value="-4183.3" table:style-name="ce4">
            <text:p>-4,183.30</text:p>
          </table:table-cell>
          <table:table-cell office:value-type="string" table:style-name="ce1">
            <text:p>CHF</text:p>
          </table:table-cell>
          <table:table-cell office:value-type="float" office:value="-4183.3" table:style-name="ce4">
            <text:p>-4,183.30</text:p>
          </table:table-cell>
          <table:table-cell office:value-type="float" office:value="17959.330000000002" table:style-name="ce4">
            <text:p>17,959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15:39:41" table:style-name="ce3">
            <text:p>25/01/2016 15:39</text:p>
          </table:table-cell>
          <table:table-cell office:value-type="float" office:value="46103405" table:style-name="ce1">
            <text:p>4610340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300" table:style-name="ce1">
            <text:p>300</text:p>
          </table:table-cell>
          <table:table-cell office:value-type="float" office:value="16.39" table:style-name="ce1">
            <text:p>16.39</text:p>
          </table:table-cell>
          <table:table-cell office:value-type="float" office:value="39.54" table:style-name="ce1">
            <text:p>39.54</text:p>
          </table:table-cell>
          <table:table-cell office:value-type="float" office:value="0" table:style-name="ce1">
            <text:p>0</text:p>
          </table:table-cell>
          <table:table-cell office:value-type="float" office:value="-4956.54" table:style-name="ce4">
            <text:p>-4,956.54</text:p>
          </table:table-cell>
          <table:table-cell office:value-type="string" table:style-name="ce1">
            <text:p>USD</text:p>
          </table:table-cell>
          <table:table-cell office:value-type="float" office:value="-4956.54" table:style-name="ce4">
            <text:p>-4,956.54</text:p>
          </table:table-cell>
          <table:table-cell office:value-type="float" office:value="-4940.26" table:style-name="ce4">
            <text:p>-4,940.2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22T06:31:09" table:style-name="ce3">
            <text:p>22/01/2016 06: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erg黷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000" table:style-name="ce4">
            <text:p>20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00" table:style-name="ce4">
            <text:p>20,000.00</text:p>
          </table:table-cell>
          <table:table-cell office:value-type="string" table:style-name="ce1">
            <text:p>CHF</text:p>
          </table:table-cell>
          <table:table-cell office:value-type="float" office:value="20000" table:style-name="ce4">
            <text:p>20,000.00</text:p>
          </table:table-cell>
          <table:table-cell office:value-type="float" office:value="22142.63" table:style-name="ce4">
            <text:p>22,14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01T13:10:07" table:style-name="ce3">
            <text:p>01/01/2016 13: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string" table:style-name="ce1">
            <text:p>USD</text:p>
          </table:table-cell>
          <table:table-cell office:value-type="float" office:value="0.18" table:style-name="ce1">
            <text:p>0.18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01T13:10:07" table:style-name="ce3">
            <text:p>01/01/2016 13: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string" table:style-name="ce1">
            <text:p>CHF</text:p>
          </table:table-cell>
          <table:table-cell office:value-type="float" office:value="-0.05" table:style-name="ce1">
            <text:p>-0.05</text:p>
          </table:table-cell>
          <table:table-cell office:value-type="float" office:value="2142.63" table:style-name="ce4">
            <text:p>2,14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31T11:43:21" table:style-name="ce3">
            <text:p>31/12/2015 11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99" table:style-name="ce1">
            <text:p>21.99</text:p>
          </table:table-cell>
          <table:table-cell office:value-type="float" office:value="1.76" table:style-name="ce1">
            <text:p>1.76</text:p>
          </table:table-cell>
          <table:table-cell office:value-type="float" office:value="0" table:style-name="ce1">
            <text:p>0</text:p>
          </table:table-cell>
          <table:table-cell office:value-type="float" office:value="-23.75" table:style-name="ce1">
            <text:p>-23.75</text:p>
          </table:table-cell>
          <table:table-cell office:value-type="string" table:style-name="ce1">
            <text:p>CHF</text:p>
          </table:table-cell>
          <table:table-cell office:value-type="float" office:value="-23.75" table:style-name="ce1">
            <text:p>-23.75</text:p>
          </table:table-cell>
          <table:table-cell office:value-type="float" office:value="2142.6799999999998" table:style-name="ce4">
            <text:p>2,142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30T17:33:03" table:style-name="ce3">
            <text:p>30/12/2015 17:3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USD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2-23T08:57:25" table:style-name="ce3">
            <text:p>23/12/2015 08: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rtlose Ausbuchung</text:p>
          </table:table-cell>
          <table:table-cell office:value-type="string" table:style-name="ce1">
            <text:p>OR ANRECHT</text:p>
          </table:table-cell>
          <table:table-cell office:value-type="string" table:style-name="ce1">
            <text:p>ORASCOM DEVL - ANRECHT <text:s/>2015-14.12. 15</text:p>
          </table:table-cell>
          <table:table-cell office:value-type="string" table:style-name="ce1">
            <text:p>CH0304060533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07T17:47:52" table:style-name="ce3">
            <text:p>07/12/2015 17:4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OR ANRECHT</text:p>
          </table:table-cell>
          <table:table-cell office:value-type="string" table:style-name="ce1">
            <text:p>ORASCOM DEVL - ANRECHT <text:s/>2015-14.12. 15</text:p>
          </table:table-cell>
          <table:table-cell office:value-type="string" table:style-name="ce1">
            <text:p>CH030406053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30T07:32:16" table:style-name="ce3">
            <text:p>30/11/2015 07:3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4000" table:style-name="ce4">
            <text:p>14,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4002" table:style-name="ce4">
            <text:p>-14,002.00</text:p>
          </table:table-cell>
          <table:table-cell office:value-type="string" table:style-name="ce1">
            <text:p>CHF</text:p>
          </table:table-cell>
          <table:table-cell office:value-type="float" office:value="-14002" table:style-name="ce4">
            <text:p>-14,002.00</text:p>
          </table:table-cell>
          <table:table-cell office:value-type="float" office:value="2166.4299999999998" table:style-name="ce4">
            <text:p>2,166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6T09:46:50" table:style-name="ce3">
            <text:p>26/11/2015 09:46</text:p>
          </table:table-cell>
          <table:table-cell office:value-type="float" office:value="45424131" table:style-name="ce1">
            <text:p>45424131</text:p>
          </table:table-cell>
          <table:table-cell office:value-type="string" table:style-name="ce2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301.27" table:style-name="ce4">
            <text:p>5,301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01.27" table:style-name="ce4">
            <text:p>-5,301.27</text:p>
          </table:table-cell>
          <table:table-cell office:value-type="string" table:style-name="ce1">
            <text:p>EUR</text:p>
          </table:table-cell>
          <table:table-cell office:value-type="float" office:value="-5301.27" table:style-name="ce4">
            <text:p>-5,301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11-26T09:46:50" table:style-name="ce3">
            <text:p>26/11/2015 09:46</text:p>
          </table:table-cell>
          <table:table-cell office:value-type="float" office:value="45424131" table:style-name="ce1">
            <text:p>45424131</text:p>
          </table:table-cell>
          <table:table-cell office:value-type="string" table:style-name="ce2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699.55" table:style-name="ce4">
            <text:p>5,699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99.55" table:style-name="ce4">
            <text:p>5,699.55</text:p>
          </table:table-cell>
          <table:table-cell office:value-type="string" table:style-name="ce1">
            <text:p>CHF</text:p>
          </table:table-cell>
          <table:table-cell office:value-type="float" office:value="5699.55" table:style-name="ce4">
            <text:p>5,699.55</text:p>
          </table:table-cell>
          <table:table-cell office:value-type="float" office:value="16168.43" table:style-name="ce4">
            <text:p>16,168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6T09:46:06" table:style-name="ce3">
            <text:p>26/11/2015 09:46</text:p>
          </table:table-cell>
          <table:table-cell office:value-type="float" office:value="45424115" table:style-name="ce1">
            <text:p>45424115</text:p>
          </table:table-cell>
          <table:table-cell office:value-type="string" table:style-name="ce2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639.03" table:style-name="ce4">
            <text:p>5,639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639.03" table:style-name="ce4">
            <text:p>-5,639.03</text:p>
          </table:table-cell>
          <table:table-cell office:value-type="string" table:style-name="ce1">
            <text:p>USD</text:p>
          </table:table-cell>
          <table:table-cell office:value-type="float" office:value="-5639.03" table:style-name="ce4">
            <text:p>-5,639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1-26T09:46:06" table:style-name="ce3">
            <text:p>26/11/2015 09:46</text:p>
          </table:table-cell>
          <table:table-cell office:value-type="float" office:value="45424115" table:style-name="ce1">
            <text:p>45424115</text:p>
          </table:table-cell>
          <table:table-cell office:value-type="string" table:style-name="ce2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714.55" table:style-name="ce4">
            <text:p>5,714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14.55" table:style-name="ce4">
            <text:p>5,714.55</text:p>
          </table:table-cell>
          <table:table-cell office:value-type="string" table:style-name="ce1">
            <text:p>CHF</text:p>
          </table:table-cell>
          <table:table-cell office:value-type="float" office:value="5714.55" table:style-name="ce4">
            <text:p>5,714.55</text:p>
          </table:table-cell>
          <table:table-cell office:value-type="float" office:value="10468.879999999999" table:style-name="ce4">
            <text:p>10,468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4T14:52:48" table:style-name="ce3">
            <text:p>24/11/2015 14:52</text:p>
          </table:table-cell>
          <table:table-cell office:value-type="float" office:value="45402028" table:style-name="ce1">
            <text:p>4540202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ZUBN1</text:p>
          </table:table-cell>
          <table:table-cell office:value-type="string" table:style-name="ce1">
            <text:p>ZUEBLIN IMM ANR</text:p>
          </table:table-cell>
          <table:table-cell office:value-type="string" table:style-name="ce1">
            <text:p>CH0284133938</text:p>
          </table:table-cell>
          <table:table-cell office:value-type="float" office:value="2500" table:style-name="ce1">
            <text:p>2500</text:p>
          </table:table-cell>
          <table:table-cell office:value-type="float" office:value="0.02" table:style-name="ce1">
            <text:p>0.02</text:p>
          </table:table-cell>
          <table:table-cell office:value-type="float" office:value="9.85" table:style-name="ce1">
            <text:p>9.85</text:p>
          </table:table-cell>
          <table:table-cell office:value-type="float" office:value="0" table:style-name="ce1">
            <text:p>0</text:p>
          </table:table-cell>
          <table:table-cell office:value-type="float" office:value="40.15" table:style-name="ce1">
            <text:p>40.15</text:p>
          </table:table-cell>
          <table:table-cell office:value-type="string" table:style-name="ce1">
            <text:p>CHF</text:p>
          </table:table-cell>
          <table:table-cell office:value-type="float" office:value="40.15" table:style-name="ce1">
            <text:p>40.15</text:p>
          </table:table-cell>
          <table:table-cell office:value-type="float" office:value="4754.33" table:style-name="ce4">
            <text:p>4,754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0T09:02:05" table:style-name="ce3">
            <text:p>20/11/2015 09:02</text:p>
          </table:table-cell>
          <table:table-cell office:value-type="float" office:value="45357178" table:style-name="ce1">
            <text:p>4535717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34.75" table:style-name="ce1">
            <text:p>34.75</text:p>
          </table:table-cell>
          <table:table-cell office:value-type="float" office:value="47.58" table:style-name="ce1">
            <text:p>47.58</text:p>
          </table:table-cell>
          <table:table-cell office:value-type="float" office:value="0" table:style-name="ce1">
            <text:p>0</text:p>
          </table:table-cell>
          <table:table-cell office:value-type="float" office:value="5859.91" table:style-name="ce4">
            <text:p>5,859.91</text:p>
          </table:table-cell>
          <table:table-cell office:value-type="string" table:style-name="ce1">
            <text:p>CAD</text:p>
          </table:table-cell>
          <table:table-cell office:value-type="float" office:value="4409.3500000000004" table:style-name="ce4">
            <text:p>4,409.35</text:p>
          </table:table-cell>
          <table:table-cell office:value-type="float" office:value="4714.18" table:style-name="ce4">
            <text:p>4,714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19T15:16:17" table:style-name="ce3">
            <text:p>19/11/2015 15:16</text:p>
          </table:table-cell>
          <table:table-cell office:value-type="float" office:value="45357143" table:style-name="ce1">
            <text:p>45357143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50" table:style-name="ce1">
            <text:p>50</text:p>
          </table:table-cell>
          <table:table-cell office:value-type="float" office:value="106.5" table:style-name="ce1">
            <text:p>106.5</text:p>
          </table:table-cell>
          <table:table-cell office:value-type="float" office:value="20.11" table:style-name="ce1">
            <text:p>20.11</text:p>
          </table:table-cell>
          <table:table-cell office:value-type="float" office:value="0" table:style-name="ce1">
            <text:p>0</text:p>
          </table:table-cell>
          <table:table-cell office:value-type="float" office:value="5304.89" table:style-name="ce4">
            <text:p>5,304.89</text:p>
          </table:table-cell>
          <table:table-cell office:value-type="string" table:style-name="ce1">
            <text:p>USD</text:p>
          </table:table-cell>
          <table:table-cell office:value-type="float" office:value="5304.89" table:style-name="ce4">
            <text:p>5,304.89</text:p>
          </table:table-cell>
          <table:table-cell office:value-type="float" office:value="5639.03" table:style-name="ce4">
            <text:p>5,639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1-12T17:53:11" table:style-name="ce3">
            <text:p>12/11/2015 17: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ZUBN1</text:p>
          </table:table-cell>
          <table:table-cell office:value-type="string" table:style-name="ce1">
            <text:p>ZUEBLIN IMM ANR</text:p>
          </table:table-cell>
          <table:table-cell office:value-type="string" table:style-name="ce1">
            <text:p>CH0284133938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06T10:35:47" table:style-name="ce3">
            <text:p>06/11/2015 10:35</text:p>
          </table:table-cell>
          <table:table-cell office:value-type="float" office:value="45230023" table:style-name="ce1">
            <text:p>45230023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50" table:style-name="ce1">
            <text:p>50</text:p>
          </table:table-cell>
          <table:table-cell office:value-type="float" office:value="107.01" table:style-name="ce1">
            <text:p>107.01</text:p>
          </table:table-cell>
          <table:table-cell office:value-type="float" office:value="49.23" table:style-name="ce1">
            <text:p>49.23</text:p>
          </table:table-cell>
          <table:table-cell office:value-type="float" office:value="0" table:style-name="ce1">
            <text:p>0</text:p>
          </table:table-cell>
          <table:table-cell office:value-type="float" office:value="5301.27" table:style-name="ce4">
            <text:p>5,301.27</text:p>
          </table:table-cell>
          <table:table-cell office:value-type="string" table:style-name="ce1">
            <text:p>EUR</text:p>
          </table:table-cell>
          <table:table-cell office:value-type="float" office:value="5301.27" table:style-name="ce4">
            <text:p>5,301.27</text:p>
          </table:table-cell>
          <table:table-cell office:value-type="float" office:value="5301.27" table:style-name="ce4">
            <text:p>5,301.2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9-30T14:58:55" table:style-name="ce3">
            <text:p>30/09/2015 14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73" table:style-name="ce1">
            <text:p>24.7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-26.71" table:style-name="ce1">
            <text:p>-26.71</text:p>
          </table:table-cell>
          <table:table-cell office:value-type="string" table:style-name="ce1">
            <text:p>CHF</text:p>
          </table:table-cell>
          <table:table-cell office:value-type="float" office:value="-26.71" table:style-name="ce1">
            <text:p>-26.71</text:p>
          </table:table-cell>
          <table:table-cell office:value-type="float" office:value="304.83" table:style-name="ce1">
            <text:p>304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9-17T11:33:05" table:style-name="ce3">
            <text:p>17/09/2015 11:3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24.96" table:style-name="ce1">
            <text:p>124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.96" table:style-name="ce1">
            <text:p>124.96</text:p>
          </table:table-cell>
          <table:table-cell office:value-type="string" table:style-name="ce1">
            <text:p>USD</text:p>
          </table:table-cell>
          <table:table-cell office:value-type="float" office:value="124.96" table:style-name="ce1">
            <text:p>124.96</text:p>
          </table:table-cell>
          <table:table-cell office:value-type="float" office:value="334.14" table:style-name="ce1">
            <text:p>334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9-17T11:03:27" table:style-name="ce3">
            <text:p>17/09/2015 11:0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.72" table:style-name="ce1">
            <text:p>6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2" table:style-name="ce1">
            <text:p>6.72</text:p>
          </table:table-cell>
          <table:table-cell office:value-type="string" table:style-name="ce1">
            <text:p>USD</text:p>
          </table:table-cell>
          <table:table-cell office:value-type="float" office:value="6.72" table:style-name="ce1">
            <text:p>6.72</text:p>
          </table:table-cell>
          <table:table-cell office:value-type="float" office:value="209.18" table:style-name="ce1">
            <text:p>209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8-04T12:31:14" table:style-name="ce3">
            <text:p>04/08/2015 12: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8.47" table:style-name="ce1">
            <text:p>48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.47" table:style-name="ce1">
            <text:p>48.47</text:p>
          </table:table-cell>
          <table:table-cell office:value-type="string" table:style-name="ce1">
            <text:p>CHF</text:p>
          </table:table-cell>
          <table:table-cell office:value-type="float" office:value="48.47" table:style-name="ce1">
            <text:p>48.47</text:p>
          </table:table-cell>
          <table:table-cell office:value-type="float" office:value="331.54" table:style-name="ce1">
            <text:p>331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6-30T16:38:20" table:style-name="ce3">
            <text:p>30/06/2015 16: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81" table:style-name="ce1">
            <text:p>26.81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8.95" table:style-name="ce1">
            <text:p>-28.95</text:p>
          </table:table-cell>
          <table:table-cell office:value-type="string" table:style-name="ce1">
            <text:p>CHF</text:p>
          </table:table-cell>
          <table:table-cell office:value-type="float" office:value="-28.95" table:style-name="ce1">
            <text:p>-28.95</text:p>
          </table:table-cell>
          <table:table-cell office:value-type="float" office:value="283.07" table:style-name="ce1">
            <text:p>283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6-18T16:09:12" table:style-name="ce3">
            <text:p>18/06/2015 16:0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8.15" table:style-name="ce1">
            <text:p>38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15" table:style-name="ce1">
            <text:p>38.15</text:p>
          </table:table-cell>
          <table:table-cell office:value-type="string" table:style-name="ce1">
            <text:p>USD</text:p>
          </table:table-cell>
          <table:table-cell office:value-type="float" office:value="38.15" table:style-name="ce1">
            <text:p>38.15</text:p>
          </table:table-cell>
          <table:table-cell office:value-type="float" office:value="202.46" table:style-name="ce1">
            <text:p>202.4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6-01T15:26:35" table:style-name="ce3">
            <text:p>01/06/2015 15: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float" office:value="312.02" table:style-name="ce1">
            <text:p>312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4-20T17:31:42" table:style-name="ce3">
            <text:p>20/04/2015 17: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30" table:style-name="ce1">
            <text:p>330</text:p>
          </table:table-cell>
          <table:table-cell office:value-type="float" office:value="115.5" table:style-name="ce1">
            <text:p>115.5</text:p>
          </table:table-cell>
          <table:table-cell office:value-type="float" office:value="0" table:style-name="ce1">
            <text:p>0</text:p>
          </table:table-cell>
          <table:table-cell office:value-type="float" office:value="214.5" table:style-name="ce1">
            <text:p>214.5</text:p>
          </table:table-cell>
          <table:table-cell office:value-type="string" table:style-name="ce1">
            <text:p>CHF</text:p>
          </table:table-cell>
          <table:table-cell office:value-type="float" office:value="214.5" table:style-name="ce1">
            <text:p>214.5</text:p>
          </table:table-cell>
          <table:table-cell office:value-type="float" office:value="214.52" table:style-name="ce1">
            <text:p>214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31T22:16:57" table:style-name="ce3">
            <text:p>31/03/2015 22:16</text:p>
          </table:table-cell>
          <table:table-cell office:value-type="float" office:value="42713917" table:style-name="ce1">
            <text:p>42713917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string" table:style-name="ce1">
            <text:p>USD</text:p>
          </table:table-cell>
          <table:table-cell office:value-type="float" office:value="-30" table:style-name="ce1">
            <text:p>-30</text:p>
          </table:table-cell>
          <table:table-cell office:value-type="float" office:value="164.31" table:style-name="ce1">
            <text:p>164.3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31T22:16:57" table:style-name="ce3">
            <text:p>31/03/2015 22:16</text:p>
          </table:table-cell>
          <table:table-cell office:value-type="float" office:value="42713917" table:style-name="ce1">
            <text:p>42713917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85" table:style-name="ce1">
            <text:p>2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85" table:style-name="ce1">
            <text:p>28.85</text:p>
          </table:table-cell>
          <table:table-cell office:value-type="string" table:style-name="ce1">
            <text:p>CHF</text:p>
          </table:table-cell>
          <table:table-cell office:value-type="float" office:value="28.85" table:style-name="ce1">
            <text:p>28.8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31T17:37:37" table:style-name="ce3">
            <text:p>31/03/2015 17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71" table:style-name="ce1">
            <text:p>26.71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8.85" table:style-name="ce1">
            <text:p>-28.85</text:p>
          </table:table-cell>
          <table:table-cell office:value-type="string" table:style-name="ce1">
            <text:p>CHF</text:p>
          </table:table-cell>
          <table:table-cell office:value-type="float" office:value="-28.85" table:style-name="ce1">
            <text:p>-28.85</text:p>
          </table:table-cell>
          <table:table-cell office:value-type="float" office:value="-28.83" table:style-name="ce1">
            <text:p>-28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19T12:01:11" table:style-name="ce3">
            <text:p>19/03/2015 12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.55" table:style-name="ce1">
            <text:p>1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55" table:style-name="ce1">
            <text:p>12.55</text:p>
          </table:table-cell>
          <table:table-cell office:value-type="string" table:style-name="ce1">
            <text:p>USD</text:p>
          </table:table-cell>
          <table:table-cell office:value-type="float" office:value="12.55" table:style-name="ce1">
            <text:p>12.55</text:p>
          </table:table-cell>
          <table:table-cell office:value-type="float" office:value="194.31" table:style-name="ce1">
            <text:p>194.3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12T22:15:58" table:style-name="ce3">
            <text:p>12/03/2015 22:15</text:p>
          </table:table-cell>
          <table:table-cell office:value-type="float" office:value="42462915" table:style-name="ce1">
            <text:p>4246291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.72" table:style-name="ce1">
            <text:p>61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1.72" table:style-name="ce1">
            <text:p>-61.72</text:p>
          </table:table-cell>
          <table:table-cell office:value-type="string" table:style-name="ce1">
            <text:p>USD</text:p>
          </table:table-cell>
          <table:table-cell office:value-type="float" office:value="-61.72" table:style-name="ce1">
            <text:p>-61.72</text:p>
          </table:table-cell>
          <table:table-cell office:value-type="float" office:value="181.76" table:style-name="ce1">
            <text:p>181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12T22:15:58" table:style-name="ce3">
            <text:p>12/03/2015 22:15</text:p>
          </table:table-cell>
          <table:table-cell office:value-type="float" office:value="42462915" table:style-name="ce1">
            <text:p>4246291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.25" table:style-name="ce1">
            <text:p>61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.25" table:style-name="ce1">
            <text:p>61.25</text:p>
          </table:table-cell>
          <table:table-cell office:value-type="string" table:style-name="ce1">
            <text:p>CHF</text:p>
          </table:table-cell>
          <table:table-cell office:value-type="float" office:value="61.25" table:style-name="ce1">
            <text:p>61.2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12T15:47:38" table:style-name="ce3">
            <text:p>12/03/2015 15:4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-61.23" table:style-name="ce1">
            <text:p>-61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02T14:24:48" table:style-name="ce3">
            <text:p>02/03/2015 14:2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43.48" table:style-name="ce1">
            <text:p>243.4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22:26" table:style-name="ce3">
            <text:p>02/03/2015 14:2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36.93" table:style-name="ce1">
            <text:p>236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20:05" table:style-name="ce3">
            <text:p>02/03/2015 14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27.58" table:style-name="ce1">
            <text:p>227.5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14:27" table:style-name="ce3">
            <text:p>02/03/2015 14: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18.23" table:style-name="ce1">
            <text:p>218.2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09:23:02" table:style-name="ce3">
            <text:p>02/03/2015 09: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11.68" table:style-name="ce1">
            <text:p>211.6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09:17:07" table:style-name="ce3">
            <text:p>02/03/2015 09: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24.76" table:style-name="ce1">
            <text:p>224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7T06:00:46" table:style-name="ce3">
            <text:p>27/02/2015 06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USD</text:p>
          </table:table-cell>
          <table:table-cell office:value-type="float" office:value="0.01" table:style-name="ce1">
            <text:p>0.01</text:p>
          </table:table-cell>
          <table:table-cell office:value-type="float" office:value="237.84" table:style-name="ce1">
            <text:p>237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3:59:15" table:style-name="ce3">
            <text:p>26/02/2015 13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37.83" table:style-name="ce1">
            <text:p>237.8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3:56:29" table:style-name="ce3">
            <text:p>26/02/2015 13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31.28" table:style-name="ce1">
            <text:p>231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0:40:14" table:style-name="ce3">
            <text:p>26/02/2015 10: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21.93" table:style-name="ce1">
            <text:p>221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04T08:33:35" table:style-name="ce3">
            <text:p>04/02/2015 08:3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6.74" table:style-name="ce1">
            <text:p>46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74" table:style-name="ce1">
            <text:p>46.74</text:p>
          </table:table-cell>
          <table:table-cell office:value-type="string" table:style-name="ce1">
            <text:p>CHF</text:p>
          </table:table-cell>
          <table:table-cell office:value-type="float" office:value="46.74" table:style-name="ce1">
            <text:p>46.74</text:p>
          </table:table-cell>
          <table:table-cell office:value-type="float" office:value="46.77" table:style-name="ce1">
            <text:p>4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28T22:15:44" table:style-name="ce3">
            <text:p>28/01/2015 22:15</text:p>
          </table:table-cell>
          <table:table-cell office:value-type="float" office:value="41936790" table:style-name="ce1">
            <text:p>4193679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33.51" table:style-name="ce1">
            <text:p>733.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33.51" table:style-name="ce1">
            <text:p>-733.51</text:p>
          </table:table-cell>
          <table:table-cell office:value-type="string" table:style-name="ce1">
            <text:p>USD</text:p>
          </table:table-cell>
          <table:table-cell office:value-type="float" office:value="-733.51" table:style-name="ce1">
            <text:p>-733.51</text:p>
          </table:table-cell>
          <table:table-cell office:value-type="float" office:value="235.01" table:style-name="ce1">
            <text:p>235.0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1-28T22:15:44" table:style-name="ce3">
            <text:p>28/01/2015 22:15</text:p>
          </table:table-cell>
          <table:table-cell office:value-type="float" office:value="41936790" table:style-name="ce1">
            <text:p>4193679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44.19000000000005" table:style-name="ce1">
            <text:p>644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4.19000000000005" table:style-name="ce1">
            <text:p>644.19</text:p>
          </table:table-cell>
          <table:table-cell office:value-type="string" table:style-name="ce1">
            <text:p>EUR</text:p>
          </table:table-cell>
          <table:table-cell office:value-type="float" office:value="644.19000000000005" table:style-name="ce1">
            <text:p>644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22:15:43" table:style-name="ce3">
            <text:p>28/01/2015 22:15</text:p>
          </table:table-cell>
          <table:table-cell office:value-type="float" office:value="41936763" table:style-name="ce1">
            <text:p>41936763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386.6" table:style-name="ce4">
            <text:p>5,386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86.6" table:style-name="ce4">
            <text:p>-5,386.60</text:p>
          </table:table-cell>
          <table:table-cell office:value-type="string" table:style-name="ce1">
            <text:p>CHF</text:p>
          </table:table-cell>
          <table:table-cell office:value-type="float" office:value="-5386.6" table:style-name="ce4">
            <text:p>-5,386.60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28T22:15:43" table:style-name="ce3">
            <text:p>28/01/2015 22:15</text:p>
          </table:table-cell>
          <table:table-cell office:value-type="float" office:value="41936763" table:style-name="ce1">
            <text:p>41936763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214.5" table:style-name="ce4">
            <text:p>5,214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14.5" table:style-name="ce4">
            <text:p>5,214.50</text:p>
          </table:table-cell>
          <table:table-cell office:value-type="string" table:style-name="ce1">
            <text:p>EUR</text:p>
          </table:table-cell>
          <table:table-cell office:value-type="float" office:value="5214.5" table:style-name="ce4">
            <text:p>5,214.50</text:p>
          </table:table-cell>
          <table:table-cell office:value-type="float" office:value="-644.19000000000005" table:style-name="ce1">
            <text:p>-644.1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20:45" table:style-name="ce3">
            <text:p>28/01/2015 11:20</text:p>
          </table:table-cell>
          <table:table-cell office:value-type="float" office:value="41927051" table:style-name="ce1">
            <text:p>41927051</text:p>
          </table:table-cell>
          <table:table-cell office:value-type="string" table:style-name="ce2">
            <text:p>Berichtigung B鰎sengeb.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" table:style-name="ce1">
            <text:p>1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string" table:style-name="ce1">
            <text:p>EUR</text:p>
          </table:table-cell>
          <table:table-cell office:value-type="float" office:value="-0.01" table:style-name="ce1">
            <text:p>-0.01</text:p>
          </table:table-cell>
          <table:table-cell office:value-type="float" office:value="-5858.69" table:style-name="ce4">
            <text:p>-5,858.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20:43" table:style-name="ce3">
            <text:p>28/01/2015 11:20</text:p>
          </table:table-cell>
          <table:table-cell office:value-type="float" office:value="41927051" table:style-name="ce1">
            <text:p>41927051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550" table:style-name="ce1">
            <text:p>550</text:p>
          </table:table-cell>
          <table:table-cell office:value-type="float" office:value="10.56" table:style-name="ce1">
            <text:p>10.56</text:p>
          </table:table-cell>
          <table:table-cell office:value-type="float" office:value="51.41" table:style-name="ce1">
            <text:p>51.41</text:p>
          </table:table-cell>
          <table:table-cell office:value-type="float" office:value="0" table:style-name="ce1">
            <text:p>0</text:p>
          </table:table-cell>
          <table:table-cell office:value-type="float" office:value="-5859.41" table:style-name="ce4">
            <text:p>-5,859.41</text:p>
          </table:table-cell>
          <table:table-cell office:value-type="string" table:style-name="ce1">
            <text:p>EUR</text:p>
          </table:table-cell>
          <table:table-cell office:value-type="float" office:value="-5859.41" table:style-name="ce4">
            <text:p>-5,859.41</text:p>
          </table:table-cell>
          <table:table-cell office:value-type="float" office:value="-5858.68" table:style-name="ce4">
            <text:p>-5,858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17:06" table:style-name="ce3">
            <text:p>28/01/2015 11:17</text:p>
          </table:table-cell>
          <table:table-cell office:value-type="float" office:value="41926983" table:style-name="ce1">
            <text:p>41926983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5" table:style-name="ce1">
            <text:p>15</text:p>
          </table:table-cell>
          <table:table-cell office:value-type="float" office:value="360.04" table:style-name="ce1">
            <text:p>360.04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float" office:value="5384.4" table:style-name="ce4">
            <text:p>5,384.40</text:p>
          </table:table-cell>
          <table:table-cell office:value-type="string" table:style-name="ce1">
            <text:p>CHF</text:p>
          </table:table-cell>
          <table:table-cell office:value-type="float" office:value="5384.4" table:style-name="ce4">
            <text:p>5,384.40</text:p>
          </table:table-cell>
          <table:table-cell office:value-type="float" office:value="5386.63" table:style-name="ce4">
            <text:p>5,386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3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7" table:style-name="ce1">
            <text:p>1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7" table:style-name="ce1">
            <text:p>1.47</text:p>
          </table:table-cell>
          <table:table-cell office:value-type="string" table:style-name="ce1">
            <text:p>USD</text:p>
          </table:table-cell>
          <table:table-cell office:value-type="float" office:value="1.47" table:style-name="ce1">
            <text:p>1.47</text:p>
          </table:table-cell>
          <table:table-cell office:value-type="float" office:value="968.52" table:style-name="ce1">
            <text:p>968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3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string" table:style-name="ce1">
            <text:p>EUR</text:p>
          </table:table-cell>
          <table:table-cell office:value-type="float" office:value="0.73" table:style-name="ce1">
            <text:p>0.73</text:p>
          </table:table-cell>
          <table:table-cell office:value-type="float" office:value="0.73" table:style-name="ce1">
            <text:p>0.7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3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1">
            <text:p>CHF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3" table:style-name="ce1">
            <text:p>2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31T22:16:54" table:style-name="ce3">
            <text:p>31/12/2014 22:16</text:p>
          </table:table-cell>
          <table:table-cell office:value-type="float" office:value="41490230" table:style-name="ce1">
            <text:p>4149023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67" table:style-name="ce1">
            <text:p>29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67" table:style-name="ce1">
            <text:p>-29.67</text:p>
          </table:table-cell>
          <table:table-cell office:value-type="string" table:style-name="ce1">
            <text:p>USD</text:p>
          </table:table-cell>
          <table:table-cell office:value-type="float" office:value="-29.67" table:style-name="ce1">
            <text:p>-29.67</text:p>
          </table:table-cell>
          <table:table-cell office:value-type="float" office:value="967.05" table:style-name="ce1">
            <text:p>967.0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31T22:16:54" table:style-name="ce3">
            <text:p>31/12/2014 22:16</text:p>
          </table:table-cell>
          <table:table-cell office:value-type="float" office:value="41490230" table:style-name="ce1">
            <text:p>4149023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2" table:style-name="ce1">
            <text:p>2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string" table:style-name="ce1">
            <text:p>CHF</text:p>
          </table:table-cell>
          <table:table-cell office:value-type="float" office:value="29.2" table:style-name="ce1">
            <text:p>29.2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31T12:18:08" table:style-name="ce3">
            <text:p>31/12/2014 12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05" table:style-name="ce1">
            <text:p>27.05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-29.21" table:style-name="ce1">
            <text:p>-29.21</text:p>
          </table:table-cell>
          <table:table-cell office:value-type="string" table:style-name="ce1">
            <text:p>CHF</text:p>
          </table:table-cell>
          <table:table-cell office:value-type="float" office:value="-29.21" table:style-name="ce1">
            <text:p>-29.21</text:p>
          </table:table-cell>
          <table:table-cell office:value-type="float" office:value="-29.17" table:style-name="ce1">
            <text:p>-29.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3">
            <text:p>23/12/2014 22:15</text:p>
          </table:table-cell>
          <table:table-cell office:value-type="float" office:value="41417534" table:style-name="ce1">
            <text:p>4141753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501.31" table:style-name="ce4">
            <text:p>1,501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1.31" table:style-name="ce4">
            <text:p>-1,501.31</text:p>
          </table:table-cell>
          <table:table-cell office:value-type="string" table:style-name="ce1">
            <text:p>USD</text:p>
          </table:table-cell>
          <table:table-cell office:value-type="float" office:value="-1501.31" table:style-name="ce4">
            <text:p>-1,501.31</text:p>
          </table:table-cell>
          <table:table-cell office:value-type="float" office:value="996.72" table:style-name="ce1">
            <text:p>996.7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3">
            <text:p>23/12/2014 22:15</text:p>
          </table:table-cell>
          <table:table-cell office:value-type="float" office:value="41417534" table:style-name="ce1">
            <text:p>4141753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468.3" table:style-name="ce4">
            <text:p>1,468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68.3" table:style-name="ce4">
            <text:p>1,468.30</text:p>
          </table:table-cell>
          <table:table-cell office:value-type="string" table:style-name="ce1">
            <text:p>CHF</text:p>
          </table:table-cell>
          <table:table-cell office:value-type="float" office:value="1468.3" table:style-name="ce4">
            <text:p>1,468.3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3">
            <text:p>23/12/2014 22:15</text:p>
          </table:table-cell>
          <table:table-cell office:value-type="float" office:value="41417528" table:style-name="ce1">
            <text:p>41417528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506.72" table:style-name="ce4">
            <text:p>4,506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506.72" table:style-name="ce4">
            <text:p>-4,506.72</text:p>
          </table:table-cell>
          <table:table-cell office:value-type="string" table:style-name="ce1">
            <text:p>EUR</text:p>
          </table:table-cell>
          <table:table-cell office:value-type="float" office:value="-4506.72" table:style-name="ce4">
            <text:p>-4,506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3">
            <text:p>23/12/2014 22:15</text:p>
          </table:table-cell>
          <table:table-cell office:value-type="float" office:value="41417528" table:style-name="ce1">
            <text:p>41417528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374.15" table:style-name="ce4">
            <text:p>5,374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74.15" table:style-name="ce4">
            <text:p>5,374.15</text:p>
          </table:table-cell>
          <table:table-cell office:value-type="string" table:style-name="ce1">
            <text:p>CHF</text:p>
          </table:table-cell>
          <table:table-cell office:value-type="float" office:value="5374.15" table:style-name="ce4">
            <text:p>5,374.15</text:p>
          </table:table-cell>
          <table:table-cell office:value-type="float" office:value="-1468.26" table:style-name="ce4">
            <text:p>-1,468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5:00:01" table:style-name="ce3">
            <text:p>23/12/2014 15:00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78" table:style-name="ce1">
            <text:p>78</text:p>
          </table:table-cell>
          <table:table-cell office:value-type="float" office:value="1.36" table:style-name="ce1">
            <text:p>1.3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06.2" table:style-name="ce1">
            <text:p>-106.2</text:p>
          </table:table-cell>
          <table:table-cell office:value-type="string" table:style-name="ce1">
            <text:p>CHF</text:p>
          </table:table-cell>
          <table:table-cell office:value-type="float" office:value="-106.2" table:style-name="ce1">
            <text:p>-106.2</text:p>
          </table:table-cell>
          <table:table-cell office:value-type="float" office:value="-6842.41" table:style-name="ce4">
            <text:p>-6,842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59:45" table:style-name="ce3">
            <text:p>23/12/2014 14:59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277" table:style-name="ce1">
            <text:p>277</text:p>
          </table:table-cell>
          <table:table-cell office:value-type="float" office:value="1.36" table:style-name="ce1">
            <text:p>1.36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76.95" table:style-name="ce1">
            <text:p>-376.95</text:p>
          </table:table-cell>
          <table:table-cell office:value-type="string" table:style-name="ce1">
            <text:p>CHF</text:p>
          </table:table-cell>
          <table:table-cell office:value-type="float" office:value="-376.95" table:style-name="ce1">
            <text:p>-376.95</text:p>
          </table:table-cell>
          <table:table-cell office:value-type="float" office:value="-6736.21" table:style-name="ce4">
            <text:p>-6,736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39:05" table:style-name="ce3">
            <text:p>23/12/2014 14:39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2000" table:style-name="ce1">
            <text:p>2000</text:p>
          </table:table-cell>
          <table:table-cell office:value-type="float" office:value="1.36" table:style-name="ce1">
            <text:p>1.3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0" table:style-name="ce1">
            <text:p>0</text:p>
          </table:table-cell>
          <table:table-cell office:value-type="float" office:value="-2722.05" table:style-name="ce4">
            <text:p>-2,722.05</text:p>
          </table:table-cell>
          <table:table-cell office:value-type="string" table:style-name="ce1">
            <text:p>CHF</text:p>
          </table:table-cell>
          <table:table-cell office:value-type="float" office:value="-2722.05" table:style-name="ce4">
            <text:p>-2,722.05</text:p>
          </table:table-cell>
          <table:table-cell office:value-type="float" office:value="-6359.26" table:style-name="ce4">
            <text:p>-6,359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15:36" table:style-name="ce3">
            <text:p>23/12/2014 14:15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845" table:style-name="ce1">
            <text:p>845</text:p>
          </table:table-cell>
          <table:table-cell office:value-type="float" office:value="1.36" table:style-name="ce1">
            <text:p>1.36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float" office:value="-1150.05" table:style-name="ce4">
            <text:p>-1,150.05</text:p>
          </table:table-cell>
          <table:table-cell office:value-type="string" table:style-name="ce1">
            <text:p>CHF</text:p>
          </table:table-cell>
          <table:table-cell office:value-type="float" office:value="-1150.05" table:style-name="ce4">
            <text:p>-1,150.05</text:p>
          </table:table-cell>
          <table:table-cell office:value-type="float" office:value="-3637.21" table:style-name="ce4">
            <text:p>-3,637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15:36" table:style-name="ce3">
            <text:p>23/12/2014 14:15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800" table:style-name="ce1">
            <text:p>1800</text:p>
          </table:table-cell>
          <table:table-cell office:value-type="float" office:value="1.36" table:style-name="ce1">
            <text:p>1.36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0" table:style-name="ce1">
            <text:p>0</text:p>
          </table:table-cell>
          <table:table-cell office:value-type="float" office:value="-2487.1999999999998" table:style-name="ce4">
            <text:p>-2,487.20</text:p>
          </table:table-cell>
          <table:table-cell office:value-type="string" table:style-name="ce1">
            <text:p>CHF</text:p>
          </table:table-cell>
          <table:table-cell office:value-type="float" office:value="-2487.1999999999998" table:style-name="ce4">
            <text:p>-2,487.20</text:p>
          </table:table-cell>
          <table:table-cell office:value-type="float" office:value="-2487.16" table:style-name="ce4">
            <text:p>-2,48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3:00:13" table:style-name="ce3">
            <text:p>23/12/2014 13:00</text:p>
          </table:table-cell>
          <table:table-cell office:value-type="float" office:value="41406674" table:style-name="ce1">
            <text:p>4140667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500" table:style-name="ce1">
            <text:p>500</text:p>
          </table:table-cell>
          <table:table-cell office:value-type="float" office:value="9.1" table:style-name="ce1">
            <text:p>9.1</text:p>
          </table:table-cell>
          <table:table-cell office:value-type="float" office:value="43.28" table:style-name="ce1">
            <text:p>43.28</text:p>
          </table:table-cell>
          <table:table-cell office:value-type="float" office:value="0" table:style-name="ce1">
            <text:p>0</text:p>
          </table:table-cell>
          <table:table-cell office:value-type="float" office:value="4506.72" table:style-name="ce4">
            <text:p>4,506.72</text:p>
          </table:table-cell>
          <table:table-cell office:value-type="string" table:style-name="ce1">
            <text:p>EUR</text:p>
          </table:table-cell>
          <table:table-cell office:value-type="float" office:value="4506.72" table:style-name="ce4">
            <text:p>4,506.72</text:p>
          </table:table-cell>
          <table:table-cell office:value-type="float" office:value="4506.72" table:style-name="ce4">
            <text:p>4,506.7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22:16:42" table:style-name="ce3">
            <text:p>22/12/2014 22:16</text:p>
          </table:table-cell>
          <table:table-cell office:value-type="float" office:value="41401073" table:style-name="ce1">
            <text:p>41401073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901.82" table:style-name="ce4">
            <text:p>1,901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01.82" table:style-name="ce4">
            <text:p>-1,901.82</text:p>
          </table:table-cell>
          <table:table-cell office:value-type="string" table:style-name="ce1">
            <text:p>USD</text:p>
          </table:table-cell>
          <table:table-cell office:value-type="float" office:value="-1901.82" table:style-name="ce4">
            <text:p>-1,901.82</text:p>
          </table:table-cell>
          <table:table-cell office:value-type="float" office:value="2498.0300000000002" table:style-name="ce4">
            <text:p>2,498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22T22:16:42" table:style-name="ce3">
            <text:p>22/12/2014 22:16</text:p>
          </table:table-cell>
          <table:table-cell office:value-type="float" office:value="41401073" table:style-name="ce1">
            <text:p>41401073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543.03" table:style-name="ce4">
            <text:p>1,543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3.03" table:style-name="ce4">
            <text:p>1,543.03</text:p>
          </table:table-cell>
          <table:table-cell office:value-type="string" table:style-name="ce1">
            <text:p>EUR</text:p>
          </table:table-cell>
          <table:table-cell office:value-type="float" office:value="1543.03" table:style-name="ce4">
            <text:p>1,543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22:16:41" table:style-name="ce3">
            <text:p>22/12/2014 22:16</text:p>
          </table:table-cell>
          <table:table-cell office:value-type="float" office:value="41401052" table:style-name="ce1">
            <text:p>41401052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248.85" table:style-name="ce4">
            <text:p>10,24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248.85" table:style-name="ce4">
            <text:p>-10,248.85</text:p>
          </table:table-cell>
          <table:table-cell office:value-type="string" table:style-name="ce1">
            <text:p>CHF</text:p>
          </table:table-cell>
          <table:table-cell office:value-type="float" office:value="-10248.85" table:style-name="ce4">
            <text:p>-10,248.85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22:16:41" table:style-name="ce3">
            <text:p>22/12/2014 22:16</text:p>
          </table:table-cell>
          <table:table-cell office:value-type="float" office:value="41401052" table:style-name="ce1">
            <text:p>41401052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8446.74" table:style-name="ce4">
            <text:p>8,446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46.74" table:style-name="ce4">
            <text:p>8,446.74</text:p>
          </table:table-cell>
          <table:table-cell office:value-type="string" table:style-name="ce1">
            <text:p>EUR</text:p>
          </table:table-cell>
          <table:table-cell office:value-type="float" office:value="8446.74" table:style-name="ce4">
            <text:p>8,446.74</text:p>
          </table:table-cell>
          <table:table-cell office:value-type="float" office:value="-1543.03" table:style-name="ce4">
            <text:p>-1,543.0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10:38:46" table:style-name="ce3">
            <text:p>22/12/2014 10:38</text:p>
          </table:table-cell>
          <table:table-cell office:value-type="float" office:value="41389502" table:style-name="ce1">
            <text:p>4138950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800" table:style-name="ce1">
            <text:p>800</text:p>
          </table:table-cell>
          <table:table-cell office:value-type="float" office:value="12.5" table:style-name="ce1">
            <text:p>12.5</text:p>
          </table:table-cell>
          <table:table-cell office:value-type="float" office:value="51.45" table:style-name="ce1">
            <text:p>51.45</text:p>
          </table:table-cell>
          <table:table-cell office:value-type="float" office:value="0" table:style-name="ce1">
            <text:p>0</text:p>
          </table:table-cell>
          <table:table-cell office:value-type="float" office:value="-10051.450000000001" table:style-name="ce4">
            <text:p>-10,051.45</text:p>
          </table:table-cell>
          <table:table-cell office:value-type="string" table:style-name="ce1">
            <text:p>EUR</text:p>
          </table:table-cell>
          <table:table-cell office:value-type="float" office:value="-10051.450000000001" table:style-name="ce4">
            <text:p>-10,051.45</text:p>
          </table:table-cell>
          <table:table-cell office:value-type="float" office:value="-9989.77" table:style-name="ce4">
            <text:p>-9,989.7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10:05:28" table:style-name="ce3">
            <text:p>22/12/2014 10:05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601" table:style-name="ce1">
            <text:p>601</text:p>
          </table:table-cell>
          <table:table-cell office:value-type="float" office:value="12.05" table:style-name="ce1">
            <text:p>12.05</text:p>
          </table:table-cell>
          <table:table-cell office:value-type="float" office:value="20.45" table:style-name="ce1">
            <text:p>20.45</text:p>
          </table:table-cell>
          <table:table-cell office:value-type="float" office:value="0" table:style-name="ce1">
            <text:p>0</text:p>
          </table:table-cell>
          <table:table-cell office:value-type="float" office:value="7221.6" table:style-name="ce4">
            <text:p>7,221.60</text:p>
          </table:table-cell>
          <table:table-cell office:value-type="string" table:style-name="ce1">
            <text:p>CHF</text:p>
          </table:table-cell>
          <table:table-cell office:value-type="float" office:value="7221.6" table:style-name="ce4">
            <text:p>7,221.60</text:p>
          </table:table-cell>
          <table:table-cell office:value-type="float" office:value="10248.89" table:style-name="ce4">
            <text:p>10,248.8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10:04:25" table:style-name="ce3">
            <text:p>22/12/2014 10:04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83" table:style-name="ce1">
            <text:p>183</text:p>
          </table:table-cell>
          <table:table-cell office:value-type="float" office:value="12.05" table:style-name="ce1">
            <text:p>12.05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0" table:style-name="ce1">
            <text:p>0</text:p>
          </table:table-cell>
          <table:table-cell office:value-type="float" office:value="2188.5" table:style-name="ce4">
            <text:p>2,188.50</text:p>
          </table:table-cell>
          <table:table-cell office:value-type="string" table:style-name="ce1">
            <text:p>CHF</text:p>
          </table:table-cell>
          <table:table-cell office:value-type="float" office:value="2188.5" table:style-name="ce4">
            <text:p>2,188.50</text:p>
          </table:table-cell>
          <table:table-cell office:value-type="float" office:value="3027.29" table:style-name="ce4">
            <text:p>3,027.2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10:04:25" table:style-name="ce3">
            <text:p>22/12/2014 10:04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66" table:style-name="ce1">
            <text:p>66</text:p>
          </table:table-cell>
          <table:table-cell office:value-type="float" office:value="12.05" table:style-name="ce1">
            <text:p>12.05</text:p>
          </table:table-cell>
          <table:table-cell office:value-type="float" office:value="22.45" table:style-name="ce1">
            <text:p>22.45</text:p>
          </table:table-cell>
          <table:table-cell office:value-type="float" office:value="0" table:style-name="ce1">
            <text:p>0</text:p>
          </table:table-cell>
          <table:table-cell office:value-type="float" office:value="772.85" table:style-name="ce1">
            <text:p>772.85</text:p>
          </table:table-cell>
          <table:table-cell office:value-type="string" table:style-name="ce1">
            <text:p>CHF</text:p>
          </table:table-cell>
          <table:table-cell office:value-type="float" office:value="772.85" table:style-name="ce1">
            <text:p>772.85</text:p>
          </table:table-cell>
          <table:table-cell office:value-type="float" office:value="838.79" table:style-name="ce1">
            <text:p>838.7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18T15:50:14" table:style-name="ce3">
            <text:p>18/12/2014 15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.36" table:style-name="ce1">
            <text:p>11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36" table:style-name="ce1">
            <text:p>11.36</text:p>
          </table:table-cell>
          <table:table-cell office:value-type="string" table:style-name="ce1">
            <text:p>USD</text:p>
          </table:table-cell>
          <table:table-cell office:value-type="float" office:value="11.36" table:style-name="ce1">
            <text:p>11.36</text:p>
          </table:table-cell>
          <table:table-cell office:value-type="float" office:value="4399.8500000000004" table:style-name="ce4">
            <text:p>4,399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18T15:43:47" table:style-name="ce3">
            <text:p>18/12/2014 15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1.04" table:style-name="ce1">
            <text:p>3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04" table:style-name="ce1">
            <text:p>31.04</text:p>
          </table:table-cell>
          <table:table-cell office:value-type="string" table:style-name="ce1">
            <text:p>USD</text:p>
          </table:table-cell>
          <table:table-cell office:value-type="float" office:value="31.04" table:style-name="ce1">
            <text:p>31.04</text:p>
          </table:table-cell>
          <table:table-cell office:value-type="float" office:value="4388.49" table:style-name="ce4">
            <text:p>4,388.4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1-19T09:00:50" table:style-name="ce3">
            <text:p>19/11/2014 09:00</text:p>
          </table:table-cell>
          <table:table-cell office:value-type="float" office:value="40977353" table:style-name="ce1">
            <text:p>4097735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5" table:style-name="ce1">
            <text:p>15</text:p>
          </table:table-cell>
          <table:table-cell office:value-type="float" office:value="356.41" table:style-name="ce1">
            <text:p>356.41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0" table:style-name="ce1">
            <text:p>0</text:p>
          </table:table-cell>
          <table:table-cell office:value-type="float" office:value="-5362.3" table:style-name="ce4">
            <text:p>-5,362.30</text:p>
          </table:table-cell>
          <table:table-cell office:value-type="string" table:style-name="ce1">
            <text:p>CHF</text:p>
          </table:table-cell>
          <table:table-cell office:value-type="float" office:value="-5362.3" table:style-name="ce4">
            <text:p>-5,362.30</text:p>
          </table:table-cell>
          <table:table-cell office:value-type="float" office:value="65.94" table:style-name="ce1">
            <text:p>65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1-18T17:38:02" table:style-name="ce3">
            <text:p>18/11/2014 17:38</text:p>
          </table:table-cell>
          <table:table-cell office:value-type="float" office:value="40952012" table:style-name="ce1">
            <text:p>4095201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220" table:style-name="ce1">
            <text:p>220</text:p>
          </table:table-cell>
          <table:table-cell office:value-type="float" office:value="20" table:style-name="ce1">
            <text:p>2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4357.45" table:style-name="ce4">
            <text:p>4,357.45</text:p>
          </table:table-cell>
          <table:table-cell office:value-type="string" table:style-name="ce1">
            <text:p>USD</text:p>
          </table:table-cell>
          <table:table-cell office:value-type="float" office:value="4357.45" table:style-name="ce4">
            <text:p>4,357.45</text:p>
          </table:table-cell>
          <table:table-cell office:value-type="float" office:value="4357.45" table:style-name="ce4">
            <text:p>4,357.4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0-01T14:02:05" table:style-name="ce3">
            <text:p>01/10/2014 14:02</text:p>
          </table:table-cell>
          <table:table-cell office:value-type="float" office:value="40404109" table:style-name="ce1">
            <text:p>40404109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59" table:style-name="ce4">
            <text:p>2,559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59" table:style-name="ce4">
            <text:p>-2,559.00</text:p>
          </table:table-cell>
          <table:table-cell office:value-type="string" table:style-name="ce1">
            <text:p>CHF</text:p>
          </table:table-cell>
          <table:table-cell office:value-type="float" office:value="-2559" table:style-name="ce4">
            <text:p>-2,559.00</text:p>
          </table:table-cell>
          <table:table-cell office:value-type="float" office:value="5428.24" table:style-name="ce4">
            <text:p>5,428.2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0-01T14:02:05" table:style-name="ce3">
            <text:p>01/10/2014 14:02</text:p>
          </table:table-cell>
          <table:table-cell office:value-type="float" office:value="40404109" table:style-name="ce1">
            <text:p>40404109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42.4" table:style-name="ce4">
            <text:p>2,642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2.4" table:style-name="ce4">
            <text:p>2,642.40</text:p>
          </table:table-cell>
          <table:table-cell office:value-type="string" table:style-name="ce1">
            <text:p>USD</text:p>
          </table:table-cell>
          <table:table-cell office:value-type="float" office:value="2642.4" table:style-name="ce4">
            <text:p>2,642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30T18:46:53" table:style-name="ce3">
            <text:p>30/09/2014 18: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84" table:style-name="ce1">
            <text:p>24.84</text:p>
          </table:table-cell>
          <table:table-cell office:value-type="float" office:value="1.99" table:style-name="ce1">
            <text:p>1.99</text:p>
          </table:table-cell>
          <table:table-cell office:value-type="float" office:value="0" table:style-name="ce1">
            <text:p>0</text:p>
          </table:table-cell>
          <table:table-cell office:value-type="float" office:value="-26.83" table:style-name="ce1">
            <text:p>-26.83</text:p>
          </table:table-cell>
          <table:table-cell office:value-type="string" table:style-name="ce1">
            <text:p>CHF</text:p>
          </table:table-cell>
          <table:table-cell office:value-type="float" office:value="-26.83" table:style-name="ce1">
            <text:p>-26.83</text:p>
          </table:table-cell>
          <table:table-cell office:value-type="float" office:value="7987.24" table:style-name="ce4">
            <text:p>7,987.2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9-30T16:14:08" table:style-name="ce3">
            <text:p>30/09/2014 16:14</text:p>
          </table:table-cell>
          <table:table-cell office:value-type="float" office:value="40006445" table:style-name="ce1">
            <text:p>4000644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S-responsAbili</text:p>
          </table:table-cell>
          <table:table-cell office:value-type="string" table:style-name="ce1">
            <text:p>rA Global Microfinance B</text:p>
          </table:table-cell>
          <table:table-cell office:value-type="string" table:style-name="ce1">
            <text:p>LU0180189770</text:p>
          </table:table-cell>
          <table:table-cell office:value-type="float" office:value="75" table:style-name="ce1">
            <text:p>75</text:p>
          </table:table-cell>
          <table:table-cell office:value-type="float" office:value="147.09" table:style-name="ce1">
            <text:p>147.09</text:p>
          </table:table-cell>
          <table:table-cell office:value-type="float" office:value="25.55" table:style-name="ce1">
            <text:p>25.55</text:p>
          </table:table-cell>
          <table:table-cell office:value-type="float" office:value="0" table:style-name="ce1">
            <text:p>0</text:p>
          </table:table-cell>
          <table:table-cell office:value-type="float" office:value="-11057.3" table:style-name="ce4">
            <text:p>-11,057.30</text:p>
          </table:table-cell>
          <table:table-cell office:value-type="string" table:style-name="ce1">
            <text:p>USD</text:p>
          </table:table-cell>
          <table:table-cell office:value-type="float" office:value="-11057.3" table:style-name="ce4">
            <text:p>-11,057.30</text:p>
          </table:table-cell>
          <table:table-cell office:value-type="float" office:value="-2642.4" table:style-name="ce4">
            <text:p>-2,642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5T11:38:04" table:style-name="ce3">
            <text:p>15/09/2014 11: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8414.9" table:style-name="ce4">
            <text:p>8,414.9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1T16:07:26" table:style-name="ce3">
            <text:p>11/09/2014 16:0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USD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8401.82" table:style-name="ce4">
            <text:p>8,401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0T12:48:51" table:style-name="ce3">
            <text:p>10/09/2014 12: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39.34" table:style-name="ce1">
            <text:p>139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.34" table:style-name="ce1">
            <text:p>139.34</text:p>
          </table:table-cell>
          <table:table-cell office:value-type="string" table:style-name="ce1">
            <text:p>USD</text:p>
          </table:table-cell>
          <table:table-cell office:value-type="float" office:value="139.34" table:style-name="ce1">
            <text:p>139.34</text:p>
          </table:table-cell>
          <table:table-cell office:value-type="float" office:value="8382.24" table:style-name="ce4">
            <text:p>8,382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19T05:16:30" table:style-name="ce3">
            <text:p>19/08/2014 05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8-19T05:16:30" table:style-name="ce3">
            <text:p>19/08/2014 05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8-14T11:17:09" table:style-name="ce3">
            <text:p>14/08/2014 11: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56.89" table:style-name="ce1">
            <text:p>56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.89" table:style-name="ce1">
            <text:p>56.89</text:p>
          </table:table-cell>
          <table:table-cell office:value-type="string" table:style-name="ce1">
            <text:p>CHF</text:p>
          </table:table-cell>
          <table:table-cell office:value-type="float" office:value="56.89" table:style-name="ce1">
            <text:p>56.89</text:p>
          </table:table-cell>
          <table:table-cell office:value-type="float" office:value="8014.07" table:style-name="ce4">
            <text:p>8,014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7T11:55:12" table:style-name="ce3">
            <text:p>07/08/2014 11:55</text:p>
          </table:table-cell>
          <table:table-cell office:value-type="float" office:value="39774936" table:style-name="ce1">
            <text:p>3977493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16" table:style-name="ce1">
            <text:p>16</text:p>
          </table:table-cell>
          <table:table-cell office:value-type="float" office:value="42.85" table:style-name="ce1">
            <text:p>42.85</text:p>
          </table:table-cell>
          <table:table-cell office:value-type="float" office:value="0" table:style-name="ce1">
            <text:p>0</text:p>
          </table:table-cell>
          <table:table-cell office:value-type="float" office:value="7957.15" table:style-name="ce4">
            <text:p>7,957.15</text:p>
          </table:table-cell>
          <table:table-cell office:value-type="string" table:style-name="ce1">
            <text:p>CHF</text:p>
          </table:table-cell>
          <table:table-cell office:value-type="float" office:value="7957.15" table:style-name="ce4">
            <text:p>7,957.15</text:p>
          </table:table-cell>
          <table:table-cell office:value-type="float" office:value="7957.18" table:style-name="ce4">
            <text:p>7,957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6T14:00:57" table:style-name="ce3">
            <text:p>06/08/2014 14:00</text:p>
          </table:table-cell>
          <table:table-cell office:value-type="float" office:value="39821731" table:style-name="ce1">
            <text:p>39821731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174.88" table:style-name="ce4">
            <text:p>11,174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174.88" table:style-name="ce4">
            <text:p>-11,174.88</text:p>
          </table:table-cell>
          <table:table-cell office:value-type="string" table:style-name="ce1">
            <text:p>USD</text:p>
          </table:table-cell>
          <table:table-cell office:value-type="float" office:value="-11174.88" table:style-name="ce4">
            <text:p>-11,174.88</text:p>
          </table:table-cell>
          <table:table-cell office:value-type="float" office:value="8242.9" table:style-name="ce4">
            <text:p>8,242.9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06T14:00:57" table:style-name="ce3">
            <text:p>06/08/2014 14:00</text:p>
          </table:table-cell>
          <table:table-cell office:value-type="float" office:value="39821731" table:style-name="ce1">
            <text:p>39821731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065.1" table:style-name="ce4">
            <text:p>10,065.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65.1" table:style-name="ce4">
            <text:p>10,065.10</text:p>
          </table:table-cell>
          <table:table-cell office:value-type="string" table:style-name="ce1">
            <text:p>CHF</text:p>
          </table:table-cell>
          <table:table-cell office:value-type="float" office:value="10065.1" table:style-name="ce4">
            <text:p>10,065.10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5T14:01:14" table:style-name="ce3">
            <text:p>05/08/2014 14:01</text:p>
          </table:table-cell>
          <table:table-cell office:value-type="float" office:value="39806786" table:style-name="ce1">
            <text:p>3980678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33.17999999999995" table:style-name="ce1">
            <text:p>633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33.17999999999995" table:style-name="ce1">
            <text:p>-633.18</text:p>
          </table:table-cell>
          <table:table-cell office:value-type="string" table:style-name="ce1">
            <text:p>USD</text:p>
          </table:table-cell>
          <table:table-cell office:value-type="float" office:value="-633.17999999999995" table:style-name="ce1">
            <text:p>-633.18</text:p>
          </table:table-cell>
          <table:table-cell office:value-type="float" office:value="19417.78" table:style-name="ce4">
            <text:p>19,417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05T14:01:14" table:style-name="ce3">
            <text:p>05/08/2014 14:01</text:p>
          </table:table-cell>
          <table:table-cell office:value-type="float" office:value="39806786" table:style-name="ce1">
            <text:p>3980678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69.45000000000005" table:style-name="ce1">
            <text:p>569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9.45000000000005" table:style-name="ce1">
            <text:p>569.45</text:p>
          </table:table-cell>
          <table:table-cell office:value-type="string" table:style-name="ce1">
            <text:p>CHF</text:p>
          </table:table-cell>
          <table:table-cell office:value-type="float" office:value="569.45000000000005" table:style-name="ce1">
            <text:p>569.45</text:p>
          </table:table-cell>
          <table:table-cell office:value-type="float" office:value="-10065.07" table:style-name="ce4">
            <text:p>-10,065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5T09:01:04" table:style-name="ce3">
            <text:p>05/08/2014 09:01</text:p>
          </table:table-cell>
          <table:table-cell office:value-type="float" office:value="39796863" table:style-name="ce1">
            <text:p>3979686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50" table:style-name="ce1">
            <text:p>150</text:p>
          </table:table-cell>
          <table:table-cell office:value-type="float" office:value="66.7" table:style-name="ce1">
            <text:p>66.7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-10065.1" table:style-name="ce4">
            <text:p>-10,065.10</text:p>
          </table:table-cell>
          <table:table-cell office:value-type="string" table:style-name="ce1">
            <text:p>CHF</text:p>
          </table:table-cell>
          <table:table-cell office:value-type="float" office:value="-10065.1" table:style-name="ce4">
            <text:p>-10,065.10</text:p>
          </table:table-cell>
          <table:table-cell office:value-type="float" office:value="-10634.52" table:style-name="ce4">
            <text:p>-10,634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4T09:02:00" table:style-name="ce3">
            <text:p>04/08/2014 09:02</text:p>
          </table:table-cell>
          <table:table-cell office:value-type="float" office:value="39781247" table:style-name="ce1">
            <text:p>3978124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20" table:style-name="ce1">
            <text:p>20</text:p>
          </table:table-cell>
          <table:table-cell office:value-type="float" office:value="485" table:style-name="ce1">
            <text:p>485</text:p>
          </table:table-cell>
          <table:table-cell office:value-type="float" office:value="44.9" table:style-name="ce1">
            <text:p>44.9</text:p>
          </table:table-cell>
          <table:table-cell office:value-type="float" office:value="0" table:style-name="ce1">
            <text:p>0</text:p>
          </table:table-cell>
          <table:table-cell office:value-type="float" office:value="-9744.9" table:style-name="ce4">
            <text:p>-9,744.90</text:p>
          </table:table-cell>
          <table:table-cell office:value-type="string" table:style-name="ce1">
            <text:p>CHF</text:p>
          </table:table-cell>
          <table:table-cell office:value-type="float" office:value="-9744.9" table:style-name="ce4">
            <text:p>-9,744.90</text:p>
          </table:table-cell>
          <table:table-cell office:value-type="float" office:value="-569.41999999999996" table:style-name="ce1">
            <text:p>-569.4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7-30T11:13:37" table:style-name="ce3">
            <text:p>30/07/2014 11:13</text:p>
          </table:table-cell>
          <table:table-cell office:value-type="float" office:value="39714927" table:style-name="ce1">
            <text:p>39714927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AU</text:p>
          </table:table-cell>
          <table:table-cell office:value-type="string" table:style-name="ce1">
            <text:p>ISHARES MSCI Australia UCITS</text:p>
          </table:table-cell>
          <table:table-cell office:value-type="string" table:style-name="ce1">
            <text:p>IE00B5V70487</text:p>
          </table:table-cell>
          <table:table-cell office:value-type="float" office:value="70" table:style-name="ce1">
            <text:p>70</text:p>
          </table:table-cell>
          <table:table-cell office:value-type="float" office:value="162" table:style-name="ce1">
            <text:p>162</text:p>
          </table:table-cell>
          <table:table-cell office:value-type="float" office:value="30.21" table:style-name="ce1">
            <text:p>30.21</text:p>
          </table:table-cell>
          <table:table-cell office:value-type="float" office:value="0" table:style-name="ce1">
            <text:p>0</text:p>
          </table:table-cell>
          <table:table-cell office:value-type="float" office:value="11309.79" table:style-name="ce4">
            <text:p>11,309.79</text:p>
          </table:table-cell>
          <table:table-cell office:value-type="string" table:style-name="ce1">
            <text:p>USD</text:p>
          </table:table-cell>
          <table:table-cell office:value-type="float" office:value="11309.79" table:style-name="ce4">
            <text:p>11,309.79</text:p>
          </table:table-cell>
          <table:table-cell office:value-type="float" office:value="20050.96" table:style-name="ce4">
            <text:p>20,050.9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7-29T18:35:32" table:style-name="ce3">
            <text:p>29/07/2014 18:35</text:p>
          </table:table-cell>
          <table:table-cell office:value-type="float" office:value="39714928" table:style-name="ce1">
            <text:p>3971492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40" table:style-name="ce1">
            <text:p>140</text:p>
          </table:table-cell>
          <table:table-cell office:value-type="float" office:value="61" table:style-name="ce1">
            <text:p>61</text:p>
          </table:table-cell>
          <table:table-cell office:value-type="float" office:value="48.85" table:style-name="ce1">
            <text:p>48.85</text:p>
          </table:table-cell>
          <table:table-cell office:value-type="float" office:value="0" table:style-name="ce1">
            <text:p>0</text:p>
          </table:table-cell>
          <table:table-cell office:value-type="float" office:value="8491.15" table:style-name="ce4">
            <text:p>8,491.15</text:p>
          </table:table-cell>
          <table:table-cell office:value-type="string" table:style-name="ce1">
            <text:p>USD</text:p>
          </table:table-cell>
          <table:table-cell office:value-type="float" office:value="8491.15" table:style-name="ce4">
            <text:p>8,491.15</text:p>
          </table:table-cell>
          <table:table-cell office:value-type="float" office:value="8741.17" table:style-name="ce4">
            <text:p>8,741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7-28T09:00:18" table:style-name="ce3">
            <text:p>28/07/2014 09:00</text:p>
          </table:table-cell>
          <table:table-cell office:value-type="float" office:value="39714884" table:style-name="ce1">
            <text:p>3971488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450" table:style-name="ce1">
            <text:p>450</text:p>
          </table:table-cell>
          <table:table-cell office:value-type="float" office:value="12.02" table:style-name="ce1">
            <text:p>12.02</text:p>
          </table:table-cell>
          <table:table-cell office:value-type="float" office:value="43.98" table:style-name="ce1">
            <text:p>43.98</text:p>
          </table:table-cell>
          <table:table-cell office:value-type="float" office:value="0" table:style-name="ce1">
            <text:p>0</text:p>
          </table:table-cell>
          <table:table-cell office:value-type="float" office:value="5365.01" table:style-name="ce4">
            <text:p>5,365.01</text:p>
          </table:table-cell>
          <table:table-cell office:value-type="string" table:style-name="ce1">
            <text:p>GBP</text:p>
          </table:table-cell>
          <table:table-cell office:value-type="float" office:value="8160.1" table:style-name="ce4">
            <text:p>8,160.10</text:p>
          </table:table-cell>
          <table:table-cell office:value-type="float" office:value="9175.48" table:style-name="ce4">
            <text:p>9,175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7-16T14:42:44" table:style-name="ce3">
            <text:p>16/07/2014 14: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1" table:style-name="ce1">
            <text:p>1</text:p>
          </table:table-cell>
          <table:table-cell office:value-type="float" office:value="72.56" table:style-name="ce1">
            <text:p>72.56</text:p>
          </table:table-cell>
          <table:table-cell office:value-type="float" office:value="10.88" table:style-name="ce1">
            <text:p>10.88</text:p>
          </table:table-cell>
          <table:table-cell office:value-type="float" office:value="0" table:style-name="ce1">
            <text:p>0</text:p>
          </table:table-cell>
          <table:table-cell office:value-type="float" office:value="61.68" table:style-name="ce1">
            <text:p>61.68</text:p>
          </table:table-cell>
          <table:table-cell office:value-type="string" table:style-name="ce1">
            <text:p>EUR</text:p>
          </table:table-cell>
          <table:table-cell office:value-type="float" office:value="61.68" table:style-name="ce1">
            <text:p>61.68</text:p>
          </table:table-cell>
          <table:table-cell office:value-type="float" office:value="61.68" table:style-name="ce1">
            <text:p>61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6-30T18:35:57" table:style-name="ce3">
            <text:p>30/06/2014 18: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22" table:style-name="ce1">
            <text:p>29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22" table:style-name="ce1">
            <text:p>-29.22</text:p>
          </table:table-cell>
          <table:table-cell office:value-type="string" table:style-name="ce1">
            <text:p>CHF</text:p>
          </table:table-cell>
          <table:table-cell office:value-type="float" office:value="-29.22" table:style-name="ce1">
            <text:p>-29.22</text:p>
          </table:table-cell>
          <table:table-cell office:value-type="float" office:value="1015.38" table:style-name="ce4">
            <text:p>1,015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6-20T09:01:09" table:style-name="ce3">
            <text:p>20/06/2014 09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rtlose Ausbuchung</text:p>
          </table:table-cell>
          <table:table-cell office:value-type="string" table:style-name="ce1">
            <text:p>VONROL ANR</text:p>
          </table:table-cell>
          <table:table-cell office:value-type="string" table:style-name="ce1">
            <text:p>VON ROLL HLDG - ANRECHT FUER WAND. 2014-11.06.2014</text:p>
          </table:table-cell>
          <table:table-cell office:value-type="string" table:style-name="ce1">
            <text:p>CH0245239097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6-13T14:56:56" table:style-name="ce3">
            <text:p>13/06/2014 14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250.02" table:style-name="ce1">
            <text:p>250.0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11T14:53:01" table:style-name="ce3">
            <text:p>11/06/2014 14: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9.94" table:style-name="ce1">
            <text:p>129.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.94" table:style-name="ce1">
            <text:p>129.94</text:p>
          </table:table-cell>
          <table:table-cell office:value-type="string" table:style-name="ce1">
            <text:p>USD</text:p>
          </table:table-cell>
          <table:table-cell office:value-type="float" office:value="129.94" table:style-name="ce1">
            <text:p>129.94</text:p>
          </table:table-cell>
          <table:table-cell office:value-type="float" office:value="236.94" table:style-name="ce1">
            <text:p>236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11T07:18:21" table:style-name="ce3">
            <text:p>11/06/2014 07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" table:style-name="ce1">
            <text:p>1</text:p>
          </table:table-cell>
          <table:table-cell office:value-type="float" office:value="60.2" table:style-name="ce1">
            <text:p>60.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0" table:style-name="ce1">
            <text:p>0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office:value-type="float" office:value="42.14" table:style-name="ce1">
            <text:p>42.1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03T15:25:56" table:style-name="ce3">
            <text:p>03/06/2014 15: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1" table:style-name="ce1">
            <text:p>1</text:p>
          </table:table-cell>
          <table:table-cell office:value-type="float" office:value="64.08" table:style-name="ce1">
            <text:p>64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.08" table:style-name="ce1">
            <text:p>64.08</text:p>
          </table:table-cell>
          <table:table-cell office:value-type="string" table:style-name="ce1">
            <text:p>CHF</text:p>
          </table:table-cell>
          <table:table-cell office:value-type="float" office:value="64.08" table:style-name="ce1">
            <text:p>64.08</text:p>
          </table:table-cell>
          <table:table-cell office:value-type="float" office:value="1044.5999999999999" table:style-name="ce4">
            <text:p>1,044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6-02T08:24:06" table:style-name="ce3">
            <text:p>02/06/2014 08:2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VONROL ANR</text:p>
          </table:table-cell>
          <table:table-cell office:value-type="string" table:style-name="ce1">
            <text:p>VON ROLL HLDG - ANRECHT FUER WAND. 2014-11.06.2014</text:p>
          </table:table-cell>
          <table:table-cell office:value-type="string" table:style-name="ce1">
            <text:p>CH0245239097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4-25T11:58:06" table:style-name="ce3">
            <text:p>25/04/2014 11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229.5" table:style-name="ce1">
            <text:p>22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9.5" table:style-name="ce1">
            <text:p>229.5</text:p>
          </table:table-cell>
          <table:table-cell office:value-type="string" table:style-name="ce1">
            <text:p>CHF</text:p>
          </table:table-cell>
          <table:table-cell office:value-type="float" office:value="229.5" table:style-name="ce1">
            <text:p>229.5</text:p>
          </table:table-cell>
          <table:table-cell office:value-type="float" office:value="980.52" table:style-name="ce1">
            <text:p>980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4-02T13:55:17" table:style-name="ce3">
            <text:p>02/04/2014 13: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F</text:p>
          </table:table-cell>
          <table:table-cell office:value-type="float" office:value="100" table:style-name="ce1">
            <text:p>100</text:p>
          </table:table-cell>
          <table:table-cell office:value-type="float" office:value="751.02" table:style-name="ce1">
            <text:p>751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3-31T18:46:25" table:style-name="ce3">
            <text:p>31/03/2014 18: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59" table:style-name="ce1">
            <text:p>27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7.59" table:style-name="ce1">
            <text:p>-27.59</text:p>
          </table:table-cell>
          <table:table-cell office:value-type="string" table:style-name="ce1">
            <text:p>CHF</text:p>
          </table:table-cell>
          <table:table-cell office:value-type="float" office:value="-27.59" table:style-name="ce1">
            <text:p>-27.59</text:p>
          </table:table-cell>
          <table:table-cell office:value-type="float" office:value="651.02" table:style-name="ce1">
            <text:p>651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3-20T14:25:09" table:style-name="ce3">
            <text:p>20/03/2014 14: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64.86" table:style-name="ce1">
            <text:p>64.8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3-19T12:59:44" table:style-name="ce3">
            <text:p>19/03/2014 12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9.64" table:style-name="ce1">
            <text:p>9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4" table:style-name="ce1">
            <text:p>9.64</text:p>
          </table:table-cell>
          <table:table-cell office:value-type="string" table:style-name="ce1">
            <text:p>USD</text:p>
          </table:table-cell>
          <table:table-cell office:value-type="float" office:value="9.64" table:style-name="ce1">
            <text:p>9.64</text:p>
          </table:table-cell>
          <table:table-cell office:value-type="float" office:value="51.78" table:style-name="ce1">
            <text:p>51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3-14T17:05:44" table:style-name="ce3">
            <text:p>14/03/2014 17:0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PRECIOUS WOODS</text:p>
          </table:table-cell>
          <table:table-cell office:value-type="string" table:style-name="ce1">
            <text:p>PRECIOUS WOODS HLDG - REG.SHS</text:p>
          </table:table-cell>
          <table:table-cell office:value-type="string" table:style-name="ce1">
            <text:p>CH0013283368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3-14T17:05:44" table:style-name="ce3">
            <text:p>14/03/2014 17:0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e Titelumbuchung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3-10T15:07:18" table:style-name="ce3">
            <text:p>10/03/2014 15:0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" table:style-name="ce1">
            <text:p>1</text:p>
          </table:table-cell>
          <table:table-cell office:value-type="float" office:value="60.2" table:style-name="ce1">
            <text:p>60.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0" table:style-name="ce1">
            <text:p>0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office:value-type="float" office:value="42.14" table:style-name="ce1">
            <text:p>42.14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2-26T13:03:46" table:style-name="ce3">
            <text:p>26/02/2014 13:0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CHF</text:p>
          </table:table-cell>
          <table:table-cell office:value-type="float" office:value="0.4" table:style-name="ce1">
            <text:p>0.4</text:p>
          </table:table-cell>
          <table:table-cell office:value-type="float" office:value="678.61" table:style-name="ce1">
            <text:p>678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2-06T11:19:55" table:style-name="ce3">
            <text:p>06/02/2014 11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8.13" table:style-name="ce1">
            <text:p>48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.13" table:style-name="ce1">
            <text:p>48.13</text:p>
          </table:table-cell>
          <table:table-cell office:value-type="string" table:style-name="ce1">
            <text:p>CHF</text:p>
          </table:table-cell>
          <table:table-cell office:value-type="float" office:value="48.13" table:style-name="ce1">
            <text:p>48.13</text:p>
          </table:table-cell>
          <table:table-cell office:value-type="float" office:value="678.21" table:style-name="ce1">
            <text:p>678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3">
            <text:p>22/01/2014 14:00</text:p>
          </table:table-cell>
          <table:table-cell office:value-type="float" office:value="37743661" table:style-name="ce1">
            <text:p>37743661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9.3" table:style-name="ce1">
            <text:p>6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9.3" table:style-name="ce1">
            <text:p>-69.3</text:p>
          </table:table-cell>
          <table:table-cell office:value-type="string" table:style-name="ce1">
            <text:p>CHF</text:p>
          </table:table-cell>
          <table:table-cell office:value-type="float" office:value="-69.3" table:style-name="ce1">
            <text:p>-69.3</text:p>
          </table:table-cell>
          <table:table-cell office:value-type="float" office:value="630.08000000000004" table:style-name="ce1">
            <text:p>630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3">
            <text:p>22/01/2014 14:00</text:p>
          </table:table-cell>
          <table:table-cell office:value-type="float" office:value="37743661" table:style-name="ce1">
            <text:p>37743661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5.42" table:style-name="ce1">
            <text:p>7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.42" table:style-name="ce1">
            <text:p>75.42</text:p>
          </table:table-cell>
          <table:table-cell office:value-type="string" table:style-name="ce1">
            <text:p>USD</text:p>
          </table:table-cell>
          <table:table-cell office:value-type="float" office:value="75.42" table:style-name="ce1">
            <text:p>75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3">
            <text:p>22/01/2014 14:00</text:p>
          </table:table-cell>
          <table:table-cell office:value-type="float" office:value="37743633" table:style-name="ce1">
            <text:p>37743633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76.97" table:style-name="ce4">
            <text:p>6,176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176.97" table:style-name="ce4">
            <text:p>-6,176.97</text:p>
          </table:table-cell>
          <table:table-cell office:value-type="string" table:style-name="ce1">
            <text:p>EUR</text:p>
          </table:table-cell>
          <table:table-cell office:value-type="float" office:value="-6176.97" table:style-name="ce4">
            <text:p>-6,176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3">
            <text:p>22/01/2014 14:00</text:p>
          </table:table-cell>
          <table:table-cell office:value-type="float" office:value="37743633" table:style-name="ce1">
            <text:p>37743633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8328.16" table:style-name="ce4">
            <text:p>8,328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28.16" table:style-name="ce4">
            <text:p>8,328.16</text:p>
          </table:table-cell>
          <table:table-cell office:value-type="string" table:style-name="ce1">
            <text:p>USD</text:p>
          </table:table-cell>
          <table:table-cell office:value-type="float" office:value="8328.16" table:style-name="ce4">
            <text:p>8,328.16</text:p>
          </table:table-cell>
          <table:table-cell office:value-type="float" office:value="-75.42" table:style-name="ce1">
            <text:p>-75.4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21T15:31:39" table:style-name="ce3">
            <text:p>21/01/2014 15:31</text:p>
          </table:table-cell>
          <table:table-cell office:value-type="float" office:value="37719419" table:style-name="ce1">
            <text:p>3771941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40" table:style-name="ce1">
            <text:p>140</text:p>
          </table:table-cell>
          <table:table-cell office:value-type="float" office:value="59.68" table:style-name="ce1">
            <text:p>59.68</text:p>
          </table:table-cell>
          <table:table-cell office:value-type="float" office:value="48.38" table:style-name="ce1">
            <text:p>48.38</text:p>
          </table:table-cell>
          <table:table-cell office:value-type="float" office:value="0" table:style-name="ce1">
            <text:p>0</text:p>
          </table:table-cell>
          <table:table-cell office:value-type="float" office:value="-8403.58" table:style-name="ce4">
            <text:p>-8,403.58</text:p>
          </table:table-cell>
          <table:table-cell office:value-type="string" table:style-name="ce1">
            <text:p>USD</text:p>
          </table:table-cell>
          <table:table-cell office:value-type="float" office:value="-8403.58" table:style-name="ce4">
            <text:p>-8,403.58</text:p>
          </table:table-cell>
          <table:table-cell office:value-type="float" office:value="-8403.58" table:style-name="ce4">
            <text:p>-8,403.5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14T14:01:01" table:style-name="ce3">
            <text:p>14/01/2014 14:01</text:p>
          </table:table-cell>
          <table:table-cell office:value-type="float" office:value="37637631" table:style-name="ce1">
            <text:p>37637631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778.58" table:style-name="ce4">
            <text:p>6,778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778.58" table:style-name="ce4">
            <text:p>-6,778.58</text:p>
          </table:table-cell>
          <table:table-cell office:value-type="string" table:style-name="ce1">
            <text:p>EUR</text:p>
          </table:table-cell>
          <table:table-cell office:value-type="float" office:value="-6778.58" table:style-name="ce4">
            <text:p>-6,778.58</text:p>
          </table:table-cell>
          <table:table-cell office:value-type="float" office:value="6176.97" table:style-name="ce4">
            <text:p>6,176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14T14:01:01" table:style-name="ce3">
            <text:p>14/01/2014 14:01</text:p>
          </table:table-cell>
          <table:table-cell office:value-type="float" office:value="37637631" table:style-name="ce1">
            <text:p>37637631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207.4" table:style-name="ce4">
            <text:p>9,207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07.4" table:style-name="ce4">
            <text:p>9,207.40</text:p>
          </table:table-cell>
          <table:table-cell office:value-type="string" table:style-name="ce1">
            <text:p>USD</text:p>
          </table:table-cell>
          <table:table-cell office:value-type="float" office:value="9207.4" table:style-name="ce4">
            <text:p>9,207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13T09:02:57" table:style-name="ce3">
            <text:p>13/01/2014 09:02</text:p>
          </table:table-cell>
          <table:table-cell office:value-type="float" office:value="37610293" table:style-name="ce1">
            <text:p>3761029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SAU</text:p>
          </table:table-cell>
          <table:table-cell office:value-type="string" table:style-name="ce1">
            <text:p>ISHARES MSCI Australia UCITS</text:p>
          </table:table-cell>
          <table:table-cell office:value-type="string" table:style-name="ce1">
            <text:p>IE00B5V70487</text:p>
          </table:table-cell>
          <table:table-cell office:value-type="float" office:value="70" table:style-name="ce1">
            <text:p>70</text:p>
          </table:table-cell>
          <table:table-cell office:value-type="float" office:value="143.77000000000001" table:style-name="ce1">
            <text:p>143.77</text:p>
          </table:table-cell>
          <table:table-cell office:value-type="float" office:value="28.12" table:style-name="ce1">
            <text:p>28.12</text:p>
          </table:table-cell>
          <table:table-cell office:value-type="float" office:value="0" table:style-name="ce1">
            <text:p>0</text:p>
          </table:table-cell>
          <table:table-cell office:value-type="float" office:value="-10092.02" table:style-name="ce4">
            <text:p>-10,092.02</text:p>
          </table:table-cell>
          <table:table-cell office:value-type="string" table:style-name="ce1">
            <text:p>USD</text:p>
          </table:table-cell>
          <table:table-cell office:value-type="float" office:value="-10092.02" table:style-name="ce4">
            <text:p>-10,092.02</text:p>
          </table:table-cell>
          <table:table-cell office:value-type="float" office:value="-9207.4" table:style-name="ce4">
            <text:p>-9,207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3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29" table:style-name="ce1">
            <text:p>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9" table:style-name="ce1">
            <text:p>-1.29</text:p>
          </table:table-cell>
          <table:table-cell office:value-type="string" table:style-name="ce1">
            <text:p>EUR</text:p>
          </table:table-cell>
          <table:table-cell office:value-type="float" office:value="-1.29" table:style-name="ce1">
            <text:p>-1.29</text:p>
          </table:table-cell>
          <table:table-cell office:value-type="float" office:value="12955.55" table:style-name="ce4">
            <text:p>12,955.5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3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91" table:style-name="ce1">
            <text:p>2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1" table:style-name="ce1">
            <text:p>2.91</text:p>
          </table:table-cell>
          <table:table-cell office:value-type="string" table:style-name="ce1">
            <text:p>CHF</text:p>
          </table:table-cell>
          <table:table-cell office:value-type="float" office:value="2.91" table:style-name="ce1">
            <text:p>2.91</text:p>
          </table:table-cell>
          <table:table-cell office:value-type="float" office:value="699.38" table:style-name="ce1">
            <text:p>69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3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" table:style-name="ce1">
            <text:p>0.78</text:p>
          </table:table-cell>
          <table:table-cell office:value-type="string" table:style-name="ce1">
            <text:p>USD</text:p>
          </table:table-cell>
          <table:table-cell office:value-type="float" office:value="0.78" table:style-name="ce1">
            <text:p>0.78</text:p>
          </table:table-cell>
          <table:table-cell office:value-type="float" office:value="884.62" table:style-name="ce1">
            <text:p>884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2-31T17:19:21" table:style-name="ce3">
            <text:p>31/12/2013 17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07" table:style-name="ce1">
            <text:p>25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07" table:style-name="ce1">
            <text:p>-25.07</text:p>
          </table:table-cell>
          <table:table-cell office:value-type="string" table:style-name="ce1">
            <text:p>CHF</text:p>
          </table:table-cell>
          <table:table-cell office:value-type="float" office:value="-25.07" table:style-name="ce1">
            <text:p>-25.07</text:p>
          </table:table-cell>
          <table:table-cell office:value-type="float" office:value="696.47" table:style-name="ce1">
            <text:p>696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8T15:22:05" table:style-name="ce3">
            <text:p>18/12/2013 15:2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329999999999998" table:style-name="ce1">
            <text:p>20.33</text:p>
          </table:table-cell>
          <table:table-cell office:value-type="string" table:style-name="ce1">
            <text:p>USD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883.84" table:style-name="ce1">
            <text:p>883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2-17T07:56:39" table:style-name="ce3">
            <text:p>17/12/2013 07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000" table:style-name="ce4">
            <text:p>20,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0002" table:style-name="ce4">
            <text:p>-20,002.00</text:p>
          </table:table-cell>
          <table:table-cell office:value-type="string" table:style-name="ce1">
            <text:p>CHF</text:p>
          </table:table-cell>
          <table:table-cell office:value-type="float" office:value="-20002" table:style-name="ce4">
            <text:p>-20,002.00</text:p>
          </table:table-cell>
          <table:table-cell office:value-type="float" office:value="721.54" table:style-name="ce1">
            <text:p>721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6T09:09:47" table:style-name="ce3">
            <text:p>16/12/2013 09:09</text:p>
          </table:table-cell>
          <table:table-cell office:value-type="float" office:value="37188662" table:style-name="ce1">
            <text:p>37188662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956.84" table:style-name="ce4">
            <text:p>12,956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56.84" table:style-name="ce4">
            <text:p>12,956.84</text:p>
          </table:table-cell>
          <table:table-cell office:value-type="string" table:style-name="ce1">
            <text:p>EUR</text:p>
          </table:table-cell>
          <table:table-cell office:value-type="float" office:value="12956.84" table:style-name="ce4">
            <text:p>12,956.84</text:p>
          </table:table-cell>
          <table:table-cell office:value-type="float" office:value="12956.84" table:style-name="ce4">
            <text:p>12,956.8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2-16T09:09:38" table:style-name="ce3">
            <text:p>16/12/2013 09:09</text:p>
          </table:table-cell>
          <table:table-cell office:value-type="float" office:value="37188663" table:style-name="ce1">
            <text:p>37188663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3255.19" table:style-name="ce4">
            <text:p>13,255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55.19" table:style-name="ce4">
            <text:p>13,255.19</text:p>
          </table:table-cell>
          <table:table-cell office:value-type="string" table:style-name="ce1">
            <text:p>CHF</text:p>
          </table:table-cell>
          <table:table-cell office:value-type="float" office:value="13255.19" table:style-name="ce4">
            <text:p>13,255.19</text:p>
          </table:table-cell>
          <table:table-cell office:value-type="float" office:value="20723.54" table:style-name="ce4">
            <text:p>20,723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3T12:00:48" table:style-name="ce3">
            <text:p>13/12/2013 12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863.51" table:style-name="ce1">
            <text:p>863.5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0-21T14:00:49" table:style-name="ce3">
            <text:p>21/10/2013 14:00</text:p>
          </table:table-cell>
          <table:table-cell office:value-type="float" office:value="36644495" table:style-name="ce1">
            <text:p>3664449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034" table:style-name="ce4">
            <text:p>12,034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034" table:style-name="ce4">
            <text:p>-12,034.00</text:p>
          </table:table-cell>
          <table:table-cell office:value-type="string" table:style-name="ce1">
            <text:p>CHF</text:p>
          </table:table-cell>
          <table:table-cell office:value-type="float" office:value="-12034" table:style-name="ce4">
            <text:p>-12,034.00</text:p>
          </table:table-cell>
          <table:table-cell office:value-type="float" office:value="7468.35" table:style-name="ce4">
            <text:p>7,468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21T14:00:49" table:style-name="ce3">
            <text:p>21/10/2013 14:00</text:p>
          </table:table-cell>
          <table:table-cell office:value-type="float" office:value="36644495" table:style-name="ce1">
            <text:p>3664449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671.2900000000009" table:style-name="ce4">
            <text:p>9,67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71.2900000000009" table:style-name="ce4">
            <text:p>9,671.29</text:p>
          </table:table-cell>
          <table:table-cell office:value-type="string" table:style-name="ce1">
            <text:p>EUR</text:p>
          </table:table-cell>
          <table:table-cell office:value-type="float" office:value="9671.2900000000009" table:style-name="ce4">
            <text:p>9,671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0-18T16:14:25" table:style-name="ce3">
            <text:p>18/10/2013 16:14</text:p>
          </table:table-cell>
          <table:table-cell office:value-type="float" office:value="36591272" table:style-name="ce1">
            <text:p>3659127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 EUR acc</text:p>
          </table:table-cell>
          <table:table-cell office:value-type="string" table:style-name="ce1">
            <text:p>FR0010148981</text:p>
          </table:table-cell>
          <table:table-cell office:value-type="float" office:value="10" table:style-name="ce1">
            <text:p>10</text:p>
          </table:table-cell>
          <table:table-cell office:value-type="float" office:value="971.24" table:style-name="ce1">
            <text:p>971.24</text:p>
          </table:table-cell>
          <table:table-cell office:value-type="float" office:value="23.57" table:style-name="ce1">
            <text:p>23.57</text:p>
          </table:table-cell>
          <table:table-cell office:value-type="float" office:value="0" table:style-name="ce1">
            <text:p>0</text:p>
          </table:table-cell>
          <table:table-cell office:value-type="float" office:value="-9735.9699999999993" table:style-name="ce4">
            <text:p>-9,735.97</text:p>
          </table:table-cell>
          <table:table-cell office:value-type="string" table:style-name="ce1">
            <text:p>EUR</text:p>
          </table:table-cell>
          <table:table-cell office:value-type="float" office:value="-9735.9699999999993" table:style-name="ce4">
            <text:p>-9,735.97</text:p>
          </table:table-cell>
          <table:table-cell office:value-type="float" office:value="-9671.2900000000009" table:style-name="ce4">
            <text:p>-9,671.2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3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568" table:style-name="ce1">
            <text:p>568</text:p>
          </table:table-cell>
          <table:table-cell office:value-type="float" office:value="28.92" table:style-name="ce1">
            <text:p>28.92</text:p>
          </table:table-cell>
          <table:table-cell office:value-type="float" office:value="53.25" table:style-name="ce1">
            <text:p>53.25</text:p>
          </table:table-cell>
          <table:table-cell office:value-type="float" office:value="0" table:style-name="ce1">
            <text:p>0</text:p>
          </table:table-cell>
          <table:table-cell office:value-type="float" office:value="16373.3" table:style-name="ce4">
            <text:p>16,373.30</text:p>
          </table:table-cell>
          <table:table-cell office:value-type="string" table:style-name="ce1">
            <text:p>CHF</text:p>
          </table:table-cell>
          <table:table-cell office:value-type="float" office:value="16373.3" table:style-name="ce4">
            <text:p>16,373.30</text:p>
          </table:table-cell>
          <table:table-cell office:value-type="float" office:value="19502.349999999999" table:style-name="ce4">
            <text:p>19,502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3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28.92" table:style-name="ce1">
            <text:p>28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9" table:style-name="ce1">
            <text:p>28.9</text:p>
          </table:table-cell>
          <table:table-cell office:value-type="string" table:style-name="ce1">
            <text:p>CHF</text:p>
          </table:table-cell>
          <table:table-cell office:value-type="float" office:value="28.9" table:style-name="ce1">
            <text:p>28.9</text:p>
          </table:table-cell>
          <table:table-cell office:value-type="float" office:value="3129.05" table:style-name="ce4">
            <text:p>3,129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3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96" table:style-name="ce1">
            <text:p>96</text:p>
          </table:table-cell>
          <table:table-cell office:value-type="float" office:value="28.92" table:style-name="ce1">
            <text:p>28.92</text:p>
          </table:table-cell>
          <table:table-cell office:value-type="float" office:value="39.450000000000003" table:style-name="ce1">
            <text:p>39.45</text:p>
          </table:table-cell>
          <table:table-cell office:value-type="float" office:value="0" table:style-name="ce1">
            <text:p>0</text:p>
          </table:table-cell>
          <table:table-cell office:value-type="float" office:value="2736.85" table:style-name="ce4">
            <text:p>2,736.85</text:p>
          </table:table-cell>
          <table:table-cell office:value-type="string" table:style-name="ce1">
            <text:p>CHF</text:p>
          </table:table-cell>
          <table:table-cell office:value-type="float" office:value="2736.85" table:style-name="ce4">
            <text:p>2,736.85</text:p>
          </table:table-cell>
          <table:table-cell office:value-type="float" office:value="3100.15" table:style-name="ce4">
            <text:p>3,100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9-30T18:16:01" table:style-name="ce3">
            <text:p>30/09/2013 18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9" table:style-name="ce1">
            <text:p>24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29" table:style-name="ce1">
            <text:p>-24.29</text:p>
          </table:table-cell>
          <table:table-cell office:value-type="string" table:style-name="ce1">
            <text:p>CHF</text:p>
          </table:table-cell>
          <table:table-cell office:value-type="float" office:value="-24.29" table:style-name="ce1">
            <text:p>-24.29</text:p>
          </table:table-cell>
          <table:table-cell office:value-type="float" office:value="363.3" table:style-name="ce1">
            <text:p>363.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9-18T13:26:13" table:style-name="ce3">
            <text:p>18/09/2013 13: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8.49" table:style-name="ce1">
            <text:p>118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.49" table:style-name="ce1">
            <text:p>118.49</text:p>
          </table:table-cell>
          <table:table-cell office:value-type="string" table:style-name="ce1">
            <text:p>USD</text:p>
          </table:table-cell>
          <table:table-cell office:value-type="float" office:value="118.49" table:style-name="ce1">
            <text:p>118.49</text:p>
          </table:table-cell>
          <table:table-cell office:value-type="float" office:value="850.43" table:style-name="ce1">
            <text:p>850.4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9-13T14:20:47" table:style-name="ce3">
            <text:p>13/09/2013 14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731.94" table:style-name="ce1">
            <text:p>731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9-06T15:00:20" table:style-name="ce3">
            <text:p>06/09/2013 15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1" table:style-name="ce1">
            <text:p>1</text:p>
          </table:table-cell>
          <table:table-cell office:value-type="float" office:value="55.98" table:style-name="ce1">
            <text:p>55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.98" table:style-name="ce1">
            <text:p>55.98</text:p>
          </table:table-cell>
          <table:table-cell office:value-type="string" table:style-name="ce1">
            <text:p>CHF</text:p>
          </table:table-cell>
          <table:table-cell office:value-type="float" office:value="55.98" table:style-name="ce1">
            <text:p>55.98</text:p>
          </table:table-cell>
          <table:table-cell office:value-type="float" office:value="387.59" table:style-name="ce1">
            <text:p>387.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8-06T14:43:09" table:style-name="ce3">
            <text:p>06/08/2013 14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55.14" table:style-name="ce1">
            <text:p>55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.14" table:style-name="ce1">
            <text:p>55.14</text:p>
          </table:table-cell>
          <table:table-cell office:value-type="string" table:style-name="ce1">
            <text:p>CHF</text:p>
          </table:table-cell>
          <table:table-cell office:value-type="float" office:value="55.14" table:style-name="ce1">
            <text:p>55.14</text:p>
          </table:table-cell>
          <table:table-cell office:value-type="float" office:value="331.61" table:style-name="ce1">
            <text:p>331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7-18T14:38:12" table:style-name="ce3">
            <text:p>18/07/2013 14: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1" table:style-name="ce1">
            <text:p>1</text:p>
          </table:table-cell>
          <table:table-cell office:value-type="float" office:value="76.09" table:style-name="ce1">
            <text:p>76.09</text:p>
          </table:table-cell>
          <table:table-cell office:value-type="float" office:value="11.41" table:style-name="ce1">
            <text:p>11.41</text:p>
          </table:table-cell>
          <table:table-cell office:value-type="float" office:value="0" table:style-name="ce1">
            <text:p>0</text:p>
          </table:table-cell>
          <table:table-cell office:value-type="float" office:value="64.680000000000007" table:style-name="ce1">
            <text:p>64.68</text:p>
          </table:table-cell>
          <table:table-cell office:value-type="string" table:style-name="ce1">
            <text:p>EUR</text:p>
          </table:table-cell>
          <table:table-cell office:value-type="float" office:value="64.680000000000007" table:style-name="ce1">
            <text:p>64.68</text:p>
          </table:table-cell>
          <table:table-cell office:value-type="float" office:value="64.680000000000007" table:style-name="ce1">
            <text:p>64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6-28T18:04:24" table:style-name="ce3">
            <text:p>28/06/2013 18: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14" table:style-name="ce1">
            <text:p>24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14" table:style-name="ce1">
            <text:p>-24.14</text:p>
          </table:table-cell>
          <table:table-cell office:value-type="string" table:style-name="ce1">
            <text:p>CHF</text:p>
          </table:table-cell>
          <table:table-cell office:value-type="float" office:value="-24.14" table:style-name="ce1">
            <text:p>-24.14</text:p>
          </table:table-cell>
          <table:table-cell office:value-type="float" office:value="276.47000000000003" table:style-name="ce1">
            <text:p>276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6-19T15:12:07" table:style-name="ce3">
            <text:p>19/06/2013 15: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7.430000000000007" table:style-name="ce1">
            <text:p>67.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.430000000000007" table:style-name="ce1">
            <text:p>67.43</text:p>
          </table:table-cell>
          <table:table-cell office:value-type="string" table:style-name="ce1">
            <text:p>USD</text:p>
          </table:table-cell>
          <table:table-cell office:value-type="float" office:value="67.430000000000007" table:style-name="ce1">
            <text:p>67.43</text:p>
          </table:table-cell>
          <table:table-cell office:value-type="float" office:value="720.4" table:style-name="ce1">
            <text:p>720.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6-14T12:33:22" table:style-name="ce3">
            <text:p>14/06/2013 12:3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652.97" table:style-name="ce1">
            <text:p>652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5-16T18:36:40" table:style-name="ce3">
            <text:p>16/05/2013 18: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-35" table:style-name="ce1">
            <text:p>-35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16T18:36:40" table:style-name="ce3">
            <text:p>16/05/2013 18: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點k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1" table:style-name="ce1">
            <text:p>2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string" table:style-name="ce1">
            <text:p>CHF</text:p>
          </table:table-cell>
          <table:table-cell office:value-type="float" office:value="23.1" table:style-name="ce1">
            <text:p>23.1</text:p>
          </table:table-cell>
          <table:table-cell office:value-type="float" office:value="300.61" table:style-name="ce1">
            <text:p>300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5-10T18:34:54" table:style-name="ce3">
            <text:p>10/05/2013 18:3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黚ung von Anrechten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10T18:34:54" table:style-name="ce3">
            <text:p>10/05/2013 18:3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黚ung von Anrechten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-615" table:style-name="ce1">
            <text:p>-6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08T12:05:40" table:style-name="ce3">
            <text:p>08/05/2013 12:0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212.5" table:style-name="ce1">
            <text:p>21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2.5" table:style-name="ce1">
            <text:p>212.5</text:p>
          </table:table-cell>
          <table:table-cell office:value-type="string" table:style-name="ce1">
            <text:p>CHF</text:p>
          </table:table-cell>
          <table:table-cell office:value-type="float" office:value="212.5" table:style-name="ce1">
            <text:p>212.5</text:p>
          </table:table-cell>
          <table:table-cell office:value-type="float" office:value="277.51" table:style-name="ce1">
            <text:p>277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5-07T19:41:53" table:style-name="ce3">
            <text:p>07/05/2013 19: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gabe von Anrechten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650" table:style-name="ce1">
            <text:p>6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06T15:42:00" table:style-name="ce3">
            <text:p>06/05/2013 15: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HF</text:p>
          </table:table-cell>
          <table:table-cell office:value-type="float" office:value="65" table:style-name="ce1">
            <text:p>65</text:p>
          </table:table-cell>
          <table:table-cell office:value-type="float" office:value="65.010000000000005" table:style-name="ce1">
            <text:p>65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30T14:00:25" table:style-name="ce3">
            <text:p>30/04/2013 14:00</text:p>
          </table:table-cell>
          <table:table-cell office:value-type="float" office:value="34810706" table:style-name="ce1">
            <text:p>3481070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4.45" table:style-name="ce1">
            <text:p>254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4.45" table:style-name="ce1">
            <text:p>-254.45</text:p>
          </table:table-cell>
          <table:table-cell office:value-type="string" table:style-name="ce1">
            <text:p>USD</text:p>
          </table:table-cell>
          <table:table-cell office:value-type="float" office:value="-254.45" table:style-name="ce1">
            <text:p>-254.45</text:p>
          </table:table-cell>
          <table:table-cell office:value-type="float" office:value="641.42999999999995" table:style-name="ce1">
            <text:p>641.4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4-30T14:00:25" table:style-name="ce3">
            <text:p>30/04/2013 14:00</text:p>
          </table:table-cell>
          <table:table-cell office:value-type="float" office:value="34810706" table:style-name="ce1">
            <text:p>3481070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5.95" table:style-name="ce1">
            <text:p>23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5.95" table:style-name="ce1">
            <text:p>235.95</text:p>
          </table:table-cell>
          <table:table-cell office:value-type="string" table:style-name="ce1">
            <text:p>CHF</text:p>
          </table:table-cell>
          <table:table-cell office:value-type="float" office:value="235.95" table:style-name="ce1">
            <text:p>235.95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29T09:00:20" table:style-name="ce3">
            <text:p>29/04/2013 09:00</text:p>
          </table:table-cell>
          <table:table-cell office:value-type="float" office:value="34786949" table:style-name="ce1">
            <text:p>34786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450" table:style-name="ce1">
            <text:p>450</text:p>
          </table:table-cell>
          <table:table-cell office:value-type="float" office:value="10.645" table:style-name="ce1">
            <text:p>10.645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-4857.24" table:style-name="ce4">
            <text:p>-4,857.24</text:p>
          </table:table-cell>
          <table:table-cell office:value-type="string" table:style-name="ce1">
            <text:p>GBP</text:p>
          </table:table-cell>
          <table:table-cell office:value-type="float" office:value="-7158.95" table:style-name="ce4">
            <text:p>-7,158.95</text:p>
          </table:table-cell>
          <table:table-cell office:value-type="float" office:value="-235.94" table:style-name="ce1">
            <text:p>-235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08T13:29:49" table:style-name="ce3">
            <text:p>08/04/2013 13: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F</text:p>
          </table:table-cell>
          <table:table-cell office:value-type="float" office:value="100" table:style-name="ce1">
            <text:p>100</text:p>
          </table:table-cell>
          <table:table-cell office:value-type="float" office:value="6923.01" table:style-name="ce4">
            <text:p>6,923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29T13:40:44" table:style-name="ce3">
            <text:p>29/03/2013 13: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99" table:style-name="ce1">
            <text:p>23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99" table:style-name="ce1">
            <text:p>-23.99</text:p>
          </table:table-cell>
          <table:table-cell office:value-type="string" table:style-name="ce1">
            <text:p>CHF</text:p>
          </table:table-cell>
          <table:table-cell office:value-type="float" office:value="-23.99" table:style-name="ce1">
            <text:p>-23.99</text:p>
          </table:table-cell>
          <table:table-cell office:value-type="float" office:value="6823.01" table:style-name="ce4">
            <text:p>6,823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26T01:50:05" table:style-name="ce3">
            <text:p>26/03/2013 01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itelausgang</text:p>
          </table:table-cell>
          <table:table-cell office:value-type="string" table:style-name="ce1">
            <text:p>PRECIOUS ANR11</text:p>
          </table:table-cell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3-21T13:54:40" table:style-name="ce3">
            <text:p>21/03/2013 13:5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895.88" table:style-name="ce1">
            <text:p>895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3-19T14:00:36" table:style-name="ce3">
            <text:p>19/03/2013 14:00</text:p>
          </table:table-cell>
          <table:table-cell office:value-type="float" office:value="34375954" table:style-name="ce1">
            <text:p>3437595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010.25" table:style-name="ce4">
            <text:p>7,01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010.25" table:style-name="ce4">
            <text:p>-7,010.25</text:p>
          </table:table-cell>
          <table:table-cell office:value-type="string" table:style-name="ce1">
            <text:p>CHF</text:p>
          </table:table-cell>
          <table:table-cell office:value-type="float" office:value="-7010.25" table:style-name="ce4">
            <text:p>-7,010.25</text:p>
          </table:table-cell>
          <table:table-cell office:value-type="float" office:value="6847" table:style-name="ce4">
            <text:p>6,847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9T14:00:36" table:style-name="ce3">
            <text:p>19/03/2013 14:00</text:p>
          </table:table-cell>
          <table:table-cell office:value-type="float" office:value="34375954" table:style-name="ce1">
            <text:p>3437595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695" table:style-name="ce4">
            <text:p>5,695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95" table:style-name="ce4">
            <text:p>5,695.00</text:p>
          </table:table-cell>
          <table:table-cell office:value-type="string" table:style-name="ce1">
            <text:p>EUR</text:p>
          </table:table-cell>
          <table:table-cell office:value-type="float" office:value="5695" table:style-name="ce4">
            <text:p>5,695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3-18T09:04:30" table:style-name="ce3">
            <text:p>18/03/2013 09:04</text:p>
          </table:table-cell>
          <table:table-cell office:value-type="float" office:value="34342390" table:style-name="ce1">
            <text:p>3434239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500" table:style-name="ce1">
            <text:p>500</text:p>
          </table:table-cell>
          <table:table-cell office:value-type="float" office:value="11.46" table:style-name="ce1">
            <text:p>11.46</text:p>
          </table:table-cell>
          <table:table-cell office:value-type="float" office:value="45.05" table:style-name="ce1">
            <text:p>45.05</text:p>
          </table:table-cell>
          <table:table-cell office:value-type="float" office:value="0" table:style-name="ce1">
            <text:p>0</text:p>
          </table:table-cell>
          <table:table-cell office:value-type="float" office:value="-5775.05" table:style-name="ce4">
            <text:p>-5,775.05</text:p>
          </table:table-cell>
          <table:table-cell office:value-type="string" table:style-name="ce1">
            <text:p>EUR</text:p>
          </table:table-cell>
          <table:table-cell office:value-type="float" office:value="-5775.05" table:style-name="ce4">
            <text:p>-5,775.05</text:p>
          </table:table-cell>
          <table:table-cell office:value-type="float" office:value="-5695" table:style-name="ce4">
            <text:p>-5,695.0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3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54" table:style-name="ce1">
            <text:p>254</text:p>
          </table:table-cell>
          <table:table-cell office:value-type="float" office:value="2.4" table:style-name="ce1">
            <text:p>2.4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-610.04999999999995" table:style-name="ce1">
            <text:p>-610.05</text:p>
          </table:table-cell>
          <table:table-cell office:value-type="string" table:style-name="ce1">
            <text:p>CHF</text:p>
          </table:table-cell>
          <table:table-cell office:value-type="float" office:value="-610.04999999999995" table:style-name="ce1">
            <text:p>-610.05</text:p>
          </table:table-cell>
          <table:table-cell office:value-type="float" office:value="13857.25" table:style-name="ce4">
            <text:p>13,857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3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132" table:style-name="ce1">
            <text:p>132</text:p>
          </table:table-cell>
          <table:table-cell office:value-type="float" office:value="2.4" table:style-name="ce1">
            <text:p>2.4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17.05" table:style-name="ce1">
            <text:p>-317.05</text:p>
          </table:table-cell>
          <table:table-cell office:value-type="string" table:style-name="ce1">
            <text:p>CHF</text:p>
          </table:table-cell>
          <table:table-cell office:value-type="float" office:value="-317.05" table:style-name="ce1">
            <text:p>-317.05</text:p>
          </table:table-cell>
          <table:table-cell office:value-type="float" office:value="14467.3" table:style-name="ce4">
            <text:p>14,467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3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114" table:style-name="ce1">
            <text:p>2114</text:p>
          </table:table-cell>
          <table:table-cell office:value-type="float" office:value="2.4" table:style-name="ce1">
            <text:p>2.4</text:p>
          </table:table-cell>
          <table:table-cell office:value-type="float" office:value="41.15" table:style-name="ce1">
            <text:p>41.15</text:p>
          </table:table-cell>
          <table:table-cell office:value-type="float" office:value="0" table:style-name="ce1">
            <text:p>0</text:p>
          </table:table-cell>
          <table:table-cell office:value-type="float" office:value="-5114.75" table:style-name="ce4">
            <text:p>-5,114.75</text:p>
          </table:table-cell>
          <table:table-cell office:value-type="string" table:style-name="ce1">
            <text:p>CHF</text:p>
          </table:table-cell>
          <table:table-cell office:value-type="float" office:value="-5114.75" table:style-name="ce4">
            <text:p>-5,114.75</text:p>
          </table:table-cell>
          <table:table-cell office:value-type="float" office:value="14784.35" table:style-name="ce4">
            <text:p>14,784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36" table:style-name="ce3">
            <text:p>18/03/2013 09:00</text:p>
          </table:table-cell>
          <table:table-cell office:value-type="float" office:value="34342399" table:style-name="ce1">
            <text:p>3434239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500" table:style-name="ce1">
            <text:p>1500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float" office:value="-3017.25" table:style-name="ce4">
            <text:p>-3,017.25</text:p>
          </table:table-cell>
          <table:table-cell office:value-type="string" table:style-name="ce1">
            <text:p>CHF</text:p>
          </table:table-cell>
          <table:table-cell office:value-type="float" office:value="-3017.25" table:style-name="ce4">
            <text:p>-3,017.25</text:p>
          </table:table-cell>
          <table:table-cell office:value-type="float" office:value="19899.099999999999" table:style-name="ce4">
            <text:p>19,899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35" table:style-name="ce3">
            <text:p>18/03/2013 09:00</text:p>
          </table:table-cell>
          <table:table-cell office:value-type="float" office:value="34342399" table:style-name="ce1">
            <text:p>3434239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000" table:style-name="ce1">
            <text:p>1000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38.85" table:style-name="ce1">
            <text:p>38.85</text:p>
          </table:table-cell>
          <table:table-cell office:value-type="float" office:value="0" table:style-name="ce1">
            <text:p>0</text:p>
          </table:table-cell>
          <table:table-cell office:value-type="float" office:value="-2048.85" table:style-name="ce4">
            <text:p>-2,048.85</text:p>
          </table:table-cell>
          <table:table-cell office:value-type="string" table:style-name="ce1">
            <text:p>CHF</text:p>
          </table:table-cell>
          <table:table-cell office:value-type="float" office:value="-2048.85" table:style-name="ce4">
            <text:p>-2,048.85</text:p>
          </table:table-cell>
          <table:table-cell office:value-type="float" office:value="22916.35" table:style-name="ce4">
            <text:p>22,916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3T14:23:05" table:style-name="ce3">
            <text:p>13/03/2013 14: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4.99" table:style-name="ce1">
            <text:p>34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99" table:style-name="ce1">
            <text:p>34.99</text:p>
          </table:table-cell>
          <table:table-cell office:value-type="string" table:style-name="ce1">
            <text:p>USD</text:p>
          </table:table-cell>
          <table:table-cell office:value-type="float" office:value="34.99" table:style-name="ce1">
            <text:p>34.99</text:p>
          </table:table-cell>
          <table:table-cell office:value-type="float" office:value="884.34" table:style-name="ce1">
            <text:p>884.3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3-06T09:01:55" table:style-name="ce3">
            <text:p>06/03/2013 09:01</text:p>
          </table:table-cell>
          <table:table-cell office:value-type="float" office:value="34199386" table:style-name="ce1">
            <text:p>3419938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30" table:style-name="ce1">
            <text:p>30</text:p>
          </table:table-cell>
          <table:table-cell office:value-type="float" office:value="465.02" table:style-name="ce1">
            <text:p>465.02</text:p>
          </table:table-cell>
          <table:table-cell office:value-type="float" office:value="23.9" table:style-name="ce1">
            <text:p>23.9</text:p>
          </table:table-cell>
          <table:table-cell office:value-type="float" office:value="0" table:style-name="ce1">
            <text:p>0</text:p>
          </table:table-cell>
          <table:table-cell office:value-type="float" office:value="13926.7" table:style-name="ce4">
            <text:p>13,926.70</text:p>
          </table:table-cell>
          <table:table-cell office:value-type="string" table:style-name="ce1">
            <text:p>CHF</text:p>
          </table:table-cell>
          <table:table-cell office:value-type="float" office:value="13926.7" table:style-name="ce4">
            <text:p>13,926.70</text:p>
          </table:table-cell>
          <table:table-cell office:value-type="float" office:value="24965.200000000001" table:style-name="ce4">
            <text:p>24,965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06T09:01:19" table:style-name="ce3">
            <text:p>06/03/2013 09:01</text:p>
          </table:table-cell>
          <table:table-cell office:value-type="float" office:value="34199374" table:style-name="ce1">
            <text:p>3419937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850" table:style-name="ce1">
            <text:p>850</text:p>
          </table:table-cell>
          <table:table-cell office:value-type="float" office:value="13" table:style-name="ce1">
            <text:p>13</text:p>
          </table:table-cell>
          <table:table-cell office:value-type="float" office:value="60.15" table:style-name="ce1">
            <text:p>60.15</text:p>
          </table:table-cell>
          <table:table-cell office:value-type="float" office:value="0" table:style-name="ce1">
            <text:p>0</text:p>
          </table:table-cell>
          <table:table-cell office:value-type="float" office:value="10989.85" table:style-name="ce4">
            <text:p>10,989.85</text:p>
          </table:table-cell>
          <table:table-cell office:value-type="string" table:style-name="ce1">
            <text:p>CHF</text:p>
          </table:table-cell>
          <table:table-cell office:value-type="float" office:value="10989.85" table:style-name="ce4">
            <text:p>10,989.85</text:p>
          </table:table-cell>
          <table:table-cell office:value-type="float" office:value="11038.5" table:style-name="ce4">
            <text:p>11,038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2-28T06:01:00" table:style-name="ce3">
            <text:p>28/02/2013 06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PRECIOUS ANR11</text:p>
          </table:table-cell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28T06:00:00" table:style-name="ce3">
            <text:p>28/02/2013 06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table:style-name="ce1"/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28T01:59:32" table:style-name="ce3">
            <text:p>28/02/2013 01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iteleingang</text:p>
          </table:table-cell>
          <table:table-cell table:style-name="ce1"/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05T13:37:09" table:style-name="ce3">
            <text:p>05/02/2013 13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6.77" table:style-name="ce1">
            <text:p>46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77" table:style-name="ce1">
            <text:p>46.77</text:p>
          </table:table-cell>
          <table:table-cell office:value-type="string" table:style-name="ce1">
            <text:p>CHF</text:p>
          </table:table-cell>
          <table:table-cell office:value-type="float" office:value="46.77" table:style-name="ce1">
            <text:p>46.77</text:p>
          </table:table-cell>
          <table:table-cell office:value-type="float" office:value="48.65" table:style-name="ce1">
            <text:p>48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1-02T01:22:45" table:style-name="ce3">
            <text:p>02/01/2013 01:2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80.05" table:style-name="ce1">
            <text:p>80.0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1-02T01:22:45" table:style-name="ce3">
            <text:p>02/01/2013 01:2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USD</text:p>
          </table:table-cell>
          <table:table-cell office:value-type="float" office:value="0.25" table:style-name="ce1">
            <text:p>0.25</text:p>
          </table:table-cell>
          <table:table-cell office:value-type="float" office:value="849.35" table:style-name="ce1">
            <text:p>849.3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31T16:31:12" table:style-name="ce3">
            <text:p>31/12/2012 16: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49" table:style-name="ce1">
            <text:p>22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49" table:style-name="ce1">
            <text:p>-22.49</text:p>
          </table:table-cell>
          <table:table-cell office:value-type="string" table:style-name="ce1">
            <text:p>CHF</text:p>
          </table:table-cell>
          <table:table-cell office:value-type="float" office:value="-22.49" table:style-name="ce1">
            <text:p>-22.49</text:p>
          </table:table-cell>
          <table:table-cell office:value-type="float" office:value="1.88" table:style-name="ce1">
            <text:p>1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12-17T13:45:12" table:style-name="ce3">
            <text:p>17/12/2012 13: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849.1" table:style-name="ce1">
            <text:p>84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12T14:56:09" table:style-name="ce3">
            <text:p>12/12/2012 14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5.95" table:style-name="ce1">
            <text:p>1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95" table:style-name="ce1">
            <text:p>15.95</text:p>
          </table:table-cell>
          <table:table-cell office:value-type="string" table:style-name="ce1">
            <text:p>USD</text:p>
          </table:table-cell>
          <table:table-cell office:value-type="float" office:value="15.95" table:style-name="ce1">
            <text:p>15.95</text:p>
          </table:table-cell>
          <table:table-cell office:value-type="float" office:value="837.56" table:style-name="ce1">
            <text:p>837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12T14:50:17" table:style-name="ce3">
            <text:p>12/12/2012 14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0.42" table:style-name="ce1">
            <text:p>30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2" table:style-name="ce1">
            <text:p>30.42</text:p>
          </table:table-cell>
          <table:table-cell office:value-type="string" table:style-name="ce1">
            <text:p>USD</text:p>
          </table:table-cell>
          <table:table-cell office:value-type="float" office:value="30.42" table:style-name="ce1">
            <text:p>30.42</text:p>
          </table:table-cell>
          <table:table-cell office:value-type="float" office:value="821.61" table:style-name="ce1">
            <text:p>821.6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1-14T13:41:35" table:style-name="ce3">
            <text:p>14/11/2012 13:4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 EUR acc</text:p>
          </table:table-cell>
          <table:table-cell office:value-type="string" table:style-name="ce1">
            <text:p>FR001014898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8T19:24:59" table:style-name="ce3">
            <text:p>28/09/2012 19:2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3" table:style-name="ce1">
            <text:p>2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3" table:style-name="ce1">
            <text:p>-21.3</text:p>
          </table:table-cell>
          <table:table-cell office:value-type="string" table:style-name="ce1">
            <text:p>CHF</text:p>
          </table:table-cell>
          <table:table-cell office:value-type="float" office:value="-21.3" table:style-name="ce1">
            <text:p>-21.3</text:p>
          </table:table-cell>
          <table:table-cell office:value-type="float" office:value="24.37" table:style-name="ce1">
            <text:p>24.3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9-24T07:48:05" table:style-name="ce3">
            <text:p>24/09/2012 07: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4T07:48:05" table:style-name="ce3">
            <text:p>24/09/2012 07: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-500" table:style-name="ce1">
            <text:p>-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3T14:30:55" table:style-name="ce3">
            <text:p>23/09/2012 14: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Titelausgang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7949999999999999" table:style-name="ce1">
            <text:p>9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3T14:27:45" table:style-name="ce3">
            <text:p>23/09/2012 14:2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Titeleingang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58" table:style-name="ce1">
            <text:p>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2T04:05:22" table:style-name="ce3">
            <text:p>22/09/2012 04:0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itelausgang (Storniert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7949999999999999" table:style-name="ce1">
            <text:p>9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2T03:18:33" table:style-name="ce3">
            <text:p>22/09/2012 03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iteleingang (Storniert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58" table:style-name="ce1">
            <text:p>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12T14:10:19" table:style-name="ce3">
            <text:p>12/09/2012 14: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.78" table:style-name="ce1">
            <text:p>12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78" table:style-name="ce1">
            <text:p>12.78</text:p>
          </table:table-cell>
          <table:table-cell office:value-type="string" table:style-name="ce1">
            <text:p>USD</text:p>
          </table:table-cell>
          <table:table-cell office:value-type="float" office:value="12.78" table:style-name="ce1">
            <text:p>12.78</text:p>
          </table:table-cell>
          <table:table-cell office:value-type="float" office:value="791.19" table:style-name="ce1">
            <text:p>791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9-12T13:57:06" table:style-name="ce3">
            <text:p>12/09/2012 13: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7.64" table:style-name="ce1">
            <text:p>117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.64" table:style-name="ce1">
            <text:p>117.64</text:p>
          </table:table-cell>
          <table:table-cell office:value-type="string" table:style-name="ce1">
            <text:p>USD</text:p>
          </table:table-cell>
          <table:table-cell office:value-type="float" office:value="117.64" table:style-name="ce1">
            <text:p>117.64</text:p>
          </table:table-cell>
          <table:table-cell office:value-type="float" office:value="778.41" table:style-name="ce1">
            <text:p>778.4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8-03T12:12:05" table:style-name="ce3">
            <text:p>03/08/2012 12: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5.62" table:style-name="ce1">
            <text:p>45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62" table:style-name="ce1">
            <text:p>45.62</text:p>
          </table:table-cell>
          <table:table-cell office:value-type="string" table:style-name="ce1">
            <text:p>CHF</text:p>
          </table:table-cell>
          <table:table-cell office:value-type="float" office:value="45.62" table:style-name="ce1">
            <text:p>45.62</text:p>
          </table:table-cell>
          <table:table-cell office:value-type="float" office:value="45.67" table:style-name="ce1">
            <text:p>45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31T06:01:00" table:style-name="ce3">
            <text:p>31/07/2012 06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7-31T06:00:00" table:style-name="ce3">
            <text:p>31/07/2012 06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PACUS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7-26T22:07:54" table:style-name="ce3">
            <text:p>26/07/2012 22:07</text:p>
          </table:table-cell>
          <table:table-cell office:value-type="float" office:value="31999304" table:style-name="ce1">
            <text:p>3199930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GN1</text:p>
          </table:table-cell>
          <table:table-cell office:value-type="string" table:style-name="ce1">
            <text:p>CS GROUP N ANR</text:p>
          </table:table-cell>
          <table:table-cell office:value-type="string" table:style-name="ce1">
            <text:p>CH0190349669</text:p>
          </table:table-cell>
          <table:table-cell office:value-type="float" office:value="650" table:style-name="ce1">
            <text:p>650</text:p>
          </table:table-cell>
          <table:table-cell office:value-type="float" office:value="0.01" table:style-name="ce1">
            <text:p>0.01</text:p>
          </table:table-cell>
          <table:table-cell office:value-type="float" office:value="6.45" table:style-name="ce1">
            <text:p>6.4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CHF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20T15:36:28" table:style-name="ce3">
            <text:p>20/07/2012 15:36</text:p>
          </table:table-cell>
          <table:table-cell office:value-type="float" office:value="31938237" table:style-name="ce1">
            <text:p>31938237</text:p>
          </table:table-cell>
          <table:table-cell office:value-type="string" table:style-name="ce2">
            <text:p>Titeleingang</text:p>
          </table:table-cell>
          <table:table-cell office:value-type="string" table:style-name="ce1">
            <text:p>CSGN1</text:p>
          </table:table-cell>
          <table:table-cell office:value-type="string" table:style-name="ce1">
            <text:p>CS GROUP N ANR</text:p>
          </table:table-cell>
          <table:table-cell office:value-type="string" table:style-name="ce1">
            <text:p>CH0190349669</text:p>
          </table:table-cell>
          <table:table-cell office:value-type="float" office:value="650" table:style-name="ce1">
            <text:p>650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4:09:24" table:style-name="ce3">
            <text:p>02/07/2012 14:09</text:p>
          </table:table-cell>
          <table:table-cell office:value-type="float" office:value="31752906" table:style-name="ce1">
            <text:p>3175290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6" table:style-name="ce1">
            <text:p>2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66" table:style-name="ce1">
            <text:p>21.66</text:p>
          </table:table-cell>
          <table:table-cell office:value-type="string" table:style-name="ce1">
            <text:p>CHF</text:p>
          </table:table-cell>
          <table:table-cell office:value-type="float" office:value="21.66" table:style-name="ce1">
            <text:p>21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4:09:24" table:style-name="ce3">
            <text:p>02/07/2012 14:09</text:p>
          </table:table-cell>
          <table:table-cell office:value-type="float" office:value="31752906" table:style-name="ce1">
            <text:p>3175290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89" table:style-name="ce1">
            <text:p>22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89" table:style-name="ce1">
            <text:p>-22.89</text:p>
          </table:table-cell>
          <table:table-cell office:value-type="string" table:style-name="ce1">
            <text:p>USD</text:p>
          </table:table-cell>
          <table:table-cell office:value-type="float" office:value="-22.89" table:style-name="ce1">
            <text:p>-22.89</text:p>
          </table:table-cell>
          <table:table-cell office:value-type="float" office:value="660.77" table:style-name="ce1">
            <text:p>660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7-02T13:07:49" table:style-name="ce3">
            <text:p>02/07/2012 13:0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CHF</text:p>
          </table:table-cell>
          <table:table-cell office:value-type="float" office:value="0.12" table:style-name="ce1">
            <text:p>0.12</text:p>
          </table:table-cell>
          <table:table-cell office:value-type="float" office:value="-21.66" table:style-name="ce1">
            <text:p>-21.6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2:44:24" table:style-name="ce3">
            <text:p>02/07/2012 12: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38" table:style-name="ce1">
            <text:p>1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8" table:style-name="ce1">
            <text:p>-1.38</text:p>
          </table:table-cell>
          <table:table-cell office:value-type="string" table:style-name="ce1">
            <text:p>USD</text:p>
          </table:table-cell>
          <table:table-cell office:value-type="float" office:value="-1.38" table:style-name="ce1">
            <text:p>-1.38</text:p>
          </table:table-cell>
          <table:table-cell office:value-type="float" office:value="683.66" table:style-name="ce1">
            <text:p>683.6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7-02T12:29:56" table:style-name="ce3">
            <text:p>02/07/2012 12: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80.010000000000005" table:style-name="ce1">
            <text:p>80.0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2-06-29T17:50:57" table:style-name="ce3">
            <text:p>29/06/2012 17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78" table:style-name="ce1">
            <text:p>21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78" table:style-name="ce1">
            <text:p>-21.78</text:p>
          </table:table-cell>
          <table:table-cell office:value-type="string" table:style-name="ce1">
            <text:p>CHF</text:p>
          </table:table-cell>
          <table:table-cell office:value-type="float" office:value="-21.78" table:style-name="ce1">
            <text:p>-21.78</text:p>
          </table:table-cell>
          <table:table-cell office:value-type="float" office:value="-21.78" table:style-name="ce1">
            <text:p>-21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2T14:02:15" table:style-name="ce3">
            <text:p>22/06/2012 14:02</text:p>
          </table:table-cell>
          <table:table-cell office:value-type="float" office:value="31670106" table:style-name="ce1">
            <text:p>3167010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476.6" table:style-name="ce4">
            <text:p>11,476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476.6" table:style-name="ce4">
            <text:p>11,476.60</text:p>
          </table:table-cell>
          <table:table-cell office:value-type="string" table:style-name="ce1">
            <text:p>CHF</text:p>
          </table:table-cell>
          <table:table-cell office:value-type="float" office:value="11476.6" table:style-name="ce4">
            <text:p>11,476.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2T14:02:15" table:style-name="ce3">
            <text:p>22/06/2012 14:02</text:p>
          </table:table-cell>
          <table:table-cell office:value-type="float" office:value="31670106" table:style-name="ce1">
            <text:p>3167010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086.87" table:style-name="ce4">
            <text:p>12,086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086.87" table:style-name="ce4">
            <text:p>-12,086.87</text:p>
          </table:table-cell>
          <table:table-cell office:value-type="string" table:style-name="ce1">
            <text:p>USD</text:p>
          </table:table-cell>
          <table:table-cell office:value-type="float" office:value="-12086.87" table:style-name="ce4">
            <text:p>-12,086.87</text:p>
          </table:table-cell>
          <table:table-cell office:value-type="float" office:value="685.04" table:style-name="ce1">
            <text:p>685.0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21T09:01:36" table:style-name="ce3">
            <text:p>21/06/2012 09:01</text:p>
          </table:table-cell>
          <table:table-cell office:value-type="float" office:value="31652893" table:style-name="ce1">
            <text:p>3165289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650" table:style-name="ce1">
            <text:p>650</text:p>
          </table:table-cell>
          <table:table-cell office:value-type="float" office:value="18.2" table:style-name="ce1">
            <text:p>18.2</text:p>
          </table:table-cell>
          <table:table-cell office:value-type="float" office:value="61.6" table:style-name="ce1">
            <text:p>61.6</text:p>
          </table:table-cell>
          <table:table-cell office:value-type="float" office:value="0" table:style-name="ce1">
            <text:p>0</text:p>
          </table:table-cell>
          <table:table-cell office:value-type="float" office:value="-11891.6" table:style-name="ce4">
            <text:p>-11,891.60</text:p>
          </table:table-cell>
          <table:table-cell office:value-type="string" table:style-name="ce1">
            <text:p>CHF</text:p>
          </table:table-cell>
          <table:table-cell office:value-type="float" office:value="-11891.6" table:style-name="ce4">
            <text:p>-11,891.60</text:p>
          </table:table-cell>
          <table:table-cell office:value-type="float" office:value="-11476.6" table:style-name="ce4">
            <text:p>-11,476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0T09:00:58" table:style-name="ce3">
            <text:p>20/06/2012 09:00</text:p>
          </table:table-cell>
          <table:table-cell office:value-type="float" office:value="31635419" table:style-name="ce1">
            <text:p>3163541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AE</text:p>
          </table:table-cell>
          <table:table-cell office:value-type="string" table:style-name="ce1">
            <text:p>ISHARES Glbl Alt. Energy UCITS</text:p>
          </table:table-cell>
          <table:table-cell office:value-type="string" table:style-name="ce1">
            <text:p>IE00B3YKW880</text:p>
          </table:table-cell>
          <table:table-cell office:value-type="float" office:value="140" table:style-name="ce1">
            <text:p>140</text:p>
          </table:table-cell>
          <table:table-cell office:value-type="float" office:value="39.549999999999997" table:style-name="ce1">
            <text:p>39.55</text:p>
          </table:table-cell>
          <table:table-cell office:value-type="float" office:value="20.59" table:style-name="ce1">
            <text:p>20.59</text:p>
          </table:table-cell>
          <table:table-cell office:value-type="float" office:value="0" table:style-name="ce1">
            <text:p>0</text:p>
          </table:table-cell>
          <table:table-cell office:value-type="float" office:value="5516.41" table:style-name="ce4">
            <text:p>5,516.41</text:p>
          </table:table-cell>
          <table:table-cell office:value-type="string" table:style-name="ce1">
            <text:p>USD</text:p>
          </table:table-cell>
          <table:table-cell office:value-type="float" office:value="5516.41" table:style-name="ce4">
            <text:p>5,516.41</text:p>
          </table:table-cell>
          <table:table-cell office:value-type="float" office:value="12771.91" table:style-name="ce4">
            <text:p>12,771.9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9T17:37:47" table:style-name="ce3">
            <text:p>19/06/2012 17:37</text:p>
          </table:table-cell>
          <table:table-cell office:value-type="float" office:value="31635427" table:style-name="ce1">
            <text:p>31635427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10" table:style-name="ce1">
            <text:p>110</text:p>
          </table:table-cell>
          <table:table-cell office:value-type="float" office:value="30.97" table:style-name="ce1">
            <text:p>30.97</text:p>
          </table:table-cell>
          <table:table-cell office:value-type="float" office:value="5.19" table:style-name="ce1">
            <text:p>5.19</text:p>
          </table:table-cell>
          <table:table-cell office:value-type="float" office:value="0" table:style-name="ce1">
            <text:p>0</text:p>
          </table:table-cell>
          <table:table-cell office:value-type="float" office:value="3401.51" table:style-name="ce4">
            <text:p>3,401.51</text:p>
          </table:table-cell>
          <table:table-cell office:value-type="string" table:style-name="ce1">
            <text:p>USD</text:p>
          </table:table-cell>
          <table:table-cell office:value-type="float" office:value="3401.51" table:style-name="ce4">
            <text:p>3,401.51</text:p>
          </table:table-cell>
          <table:table-cell office:value-type="float" office:value="7255.5" table:style-name="ce4">
            <text:p>7,255.5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9T17:37:47" table:style-name="ce3">
            <text:p>19/06/2012 17:37</text:p>
          </table:table-cell>
          <table:table-cell office:value-type="float" office:value="31635427" table:style-name="ce1">
            <text:p>31635427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00" table:style-name="ce1">
            <text:p>100</text:p>
          </table:table-cell>
          <table:table-cell office:value-type="float" office:value="30.97" table:style-name="ce1">
            <text:p>30.97</text:p>
          </table:table-cell>
          <table:table-cell office:value-type="float" office:value="40.57" table:style-name="ce1">
            <text:p>40.57</text:p>
          </table:table-cell>
          <table:table-cell office:value-type="float" office:value="0" table:style-name="ce1">
            <text:p>0</text:p>
          </table:table-cell>
          <table:table-cell office:value-type="float" office:value="3056.43" table:style-name="ce4">
            <text:p>3,056.43</text:p>
          </table:table-cell>
          <table:table-cell office:value-type="string" table:style-name="ce1">
            <text:p>USD</text:p>
          </table:table-cell>
          <table:table-cell office:value-type="float" office:value="3056.43" table:style-name="ce4">
            <text:p>3,056.43</text:p>
          </table:table-cell>
          <table:table-cell office:value-type="float" office:value="3853.99" table:style-name="ce4">
            <text:p>3,853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4T17:37:28" table:style-name="ce3">
            <text:p>14/06/2012 17: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797.56" table:style-name="ce1">
            <text:p>797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3T13:42:23" table:style-name="ce3">
            <text:p>13/06/2012 13: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.239999999999995" table:style-name="ce1">
            <text:p>67.24</text:p>
          </table:table-cell>
          <table:table-cell office:value-type="string" table:style-name="ce1">
            <text:p>USD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768.16" table:style-name="ce1">
            <text:p>768.1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4-20T04:26:36" table:style-name="ce3">
            <text:p>20/04/2012 04: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table:style-name="ce1"/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CHF</text:p>
          </table:table-cell>
          <table:table-cell office:value-type="float" office:value="340" table:style-name="ce1">
            <text:p>340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6T04:18:07" table:style-name="ce3">
            <text:p>06/04/2012 04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pital Gain</text:p>
          </table:table-cell>
          <table:table-cell table:style-name="ce1"/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2T14:09:40" table:style-name="ce3">
            <text:p>02/04/2012 14:09</text:p>
          </table:table-cell>
          <table:table-cell office:value-type="float" office:value="30883720" table:style-name="ce1">
            <text:p>3088372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29" table:style-name="ce1">
            <text:p>21.29</text:p>
          </table:table-cell>
          <table:table-cell office:value-type="string" table:style-name="ce1">
            <text:p>CHF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2T14:09:40" table:style-name="ce3">
            <text:p>02/04/2012 14:09</text:p>
          </table:table-cell>
          <table:table-cell office:value-type="float" office:value="30883720" table:style-name="ce1">
            <text:p>3088372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75" table:style-name="ce1">
            <text:p>2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75" table:style-name="ce1">
            <text:p>-23.75</text:p>
          </table:table-cell>
          <table:table-cell office:value-type="string" table:style-name="ce1">
            <text:p>USD</text:p>
          </table:table-cell>
          <table:table-cell office:value-type="float" office:value="-23.75" table:style-name="ce1">
            <text:p>-23.75</text:p>
          </table:table-cell>
          <table:table-cell office:value-type="float" office:value="700.92" table:style-name="ce1">
            <text:p>700.9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30T18:19:48" table:style-name="ce3">
            <text:p>30/03/2012 18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29" table:style-name="ce1">
            <text:p>-21.29</text:p>
          </table:table-cell>
          <table:table-cell office:value-type="string" table:style-name="ce1">
            <text:p>CHF</text:p>
          </table:table-cell>
          <table:table-cell office:value-type="float" office:value="-21.29" table:style-name="ce1">
            <text:p>-21.29</text:p>
          </table:table-cell>
          <table:table-cell office:value-type="float" office:value="-21.29" table:style-name="ce1">
            <text:p>-21.2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3-26T15:32:12" table:style-name="ce3">
            <text:p>26/03/2012 15:3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2.630000000000003" table:style-name="ce1">
            <text:p>32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630000000000003" table:style-name="ce1">
            <text:p>32.63</text:p>
          </table:table-cell>
          <table:table-cell office:value-type="string" table:style-name="ce1">
            <text:p>USD</text:p>
          </table:table-cell>
          <table:table-cell office:value-type="float" office:value="32.630000000000003" table:style-name="ce1">
            <text:p>32.63</text:p>
          </table:table-cell>
          <table:table-cell office:value-type="float" office:value="724.67" table:style-name="ce1">
            <text:p>724.6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8T11:32:18" table:style-name="ce3">
            <text:p>08/03/2012 11:3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692.04" table:style-name="ce1">
            <text:p>692.0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6T14:02:57" table:style-name="ce3">
            <text:p>06/03/2012 14:02</text:p>
          </table:table-cell>
          <table:table-cell office:value-type="float" office:value="30597613" table:style-name="ce1">
            <text:p>30597613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4.62" table:style-name="ce1">
            <text:p>64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CHF</text:p>
          </table:table-cell>
          <table:table-cell office:value-type="float" office:value="64.62" table:style-name="ce1">
            <text:p>64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3-06T14:02:57" table:style-name="ce3">
            <text:p>06/03/2012 14:02</text:p>
          </table:table-cell>
          <table:table-cell office:value-type="float" office:value="30597613" table:style-name="ce1">
            <text:p>30597613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1.06" table:style-name="ce1">
            <text:p>71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1.06" table:style-name="ce1">
            <text:p>-71.06</text:p>
          </table:table-cell>
          <table:table-cell office:value-type="string" table:style-name="ce1">
            <text:p>USD</text:p>
          </table:table-cell>
          <table:table-cell office:value-type="float" office:value="-71.06" table:style-name="ce1">
            <text:p>-71.06</text:p>
          </table:table-cell>
          <table:table-cell office:value-type="float" office:value="662.64" table:style-name="ce1">
            <text:p>662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5T17:28:38" table:style-name="ce3">
            <text:p>05/03/2012 17: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-64.62" table:style-name="ce1">
            <text:p>-64.6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2-07T11:46:09" table:style-name="ce3">
            <text:p>07/02/2012 11: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3.38" table:style-name="ce1">
            <text:p>43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38" table:style-name="ce1">
            <text:p>43.38</text:p>
          </table:table-cell>
          <table:table-cell office:value-type="string" table:style-name="ce1">
            <text:p>CHF</text:p>
          </table:table-cell>
          <table:table-cell office:value-type="float" office:value="43.38" table:style-name="ce1">
            <text:p>43.38</text:p>
          </table:table-cell>
          <table:table-cell office:value-type="float" office:value="43.38" table:style-name="ce1">
            <text:p>43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2T14:10:01" table:style-name="ce3">
            <text:p>02/01/2012 14:10</text:p>
          </table:table-cell>
          <table:table-cell office:value-type="float" office:value="29844882" table:style-name="ce1">
            <text:p>29844882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.6</text:p>
          </table:table-cell>
          <table:table-cell office:value-type="string" table:style-name="ce1">
            <text:p>CHF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2T14:10:01" table:style-name="ce3">
            <text:p>02/01/2012 14:10</text:p>
          </table:table-cell>
          <table:table-cell office:value-type="float" office:value="29844882" table:style-name="ce1">
            <text:p>29844882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18" table:style-name="ce1">
            <text:p>23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18" table:style-name="ce1">
            <text:p>-23.18</text:p>
          </table:table-cell>
          <table:table-cell office:value-type="string" table:style-name="ce1">
            <text:p>USD</text:p>
          </table:table-cell>
          <table:table-cell office:value-type="float" office:value="-23.18" table:style-name="ce1">
            <text:p>-23.18</text:p>
          </table:table-cell>
          <table:table-cell office:value-type="float" office:value="733.7" table:style-name="ce1">
            <text:p>733.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1-01T14:16:25" table:style-name="ce3">
            <text:p>01/01/2012 14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office:value-type="float" office:value="0.04" table:style-name="ce1">
            <text:p>0.04</text:p>
          </table:table-cell>
          <table:table-cell office:value-type="float" office:value="-21.6" table:style-name="ce1">
            <text:p>-21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1T14:03:28" table:style-name="ce3">
            <text:p>01/01/2012 14:0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56" table:style-name="ce1">
            <text:p>3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6" table:style-name="ce1">
            <text:p>-3.56</text:p>
          </table:table-cell>
          <table:table-cell office:value-type="string" table:style-name="ce1">
            <text:p>USD</text:p>
          </table:table-cell>
          <table:table-cell office:value-type="float" office:value="-3.56" table:style-name="ce1">
            <text:p>-3.56</text:p>
          </table:table-cell>
          <table:table-cell office:value-type="float" office:value="756.88" table:style-name="ce1">
            <text:p>756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1-01T14:03:23" table:style-name="ce3">
            <text:p>01/01/2012 14:0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79.97" table:style-name="ce1">
            <text:p>79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12-30T18:03:39" table:style-name="ce3">
            <text:p>30/12/2011 18:0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4" table:style-name="ce1">
            <text:p>2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64" table:style-name="ce1">
            <text:p>-21.64</text:p>
          </table:table-cell>
          <table:table-cell office:value-type="string" table:style-name="ce1">
            <text:p>CHF</text:p>
          </table:table-cell>
          <table:table-cell office:value-type="float" office:value="-21.64" table:style-name="ce1">
            <text:p>-21.64</text:p>
          </table:table-cell>
          <table:table-cell office:value-type="float" office:value="-21.64" table:style-name="ce1">
            <text:p>-21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2-21T12:25:43" table:style-name="ce3">
            <text:p>21/12/2011 12: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57.68" table:style-name="ce1">
            <text:p>57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68" table:style-name="ce1">
            <text:p>57.68</text:p>
          </table:table-cell>
          <table:table-cell office:value-type="string" table:style-name="ce1">
            <text:p>USD</text:p>
          </table:table-cell>
          <table:table-cell office:value-type="float" office:value="57.68" table:style-name="ce1">
            <text:p>57.68</text:p>
          </table:table-cell>
          <table:table-cell office:value-type="float" office:value="760.44" table:style-name="ce1">
            <text:p>760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2-21T12:07:21" table:style-name="ce3">
            <text:p>21/12/2011 12:0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7.12" table:style-name="ce1">
            <text:p>17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12" table:style-name="ce1">
            <text:p>17.12</text:p>
          </table:table-cell>
          <table:table-cell office:value-type="string" table:style-name="ce1">
            <text:p>USD</text:p>
          </table:table-cell>
          <table:table-cell office:value-type="float" office:value="17.12" table:style-name="ce1">
            <text:p>17.12</text:p>
          </table:table-cell>
          <table:table-cell office:value-type="float" office:value="702.76" table:style-name="ce1">
            <text:p>702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2-08T12:16:30" table:style-name="ce3">
            <text:p>08/12/2011 12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685.64" table:style-name="ce1">
            <text:p>685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1-01T14:01:50" table:style-name="ce3">
            <text:p>01/11/2011 14:01</text:p>
          </table:table-cell>
          <table:table-cell office:value-type="float" office:value="29215634" table:style-name="ce1">
            <text:p>2921563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68.3" table:style-name="ce4">
            <text:p>1,268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68.3" table:style-name="ce4">
            <text:p>1,268.30</text:p>
          </table:table-cell>
          <table:table-cell office:value-type="string" table:style-name="ce1">
            <text:p>CHF</text:p>
          </table:table-cell>
          <table:table-cell office:value-type="float" office:value="1268.3" table:style-name="ce4">
            <text:p>1,268.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1-01T14:01:50" table:style-name="ce3">
            <text:p>01/11/2011 14:01</text:p>
          </table:table-cell>
          <table:table-cell office:value-type="float" office:value="29215634" table:style-name="ce1">
            <text:p>2921563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429.96" table:style-name="ce4">
            <text:p>1,429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29.96" table:style-name="ce4">
            <text:p>-1,429.96</text:p>
          </table:table-cell>
          <table:table-cell office:value-type="string" table:style-name="ce1">
            <text:p>USD</text:p>
          </table:table-cell>
          <table:table-cell office:value-type="float" office:value="-1429.96" table:style-name="ce4">
            <text:p>-1,429.96</text:p>
          </table:table-cell>
          <table:table-cell office:value-type="float" office:value="656.24" table:style-name="ce1">
            <text:p>656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31T09:16:31" table:style-name="ce3">
            <text:p>31/10/2011 09:16</text:p>
          </table:table-cell>
          <table:table-cell office:value-type="float" office:value="29185784" table:style-name="ce1">
            <text:p>2918578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91" table:style-name="ce1">
            <text:p>91</text:p>
          </table:table-cell>
          <table:table-cell office:value-type="float" office:value="12.45" table:style-name="ce1">
            <text:p>12.45</text:p>
          </table:table-cell>
          <table:table-cell office:value-type="float" office:value="11.85" table:style-name="ce1">
            <text:p>11.85</text:p>
          </table:table-cell>
          <table:table-cell office:value-type="float" office:value="0" table:style-name="ce1">
            <text:p>0</text:p>
          </table:table-cell>
          <table:table-cell office:value-type="float" office:value="-1144.8" table:style-name="ce4">
            <text:p>-1,144.80</text:p>
          </table:table-cell>
          <table:table-cell office:value-type="string" table:style-name="ce1">
            <text:p>CHF</text:p>
          </table:table-cell>
          <table:table-cell office:value-type="float" office:value="-1144.8" table:style-name="ce4">
            <text:p>-1,144.80</text:p>
          </table:table-cell>
          <table:table-cell office:value-type="float" office:value="-1268.3" table:style-name="ce4">
            <text:p>-1,268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31T09:16:30" table:style-name="ce3">
            <text:p>31/10/2011 09:16</text:p>
          </table:table-cell>
          <table:table-cell office:value-type="float" office:value="29185784" table:style-name="ce1">
            <text:p>2918578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9" table:style-name="ce1">
            <text:p>9</text:p>
          </table:table-cell>
          <table:table-cell office:value-type="float" office:value="12.45" table:style-name="ce1">
            <text:p>12.45</text:p>
          </table:table-cell>
          <table:table-cell office:value-type="float" office:value="11.45" table:style-name="ce1">
            <text:p>11.45</text:p>
          </table:table-cell>
          <table:table-cell office:value-type="float" office:value="0" table:style-name="ce1">
            <text:p>0</text:p>
          </table:table-cell>
          <table:table-cell office:value-type="float" office:value="-123.5" table:style-name="ce1">
            <text:p>-123.5</text:p>
          </table:table-cell>
          <table:table-cell office:value-type="string" table:style-name="ce1">
            <text:p>CHF</text:p>
          </table:table-cell>
          <table:table-cell office:value-type="float" office:value="-123.5" table:style-name="ce1">
            <text:p>-123.5</text:p>
          </table:table-cell>
          <table:table-cell office:value-type="float" office:value="-123.5" table:style-name="ce1">
            <text:p>-123.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28T10:47:09" table:style-name="ce3">
            <text:p>28/10/2011 10:4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2086.1999999999998" table:style-name="ce4">
            <text:p>2,086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26T14:07:14" table:style-name="ce3">
            <text:p>26/10/2011 14:0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Dividende)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-23.52" table:style-name="ce1">
            <text:p>-23.52</text:p>
          </table:table-cell>
          <table:table-cell office:value-type="string" table:style-name="ce1">
            <text:p>USD</text:p>
          </table:table-cell>
          <table:table-cell office:value-type="float" office:value="-23.52" table:style-name="ce1">
            <text:p>-23.52</text:p>
          </table:table-cell>
          <table:table-cell office:value-type="float" office:value="2062.6799999999998" table:style-name="ce4">
            <text:p>2,062.6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26T09:06:29" table:style-name="ce3">
            <text:p>26/10/2011 09:0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9:06:29" table:style-name="ce3">
            <text:p>26/10/2011 09:0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9:05:08" table:style-name="ce3">
            <text:p>26/10/2011 09:0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Corporate Action)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8:57:22" table:style-name="ce3">
            <text:p>26/10/2011 08: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 (Storniert)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19T14:05:31" table:style-name="ce3">
            <text:p>19/10/2011 14:05</text:p>
          </table:table-cell>
          <table:table-cell office:value-type="float" office:value="29073315" table:style-name="ce1">
            <text:p>2907331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721.09" table:style-name="ce4">
            <text:p>5,721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21.09" table:style-name="ce4">
            <text:p>5,721.09</text:p>
          </table:table-cell>
          <table:table-cell office:value-type="string" table:style-name="ce1">
            <text:p>CHF</text:p>
          </table:table-cell>
          <table:table-cell office:value-type="float" office:value="5721.09" table:style-name="ce4">
            <text:p>5,721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19T14:05:31" table:style-name="ce3">
            <text:p>19/10/2011 14:05</text:p>
          </table:table-cell>
          <table:table-cell office:value-type="float" office:value="29073315" table:style-name="ce1">
            <text:p>2907331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417.24" table:style-name="ce4">
            <text:p>6,417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417.24" table:style-name="ce4">
            <text:p>-6,417.24</text:p>
          </table:table-cell>
          <table:table-cell office:value-type="string" table:style-name="ce1">
            <text:p>USD</text:p>
          </table:table-cell>
          <table:table-cell office:value-type="float" office:value="-6417.24" table:style-name="ce4">
            <text:p>-6,417.24</text:p>
          </table:table-cell>
          <table:table-cell office:value-type="float" office:value="2086.1999999999998" table:style-name="ce4">
            <text:p>2,086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18T14:21:39" table:style-name="ce3">
            <text:p>18/10/2011 14:21</text:p>
          </table:table-cell>
          <table:table-cell office:value-type="float" office:value="29040256" table:style-name="ce1">
            <text:p>2904025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f-LuxDjAigCAB</text:p>
          </table:table-cell>
          <table:table-cell office:value-type="string" table:style-name="ce1">
            <text:p>CSF Lux Commodity Index Plus Sfr B</text:p>
          </table:table-cell>
          <table:table-cell office:value-type="string" table:style-name="ce1">
            <text:p>LU0230917477</text:p>
          </table:table-cell>
          <table:table-cell office:value-type="float" office:value="100" table:style-name="ce1">
            <text:p>100</text:p>
          </table:table-cell>
          <table:table-cell office:value-type="float" office:value="83.92" table:style-name="ce1">
            <text:p>83.9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8383" table:style-name="ce4">
            <text:p>8,383.00</text:p>
          </table:table-cell>
          <table:table-cell office:value-type="string" table:style-name="ce1">
            <text:p>CHF</text:p>
          </table:table-cell>
          <table:table-cell office:value-type="float" office:value="8383" table:style-name="ce4">
            <text:p>8,383.00</text:p>
          </table:table-cell>
          <table:table-cell office:value-type="float" office:value="-5721.09" table:style-name="ce4">
            <text:p>-5,721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18T10:45:01" table:style-name="ce3">
            <text:p>18/10/2011 10:45</text:p>
          </table:table-cell>
          <table:table-cell office:value-type="float" office:value="29040245" table:style-name="ce1">
            <text:p>29040245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400" table:style-name="ce1">
            <text:p>1400</text:p>
          </table:table-cell>
          <table:table-cell office:value-type="float" office:value="5.9050000000000002" table:style-name="ce1">
            <text:p>5.90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8258" table:style-name="ce4">
            <text:p>8,258.00</text:p>
          </table:table-cell>
          <table:table-cell office:value-type="string" table:style-name="ce1">
            <text:p>USD</text:p>
          </table:table-cell>
          <table:table-cell office:value-type="float" office:value="8258" table:style-name="ce4">
            <text:p>8,258.00</text:p>
          </table:table-cell>
          <table:table-cell office:value-type="float" office:value="8503.44" table:style-name="ce4">
            <text:p>8,503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17T09:01:04" table:style-name="ce3">
            <text:p>17/10/2011 09:01</text:p>
          </table:table-cell>
          <table:table-cell office:value-type="float" office:value="29040343" table:style-name="ce1">
            <text:p>2904034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3" table:style-name="ce1">
            <text:p>3</text:p>
          </table:table-cell>
          <table:table-cell office:value-type="float" office:value="4736.49" table:style-name="ce4">
            <text:p>4,736.49</text:p>
          </table:table-cell>
          <table:table-cell office:value-type="float" office:value="24.15" table:style-name="ce1">
            <text:p>24.15</text:p>
          </table:table-cell>
          <table:table-cell office:value-type="float" office:value="0" table:style-name="ce1">
            <text:p>0</text:p>
          </table:table-cell>
          <table:table-cell office:value-type="float" office:value="-14233.6" table:style-name="ce4">
            <text:p>-14,233.60</text:p>
          </table:table-cell>
          <table:table-cell office:value-type="string" table:style-name="ce1">
            <text:p>CHF</text:p>
          </table:table-cell>
          <table:table-cell office:value-type="float" office:value="-14233.6" table:style-name="ce4">
            <text:p>-14,233.60</text:p>
          </table:table-cell>
          <table:table-cell office:value-type="float" office:value="-14104.09" table:style-name="ce4">
            <text:p>-14,104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30T20:45:19" table:style-name="ce3">
            <text:p>30/09/2011 20: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39" table:style-name="ce1">
            <text:p>2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39" table:style-name="ce1">
            <text:p>-20.39</text:p>
          </table:table-cell>
          <table:table-cell office:value-type="string" table:style-name="ce1">
            <text:p>CHF</text:p>
          </table:table-cell>
          <table:table-cell office:value-type="float" office:value="-20.39" table:style-name="ce1">
            <text:p>-20.39</text:p>
          </table:table-cell>
          <table:table-cell office:value-type="float" office:value="129.51" table:style-name="ce1">
            <text:p>129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22T11:44:19" table:style-name="ce3">
            <text:p>22/09/2011 11: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74.459999999999994" table:style-name="ce1">
            <text:p>74.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.459999999999994" table:style-name="ce1">
            <text:p>74.46</text:p>
          </table:table-cell>
          <table:table-cell office:value-type="string" table:style-name="ce1">
            <text:p>USD</text:p>
          </table:table-cell>
          <table:table-cell office:value-type="float" office:value="74.459999999999994" table:style-name="ce1">
            <text:p>74.46</text:p>
          </table:table-cell>
          <table:table-cell office:value-type="float" office:value="245.44" table:style-name="ce1">
            <text:p>245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9-22T11:01:26" table:style-name="ce3">
            <text:p>22/09/2011 11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9.34" table:style-name="ce1">
            <text:p>29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34" table:style-name="ce1">
            <text:p>29.34</text:p>
          </table:table-cell>
          <table:table-cell office:value-type="string" table:style-name="ce1">
            <text:p>USD</text:p>
          </table:table-cell>
          <table:table-cell office:value-type="float" office:value="29.34" table:style-name="ce1">
            <text:p>29.34</text:p>
          </table:table-cell>
          <table:table-cell office:value-type="float" office:value="170.98" table:style-name="ce1">
            <text:p>170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9-16T04:19:39" table:style-name="ce3">
            <text:p>16/09/2011 04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HF</text:p>
          </table:table-cell>
          <table:table-cell office:value-type="float" office:value="65" table:style-name="ce1">
            <text:p>65</text:p>
          </table:table-cell>
          <table:table-cell office:value-type="float" office:value="149.9" table:style-name="ce1">
            <text:p>149.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08T17:50:33" table:style-name="ce3">
            <text:p>08/09/2011 17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 (Storniert)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141.63999999999999" table:style-name="ce1">
            <text:p>141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8-16T14:14:53" table:style-name="ce3">
            <text:p>16/08/2011 14: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" table:style-name="ce1">
            <text:p>1</text:p>
          </table:table-cell>
          <table:table-cell office:value-type="float" office:value="4.34" table:style-name="ce1">
            <text:p>4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4" table:style-name="ce1">
            <text:p>4.34</text:p>
          </table:table-cell>
          <table:table-cell office:value-type="string" table:style-name="ce1">
            <text:p>USD</text:p>
          </table:table-cell>
          <table:table-cell office:value-type="float" office:value="4.34" table:style-name="ce1">
            <text:p>4.34</text:p>
          </table:table-cell>
          <table:table-cell office:value-type="float" office:value="118.12" table:style-name="ce1">
            <text:p>118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8-04T09:54:09" table:style-name="ce3">
            <text:p>04/08/2011 09:5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35.450000000000003" table:style-name="ce1">
            <text:p>35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450000000000003" table:style-name="ce1">
            <text:p>35.45</text:p>
          </table:table-cell>
          <table:table-cell office:value-type="string" table:style-name="ce1">
            <text:p>CHF</text:p>
          </table:table-cell>
          <table:table-cell office:value-type="float" office:value="35.450000000000003" table:style-name="ce1">
            <text:p>35.45</text:p>
          </table:table-cell>
          <table:table-cell office:value-type="float" office:value="84.9" table:style-name="ce1">
            <text:p>84.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8-04T06:01:00" table:style-name="ce3">
            <text:p>04/08/2011 06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PACUS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08-04T06:00:00" table:style-name="ce3">
            <text:p>04/08/2011 06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07-01T14:27:53" table:style-name="ce3">
            <text:p>01/07/2011 14:2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89" table:style-name="ce1">
            <text:p>0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" table:style-name="ce1">
            <text:p>0.89</text:p>
          </table:table-cell>
          <table:table-cell office:value-type="string" table:style-name="ce1">
            <text:p>USD</text:p>
          </table:table-cell>
          <table:table-cell office:value-type="float" office:value="0.89" table:style-name="ce1">
            <text:p>0.89</text:p>
          </table:table-cell>
          <table:table-cell office:value-type="float" office:value="113.78" table:style-name="ce1">
            <text:p>113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7-01T14:10:52" table:style-name="ce3">
            <text:p>01/07/2011 14: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string" table:style-name="ce1">
            <text:p>CHF</text:p>
          </table:table-cell>
          <table:table-cell office:value-type="float" office:value="0.15" table:style-name="ce1">
            <text:p>0.15</text:p>
          </table:table-cell>
          <table:table-cell office:value-type="float" office:value="49.45" table:style-name="ce1">
            <text:p>49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7-01T13:48:05" table:style-name="ce3">
            <text:p>01/07/2011 13: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string" table:style-name="ce1">
            <text:p>EUR</text:p>
          </table:table-cell>
          <table:table-cell office:value-type="float" office:value="0.09" table:style-name="ce1">
            <text:p>0.09</text:p>
          </table:table-cell>
          <table:table-cell office:value-type="float" office:value="79.930000000000007" table:style-name="ce1">
            <text:p>79.9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6-30T15:43:00" table:style-name="ce3">
            <text:p>30/06/2011 15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34" table:style-name="ce1">
            <text:p>25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34" table:style-name="ce1">
            <text:p>-25.34</text:p>
          </table:table-cell>
          <table:table-cell office:value-type="string" table:style-name="ce1">
            <text:p>CHF</text:p>
          </table:table-cell>
          <table:table-cell office:value-type="float" office:value="-25.34" table:style-name="ce1">
            <text:p>-25.34</text:p>
          </table:table-cell>
          <table:table-cell office:value-type="float" office:value="49.3" table:style-name="ce1">
            <text:p>49.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6-22T14:56:24" table:style-name="ce3">
            <text:p>22/06/2011 14: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7.18" table:style-name="ce1">
            <text:p>7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8" table:style-name="ce1">
            <text:p>7.18</text:p>
          </table:table-cell>
          <table:table-cell office:value-type="string" table:style-name="ce1">
            <text:p>USD</text:p>
          </table:table-cell>
          <table:table-cell office:value-type="float" office:value="7.18" table:style-name="ce1">
            <text:p>7.18</text:p>
          </table:table-cell>
          <table:table-cell office:value-type="float" office:value="112.89" table:style-name="ce1">
            <text:p>112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6-22T14:53:21" table:style-name="ce3">
            <text:p>22/06/2011 14: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82.19" table:style-name="ce1">
            <text:p>82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19" table:style-name="ce1">
            <text:p>82.19</text:p>
          </table:table-cell>
          <table:table-cell office:value-type="string" table:style-name="ce1">
            <text:p>USD</text:p>
          </table:table-cell>
          <table:table-cell office:value-type="float" office:value="82.19" table:style-name="ce1">
            <text:p>82.19</text:p>
          </table:table-cell>
          <table:table-cell office:value-type="float" office:value="105.71" table:style-name="ce1">
            <text:p>105.7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6-09T12:46:30" table:style-name="ce3">
            <text:p>09/06/2011 12: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4-20T13:55:23" table:style-name="ce3">
            <text:p>20/04/2011 13: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74.64" table:style-name="ce1">
            <text:p>74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4-06T14:01:48" table:style-name="ce3">
            <text:p>06/04/2011 14:01</text:p>
          </table:table-cell>
          <table:table-cell office:value-type="float" office:value="26801105" table:style-name="ce1">
            <text:p>2680110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36.28" table:style-name="ce1">
            <text:p>136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.28" table:style-name="ce1">
            <text:p>136.28</text:p>
          </table:table-cell>
          <table:table-cell office:value-type="string" table:style-name="ce1">
            <text:p>USD</text:p>
          </table:table-cell>
          <table:table-cell office:value-type="float" office:value="136.28" table:style-name="ce1">
            <text:p>136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4-06T14:01:48" table:style-name="ce3">
            <text:p>06/04/2011 14:01</text:p>
          </table:table-cell>
          <table:table-cell office:value-type="float" office:value="26801105" table:style-name="ce1">
            <text:p>2680110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5.86" table:style-name="ce1">
            <text:p>95.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5.86" table:style-name="ce1">
            <text:p>-95.86</text:p>
          </table:table-cell>
          <table:table-cell office:value-type="string" table:style-name="ce1">
            <text:p>EUR</text:p>
          </table:table-cell>
          <table:table-cell office:value-type="float" office:value="-95.86" table:style-name="ce1">
            <text:p>-95.86</text:p>
          </table:table-cell>
          <table:table-cell office:value-type="float" office:value="79.84" table:style-name="ce1">
            <text:p>79.8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4-06T11:53:40" table:style-name="ce3">
            <text:p>06/04/2011 11: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CHF</text:p>
          </table:table-cell>
          <table:table-cell office:value-type="float" office:value="175" table:style-name="ce1">
            <text:p>175</text:p>
          </table:table-cell>
          <table:table-cell office:value-type="float" office:value="182.64" table:style-name="ce1">
            <text:p>182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4-05T09:05:49" table:style-name="ce3">
            <text:p>05/04/2011 09:05</text:p>
          </table:table-cell>
          <table:table-cell office:value-type="float" office:value="26776844" table:style-name="ce1">
            <text:p>2677684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SAE</text:p>
          </table:table-cell>
          <table:table-cell office:value-type="string" table:style-name="ce1">
            <text:p>ISHARES Glbl Alt. Energy UCITS</text:p>
          </table:table-cell>
          <table:table-cell office:value-type="string" table:style-name="ce1">
            <text:p>IE00B3YKW880</text:p>
          </table:table-cell>
          <table:table-cell office:value-type="float" office:value="140" table:style-name="ce1">
            <text:p>140</text:p>
          </table:table-cell>
          <table:table-cell office:value-type="float" office:value="63" table:style-name="ce1">
            <text:p>63</text:p>
          </table:table-cell>
          <table:table-cell office:value-type="float" office:value="26.01" table:style-name="ce1">
            <text:p>26.01</text:p>
          </table:table-cell>
          <table:table-cell office:value-type="float" office:value="0" table:style-name="ce1">
            <text:p>0</text:p>
          </table:table-cell>
          <table:table-cell office:value-type="float" office:value="-8846.01" table:style-name="ce4">
            <text:p>-8,846.01</text:p>
          </table:table-cell>
          <table:table-cell office:value-type="string" table:style-name="ce1">
            <text:p>USD</text:p>
          </table:table-cell>
          <table:table-cell office:value-type="float" office:value="-8846.01" table:style-name="ce4">
            <text:p>-8,846.01</text:p>
          </table:table-cell>
          <table:table-cell office:value-type="float" office:value="-136.28" table:style-name="ce1">
            <text:p>-136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3-31T18:10:43" table:style-name="ce3">
            <text:p>31/03/2011 18: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96" table:style-name="ce1">
            <text:p>25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96" table:style-name="ce1">
            <text:p>-25.96</text:p>
          </table:table-cell>
          <table:table-cell office:value-type="string" table:style-name="ce1">
            <text:p>CHF</text:p>
          </table:table-cell>
          <table:table-cell office:value-type="float" office:value="-25.96" table:style-name="ce1">
            <text:p>-25.96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3-24T10:19:56" table:style-name="ce3">
            <text:p>24/03/2011 10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5.28" table:style-name="ce1">
            <text:p>35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28" table:style-name="ce1">
            <text:p>35.28</text:p>
          </table:table-cell>
          <table:table-cell office:value-type="string" table:style-name="ce1">
            <text:p>USD</text:p>
          </table:table-cell>
          <table:table-cell office:value-type="float" office:value="35.28" table:style-name="ce1">
            <text:p>35.28</text:p>
          </table:table-cell>
          <table:table-cell office:value-type="float" office:value="8709.73" table:style-name="ce4">
            <text:p>8,709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3-10T14:12:49" table:style-name="ce3">
            <text:p>10/03/2011 14: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8674.4500000000007" table:style-name="ce4">
            <text:p>8,674.4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23T16:08:49" table:style-name="ce3">
            <text:p>23/02/2011 16:08</text:p>
          </table:table-cell>
          <table:table-cell office:value-type="float" office:value="26160959" table:style-name="ce1">
            <text:p>2616095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350" table:style-name="ce1">
            <text:p>1350</text:p>
          </table:table-cell>
          <table:table-cell office:value-type="float" office:value="6" table:style-name="ce1">
            <text:p>6</text:p>
          </table:table-cell>
          <table:table-cell office:value-type="float" office:value="22.31" table:style-name="ce1">
            <text:p>22.31</text:p>
          </table:table-cell>
          <table:table-cell office:value-type="float" office:value="0" table:style-name="ce1">
            <text:p>0</text:p>
          </table:table-cell>
          <table:table-cell office:value-type="float" office:value="8077.69" table:style-name="ce4">
            <text:p>8,077.69</text:p>
          </table:table-cell>
          <table:table-cell office:value-type="string" table:style-name="ce1">
            <text:p>USD</text:p>
          </table:table-cell>
          <table:table-cell office:value-type="float" office:value="8077.69" table:style-name="ce4">
            <text:p>8,077.69</text:p>
          </table:table-cell>
          <table:table-cell office:value-type="float" office:value="8650.93" table:style-name="ce4">
            <text:p>8,650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23T16:08:49" table:style-name="ce3">
            <text:p>23/02/2011 16:08</text:p>
          </table:table-cell>
          <table:table-cell office:value-type="float" office:value="26160959" table:style-name="ce1">
            <text:p>2616095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26.76" table:style-name="ce1">
            <text:p>26.76</text:p>
          </table:table-cell>
          <table:table-cell office:value-type="float" office:value="0" table:style-name="ce1">
            <text:p>0</text:p>
          </table:table-cell>
          <table:table-cell office:value-type="float" office:value="573.24" table:style-name="ce1">
            <text:p>573.24</text:p>
          </table:table-cell>
          <table:table-cell office:value-type="string" table:style-name="ce1">
            <text:p>USD</text:p>
          </table:table-cell>
          <table:table-cell office:value-type="float" office:value="573.24" table:style-name="ce1">
            <text:p>573.24</text:p>
          </table:table-cell>
          <table:table-cell office:value-type="float" office:value="573.24" table:style-name="ce1">
            <text:p>573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7T14:01:42" table:style-name="ce3">
            <text:p>17/02/2011 14:01</text:p>
          </table:table-cell>
          <table:table-cell office:value-type="float" office:value="26133770" table:style-name="ce1">
            <text:p>2613377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8496.5400000000009" table:style-name="ce4">
            <text:p>8,496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96.5400000000009" table:style-name="ce4">
            <text:p>8,496.54</text:p>
          </table:table-cell>
          <table:table-cell office:value-type="string" table:style-name="ce1">
            <text:p>USD</text:p>
          </table:table-cell>
          <table:table-cell office:value-type="float" office:value="8496.5400000000009" table:style-name="ce4">
            <text:p>8,496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7T14:01:42" table:style-name="ce3">
            <text:p>17/02/2011 14:01</text:p>
          </table:table-cell>
          <table:table-cell office:value-type="float" office:value="26133770" table:style-name="ce1">
            <text:p>2613377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8183.35" table:style-name="ce4">
            <text:p>8,183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183.35" table:style-name="ce4">
            <text:p>-8,183.35</text:p>
          </table:table-cell>
          <table:table-cell office:value-type="string" table:style-name="ce1">
            <text:p>CHF</text:p>
          </table:table-cell>
          <table:table-cell office:value-type="float" office:value="-8183.35" table:style-name="ce4">
            <text:p>-8,183.35</text:p>
          </table:table-cell>
          <table:table-cell office:value-type="float" office:value="33.6" table:style-name="ce1">
            <text:p>33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16T18:09:54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307" table:style-name="ce1">
            <text:p>307</text:p>
          </table:table-cell>
          <table:table-cell office:value-type="float" office:value="7.05" table:style-name="ce1">
            <text:p>7.05</text:p>
          </table:table-cell>
          <table:table-cell office:value-type="float" office:value="3.25" table:style-name="ce1">
            <text:p>3.25</text:p>
          </table:table-cell>
          <table:table-cell office:value-type="float" office:value="0" table:style-name="ce1">
            <text:p>0</text:p>
          </table:table-cell>
          <table:table-cell office:value-type="float" office:value="-2167.6" table:style-name="ce4">
            <text:p>-2,167.60</text:p>
          </table:table-cell>
          <table:table-cell office:value-type="string" table:style-name="ce1">
            <text:p>USD</text:p>
          </table:table-cell>
          <table:table-cell office:value-type="float" office:value="-2167.6" table:style-name="ce4">
            <text:p>-2,167.60</text:p>
          </table:table-cell>
          <table:table-cell office:value-type="float" office:value="-8496.5400000000009" table:style-name="ce4">
            <text:p>-8,496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float" office:value="-6328.94" table:style-name="ce4">
            <text:p>-6,328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float" office:value="-5623.88" table:style-name="ce4">
            <text:p>-5,623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float" office:value="-4918.82" table:style-name="ce4">
            <text:p>-4,918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float" office:value="-4213.76" table:style-name="ce4">
            <text:p>-4,213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float" office:value="-3508.7" table:style-name="ce4">
            <text:p>-3,508.7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93" table:style-name="ce1">
            <text:p>93</text:p>
          </table:table-cell>
          <table:table-cell office:value-type="float" office:value="7.05" table:style-name="ce1">
            <text:p>7.05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float" office:value="-656.63" table:style-name="ce1">
            <text:p>-656.63</text:p>
          </table:table-cell>
          <table:table-cell office:value-type="string" table:style-name="ce1">
            <text:p>USD</text:p>
          </table:table-cell>
          <table:table-cell office:value-type="float" office:value="-656.63" table:style-name="ce1">
            <text:p>-656.63</text:p>
          </table:table-cell>
          <table:table-cell office:value-type="float" office:value="-2803.64" table:style-name="ce4">
            <text:p>-2,803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1.06" table:style-name="ce1">
            <text:p>11.06</text:p>
          </table:table-cell>
          <table:table-cell office:value-type="float" office:value="0" table:style-name="ce1">
            <text:p>0</text:p>
          </table:table-cell>
          <table:table-cell office:value-type="float" office:value="-715.06" table:style-name="ce1">
            <text:p>-715.06</text:p>
          </table:table-cell>
          <table:table-cell office:value-type="string" table:style-name="ce1">
            <text:p>USD</text:p>
          </table:table-cell>
          <table:table-cell office:value-type="float" office:value="-715.06" table:style-name="ce1">
            <text:p>-715.06</text:p>
          </table:table-cell>
          <table:table-cell office:value-type="float" office:value="-2147.0100000000002" table:style-name="ce4">
            <text:p>-2,147.0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2" table:style-name="ce1">
            <text:p>7.02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float" office:value="-703.05" table:style-name="ce1">
            <text:p>-703.05</text:p>
          </table:table-cell>
          <table:table-cell office:value-type="string" table:style-name="ce1">
            <text:p>USD</text:p>
          </table:table-cell>
          <table:table-cell office:value-type="float" office:value="-703.05" table:style-name="ce1">
            <text:p>-703.05</text:p>
          </table:table-cell>
          <table:table-cell office:value-type="float" office:value="-1431.95" table:style-name="ce4">
            <text:p>-1,431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3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2" table:style-name="ce1">
            <text:p>7.02</text:p>
          </table:table-cell>
          <table:table-cell office:value-type="float" office:value="26.9" table:style-name="ce1">
            <text:p>26.9</text:p>
          </table:table-cell>
          <table:table-cell office:value-type="float" office:value="0" table:style-name="ce1">
            <text:p>0</text:p>
          </table:table-cell>
          <table:table-cell office:value-type="float" office:value="-728.9" table:style-name="ce1">
            <text:p>-728.9</text:p>
          </table:table-cell>
          <table:table-cell office:value-type="string" table:style-name="ce1">
            <text:p>USD</text:p>
          </table:table-cell>
          <table:table-cell office:value-type="float" office:value="-728.9" table:style-name="ce1">
            <text:p>-728.9</text:p>
          </table:table-cell>
          <table:table-cell office:value-type="float" office:value="-728.9" table:style-name="ce1">
            <text:p>-728.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08T14:04:13" table:style-name="ce3">
            <text:p>08/02/2011 14:04</text:p>
          </table:table-cell>
          <table:table-cell office:value-type="float" office:value="25992819" table:style-name="ce1">
            <text:p>2599281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140" table:style-name="ce1">
            <text:p>140</text:p>
          </table:table-cell>
          <table:table-cell office:value-type="float" office:value="59" table:style-name="ce1">
            <text:p>59</text:p>
          </table:table-cell>
          <table:table-cell office:value-type="float" office:value="43.05" table:style-name="ce1">
            <text:p>43.05</text:p>
          </table:table-cell>
          <table:table-cell office:value-type="float" office:value="0" table:style-name="ce1">
            <text:p>0</text:p>
          </table:table-cell>
          <table:table-cell office:value-type="float" office:value="8216.9500000000007" table:style-name="ce4">
            <text:p>8,216.95</text:p>
          </table:table-cell>
          <table:table-cell office:value-type="string" table:style-name="ce1">
            <text:p>CHF</text:p>
          </table:table-cell>
          <table:table-cell office:value-type="float" office:value="8216.9500000000007" table:style-name="ce4">
            <text:p>8,216.95</text:p>
          </table:table-cell>
          <table:table-cell office:value-type="float" office:value="8216.9500000000007" table:style-name="ce4">
            <text:p>8,216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3">
            <text:p>08/02/2011 14:02</text:p>
          </table:table-cell>
          <table:table-cell office:value-type="float" office:value="26003578" table:style-name="ce1">
            <text:p>26003578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185.58" table:style-name="ce4">
            <text:p>4,185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85.58" table:style-name="ce4">
            <text:p>4,185.58</text:p>
          </table:table-cell>
          <table:table-cell office:value-type="string" table:style-name="ce1">
            <text:p>CHF</text:p>
          </table:table-cell>
          <table:table-cell office:value-type="float" office:value="4185.58" table:style-name="ce4">
            <text:p>4,185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3">
            <text:p>08/02/2011 14:02</text:p>
          </table:table-cell>
          <table:table-cell office:value-type="float" office:value="26003578" table:style-name="ce1">
            <text:p>26003578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229.29" table:style-name="ce4">
            <text:p>3,229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229.29" table:style-name="ce4">
            <text:p>-3,229.29</text:p>
          </table:table-cell>
          <table:table-cell office:value-type="string" table:style-name="ce1">
            <text:p>EUR</text:p>
          </table:table-cell>
          <table:table-cell office:value-type="float" office:value="-3229.29" table:style-name="ce4">
            <text:p>-3,229.29</text:p>
          </table:table-cell>
          <table:table-cell office:value-type="float" office:value="175.7" table:style-name="ce1">
            <text:p>175.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3">
            <text:p>08/02/2011 14:02</text:p>
          </table:table-cell>
          <table:table-cell office:value-type="float" office:value="26003577" table:style-name="ce1">
            <text:p>26003577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8.45" table:style-name="ce1">
            <text:p>27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8.45" table:style-name="ce1">
            <text:p>278.45</text:p>
          </table:table-cell>
          <table:table-cell office:value-type="string" table:style-name="ce1">
            <text:p>CHF</text:p>
          </table:table-cell>
          <table:table-cell office:value-type="float" office:value="278.45" table:style-name="ce1">
            <text:p>278.45</text:p>
          </table:table-cell>
          <table:table-cell office:value-type="float" office:value="-4185.58" table:style-name="ce4">
            <text:p>-4,185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3">
            <text:p>08/02/2011 14:02</text:p>
          </table:table-cell>
          <table:table-cell office:value-type="float" office:value="26003577" table:style-name="ce1">
            <text:p>26003577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3.55" table:style-name="ce1">
            <text:p>293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3.55" table:style-name="ce1">
            <text:p>-293.55</text:p>
          </table:table-cell>
          <table:table-cell office:value-type="string" table:style-name="ce1">
            <text:p>USD</text:p>
          </table:table-cell>
          <table:table-cell office:value-type="float" office:value="-293.55" table:style-name="ce1">
            <text:p>-29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08T11:32:24" table:style-name="ce3">
            <text:p>08/02/2011 11:32</text:p>
          </table:table-cell>
          <table:table-cell office:value-type="float" office:value="25998188" table:style-name="ce1">
            <text:p>25998188</text:p>
          </table:table-cell>
          <table:table-cell office:value-type="string" table:style-name="ce2">
            <text:p>Kauf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56.96" table:style-name="ce1">
            <text:p>56.96</text:p>
          </table:table-cell>
          <table:table-cell office:value-type="float" office:value="0" table:style-name="ce1">
            <text:p>0</text:p>
          </table:table-cell>
          <table:table-cell office:value-type="float" office:value="-6052.86" table:style-name="ce4">
            <text:p>-6,052.86</text:p>
          </table:table-cell>
          <table:table-cell office:value-type="string" table:style-name="ce1">
            <text:p>CAD</text:p>
          </table:table-cell>
          <table:table-cell office:value-type="float" office:value="-4523.8100000000004" table:style-name="ce4">
            <text:p>-4,523.81</text:p>
          </table:table-cell>
          <table:table-cell office:value-type="float" office:value="3404.99" table:style-name="ce4">
            <text:p>3,404.9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7T09:01:36" table:style-name="ce3">
            <text:p>07/02/2011 09:01</text:p>
          </table:table-cell>
          <table:table-cell office:value-type="float" office:value="25974234" table:style-name="ce1">
            <text:p>2597423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DHN</text:p>
          </table:table-cell>
          <table:table-cell office:value-type="string" table:style-name="ce1">
            <text:p>ORASCOM DEVELOPMENT HLD AG N</text:p>
          </table:table-cell>
          <table:table-cell office:value-type="string" table:style-name="ce1">
            <text:p>CH0038285679</text:p>
          </table:table-cell>
          <table:table-cell office:value-type="float" office:value="100" table:style-name="ce1">
            <text:p>100</text:p>
          </table:table-cell>
          <table:table-cell office:value-type="float" office:value="46" table:style-name="ce1">
            <text:p>46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-4640.8" table:style-name="ce4">
            <text:p>-4,640.80</text:p>
          </table:table-cell>
          <table:table-cell office:value-type="string" table:style-name="ce1">
            <text:p>CHF</text:p>
          </table:table-cell>
          <table:table-cell office:value-type="float" office:value="-4640.8" table:style-name="ce4">
            <text:p>-4,640.80</text:p>
          </table:table-cell>
          <table:table-cell office:value-type="float" office:value="-4464.03" table:style-name="ce4">
            <text:p>-4,464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10:05:11" table:style-name="ce3">
            <text:p>03/02/2011 10:05</text:p>
          </table:table-cell>
          <table:table-cell office:value-type="float" office:value="25936840" table:style-name="ce1">
            <text:p>2593684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00" table:style-name="ce1">
            <text:p>100</text:p>
          </table:table-cell>
          <table:table-cell office:value-type="float" office:value="42.5" table:style-name="ce1">
            <text:p>42.5</text:p>
          </table:table-cell>
          <table:table-cell office:value-type="float" office:value="40.049999999999997" table:style-name="ce1">
            <text:p>40.05</text:p>
          </table:table-cell>
          <table:table-cell office:value-type="float" office:value="0" table:style-name="ce1">
            <text:p>0</text:p>
          </table:table-cell>
          <table:table-cell office:value-type="float" office:value="4209.95" table:style-name="ce4">
            <text:p>4,209.95</text:p>
          </table:table-cell>
          <table:table-cell office:value-type="string" table:style-name="ce1">
            <text:p>CHF</text:p>
          </table:table-cell>
          <table:table-cell office:value-type="float" office:value="4209.95" table:style-name="ce4">
            <text:p>4,209.95</text:p>
          </table:table-cell>
          <table:table-cell office:value-type="float" office:value="176.77" table:style-name="ce1">
            <text:p>17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3:01" table:style-name="ce3">
            <text:p>03/02/2011 09:03</text:p>
          </table:table-cell>
          <table:table-cell office:value-type="float" office:value="25936854" table:style-name="ce1">
            <text:p>2593685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61" table:style-name="ce1">
            <text:p>61</text:p>
          </table:table-cell>
          <table:table-cell office:value-type="float" office:value="17.3" table:style-name="ce1">
            <text:p>17.3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1054.5" table:style-name="ce4">
            <text:p>1,054.50</text:p>
          </table:table-cell>
          <table:table-cell office:value-type="string" table:style-name="ce1">
            <text:p>CHF</text:p>
          </table:table-cell>
          <table:table-cell office:value-type="float" office:value="1054.5" table:style-name="ce4">
            <text:p>1,054.50</text:p>
          </table:table-cell>
          <table:table-cell office:value-type="float" office:value="-4033.18" table:style-name="ce4">
            <text:p>-4,033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8" table:style-name="ce3">
            <text:p>03/02/2011 09:02</text:p>
          </table:table-cell>
          <table:table-cell office:value-type="float" office:value="25937447" table:style-name="ce1">
            <text:p>2593744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716" table:style-name="ce1">
            <text:p>716</text:p>
          </table:table-cell>
          <table:table-cell office:value-type="float" office:value="5.89" table:style-name="ce1">
            <text:p>5.89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-4235.55" table:style-name="ce4">
            <text:p>-4,235.55</text:p>
          </table:table-cell>
          <table:table-cell office:value-type="string" table:style-name="ce1">
            <text:p>CHF</text:p>
          </table:table-cell>
          <table:table-cell office:value-type="float" office:value="-4235.55" table:style-name="ce4">
            <text:p>-4,235.55</text:p>
          </table:table-cell>
          <table:table-cell office:value-type="float" office:value="-5087.68" table:style-name="ce4">
            <text:p>-5,087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8" table:style-name="ce3">
            <text:p>03/02/2011 09:02</text:p>
          </table:table-cell>
          <table:table-cell office:value-type="float" office:value="25937447" table:style-name="ce1">
            <text:p>2593744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984" table:style-name="ce1">
            <text:p>984</text:p>
          </table:table-cell>
          <table:table-cell office:value-type="float" office:value="5.89" table:style-name="ce1">
            <text:p>5.89</text:p>
          </table:table-cell>
          <table:table-cell office:value-type="float" office:value="41.7" table:style-name="ce1">
            <text:p>41.7</text:p>
          </table:table-cell>
          <table:table-cell office:value-type="float" office:value="0" table:style-name="ce1">
            <text:p>0</text:p>
          </table:table-cell>
          <table:table-cell office:value-type="float" office:value="-5837.45" table:style-name="ce4">
            <text:p>-5,837.45</text:p>
          </table:table-cell>
          <table:table-cell office:value-type="string" table:style-name="ce1">
            <text:p>CHF</text:p>
          </table:table-cell>
          <table:table-cell office:value-type="float" office:value="-5837.45" table:style-name="ce4">
            <text:p>-5,837.45</text:p>
          </table:table-cell>
          <table:table-cell office:value-type="float" office:value="-852.13" table:style-name="ce1">
            <text:p>-852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6" table:style-name="ce3">
            <text:p>03/02/2011 09:02</text:p>
          </table:table-cell>
          <table:table-cell office:value-type="float" office:value="25936854" table:style-name="ce1">
            <text:p>2593685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269" table:style-name="ce1">
            <text:p>269</text:p>
          </table:table-cell>
          <table:table-cell office:value-type="float" office:value="17.3" table:style-name="ce1">
            <text:p>17.3</text:p>
          </table:table-cell>
          <table:table-cell office:value-type="float" office:value="40.85" table:style-name="ce1">
            <text:p>40.85</text:p>
          </table:table-cell>
          <table:table-cell office:value-type="float" office:value="0" table:style-name="ce1">
            <text:p>0</text:p>
          </table:table-cell>
          <table:table-cell office:value-type="float" office:value="4612.8500000000004" table:style-name="ce4">
            <text:p>4,612.85</text:p>
          </table:table-cell>
          <table:table-cell office:value-type="string" table:style-name="ce1">
            <text:p>CHF</text:p>
          </table:table-cell>
          <table:table-cell office:value-type="float" office:value="4612.8500000000004" table:style-name="ce4">
            <text:p>4,612.85</text:p>
          </table:table-cell>
          <table:table-cell office:value-type="float" office:value="4985.32" table:style-name="ce4">
            <text:p>4,98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2T09:05:00" table:style-name="ce3">
            <text:p>02/02/2011 09:05</text:p>
          </table:table-cell>
          <table:table-cell office:value-type="float" office:value="25919061" table:style-name="ce1">
            <text:p>25919061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379" table:style-name="ce1">
            <text:p>379</text:p>
          </table:table-cell>
          <table:table-cell office:value-type="float" office:value="11.395" table:style-name="ce1">
            <text:p>11.395</text:p>
          </table:table-cell>
          <table:table-cell office:value-type="float" office:value="6.48" table:style-name="ce1">
            <text:p>6.48</text:p>
          </table:table-cell>
          <table:table-cell office:value-type="float" office:value="0" table:style-name="ce1">
            <text:p>0</text:p>
          </table:table-cell>
          <table:table-cell office:value-type="float" office:value="4312.2299999999996" table:style-name="ce4">
            <text:p>4,312.23</text:p>
          </table:table-cell>
          <table:table-cell office:value-type="string" table:style-name="ce1">
            <text:p>EUR</text:p>
          </table:table-cell>
          <table:table-cell office:value-type="float" office:value="4312.2299999999996" table:style-name="ce4">
            <text:p>4,312.23</text:p>
          </table:table-cell>
          <table:table-cell office:value-type="float" office:value="7928.8" table:style-name="ce4">
            <text:p>7,928.8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2T09:05:00" table:style-name="ce3">
            <text:p>02/02/2011 09:05</text:p>
          </table:table-cell>
          <table:table-cell office:value-type="float" office:value="25919061" table:style-name="ce1">
            <text:p>25919061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321" table:style-name="ce1">
            <text:p>321</text:p>
          </table:table-cell>
          <table:table-cell office:value-type="float" office:value="11.395" table:style-name="ce1">
            <text:p>11.395</text:p>
          </table:table-cell>
          <table:table-cell office:value-type="float" office:value="41.34" table:style-name="ce1">
            <text:p>41.34</text:p>
          </table:table-cell>
          <table:table-cell office:value-type="float" office:value="0" table:style-name="ce1">
            <text:p>0</text:p>
          </table:table-cell>
          <table:table-cell office:value-type="float" office:value="3616.46" table:style-name="ce4">
            <text:p>3,616.46</text:p>
          </table:table-cell>
          <table:table-cell office:value-type="string" table:style-name="ce1">
            <text:p>EUR</text:p>
          </table:table-cell>
          <table:table-cell office:value-type="float" office:value="3616.46" table:style-name="ce4">
            <text:p>3,616.46</text:p>
          </table:table-cell>
          <table:table-cell office:value-type="float" office:value="3616.57" table:style-name="ce4">
            <text:p>3,616.5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1-18T15:30:30" table:style-name="ce3">
            <text:p>18/01/2011 15:30</text:p>
          </table:table-cell>
          <table:table-cell office:value-type="float" office:value="25720372" table:style-name="ce1">
            <text:p>2572037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220" table:style-name="ce1">
            <text:p>220</text:p>
          </table:table-cell>
          <table:table-cell office:value-type="float" office:value="23.27" table:style-name="ce1">
            <text:p>23.27</text:p>
          </table:table-cell>
          <table:table-cell office:value-type="float" office:value="43.53" table:style-name="ce1">
            <text:p>43.53</text:p>
          </table:table-cell>
          <table:table-cell office:value-type="float" office:value="0" table:style-name="ce1">
            <text:p>0</text:p>
          </table:table-cell>
          <table:table-cell office:value-type="float" office:value="-5162.93" table:style-name="ce4">
            <text:p>-5,162.93</text:p>
          </table:table-cell>
          <table:table-cell office:value-type="string" table:style-name="ce1">
            <text:p>USD</text:p>
          </table:table-cell>
          <table:table-cell office:value-type="float" office:value="-5162.93" table:style-name="ce4">
            <text:p>-5,162.93</text:p>
          </table:table-cell>
          <table:table-cell office:value-type="float" office:value="293.55" table:style-name="ce1">
            <text:p>293.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14T17:10:33" table:style-name="ce3">
            <text:p>14/01/2011 17:10</text:p>
          </table:table-cell>
          <table:table-cell office:value-type="float" office:value="25701568" table:style-name="ce1">
            <text:p>25701568</text:p>
          </table:table-cell>
          <table:table-cell office:value-type="string" table:style-name="ce2">
            <text:p>Berichtigung B鰎sengeb.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" table:style-name="ce1">
            <text:p>1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USD</text:p>
          </table:table-cell>
          <table:table-cell office:value-type="float" office:value="-0.02" table:style-name="ce1">
            <text:p>-0.02</text:p>
          </table:table-cell>
          <table:table-cell office:value-type="float" office:value="5456.48" table:style-name="ce4">
            <text:p>5,456.4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14T17:10:28" table:style-name="ce3">
            <text:p>14/01/2011 17:10</text:p>
          </table:table-cell>
          <table:table-cell office:value-type="float" office:value="25701568" table:style-name="ce1">
            <text:p>2570156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650" table:style-name="ce1">
            <text:p>65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3.92" table:style-name="ce1">
            <text:p>43.92</text:p>
          </table:table-cell>
          <table:table-cell office:value-type="float" office:value="0" table:style-name="ce1">
            <text:p>0</text:p>
          </table:table-cell>
          <table:table-cell office:value-type="float" office:value="5286.08" table:style-name="ce4">
            <text:p>5,286.08</text:p>
          </table:table-cell>
          <table:table-cell office:value-type="string" table:style-name="ce1">
            <text:p>USD</text:p>
          </table:table-cell>
          <table:table-cell office:value-type="float" office:value="5286.08" table:style-name="ce4">
            <text:p>5,286.08</text:p>
          </table:table-cell>
          <table:table-cell office:value-type="float" office:value="5456.5" table:style-name="ce4">
            <text:p>5,456.5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01T13:04:43" table:style-name="ce3">
            <text:p>01/01/2011 13: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5" table:style-name="ce1">
            <text:p>-0.45</text:p>
          </table:table-cell>
          <table:table-cell office:value-type="string" table:style-name="ce1">
            <text:p>CHF</text:p>
          </table:table-cell>
          <table:table-cell office:value-type="float" office:value="-0.45" table:style-name="ce1">
            <text:p>-0.45</text:p>
          </table:table-cell>
          <table:table-cell office:value-type="float" office:value="372.47" table:style-name="ce1">
            <text:p>372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1-01T12:28:32" table:style-name="ce3">
            <text:p>01/01/2011 12: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USD</text:p>
          </table:table-cell>
          <table:table-cell office:value-type="float" office:value="0.05" table:style-name="ce1">
            <text:p>0.05</text:p>
          </table:table-cell>
          <table:table-cell office:value-type="float" office:value="170.42" table:style-name="ce1">
            <text:p>170.4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2-31T14:20:27" table:style-name="ce3">
            <text:p>31/12/2010 14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17" table:style-name="ce1">
            <text:p>26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17" table:style-name="ce1">
            <text:p>-26.17</text:p>
          </table:table-cell>
          <table:table-cell office:value-type="string" table:style-name="ce1">
            <text:p>CHF</text:p>
          </table:table-cell>
          <table:table-cell office:value-type="float" office:value="-26.17" table:style-name="ce1">
            <text:p>-26.17</text:p>
          </table:table-cell>
          <table:table-cell office:value-type="float" office:value="372.92" table:style-name="ce1">
            <text:p>372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12-22T11:20:37" table:style-name="ce3">
            <text:p>22/12/2010 11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9.87" table:style-name="ce1">
            <text:p>29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87" table:style-name="ce1">
            <text:p>29.87</text:p>
          </table:table-cell>
          <table:table-cell office:value-type="string" table:style-name="ce1">
            <text:p>USD</text:p>
          </table:table-cell>
          <table:table-cell office:value-type="float" office:value="29.87" table:style-name="ce1">
            <text:p>29.87</text:p>
          </table:table-cell>
          <table:table-cell office:value-type="float" office:value="170.37" table:style-name="ce1">
            <text:p>170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2-10T13:32:39" table:style-name="ce3">
            <text:p>10/12/2010 13:3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140.5" table:style-name="ce1">
            <text:p>140.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1-24T09:59:44" table:style-name="ce3">
            <text:p>24/11/2010 09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6.82" table:style-name="ce1">
            <text:p>16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USD</text:p>
          </table:table-cell>
          <table:table-cell office:value-type="float" office:value="16.82" table:style-name="ce1">
            <text:p>16.82</text:p>
          </table:table-cell>
          <table:table-cell office:value-type="float" office:value="116.98" table:style-name="ce1">
            <text:p>116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1-03T09:01:44" table:style-name="ce3">
            <text:p>03/11/2010 09:01</text:p>
          </table:table-cell>
          <table:table-cell office:value-type="float" office:value="24847698" table:style-name="ce1">
            <text:p>2484769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15.68" table:style-name="ce1">
            <text:p>15.68</text:p>
          </table:table-cell>
          <table:table-cell office:value-type="float" office:value="43.35" table:style-name="ce1">
            <text:p>43.35</text:p>
          </table:table-cell>
          <table:table-cell office:value-type="float" office:value="0" table:style-name="ce1">
            <text:p>0</text:p>
          </table:table-cell>
          <table:table-cell office:value-type="float" office:value="-7883.35" table:style-name="ce4">
            <text:p>-7,883.35</text:p>
          </table:table-cell>
          <table:table-cell office:value-type="string" table:style-name="ce1">
            <text:p>CHF</text:p>
          </table:table-cell>
          <table:table-cell office:value-type="float" office:value="-7883.35" table:style-name="ce4">
            <text:p>-7,883.35</text:p>
          </table:table-cell>
          <table:table-cell office:value-type="float" office:value="399.09" table:style-name="ce1">
            <text:p>399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11-02T09:31:38" table:style-name="ce3">
            <text:p>02/11/2010 09:31</text:p>
          </table:table-cell>
          <table:table-cell office:value-type="float" office:value="24791756" table:style-name="ce1">
            <text:p>24791756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5" table:style-name="ce1">
            <text:p>15</text:p>
          </table:table-cell>
          <table:table-cell office:value-type="float" office:value="540" table:style-name="ce1">
            <text:p>540</text:p>
          </table:table-cell>
          <table:table-cell office:value-type="float" office:value="42.95" table:style-name="ce1">
            <text:p>42.95</text:p>
          </table:table-cell>
          <table:table-cell office:value-type="float" office:value="0" table:style-name="ce1">
            <text:p>0</text:p>
          </table:table-cell>
          <table:table-cell office:value-type="float" office:value="8057.05" table:style-name="ce4">
            <text:p>8,057.05</text:p>
          </table:table-cell>
          <table:table-cell office:value-type="string" table:style-name="ce1">
            <text:p>CHF</text:p>
          </table:table-cell>
          <table:table-cell office:value-type="float" office:value="8057.05" table:style-name="ce4">
            <text:p>8,057.05</text:p>
          </table:table-cell>
          <table:table-cell office:value-type="float" office:value="8282.44" table:style-name="ce4">
            <text:p>8,282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30T17:43:17" table:style-name="ce3">
            <text:p>30/09/2010 17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7" table:style-name="ce1">
            <text:p>-24.7</text:p>
          </table:table-cell>
          <table:table-cell office:value-type="string" table:style-name="ce1">
            <text:p>CHF</text:p>
          </table:table-cell>
          <table:table-cell office:value-type="float" office:value="-24.7" table:style-name="ce1">
            <text:p>-24.7</text:p>
          </table:table-cell>
          <table:table-cell office:value-type="float" office:value="225.39" table:style-name="ce1">
            <text:p>225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22T15:06:36" table:style-name="ce3">
            <text:p>22/09/2010 15:0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3.83" table:style-name="ce1">
            <text:p>23.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83" table:style-name="ce1">
            <text:p>23.83</text:p>
          </table:table-cell>
          <table:table-cell office:value-type="string" table:style-name="ce1">
            <text:p>USD</text:p>
          </table:table-cell>
          <table:table-cell office:value-type="float" office:value="23.83" table:style-name="ce1">
            <text:p>23.83</text:p>
          </table:table-cell>
          <table:table-cell office:value-type="float" office:value="100.16" table:style-name="ce1">
            <text:p>100.1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22T14:59:44" table:style-name="ce3">
            <text:p>22/09/2010 14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57.23" table:style-name="ce1">
            <text:p>57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23" table:style-name="ce1">
            <text:p>57.23</text:p>
          </table:table-cell>
          <table:table-cell office:value-type="string" table:style-name="ce1">
            <text:p>USD</text:p>
          </table:table-cell>
          <table:table-cell office:value-type="float" office:value="57.23" table:style-name="ce1">
            <text:p>57.23</text:p>
          </table:table-cell>
          <table:table-cell office:value-type="float" office:value="76.33" table:style-name="ce1">
            <text:p>7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10T15:28:24" table:style-name="ce3">
            <text:p>10/09/2010 15: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08T16:31:50" table:style-name="ce3">
            <text:p>08/09/2010 16:31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75" table:style-name="ce1">
            <text:p>75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float" office:value="-3017.25" table:style-name="ce4">
            <text:p>-3,017.25</text:p>
          </table:table-cell>
          <table:table-cell office:value-type="string" table:style-name="ce1">
            <text:p>CHF</text:p>
          </table:table-cell>
          <table:table-cell office:value-type="float" office:value="-3017.25" table:style-name="ce4">
            <text:p>-3,017.25</text:p>
          </table:table-cell>
          <table:table-cell office:value-type="float" office:value="250.09" table:style-name="ce1">
            <text:p>250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6:30:58" table:style-name="ce3">
            <text:p>08/09/2010 16:30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55" table:style-name="ce1">
            <text:p>55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27.65" table:style-name="ce1">
            <text:p>27.65</text:p>
          </table:table-cell>
          <table:table-cell office:value-type="float" office:value="0" table:style-name="ce1">
            <text:p>0</text:p>
          </table:table-cell>
          <table:table-cell office:value-type="float" office:value="-2238.65" table:style-name="ce4">
            <text:p>-2,238.65</text:p>
          </table:table-cell>
          <table:table-cell office:value-type="string" table:style-name="ce1">
            <text:p>CHF</text:p>
          </table:table-cell>
          <table:table-cell office:value-type="float" office:value="-2238.65" table:style-name="ce4">
            <text:p>-2,238.65</text:p>
          </table:table-cell>
          <table:table-cell office:value-type="float" office:value="3267.34" table:style-name="ce4">
            <text:p>3,267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6:30:58" table:style-name="ce3">
            <text:p>08/09/2010 16:30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10" table:style-name="ce1">
            <text:p>1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1.65" table:style-name="ce1">
            <text:p>11.65</text:p>
          </table:table-cell>
          <table:table-cell office:value-type="float" office:value="0" table:style-name="ce1">
            <text:p>0</text:p>
          </table:table-cell>
          <table:table-cell office:value-type="float" office:value="-413.65" table:style-name="ce1">
            <text:p>-413.65</text:p>
          </table:table-cell>
          <table:table-cell office:value-type="string" table:style-name="ce1">
            <text:p>CHF</text:p>
          </table:table-cell>
          <table:table-cell office:value-type="float" office:value="-413.65" table:style-name="ce1">
            <text:p>-413.65</text:p>
          </table:table-cell>
          <table:table-cell office:value-type="float" office:value="5505.99" table:style-name="ce4">
            <text:p>5,505.9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5:11:07" table:style-name="ce3">
            <text:p>08/09/2010 15:11</text:p>
          </table:table-cell>
          <table:table-cell office:value-type="float" office:value="24244508" table:style-name="ce1">
            <text:p>2424450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60" table:style-name="ce1">
            <text:p>60</text:p>
          </table:table-cell>
          <table:table-cell office:value-type="float" office:value="87.9" table:style-name="ce1">
            <text:p>87.9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5233.2" table:style-name="ce4">
            <text:p>5,233.20</text:p>
          </table:table-cell>
          <table:table-cell office:value-type="string" table:style-name="ce1">
            <text:p>CHF</text:p>
          </table:table-cell>
          <table:table-cell office:value-type="float" office:value="5233.2" table:style-name="ce4">
            <text:p>5,233.20</text:p>
          </table:table-cell>
          <table:table-cell office:value-type="float" office:value="5919.64" table:style-name="ce4">
            <text:p>5,919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2T14:06:44" table:style-name="ce3">
            <text:p>02/07/2010 14:06</text:p>
          </table:table-cell>
          <table:table-cell office:value-type="float" office:value="23590832" table:style-name="ce1">
            <text:p>23590832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USD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7-02T14:06:44" table:style-name="ce3">
            <text:p>02/07/2010 14:06</text:p>
          </table:table-cell>
          <table:table-cell office:value-type="float" office:value="23590832" table:style-name="ce1">
            <text:p>23590832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.5</text:p>
          </table:table-cell>
          <table:table-cell office:value-type="string" table:style-name="ce1">
            <text:p>CHF</text:p>
          </table:table-cell>
          <table:table-cell office:value-type="float" office:value="-1.5" table:style-name="ce1">
            <text:p>-1.5</text:p>
          </table:table-cell>
          <table:table-cell office:value-type="float" office:value="686.44" table:style-name="ce1">
            <text:p>686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1T23:16:45" table:style-name="ce3">
            <text:p>01/07/2010 23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CHF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687.94" table:style-name="ce1">
            <text:p>687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1T23:13:40" table:style-name="ce3">
            <text:p>01/07/2010 23: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EUR</text:p>
          </table:table-cell>
          <table:table-cell office:value-type="float" office:value="0.11" table:style-name="ce1">
            <text:p>0.11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7-01T23:05:13" table:style-name="ce3">
            <text:p>01/07/2010 23:0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" table:style-name="ce1">
            <text:p>-1.4</text:p>
          </table:table-cell>
          <table:table-cell office:value-type="string" table:style-name="ce1">
            <text:p>USD</text:p>
          </table:table-cell>
          <table:table-cell office:value-type="float" office:value="-1.4" table:style-name="ce1">
            <text:p>-1.4</text:p>
          </table:table-cell>
          <table:table-cell office:value-type="float" office:value="-1.4" table:style-name="ce1">
            <text:p>-1.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30T18:28:09" table:style-name="ce3">
            <text:p>30/06/2010 18: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46" table:style-name="ce1">
            <text:p>26.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46" table:style-name="ce1">
            <text:p>-26.46</text:p>
          </table:table-cell>
          <table:table-cell office:value-type="string" table:style-name="ce1">
            <text:p>CHF</text:p>
          </table:table-cell>
          <table:table-cell office:value-type="float" office:value="-26.46" table:style-name="ce1">
            <text:p>-26.46</text:p>
          </table:table-cell>
          <table:table-cell office:value-type="float" office:value="687.39" table:style-name="ce1">
            <text:p>68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30T14:00:57" table:style-name="ce3">
            <text:p>30/06/2010 14:00</text:p>
          </table:table-cell>
          <table:table-cell office:value-type="float" office:value="23539282" table:style-name="ce1">
            <text:p>23539282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233" table:style-name="ce4">
            <text:p>6,233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33" table:style-name="ce4">
            <text:p>6,233.00</text:p>
          </table:table-cell>
          <table:table-cell office:value-type="string" table:style-name="ce1">
            <text:p>USD</text:p>
          </table:table-cell>
          <table:table-cell office:value-type="float" office:value="6233" table:style-name="ce4">
            <text:p>6,233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30T14:00:57" table:style-name="ce3">
            <text:p>30/06/2010 14:00</text:p>
          </table:table-cell>
          <table:table-cell office:value-type="float" office:value="23539282" table:style-name="ce1">
            <text:p>23539282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783.05" table:style-name="ce4">
            <text:p>6,783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783.05" table:style-name="ce4">
            <text:p>-6,783.05</text:p>
          </table:table-cell>
          <table:table-cell office:value-type="string" table:style-name="ce1">
            <text:p>CHF</text:p>
          </table:table-cell>
          <table:table-cell office:value-type="float" office:value="-6783.05" table:style-name="ce4">
            <text:p>-6,783.05</text:p>
          </table:table-cell>
          <table:table-cell office:value-type="float" office:value="713.85" table:style-name="ce1">
            <text:p>713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29T09:01:59" table:style-name="ce3">
            <text:p>29/06/2010 09:01</text:p>
          </table:table-cell>
          <table:table-cell office:value-type="float" office:value="23517564" table:style-name="ce1">
            <text:p>2351756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20" table:style-name="ce1">
            <text:p>120</text:p>
          </table:table-cell>
          <table:table-cell office:value-type="float" office:value="52.05" table:style-name="ce1">
            <text:p>52.05</text:p>
          </table:table-cell>
          <table:table-cell office:value-type="float" office:value="21.52" table:style-name="ce1">
            <text:p>21.52</text:p>
          </table:table-cell>
          <table:table-cell office:value-type="float" office:value="0" table:style-name="ce1">
            <text:p>0</text:p>
          </table:table-cell>
          <table:table-cell office:value-type="float" office:value="-6267.52" table:style-name="ce4">
            <text:p>-6,267.52</text:p>
          </table:table-cell>
          <table:table-cell office:value-type="string" table:style-name="ce1">
            <text:p>USD</text:p>
          </table:table-cell>
          <table:table-cell office:value-type="float" office:value="-6267.52" table:style-name="ce4">
            <text:p>-6,267.52</text:p>
          </table:table-cell>
          <table:table-cell office:value-type="float" office:value="-6233" table:style-name="ce4">
            <text:p>-6,233.0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28T16:35:09" table:style-name="ce3">
            <text:p>28/06/2010 16:35</text:p>
          </table:table-cell>
          <table:table-cell office:value-type="float" office:value="23516933" table:style-name="ce1">
            <text:p>23516933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5" table:style-name="ce1">
            <text:p>15</text:p>
          </table:table-cell>
          <table:table-cell office:value-type="float" office:value="465" table:style-name="ce1">
            <text:p>465</text:p>
          </table:table-cell>
          <table:table-cell office:value-type="float" office:value="42.1" table:style-name="ce1">
            <text:p>42.1</text:p>
          </table:table-cell>
          <table:table-cell office:value-type="float" office:value="0" table:style-name="ce1">
            <text:p>0</text:p>
          </table:table-cell>
          <table:table-cell office:value-type="float" office:value="6932.9" table:style-name="ce4">
            <text:p>6,932.90</text:p>
          </table:table-cell>
          <table:table-cell office:value-type="string" table:style-name="ce1">
            <text:p>CHF</text:p>
          </table:table-cell>
          <table:table-cell office:value-type="float" office:value="6932.9" table:style-name="ce4">
            <text:p>6,932.90</text:p>
          </table:table-cell>
          <table:table-cell office:value-type="float" office:value="7496.9" table:style-name="ce4">
            <text:p>7,496.9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23T18:01:23" table:style-name="ce3">
            <text:p>23/06/2010 18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5.42" table:style-name="ce1">
            <text:p>1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USD</text:p>
          </table:table-cell>
          <table:table-cell office:value-type="float" office:value="15.42" table:style-name="ce1">
            <text:p>15.42</text:p>
          </table:table-cell>
          <table:table-cell office:value-type="float" office:value="34.520000000000003" table:style-name="ce1">
            <text:p>34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11T18:22:39" table:style-name="ce3">
            <text:p>11/06/2010 18:2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5-10T12:28:32" table:style-name="ce3">
            <text:p>10/05/2010 12: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CHF</text:p>
          </table:table-cell>
          <table:table-cell office:value-type="float" office:value="130" table:style-name="ce1">
            <text:p>130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30T13:44:05" table:style-name="ce3">
            <text:p>30/04/2010 13: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CHF</text:p>
          </table:table-cell>
          <table:table-cell office:value-type="float" office:value="117" table:style-name="ce1">
            <text:p>117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19T14:02:11" table:style-name="ce3">
            <text:p>19/04/2010 14:02</text:p>
          </table:table-cell>
          <table:table-cell office:value-type="float" office:value="22670721" table:style-name="ce1">
            <text:p>22670721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6.33" table:style-name="ce1">
            <text:p>186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.33" table:style-name="ce1">
            <text:p>186.33</text:p>
          </table:table-cell>
          <table:table-cell office:value-type="string" table:style-name="ce1">
            <text:p>USD</text:p>
          </table:table-cell>
          <table:table-cell office:value-type="float" office:value="186.33" table:style-name="ce1">
            <text:p>186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9T14:02:11" table:style-name="ce3">
            <text:p>19/04/2010 14:02</text:p>
          </table:table-cell>
          <table:table-cell office:value-type="float" office:value="22670721" table:style-name="ce1">
            <text:p>22670721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0.25" table:style-name="ce1">
            <text:p>20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0.25" table:style-name="ce1">
            <text:p>-200.25</text:p>
          </table:table-cell>
          <table:table-cell office:value-type="string" table:style-name="ce1">
            <text:p>CHF</text:p>
          </table:table-cell>
          <table:table-cell office:value-type="float" office:value="-200.25" table:style-name="ce1">
            <text:p>-200.25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16T15:30:04" table:style-name="ce3">
            <text:p>16/04/2010 15:30</text:p>
          </table:table-cell>
          <table:table-cell office:value-type="float" office:value="22637493" table:style-name="ce1">
            <text:p>2263749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210" table:style-name="ce1">
            <text:p>210</text:p>
          </table:table-cell>
          <table:table-cell office:value-type="float" office:value="30.75" table:style-name="ce1">
            <text:p>30.75</text:p>
          </table:table-cell>
          <table:table-cell office:value-type="float" office:value="45.54" table:style-name="ce1">
            <text:p>45.54</text:p>
          </table:table-cell>
          <table:table-cell office:value-type="float" office:value="0" table:style-name="ce1">
            <text:p>0</text:p>
          </table:table-cell>
          <table:table-cell office:value-type="float" office:value="-6503.04" table:style-name="ce4">
            <text:p>-6,503.04</text:p>
          </table:table-cell>
          <table:table-cell office:value-type="string" table:style-name="ce1">
            <text:p>USD</text:p>
          </table:table-cell>
          <table:table-cell office:value-type="float" office:value="-6503.04" table:style-name="ce4">
            <text:p>-6,503.04</text:p>
          </table:table-cell>
          <table:table-cell office:value-type="float" office:value="-186.33" table:style-name="ce1">
            <text:p>-18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53" table:style-name="ce3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2">
            <text:p>Berichtigung B鰎sengeb.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" table:style-name="ce1">
            <text:p>1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USD</text:p>
          </table:table-cell>
          <table:table-cell office:value-type="float" office:value="-0.02" table:style-name="ce1">
            <text:p>-0.02</text:p>
          </table:table-cell>
          <table:table-cell office:value-type="float" office:value="6316.71" table:style-name="ce4">
            <text:p>6,316.7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48" table:style-name="ce3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.52" table:style-name="ce1">
            <text:p>1.52</text:p>
          </table:table-cell>
          <table:table-cell office:value-type="float" office:value="0" table:style-name="ce1">
            <text:p>0</text:p>
          </table:table-cell>
          <table:table-cell office:value-type="float" office:value="998.48" table:style-name="ce1">
            <text:p>998.48</text:p>
          </table:table-cell>
          <table:table-cell office:value-type="string" table:style-name="ce1">
            <text:p>USD</text:p>
          </table:table-cell>
          <table:table-cell office:value-type="float" office:value="998.48" table:style-name="ce1">
            <text:p>998.48</text:p>
          </table:table-cell>
          <table:table-cell office:value-type="float" office:value="6316.73" table:style-name="ce4">
            <text:p>6,316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48" table:style-name="ce3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500" table:style-name="ce1">
            <text:p>500</text:p>
          </table:table-cell>
          <table:table-cell office:value-type="float" office:value="10" table:style-name="ce1">
            <text:p>10</text:p>
          </table:table-cell>
          <table:table-cell office:value-type="float" office:value="43.41" table:style-name="ce1">
            <text:p>43.41</text:p>
          </table:table-cell>
          <table:table-cell office:value-type="float" office:value="0" table:style-name="ce1">
            <text:p>0</text:p>
          </table:table-cell>
          <table:table-cell office:value-type="float" office:value="4956.59" table:style-name="ce4">
            <text:p>4,956.59</text:p>
          </table:table-cell>
          <table:table-cell office:value-type="string" table:style-name="ce1">
            <text:p>USD</text:p>
          </table:table-cell>
          <table:table-cell office:value-type="float" office:value="4956.59" table:style-name="ce4">
            <text:p>4,956.59</text:p>
          </table:table-cell>
          <table:table-cell office:value-type="float" office:value="5318.25" table:style-name="ce4">
            <text:p>5,318.2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2T16:20:29" table:style-name="ce3">
            <text:p>12/04/2010 16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1" table:style-name="ce1">
            <text:p>1</text:p>
          </table:table-cell>
          <table:table-cell office:value-type="float" office:value="68.25" table:style-name="ce1">
            <text:p>6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25" table:style-name="ce1">
            <text:p>68.25</text:p>
          </table:table-cell>
          <table:table-cell office:value-type="string" table:style-name="ce1">
            <text:p>CHF</text:p>
          </table:table-cell>
          <table:table-cell office:value-type="float" office:value="68.25" table:style-name="ce1">
            <text:p>68.25</text:p>
          </table:table-cell>
          <table:table-cell office:value-type="float" office:value="517.25" table:style-name="ce1">
            <text:p>517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31T17:57:24" table:style-name="ce3">
            <text:p>31/03/2010 17: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34" table:style-name="ce1">
            <text:p>23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34" table:style-name="ce1">
            <text:p>-23.34</text:p>
          </table:table-cell>
          <table:table-cell office:value-type="string" table:style-name="ce1">
            <text:p>CHF</text:p>
          </table:table-cell>
          <table:table-cell office:value-type="float" office:value="-23.34" table:style-name="ce1">
            <text:p>-23.34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16T14:01:30" table:style-name="ce3">
            <text:p>16/03/2010 14:01</text:p>
          </table:table-cell>
          <table:table-cell office:value-type="float" office:value="22272376" table:style-name="ce1">
            <text:p>2227237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381.97" table:style-name="ce4">
            <text:p>4,381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81.97" table:style-name="ce4">
            <text:p>4,381.97</text:p>
          </table:table-cell>
          <table:table-cell office:value-type="string" table:style-name="ce1">
            <text:p>EUR</text:p>
          </table:table-cell>
          <table:table-cell office:value-type="float" office:value="4381.97" table:style-name="ce4">
            <text:p>4,381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6T14:01:30" table:style-name="ce3">
            <text:p>16/03/2010 14:01</text:p>
          </table:table-cell>
          <table:table-cell office:value-type="float" office:value="22272376" table:style-name="ce1">
            <text:p>2227237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048.48" table:style-name="ce4">
            <text:p>6,048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048.48" table:style-name="ce4">
            <text:p>-6,048.48</text:p>
          </table:table-cell>
          <table:table-cell office:value-type="string" table:style-name="ce1">
            <text:p>USD</text:p>
          </table:table-cell>
          <table:table-cell office:value-type="float" office:value="-6048.48" table:style-name="ce4">
            <text:p>-6,048.48</text:p>
          </table:table-cell>
          <table:table-cell office:value-type="float" office:value="361.66" table:style-name="ce1">
            <text:p>361.6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3-15T16:15:00" table:style-name="ce3">
            <text:p>15/03/2010 16:15</text:p>
          </table:table-cell>
          <table:table-cell office:value-type="float" office:value="22262051" table:style-name="ce1">
            <text:p>22262051</text:p>
          </table:table-cell>
          <table:table-cell office:value-type="string" table:style-name="ce2">
            <text:p>Berichtigung B鰎sengeb.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1" table:style-name="ce1">
            <text:p>1</text:p>
          </table:table-cell>
          <table:table-cell office:value-type="float" office:value="-0.15" table:style-name="ce1">
            <text:p>-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" table:style-name="ce1">
            <text:p>-0.15</text:p>
          </table:table-cell>
          <table:table-cell office:value-type="string" table:style-name="ce1">
            <text:p>EUR</text:p>
          </table:table-cell>
          <table:table-cell office:value-type="float" office:value="-0.15" table:style-name="ce1">
            <text:p>-0.15</text:p>
          </table:table-cell>
          <table:table-cell office:value-type="float" office:value="-4381.97" table:style-name="ce4">
            <text:p>-4,381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5T16:14:58" table:style-name="ce3">
            <text:p>15/03/2010 16:14</text:p>
          </table:table-cell>
          <table:table-cell office:value-type="float" office:value="22262051" table:style-name="ce1">
            <text:p>22262051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50" table:style-name="ce1">
            <text:p>50</text:p>
          </table:table-cell>
          <table:table-cell office:value-type="float" office:value="86.72" table:style-name="ce1">
            <text:p>86.72</text:p>
          </table:table-cell>
          <table:table-cell office:value-type="float" office:value="45.82" table:style-name="ce1">
            <text:p>45.82</text:p>
          </table:table-cell>
          <table:table-cell office:value-type="float" office:value="0" table:style-name="ce1">
            <text:p>0</text:p>
          </table:table-cell>
          <table:table-cell office:value-type="float" office:value="-4381.82" table:style-name="ce4">
            <text:p>-4,381.82</text:p>
          </table:table-cell>
          <table:table-cell office:value-type="string" table:style-name="ce1">
            <text:p>EUR</text:p>
          </table:table-cell>
          <table:table-cell office:value-type="float" office:value="-4381.82" table:style-name="ce4">
            <text:p>-4,381.82</text:p>
          </table:table-cell>
          <table:table-cell office:value-type="float" office:value="-4381.82" table:style-name="ce4">
            <text:p>-4,381.8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5T11:44:30" table:style-name="ce3">
            <text:p>15/03/2010 11:44</text:p>
          </table:table-cell>
          <table:table-cell office:value-type="float" office:value="22257902" table:style-name="ce1">
            <text:p>2225790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300" table:style-name="ce1">
            <text:p>300</text:p>
          </table:table-cell>
          <table:table-cell office:value-type="float" office:value="21.44" table:style-name="ce1">
            <text:p>21.44</text:p>
          </table:table-cell>
          <table:table-cell office:value-type="float" office:value="21.86" table:style-name="ce1">
            <text:p>21.86</text:p>
          </table:table-cell>
          <table:table-cell office:value-type="float" office:value="0" table:style-name="ce1">
            <text:p>0</text:p>
          </table:table-cell>
          <table:table-cell office:value-type="float" office:value="6410.14" table:style-name="ce4">
            <text:p>6,410.14</text:p>
          </table:table-cell>
          <table:table-cell office:value-type="string" table:style-name="ce1">
            <text:p>USD</text:p>
          </table:table-cell>
          <table:table-cell office:value-type="float" office:value="6410.14" table:style-name="ce4">
            <text:p>6,410.14</text:p>
          </table:table-cell>
          <table:table-cell office:value-type="float" office:value="6410.14" table:style-name="ce4">
            <text:p>6,410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3-03T14:01:13" table:style-name="ce3">
            <text:p>03/03/2010 14:01</text:p>
          </table:table-cell>
          <table:table-cell office:value-type="float" office:value="22139116" table:style-name="ce1">
            <text:p>2213911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62.64" table:style-name="ce4">
            <text:p>2,262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2.64" table:style-name="ce4">
            <text:p>2,262.64</text:p>
          </table:table-cell>
          <table:table-cell office:value-type="string" table:style-name="ce1">
            <text:p>EUR</text:p>
          </table:table-cell>
          <table:table-cell office:value-type="float" office:value="2262.64" table:style-name="ce4">
            <text:p>2,262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03T14:01:13" table:style-name="ce3">
            <text:p>03/03/2010 14:01</text:p>
          </table:table-cell>
          <table:table-cell office:value-type="float" office:value="22139116" table:style-name="ce1">
            <text:p>2213911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327.1" table:style-name="ce4">
            <text:p>3,327.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27.1" table:style-name="ce4">
            <text:p>-3,327.10</text:p>
          </table:table-cell>
          <table:table-cell office:value-type="string" table:style-name="ce1">
            <text:p>CHF</text:p>
          </table:table-cell>
          <table:table-cell office:value-type="float" office:value="-3327.1" table:style-name="ce4">
            <text:p>-3,327.10</text:p>
          </table:table-cell>
          <table:table-cell office:value-type="float" office:value="472.34" table:style-name="ce1">
            <text:p>472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02T16:54:18" table:style-name="ce3">
            <text:p>02/03/2010 16:54</text:p>
          </table:table-cell>
          <table:table-cell office:value-type="float" office:value="22128407" table:style-name="ce1">
            <text:p>2212840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109" table:style-name="ce1">
            <text:p>109</text:p>
          </table:table-cell>
          <table:table-cell office:value-type="float" office:value="11.07" table:style-name="ce1">
            <text:p>11.07</text:p>
          </table:table-cell>
          <table:table-cell office:value-type="float" office:value="27.66" table:style-name="ce1">
            <text:p>27.66</text:p>
          </table:table-cell>
          <table:table-cell office:value-type="float" office:value="0" table:style-name="ce1">
            <text:p>0</text:p>
          </table:table-cell>
          <table:table-cell office:value-type="float" office:value="-1234.29" table:style-name="ce4">
            <text:p>-1,234.29</text:p>
          </table:table-cell>
          <table:table-cell office:value-type="string" table:style-name="ce1">
            <text:p>EUR</text:p>
          </table:table-cell>
          <table:table-cell office:value-type="float" office:value="-1234.29" table:style-name="ce4">
            <text:p>-1,234.29</text:p>
          </table:table-cell>
          <table:table-cell office:value-type="float" office:value="-2262.64" table:style-name="ce4">
            <text:p>-2,262.6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02T10:06:25" table:style-name="ce3">
            <text:p>02/03/2010 10:06</text:p>
          </table:table-cell>
          <table:table-cell office:value-type="float" office:value="22119629" table:style-name="ce1">
            <text:p>2211962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27.35" table:style-name="ce1">
            <text:p>27.35</text:p>
          </table:table-cell>
          <table:table-cell office:value-type="float" office:value="0" table:style-name="ce1">
            <text:p>0</text:p>
          </table:table-cell>
          <table:table-cell office:value-type="float" office:value="-1028.3499999999999" table:style-name="ce4">
            <text:p>-1,028.35</text:p>
          </table:table-cell>
          <table:table-cell office:value-type="string" table:style-name="ce1">
            <text:p>EUR</text:p>
          </table:table-cell>
          <table:table-cell office:value-type="float" office:value="-1028.3499999999999" table:style-name="ce4">
            <text:p>-1,028.35</text:p>
          </table:table-cell>
          <table:table-cell office:value-type="float" office:value="-1028.3499999999999" table:style-name="ce4">
            <text:p>-1,028.3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2-26T16:24:27" table:style-name="ce3">
            <text:p>26/02/2010 16:24</text:p>
          </table:table-cell>
          <table:table-cell office:value-type="float" office:value="22093124" table:style-name="ce1">
            <text:p>2209312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151" table:style-name="ce1">
            <text:p>151</text:p>
          </table:table-cell>
          <table:table-cell office:value-type="float" office:value="6.5" table:style-name="ce1">
            <text:p>6.5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980.75" table:style-name="ce1">
            <text:p>980.75</text:p>
          </table:table-cell>
          <table:table-cell office:value-type="string" table:style-name="ce1">
            <text:p>CHF</text:p>
          </table:table-cell>
          <table:table-cell office:value-type="float" office:value="980.75" table:style-name="ce1">
            <text:p>980.75</text:p>
          </table:table-cell>
          <table:table-cell office:value-type="float" office:value="3799.44" table:style-name="ce4">
            <text:p>3,799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26T15:45:12" table:style-name="ce3">
            <text:p>26/02/2010 15:45</text:p>
          </table:table-cell>
          <table:table-cell office:value-type="float" office:value="22093124" table:style-name="ce1">
            <text:p>2209312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349" table:style-name="ce1">
            <text:p>349</text:p>
          </table:table-cell>
          <table:table-cell office:value-type="float" office:value="6.5" table:style-name="ce1">
            <text:p>6.5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0" table:style-name="ce1">
            <text:p>0</text:p>
          </table:table-cell>
          <table:table-cell office:value-type="float" office:value="2229.9499999999998" table:style-name="ce4">
            <text:p>2,229.95</text:p>
          </table:table-cell>
          <table:table-cell office:value-type="string" table:style-name="ce1">
            <text:p>CHF</text:p>
          </table:table-cell>
          <table:table-cell office:value-type="float" office:value="2229.9499999999998" table:style-name="ce4">
            <text:p>2,229.95</text:p>
          </table:table-cell>
          <table:table-cell office:value-type="float" office:value="2818.69" table:style-name="ce4">
            <text:p>2,818.6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3">
            <text:p>16/02/2010 14:02</text:p>
          </table:table-cell>
          <table:table-cell office:value-type="float" office:value="21973404" table:style-name="ce1">
            <text:p>2197340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845.73" table:style-name="ce4">
            <text:p>3,84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45.73" table:style-name="ce4">
            <text:p>3,845.73</text:p>
          </table:table-cell>
          <table:table-cell office:value-type="string" table:style-name="ce1">
            <text:p>USD</text:p>
          </table:table-cell>
          <table:table-cell office:value-type="float" office:value="3845.73" table:style-name="ce4">
            <text:p>3,845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3">
            <text:p>16/02/2010 14:02</text:p>
          </table:table-cell>
          <table:table-cell office:value-type="float" office:value="21973404" table:style-name="ce1">
            <text:p>2197340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165.25" table:style-name="ce4">
            <text:p>4,165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165.25" table:style-name="ce4">
            <text:p>-4,165.25</text:p>
          </table:table-cell>
          <table:table-cell office:value-type="string" table:style-name="ce1">
            <text:p>CHF</text:p>
          </table:table-cell>
          <table:table-cell office:value-type="float" office:value="-4165.25" table:style-name="ce4">
            <text:p>-4,165.25</text:p>
          </table:table-cell>
          <table:table-cell office:value-type="float" office:value="588.74" table:style-name="ce1">
            <text:p>588.7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3">
            <text:p>16/02/2010 14:02</text:p>
          </table:table-cell>
          <table:table-cell office:value-type="float" office:value="21973403" table:style-name="ce1">
            <text:p>21973403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724.67" table:style-name="ce4">
            <text:p>1,724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24.67" table:style-name="ce4">
            <text:p>1,724.67</text:p>
          </table:table-cell>
          <table:table-cell office:value-type="string" table:style-name="ce1">
            <text:p>USD</text:p>
          </table:table-cell>
          <table:table-cell office:value-type="float" office:value="1724.67" table:style-name="ce4">
            <text:p>1,724.67</text:p>
          </table:table-cell>
          <table:table-cell office:value-type="float" office:value="-3845.73" table:style-name="ce4">
            <text:p>-3,845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3">
            <text:p>16/02/2010 14:02</text:p>
          </table:table-cell>
          <table:table-cell office:value-type="float" office:value="21973403" table:style-name="ce1">
            <text:p>21973403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71.5999999999999" table:style-name="ce4">
            <text:p>1,271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71.5999999999999" table:style-name="ce4">
            <text:p>-1,271.60</text:p>
          </table:table-cell>
          <table:table-cell office:value-type="string" table:style-name="ce1">
            <text:p>EUR</text:p>
          </table:table-cell>
          <table:table-cell office:value-type="float" office:value="-1271.5999999999999" table:style-name="ce4">
            <text:p>-1,271.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2-15T16:31:35" table:style-name="ce3">
            <text:p>15/02/2010 16:31</text:p>
          </table:table-cell>
          <table:table-cell office:value-type="float" office:value="21964311" table:style-name="ce1">
            <text:p>21964311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50" table:style-name="ce1">
            <text:p>50</text:p>
          </table:table-cell>
          <table:table-cell office:value-type="float" office:value="111" table:style-name="ce1">
            <text:p>11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" table:style-name="ce1">
            <text:p>0</text:p>
          </table:table-cell>
          <table:table-cell office:value-type="float" office:value="-5570.4" table:style-name="ce4">
            <text:p>-5,570.40</text:p>
          </table:table-cell>
          <table:table-cell office:value-type="string" table:style-name="ce1">
            <text:p>USD</text:p>
          </table:table-cell>
          <table:table-cell office:value-type="float" office:value="-5570.4" table:style-name="ce4">
            <text:p>-5,570.40</text:p>
          </table:table-cell>
          <table:table-cell office:value-type="float" office:value="-5570.4" table:style-name="ce4">
            <text:p>-5,570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5T16:21:12" table:style-name="ce3">
            <text:p>15/02/2010 16:21</text:p>
          </table:table-cell>
          <table:table-cell office:value-type="float" office:value="21964387" table:style-name="ce1">
            <text:p>2196438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00" table:style-name="ce1">
            <text:p>100</text:p>
          </table:table-cell>
          <table:table-cell office:value-type="float" office:value="46.17" table:style-name="ce1">
            <text:p>46.17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-4657.8" table:style-name="ce4">
            <text:p>-4,657.80</text:p>
          </table:table-cell>
          <table:table-cell office:value-type="string" table:style-name="ce1">
            <text:p>CHF</text:p>
          </table:table-cell>
          <table:table-cell office:value-type="float" office:value="-4657.8" table:style-name="ce4">
            <text:p>-4,657.80</text:p>
          </table:table-cell>
          <table:table-cell office:value-type="float" office:value="4753.99" table:style-name="ce4">
            <text:p>4,753.9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29T15:40:16" table:style-name="ce3">
            <text:p>29/01/2010 15:40</text:p>
          </table:table-cell>
          <table:table-cell office:value-type="float" office:value="21789025" table:style-name="ce1">
            <text:p>21789025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300" table:style-name="ce1">
            <text:p>300</text:p>
          </table:table-cell>
          <table:table-cell office:value-type="float" office:value="6.69" table:style-name="ce1">
            <text:p>6.69</text:p>
          </table:table-cell>
          <table:table-cell office:value-type="float" office:value="38.35" table:style-name="ce1">
            <text:p>38.35</text:p>
          </table:table-cell>
          <table:table-cell office:value-type="float" office:value="0" table:style-name="ce1">
            <text:p>0</text:p>
          </table:table-cell>
          <table:table-cell office:value-type="float" office:value="1968.65" table:style-name="ce4">
            <text:p>1,968.65</text:p>
          </table:table-cell>
          <table:table-cell office:value-type="string" table:style-name="ce1">
            <text:p>CHF</text:p>
          </table:table-cell>
          <table:table-cell office:value-type="float" office:value="1968.65" table:style-name="ce4">
            <text:p>1,968.65</text:p>
          </table:table-cell>
          <table:table-cell office:value-type="float" office:value="9411.7900000000009" table:style-name="ce4">
            <text:p>9,411.7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19T11:30:39" table:style-name="ce3">
            <text:p>19/01/2010 11:30</text:p>
          </table:table-cell>
          <table:table-cell office:value-type="float" office:value="21626040" table:style-name="ce1">
            <text:p>2162604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SIA-LTIFClsSIA</text:p>
          </table:table-cell>
          <table:table-cell office:value-type="string" table:style-name="ce1">
            <text:p>LTIF Classic - CHF class</text:p>
          </table:table-cell>
          <table:table-cell office:value-type="string" table:style-name="ce1">
            <text:p>LU0301246772</text:p>
          </table:table-cell>
          <table:table-cell office:value-type="float" office:value="20" table:style-name="ce1">
            <text:p>20</text:p>
          </table:table-cell>
          <table:table-cell office:value-type="float" office:value="356.11" table:style-name="ce1">
            <text:p>356.1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113.2" table:style-name="ce4">
            <text:p>7,113.20</text:p>
          </table:table-cell>
          <table:table-cell office:value-type="string" table:style-name="ce1">
            <text:p>CHF</text:p>
          </table:table-cell>
          <table:table-cell office:value-type="float" office:value="7113.2" table:style-name="ce4">
            <text:p>7,113.20</text:p>
          </table:table-cell>
          <table:table-cell office:value-type="float" office:value="7443.14" table:style-name="ce4">
            <text:p>7,443.1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15T14:36:30" table:style-name="ce3">
            <text:p>15/01/2010 14:36</text:p>
          </table:table-cell>
          <table:table-cell office:value-type="float" office:value="21626049" table:style-name="ce1">
            <text:p>21626049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250" table:style-name="ce1">
            <text:p>250</text:p>
          </table:table-cell>
          <table:table-cell office:value-type="float" office:value="5.2" table:style-name="ce1">
            <text:p>5.2</text:p>
          </table:table-cell>
          <table:table-cell office:value-type="float" office:value="28.4" table:style-name="ce1">
            <text:p>28.4</text:p>
          </table:table-cell>
          <table:table-cell office:value-type="float" office:value="0" table:style-name="ce1">
            <text:p>0</text:p>
          </table:table-cell>
          <table:table-cell office:value-type="float" office:value="1271.5999999999999" table:style-name="ce4">
            <text:p>1,271.60</text:p>
          </table:table-cell>
          <table:table-cell office:value-type="string" table:style-name="ce1">
            <text:p>EUR</text:p>
          </table:table-cell>
          <table:table-cell office:value-type="float" office:value="1271.5999999999999" table:style-name="ce4">
            <text:p>1,271.60</text:p>
          </table:table-cell>
          <table:table-cell office:value-type="float" office:value="1271.5999999999999" table:style-name="ce4">
            <text:p>1,271.6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5T14:17:26" table:style-name="ce3">
            <text:p>05/01/2010 14:17</text:p>
          </table:table-cell>
          <table:table-cell office:value-type="float" office:value="21468688" table:style-name="ce1">
            <text:p>21468688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string" table:style-name="ce1">
            <text:p>EUR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5T14:17:26" table:style-name="ce3">
            <text:p>05/01/2010 14:17</text:p>
          </table:table-cell>
          <table:table-cell office:value-type="float" office:value="21468688" table:style-name="ce1">
            <text:p>21468688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CHF</text:p>
          </table:table-cell>
          <table:table-cell office:value-type="float" office:value="-1" table:style-name="ce1">
            <text:p>-1</text:p>
          </table:table-cell>
          <table:table-cell office:value-type="float" office:value="329.94" table:style-name="ce1">
            <text:p>329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5T10:44:52" table:style-name="ce3">
            <text:p>05/01/2010 10:44</text:p>
          </table:table-cell>
          <table:table-cell office:value-type="float" office:value="21457194" table:style-name="ce1">
            <text:p>21457194</text:p>
          </table:table-cell>
          <table:table-cell office:value-type="string" table:style-name="ce2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478.22" table:style-name="ce4">
            <text:p>4,478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478.22" table:style-name="ce4">
            <text:p>-4,478.22</text:p>
          </table:table-cell>
          <table:table-cell office:value-type="string" table:style-name="ce1">
            <text:p>USD</text:p>
          </table:table-cell>
          <table:table-cell office:value-type="float" office:value="-4478.22" table:style-name="ce4">
            <text:p>-4,478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5T10:44:52" table:style-name="ce3">
            <text:p>05/01/2010 10:44</text:p>
          </table:table-cell>
          <table:table-cell office:value-type="float" office:value="21457194" table:style-name="ce1">
            <text:p>21457194</text:p>
          </table:table-cell>
          <table:table-cell office:value-type="string" table:style-name="ce2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572.75" table:style-name="ce4">
            <text:p>4,572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72.75" table:style-name="ce4">
            <text:p>4,572.75</text:p>
          </table:table-cell>
          <table:table-cell office:value-type="string" table:style-name="ce1">
            <text:p>CHF</text:p>
          </table:table-cell>
          <table:table-cell office:value-type="float" office:value="4572.75" table:style-name="ce4">
            <text:p>4,572.75</text:p>
          </table:table-cell>
          <table:table-cell office:value-type="float" office:value="330.94" table:style-name="ce1">
            <text:p>330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4T16:52:38" table:style-name="ce3">
            <text:p>04/01/2010 16:52</text:p>
          </table:table-cell>
          <table:table-cell office:value-type="float" office:value="21434501" table:style-name="ce1">
            <text:p>21434501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10" table:style-name="ce1">
            <text:p>11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-4220" table:style-name="ce4">
            <text:p>-4,220.00</text:p>
          </table:table-cell>
          <table:table-cell office:value-type="string" table:style-name="ce1">
            <text:p>CHF</text:p>
          </table:table-cell>
          <table:table-cell office:value-type="float" office:value="-4220" table:style-name="ce4">
            <text:p>-4,220.00</text:p>
          </table:table-cell>
          <table:table-cell office:value-type="float" office:value="-4241.8100000000004" table:style-name="ce4">
            <text:p>-4,241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4T15:32:59" table:style-name="ce3">
            <text:p>04/01/2010 15:32</text:p>
          </table:table-cell>
          <table:table-cell office:value-type="float" office:value="21427894" table:style-name="ce1">
            <text:p>21427894</text:p>
          </table:table-cell>
          <table:table-cell office:value-type="string" table:style-name="ce2">
            <text:p>Berichtigung B鰎sengeb.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-0.06" table:style-name="ce1">
            <text:p>-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office:value-type="string" table:style-name="ce1">
            <text:p>USD</text:p>
          </table:table-cell>
          <table:table-cell office:value-type="float" office:value="-0.06" table:style-name="ce1">
            <text:p>-0.06</text:p>
          </table:table-cell>
          <table:table-cell office:value-type="float" office:value="4478.22" table:style-name="ce4">
            <text:p>4,478.2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4T15:32:54" table:style-name="ce3">
            <text:p>04/01/2010 15:32</text:p>
          </table:table-cell>
          <table:table-cell office:value-type="float" office:value="21427894" table:style-name="ce1">
            <text:p>21427894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200" table:style-name="ce1">
            <text:p>200</text:p>
          </table:table-cell>
          <table:table-cell office:value-type="float" office:value="20.51" table:style-name="ce1">
            <text:p>20.51</text:p>
          </table:table-cell>
          <table:table-cell office:value-type="float" office:value="42.05" table:style-name="ce1">
            <text:p>42.05</text:p>
          </table:table-cell>
          <table:table-cell office:value-type="float" office:value="0" table:style-name="ce1">
            <text:p>0</text:p>
          </table:table-cell>
          <table:table-cell office:value-type="float" office:value="4059.95" table:style-name="ce4">
            <text:p>4,059.95</text:p>
          </table:table-cell>
          <table:table-cell office:value-type="string" table:style-name="ce1">
            <text:p>USD</text:p>
          </table:table-cell>
          <table:table-cell office:value-type="float" office:value="4059.95" table:style-name="ce4">
            <text:p>4,059.95</text:p>
          </table:table-cell>
          <table:table-cell office:value-type="float" office:value="4478.28" table:style-name="ce4">
            <text:p>4,478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3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" table:style-name="ce1">
            <text:p>-0.66</text:p>
          </table:table-cell>
          <table:table-cell office:value-type="string" table:style-name="ce1">
            <text:p>EUR</text:p>
          </table:table-cell>
          <table:table-cell office:value-type="float" office:value="-0.66" table:style-name="ce1">
            <text:p>-0.66</text:p>
          </table:table-cell>
          <table:table-cell office:value-type="float" office:value="-0.66" table:style-name="ce1">
            <text:p>-0.6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3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299999999999998" table:style-name="ce1">
            <text:p>-2.03</text:p>
          </table:table-cell>
          <table:table-cell office:value-type="string" table:style-name="ce1">
            <text:p>USD</text:p>
          </table:table-cell>
          <table:table-cell office:value-type="float" office:value="-2.0299999999999998" table:style-name="ce1">
            <text:p>-2.03</text:p>
          </table:table-cell>
          <table:table-cell office:value-type="float" office:value="418.33" table:style-name="ce1">
            <text:p>418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3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CHF</text:p>
          </table:table-cell>
          <table:table-cell office:value-type="float" office:value="0.4" table:style-name="ce1">
            <text:p>0.4</text:p>
          </table:table-cell>
          <table:table-cell office:value-type="float" office:value="-21.81" table:style-name="ce1">
            <text:p>-21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2-31T16:39:15" table:style-name="ce3">
            <text:p>31/12/2009 16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21" table:style-name="ce1">
            <text:p>22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21" table:style-name="ce1">
            <text:p>-22.21</text:p>
          </table:table-cell>
          <table:table-cell office:value-type="string" table:style-name="ce1">
            <text:p>CHF</text:p>
          </table:table-cell>
          <table:table-cell office:value-type="float" office:value="-22.21" table:style-name="ce1">
            <text:p>-22.21</text:p>
          </table:table-cell>
          <table:table-cell office:value-type="float" office:value="-22.21" table:style-name="ce1">
            <text:p>-22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2-14T09:48:51" table:style-name="ce3">
            <text:p>14/12/2009 09: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420.36" table:style-name="ce1">
            <text:p>420.3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25T21:01:10" table:style-name="ce3">
            <text:p>25/11/2009 21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1" table:style-name="ce1">
            <text:p>1</text:p>
          </table:table-cell>
          <table:table-cell office:value-type="float" office:value="95.19" table:style-name="ce1">
            <text:p>95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.19" table:style-name="ce1">
            <text:p>95.19</text:p>
          </table:table-cell>
          <table:table-cell office:value-type="string" table:style-name="ce1">
            <text:p>USD</text:p>
          </table:table-cell>
          <table:table-cell office:value-type="float" office:value="95.19" table:style-name="ce1">
            <text:p>95.19</text:p>
          </table:table-cell>
          <table:table-cell office:value-type="float" office:value="414.76" table:style-name="ce1">
            <text:p>414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17T14:01:37" table:style-name="ce3">
            <text:p>17/11/2009 14:01</text:p>
          </table:table-cell>
          <table:table-cell office:value-type="float" office:value="21009330" table:style-name="ce1">
            <text:p>21009330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954.5" table:style-name="ce4">
            <text:p>4,954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54.5" table:style-name="ce4">
            <text:p>4,954.50</text:p>
          </table:table-cell>
          <table:table-cell office:value-type="string" table:style-name="ce1">
            <text:p>CHF</text:p>
          </table:table-cell>
          <table:table-cell office:value-type="float" office:value="4954.5" table:style-name="ce4">
            <text:p>4,954.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1-17T14:01:37" table:style-name="ce3">
            <text:p>17/11/2009 14:01</text:p>
          </table:table-cell>
          <table:table-cell office:value-type="float" office:value="21009330" table:style-name="ce1">
            <text:p>21009330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915.42" table:style-name="ce4">
            <text:p>4,91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915.42" table:style-name="ce4">
            <text:p>-4,915.42</text:p>
          </table:table-cell>
          <table:table-cell office:value-type="string" table:style-name="ce1">
            <text:p>USD</text:p>
          </table:table-cell>
          <table:table-cell office:value-type="float" office:value="-4915.42" table:style-name="ce4">
            <text:p>-4,915.42</text:p>
          </table:table-cell>
          <table:table-cell office:value-type="float" office:value="319.57" table:style-name="ce1">
            <text:p>319.5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16T16:55:16" table:style-name="ce3">
            <text:p>16/11/2009 16:55</text:p>
          </table:table-cell>
          <table:table-cell office:value-type="float" office:value="20989807" table:style-name="ce1">
            <text:p>2098980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50" table:style-name="ce1">
            <text:p>50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18.05" table:style-name="ce1">
            <text:p>18.05</text:p>
          </table:table-cell>
          <table:table-cell office:value-type="float" office:value="0" table:style-name="ce1">
            <text:p>0</text:p>
          </table:table-cell>
          <table:table-cell office:value-type="float" office:value="-4113.05" table:style-name="ce4">
            <text:p>-4,113.05</text:p>
          </table:table-cell>
          <table:table-cell office:value-type="string" table:style-name="ce1">
            <text:p>CHF</text:p>
          </table:table-cell>
          <table:table-cell office:value-type="float" office:value="-4113.05" table:style-name="ce4">
            <text:p>-4,113.05</text:p>
          </table:table-cell>
          <table:table-cell office:value-type="float" office:value="-4954.5" table:style-name="ce4">
            <text:p>-4,954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1-16T13:40:27" table:style-name="ce3">
            <text:p>16/11/2009 13:40</text:p>
          </table:table-cell>
          <table:table-cell office:value-type="float" office:value="20989807" table:style-name="ce1">
            <text:p>2098980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10" table:style-name="ce1">
            <text:p>10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22.45" table:style-name="ce1">
            <text:p>22.45</text:p>
          </table:table-cell>
          <table:table-cell office:value-type="float" office:value="0" table:style-name="ce1">
            <text:p>0</text:p>
          </table:table-cell>
          <table:table-cell office:value-type="float" office:value="-841.45" table:style-name="ce1">
            <text:p>-841.45</text:p>
          </table:table-cell>
          <table:table-cell office:value-type="string" table:style-name="ce1">
            <text:p>CHF</text:p>
          </table:table-cell>
          <table:table-cell office:value-type="float" office:value="-841.45" table:style-name="ce1">
            <text:p>-841.45</text:p>
          </table:table-cell>
          <table:table-cell office:value-type="float" office:value="-841.45" table:style-name="ce1">
            <text:p>-841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3">
            <text:p>27/10/2009 14:01</text:p>
          </table:table-cell>
          <table:table-cell office:value-type="float" office:value="20765058" table:style-name="ce1">
            <text:p>20765058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61.9" table:style-name="ce4">
            <text:p>2,261.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1.9" table:style-name="ce4">
            <text:p>2,261.90</text:p>
          </table:table-cell>
          <table:table-cell office:value-type="string" table:style-name="ce1">
            <text:p>EUR</text:p>
          </table:table-cell>
          <table:table-cell office:value-type="float" office:value="2261.9" table:style-name="ce4">
            <text:p>2,261.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3">
            <text:p>27/10/2009 14:01</text:p>
          </table:table-cell>
          <table:table-cell office:value-type="float" office:value="20765058" table:style-name="ce1">
            <text:p>20765058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383.92" table:style-name="ce4">
            <text:p>3,383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83.92" table:style-name="ce4">
            <text:p>-3,383.92</text:p>
          </table:table-cell>
          <table:table-cell office:value-type="string" table:style-name="ce1">
            <text:p>USD</text:p>
          </table:table-cell>
          <table:table-cell office:value-type="float" office:value="-3383.92" table:style-name="ce4">
            <text:p>-3,383.92</text:p>
          </table:table-cell>
          <table:table-cell office:value-type="float" office:value="5234.99" table:style-name="ce4">
            <text:p>5,234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3">
            <text:p>27/10/2009 14:01</text:p>
          </table:table-cell>
          <table:table-cell office:value-type="float" office:value="20765057" table:style-name="ce1">
            <text:p>20765057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074.04" table:style-name="ce4">
            <text:p>5,074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74.04" table:style-name="ce4">
            <text:p>5,074.04</text:p>
          </table:table-cell>
          <table:table-cell office:value-type="string" table:style-name="ce1">
            <text:p>EUR</text:p>
          </table:table-cell>
          <table:table-cell office:value-type="float" office:value="5074.04" table:style-name="ce4">
            <text:p>5,074.04</text:p>
          </table:table-cell>
          <table:table-cell office:value-type="float" office:value="-2261.9" table:style-name="ce4">
            <text:p>-2,261.9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3">
            <text:p>27/10/2009 14:01</text:p>
          </table:table-cell>
          <table:table-cell office:value-type="float" office:value="20765057" table:style-name="ce1">
            <text:p>20765057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723.4" table:style-name="ce4">
            <text:p>7,723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723.4" table:style-name="ce4">
            <text:p>-7,723.40</text:p>
          </table:table-cell>
          <table:table-cell office:value-type="string" table:style-name="ce1">
            <text:p>CHF</text:p>
          </table:table-cell>
          <table:table-cell office:value-type="float" office:value="-7723.4" table:style-name="ce4">
            <text:p>-7,723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26T10:35:44" table:style-name="ce3">
            <text:p>26/10/2009 10:35</text:p>
          </table:table-cell>
          <table:table-cell office:value-type="float" office:value="20715682" table:style-name="ce1">
            <text:p>2071568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</text:p>
          </table:table-cell>
          <table:table-cell office:value-type="string" table:style-name="ce1">
            <text:p>FR0010148981</text:p>
          </table:table-cell>
          <table:table-cell office:value-type="float" office:value="1" table:style-name="ce1">
            <text:p>1</text:p>
          </table:table-cell>
          <table:table-cell office:value-type="float" office:value="7665.04" table:style-name="ce4">
            <text:p>7,665.04</text:p>
          </table:table-cell>
          <table:table-cell office:value-type="float" office:value="161.5" table:style-name="ce1">
            <text:p>161.5</text:p>
          </table:table-cell>
          <table:table-cell office:value-type="float" office:value="0" table:style-name="ce1">
            <text:p>0</text:p>
          </table:table-cell>
          <table:table-cell office:value-type="float" office:value="-7826.54" table:style-name="ce4">
            <text:p>-7,826.54</text:p>
          </table:table-cell>
          <table:table-cell office:value-type="string" table:style-name="ce1">
            <text:p>EUR</text:p>
          </table:table-cell>
          <table:table-cell office:value-type="float" office:value="-7826.54" table:style-name="ce4">
            <text:p>-7,826.54</text:p>
          </table:table-cell>
          <table:table-cell office:value-type="float" office:value="-7335.94" table:style-name="ce4">
            <text:p>-7,335.9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2T11:38:36" table:style-name="ce3">
            <text:p>22/10/2009 11:38</text:p>
          </table:table-cell>
          <table:table-cell office:value-type="float" office:value="20715541" table:style-name="ce1">
            <text:p>20715541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50" table:style-name="ce1">
            <text:p>150</text:p>
          </table:table-cell>
          <table:table-cell office:value-type="float" office:value="57.63" table:style-name="ce1">
            <text:p>57.63</text:p>
          </table:table-cell>
          <table:table-cell office:value-type="float" office:value="25.59" table:style-name="ce1">
            <text:p>25.59</text:p>
          </table:table-cell>
          <table:table-cell office:value-type="float" office:value="0" table:style-name="ce1">
            <text:p>0</text:p>
          </table:table-cell>
          <table:table-cell office:value-type="float" office:value="8618.91" table:style-name="ce4">
            <text:p>8,618.91</text:p>
          </table:table-cell>
          <table:table-cell office:value-type="string" table:style-name="ce1">
            <text:p>USD</text:p>
          </table:table-cell>
          <table:table-cell office:value-type="float" office:value="8618.91" table:style-name="ce4">
            <text:p>8,618.91</text:p>
          </table:table-cell>
          <table:table-cell office:value-type="float" office:value="8618.91" table:style-name="ce4">
            <text:p>8,618.9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0-22T11:37:21" table:style-name="ce3">
            <text:p>22/10/2009 11:37</text:p>
          </table:table-cell>
          <table:table-cell office:value-type="float" office:value="20715512" table:style-name="ce1">
            <text:p>2071551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JPNJPA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30.99" table:style-name="ce1">
            <text:p>30.99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float" office:value="7723.4" table:style-name="ce4">
            <text:p>7,723.40</text:p>
          </table:table-cell>
          <table:table-cell office:value-type="string" table:style-name="ce1">
            <text:p>CHF</text:p>
          </table:table-cell>
          <table:table-cell office:value-type="float" office:value="7723.4" table:style-name="ce4">
            <text:p>7,723.40</text:p>
          </table:table-cell>
          <table:table-cell office:value-type="float" office:value="7723.4" table:style-name="ce4">
            <text:p>7,723.4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12T06:01:00" table:style-name="ce3">
            <text:p>12/10/2009 06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JPNJPA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9-10-12T06:00:00" table:style-name="ce3">
            <text:p>12/10/2009 06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rporate Action</text:p>
          </table:table-cell>
          <table:table-cell office:value-type="string" table:style-name="ce1">
            <text:p>FDJPHU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-250" table:style-name="ce1">
            <text:p>-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9-10-01T14:11:12" table:style-name="ce3">
            <text:p>01/10/2009 14:11</text:p>
          </table:table-cell>
          <table:table-cell office:value-type="float" office:value="20430801" table:style-name="ce1">
            <text:p>20430801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6" table:style-name="ce1">
            <text:p>20.6</text:p>
          </table:table-cell>
          <table:table-cell office:value-type="string" table:style-name="ce1">
            <text:p>CHF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01T14:11:12" table:style-name="ce3">
            <text:p>01/10/2009 14:11</text:p>
          </table:table-cell>
          <table:table-cell office:value-type="float" office:value="20430801" table:style-name="ce1">
            <text:p>20430801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3.65" table:style-name="ce1">
            <text:p>13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.65" table:style-name="ce1">
            <text:p>-13.65</text:p>
          </table:table-cell>
          <table:table-cell office:value-type="string" table:style-name="ce1">
            <text:p>EUR</text:p>
          </table:table-cell>
          <table:table-cell office:value-type="float" office:value="-13.65" table:style-name="ce1">
            <text:p>-13.65</text:p>
          </table:table-cell>
          <table:table-cell office:value-type="float" office:value="490.6" table:style-name="ce1">
            <text:p>490.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30T18:07:51" table:style-name="ce3">
            <text:p>30/09/2009 18:0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6" table:style-name="ce1">
            <text:p>-20.6</text:p>
          </table:table-cell>
          <table:table-cell office:value-type="string" table:style-name="ce1">
            <text:p>CHF</text:p>
          </table:table-cell>
          <table:table-cell office:value-type="float" office:value="-20.6" table:style-name="ce1">
            <text:p>-20.6</text:p>
          </table:table-cell>
          <table:table-cell office:value-type="float" office:value="-20.6" table:style-name="ce1">
            <text:p>-20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3">
            <text:p>30/09/2009 14:01</text:p>
          </table:table-cell>
          <table:table-cell office:value-type="float" office:value="20408008" table:style-name="ce1">
            <text:p>20408008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7.44" table:style-name="ce1">
            <text:p>257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7.44" table:style-name="ce1">
            <text:p>257.44</text:p>
          </table:table-cell>
          <table:table-cell office:value-type="string" table:style-name="ce1">
            <text:p>CHF</text:p>
          </table:table-cell>
          <table:table-cell office:value-type="float" office:value="257.44" table:style-name="ce1">
            <text:p>257.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3">
            <text:p>30/09/2009 14:01</text:p>
          </table:table-cell>
          <table:table-cell office:value-type="float" office:value="20408008" table:style-name="ce1">
            <text:p>20408008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71.54" table:style-name="ce1">
            <text:p>171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1.54" table:style-name="ce1">
            <text:p>-171.54</text:p>
          </table:table-cell>
          <table:table-cell office:value-type="string" table:style-name="ce1">
            <text:p>EUR</text:p>
          </table:table-cell>
          <table:table-cell office:value-type="float" office:value="-171.54" table:style-name="ce1">
            <text:p>-171.54</text:p>
          </table:table-cell>
          <table:table-cell office:value-type="float" office:value="504.25" table:style-name="ce1">
            <text:p>504.2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3">
            <text:p>30/09/2009 14:01</text:p>
          </table:table-cell>
          <table:table-cell office:value-type="float" office:value="20408007" table:style-name="ce1">
            <text:p>20408007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569.12" table:style-name="ce4">
            <text:p>7,569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69.12" table:style-name="ce4">
            <text:p>7,569.12</text:p>
          </table:table-cell>
          <table:table-cell office:value-type="string" table:style-name="ce1">
            <text:p>USD</text:p>
          </table:table-cell>
          <table:table-cell office:value-type="float" office:value="7569.12" table:style-name="ce4">
            <text:p>7,569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3">
            <text:p>30/09/2009 14:01</text:p>
          </table:table-cell>
          <table:table-cell office:value-type="float" office:value="20408007" table:style-name="ce1">
            <text:p>20408007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196.57" table:style-name="ce4">
            <text:p>5,196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196.57" table:style-name="ce4">
            <text:p>-5,196.57</text:p>
          </table:table-cell>
          <table:table-cell office:value-type="string" table:style-name="ce1">
            <text:p>EUR</text:p>
          </table:table-cell>
          <table:table-cell office:value-type="float" office:value="-5196.57" table:style-name="ce4">
            <text:p>-5,196.57</text:p>
          </table:table-cell>
          <table:table-cell office:value-type="float" office:value="675.79" table:style-name="ce1">
            <text:p>675.7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9T14:33:37" table:style-name="ce3">
            <text:p>29/09/2009 14:33</text:p>
          </table:table-cell>
          <table:table-cell office:value-type="float" office:value="20372968" table:style-name="ce1">
            <text:p>2037296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8" table:style-name="ce1">
            <text:p>8</text:p>
          </table:table-cell>
          <table:table-cell office:value-type="float" office:value="735.17" table:style-name="ce1">
            <text:p>735.1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872.36" table:style-name="ce4">
            <text:p>5,872.36</text:p>
          </table:table-cell>
          <table:table-cell office:value-type="string" table:style-name="ce1">
            <text:p>EUR</text:p>
          </table:table-cell>
          <table:table-cell office:value-type="float" office:value="5872.36" table:style-name="ce4">
            <text:p>5,872.36</text:p>
          </table:table-cell>
          <table:table-cell office:value-type="float" office:value="5872.36" table:style-name="ce4">
            <text:p>5,872.3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9T14:23:45" table:style-name="ce3">
            <text:p>29/09/2009 14:23</text:p>
          </table:table-cell>
          <table:table-cell office:value-type="float" office:value="20373118" table:style-name="ce1">
            <text:p>2037311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400" table:style-name="ce1">
            <text:p>1400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0.32" table:style-name="ce1">
            <text:p>20.32</text:p>
          </table:table-cell>
          <table:table-cell office:value-type="float" office:value="0" table:style-name="ce1">
            <text:p>0</text:p>
          </table:table-cell>
          <table:table-cell office:value-type="float" office:value="-7569.12" table:style-name="ce4">
            <text:p>-7,569.12</text:p>
          </table:table-cell>
          <table:table-cell office:value-type="string" table:style-name="ce1">
            <text:p>USD</text:p>
          </table:table-cell>
          <table:table-cell office:value-type="float" office:value="-7569.12" table:style-name="ce4">
            <text:p>-7,569.12</text:p>
          </table:table-cell>
          <table:table-cell office:value-type="float" office:value="-7569.12" table:style-name="ce4">
            <text:p>-7,569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3T14:01:07" table:style-name="ce3">
            <text:p>23/09/2009 14:01</text:p>
          </table:table-cell>
          <table:table-cell office:value-type="float" office:value="20326211" table:style-name="ce1">
            <text:p>20326211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126.4" table:style-name="ce4">
            <text:p>11,126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26.4" table:style-name="ce4">
            <text:p>11,126.40</text:p>
          </table:table-cell>
          <table:table-cell office:value-type="string" table:style-name="ce1">
            <text:p>CHF</text:p>
          </table:table-cell>
          <table:table-cell office:value-type="float" office:value="11126.4" table:style-name="ce4">
            <text:p>11,126.40</text:p>
          </table:table-cell>
          <table:table-cell office:value-type="float" office:value="-257.44" table:style-name="ce1">
            <text:p>-257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3T14:01:07" table:style-name="ce3">
            <text:p>23/09/2009 14:01</text:p>
          </table:table-cell>
          <table:table-cell office:value-type="float" office:value="20326211" table:style-name="ce1">
            <text:p>20326211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958.2" table:style-name="ce4">
            <text:p>10,958.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958.2" table:style-name="ce4">
            <text:p>-10,958.20</text:p>
          </table:table-cell>
          <table:table-cell office:value-type="string" table:style-name="ce1">
            <text:p>USD</text:p>
          </table:table-cell>
          <table:table-cell office:value-type="float" office:value="-10958.2" table:style-name="ce4">
            <text:p>-10,958.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5:43:02" table:style-name="ce3">
            <text:p>22/09/2009 15:43</text:p>
          </table:table-cell>
          <table:table-cell office:value-type="float" office:value="20273778" table:style-name="ce1">
            <text:p>2027377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40" table:style-name="ce1">
            <text:p>40</text:p>
          </table:table-cell>
          <table:table-cell office:value-type="float" office:value="274.18" table:style-name="ce1">
            <text:p>274.1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958.2" table:style-name="ce4">
            <text:p>10,958.20</text:p>
          </table:table-cell>
          <table:table-cell office:value-type="string" table:style-name="ce1">
            <text:p>USD</text:p>
          </table:table-cell>
          <table:table-cell office:value-type="float" office:value="10958.2" table:style-name="ce4">
            <text:p>10,958.20</text:p>
          </table:table-cell>
          <table:table-cell office:value-type="float" office:value="10958.2" table:style-name="ce4">
            <text:p>10,958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3">
            <text:p>22/09/2009 14:01</text:p>
          </table:table-cell>
          <table:table-cell office:value-type="float" office:value="20309816" table:style-name="ce1">
            <text:p>2030981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990.75" table:style-name="ce4">
            <text:p>4,990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90.75" table:style-name="ce4">
            <text:p>4,990.75</text:p>
          </table:table-cell>
          <table:table-cell office:value-type="string" table:style-name="ce1">
            <text:p>CHF</text:p>
          </table:table-cell>
          <table:table-cell office:value-type="float" office:value="4990.75" table:style-name="ce4">
            <text:p>4,990.75</text:p>
          </table:table-cell>
          <table:table-cell office:value-type="float" office:value="-11383.84" table:style-name="ce4">
            <text:p>-11,383.8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3">
            <text:p>22/09/2009 14:01</text:p>
          </table:table-cell>
          <table:table-cell office:value-type="float" office:value="20309816" table:style-name="ce1">
            <text:p>2030981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906.62" table:style-name="ce4">
            <text:p>4,906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906.62" table:style-name="ce4">
            <text:p>-4,906.62</text:p>
          </table:table-cell>
          <table:table-cell office:value-type="string" table:style-name="ce1">
            <text:p>USD</text:p>
          </table:table-cell>
          <table:table-cell office:value-type="float" office:value="-4906.62" table:style-name="ce4">
            <text:p>-4,906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3">
            <text:p>22/09/2009 14:01</text:p>
          </table:table-cell>
          <table:table-cell office:value-type="float" office:value="20309815" table:style-name="ce1">
            <text:p>2030981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7.15" table:style-name="ce1">
            <text:p>5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15" table:style-name="ce1">
            <text:p>57.15</text:p>
          </table:table-cell>
          <table:table-cell office:value-type="string" table:style-name="ce1">
            <text:p>CHF</text:p>
          </table:table-cell>
          <table:table-cell office:value-type="float" office:value="57.15" table:style-name="ce1">
            <text:p>57.15</text:p>
          </table:table-cell>
          <table:table-cell office:value-type="float" office:value="-16374.59" table:style-name="ce4">
            <text:p>-16,374.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3">
            <text:p>22/09/2009 14:01</text:p>
          </table:table-cell>
          <table:table-cell office:value-type="float" office:value="20309815" table:style-name="ce1">
            <text:p>2030981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.909999999999997" table:style-name="ce1">
            <text:p>-37.91</text:p>
          </table:table-cell>
          <table:table-cell office:value-type="string" table:style-name="ce1">
            <text:p>EUR</text:p>
          </table:table-cell>
          <table:table-cell office:value-type="float" office:value="-37.909999999999997" table:style-name="ce1">
            <text:p>-37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1T17:16:58" table:style-name="ce3">
            <text:p>21/09/2009 17:16</text:p>
          </table:table-cell>
          <table:table-cell office:value-type="float" office:value="20297878" table:style-name="ce1">
            <text:p>2029787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30" table:style-name="ce1">
            <text:p>30</text:p>
          </table:table-cell>
          <table:table-cell office:value-type="float" office:value="282.25" table:style-name="ce1">
            <text:p>282.25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float" office:value="-8511.2000000000007" table:style-name="ce4">
            <text:p>-8,511.20</text:p>
          </table:table-cell>
          <table:table-cell office:value-type="string" table:style-name="ce1">
            <text:p>CHF</text:p>
          </table:table-cell>
          <table:table-cell office:value-type="float" office:value="-8511.2000000000007" table:style-name="ce4">
            <text:p>-8,511.20</text:p>
          </table:table-cell>
          <table:table-cell office:value-type="float" office:value="-16431.740000000002" table:style-name="ce4">
            <text:p>-16,431.7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1T17:08:06" table:style-name="ce3">
            <text:p>21/09/2009 17:08</text:p>
          </table:table-cell>
          <table:table-cell office:value-type="float" office:value="20297549" table:style-name="ce1">
            <text:p>2029754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FDJPHU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-8099.65" table:style-name="ce4">
            <text:p>-8,099.65</text:p>
          </table:table-cell>
          <table:table-cell office:value-type="string" table:style-name="ce1">
            <text:p>CHF</text:p>
          </table:table-cell>
          <table:table-cell office:value-type="float" office:value="-8099.65" table:style-name="ce4">
            <text:p>-8,099.65</text:p>
          </table:table-cell>
          <table:table-cell office:value-type="float" office:value="-7920.54" table:style-name="ce4">
            <text:p>-7,920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1T14:34:32" table:style-name="ce3">
            <text:p>21/09/2009 14:34</text:p>
          </table:table-cell>
          <table:table-cell office:value-type="float" office:value="20287298" table:style-name="ce1">
            <text:p>2028729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50" table:style-name="ce1">
            <text:p>150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19.38" table:style-name="ce1">
            <text:p>19.38</text:p>
          </table:table-cell>
          <table:table-cell office:value-type="float" office:value="0" table:style-name="ce1">
            <text:p>0</text:p>
          </table:table-cell>
          <table:table-cell office:value-type="float" office:value="4885.62" table:style-name="ce4">
            <text:p>4,885.62</text:p>
          </table:table-cell>
          <table:table-cell office:value-type="string" table:style-name="ce1">
            <text:p>USD</text:p>
          </table:table-cell>
          <table:table-cell office:value-type="float" office:value="4885.62" table:style-name="ce4">
            <text:p>4,885.62</text:p>
          </table:table-cell>
          <table:table-cell office:value-type="float" office:value="4906.62" table:style-name="ce4">
            <text:p>4,906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8T19:26:06" table:style-name="ce3">
            <text:p>18/09/2009 19: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SD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5T14:01:22" table:style-name="ce3">
            <text:p>15/09/2009 14:01</text:p>
          </table:table-cell>
          <table:table-cell office:value-type="float" office:value="20201186" table:style-name="ce1">
            <text:p>2020118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965.64" table:style-name="ce4">
            <text:p>6,965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65.64" table:style-name="ce4">
            <text:p>6,965.64</text:p>
          </table:table-cell>
          <table:table-cell office:value-type="string" table:style-name="ce1">
            <text:p>USD</text:p>
          </table:table-cell>
          <table:table-cell office:value-type="float" office:value="6965.64" table:style-name="ce4">
            <text:p>6,965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5T14:01:22" table:style-name="ce3">
            <text:p>15/09/2009 14:01</text:p>
          </table:table-cell>
          <table:table-cell office:value-type="float" office:value="20201186" table:style-name="ce1">
            <text:p>2020118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283.7" table:style-name="ce4">
            <text:p>7,283.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283.7" table:style-name="ce4">
            <text:p>-7,283.70</text:p>
          </table:table-cell>
          <table:table-cell office:value-type="string" table:style-name="ce1">
            <text:p>CHF</text:p>
          </table:table-cell>
          <table:table-cell office:value-type="float" office:value="-7283.7" table:style-name="ce4">
            <text:p>-7,283.70</text:p>
          </table:table-cell>
          <table:table-cell office:value-type="float" office:value="179.11" table:style-name="ce1">
            <text:p>179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3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50" table:style-name="ce1">
            <text:p>150</text:p>
          </table:table-cell>
          <table:table-cell office:value-type="float" office:value="5.54" table:style-name="ce1">
            <text:p>5.54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float" office:value="-832.25" table:style-name="ce1">
            <text:p>-832.25</text:p>
          </table:table-cell>
          <table:table-cell office:value-type="string" table:style-name="ce1">
            <text:p>USD</text:p>
          </table:table-cell>
          <table:table-cell office:value-type="float" office:value="-832.25" table:style-name="ce1">
            <text:p>-832.25</text:p>
          </table:table-cell>
          <table:table-cell office:value-type="float" office:value="-6965.64" table:style-name="ce4">
            <text:p>-6,965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3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5.54" table:style-name="ce1">
            <text:p>5.54</text:p>
          </table:table-cell>
          <table:table-cell office:value-type="float" office:value="0.83" table:style-name="ce1">
            <text:p>0.83</text:p>
          </table:table-cell>
          <table:table-cell office:value-type="float" office:value="0" table:style-name="ce1">
            <text:p>0</text:p>
          </table:table-cell>
          <table:table-cell office:value-type="float" office:value="-554.83000000000004" table:style-name="ce1">
            <text:p>-554.83</text:p>
          </table:table-cell>
          <table:table-cell office:value-type="string" table:style-name="ce1">
            <text:p>USD</text:p>
          </table:table-cell>
          <table:table-cell office:value-type="float" office:value="-554.83000000000004" table:style-name="ce1">
            <text:p>-554.83</text:p>
          </table:table-cell>
          <table:table-cell office:value-type="float" office:value="-6133.39" table:style-name="ce4">
            <text:p>-6,133.3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3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900" table:style-name="ce1">
            <text:p>900</text:p>
          </table:table-cell>
          <table:table-cell office:value-type="float" office:value="5.54" table:style-name="ce1">
            <text:p>5.54</text:p>
          </table:table-cell>
          <table:table-cell office:value-type="float" office:value="17.48" table:style-name="ce1">
            <text:p>17.48</text:p>
          </table:table-cell>
          <table:table-cell office:value-type="float" office:value="0" table:style-name="ce1">
            <text:p>0</text:p>
          </table:table-cell>
          <table:table-cell office:value-type="float" office:value="-5003.4799999999996" table:style-name="ce4">
            <text:p>-5,003.48</text:p>
          </table:table-cell>
          <table:table-cell office:value-type="string" table:style-name="ce1">
            <text:p>USD</text:p>
          </table:table-cell>
          <table:table-cell office:value-type="float" office:value="-5003.4799999999996" table:style-name="ce4">
            <text:p>-5,003.48</text:p>
          </table:table-cell>
          <table:table-cell office:value-type="float" office:value="-5578.56" table:style-name="ce4">
            <text:p>-5,578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3" table:style-name="ce3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5.54" table:style-name="ce1">
            <text:p>5.54</text:p>
          </table:table-cell>
          <table:table-cell office:value-type="float" office:value="26.68" table:style-name="ce1">
            <text:p>26.68</text:p>
          </table:table-cell>
          <table:table-cell office:value-type="float" office:value="0" table:style-name="ce1">
            <text:p>0</text:p>
          </table:table-cell>
          <table:table-cell office:value-type="float" office:value="-580.67999999999995" table:style-name="ce1">
            <text:p>-580.68</text:p>
          </table:table-cell>
          <table:table-cell office:value-type="string" table:style-name="ce1">
            <text:p>USD</text:p>
          </table:table-cell>
          <table:table-cell office:value-type="float" office:value="-580.67999999999995" table:style-name="ce1">
            <text:p>-580.68</text:p>
          </table:table-cell>
          <table:table-cell office:value-type="float" office:value="-575.08000000000004" table:style-name="ce1">
            <text:p>-575.0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1:18:28" table:style-name="ce3">
            <text:p>14/09/2009 11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1T16:20:46" table:style-name="ce3">
            <text:p>11/09/2009 16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909999999999997" table:style-name="ce1">
            <text:p>37.91</text:p>
          </table:table-cell>
          <table:table-cell office:value-type="string" table:style-name="ce1">
            <text:p>EUR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37.909999999999997" table:style-name="ce1">
            <text:p>37.9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09T14:01:07" table:style-name="ce3">
            <text:p>09/09/2009 14:01</text:p>
          </table:table-cell>
          <table:table-cell office:value-type="float" office:value="20115893" table:style-name="ce1">
            <text:p>20115893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173.55" table:style-name="ce4">
            <text:p>7,173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73.55" table:style-name="ce4">
            <text:p>7,173.55</text:p>
          </table:table-cell>
          <table:table-cell office:value-type="string" table:style-name="ce1">
            <text:p>USD</text:p>
          </table:table-cell>
          <table:table-cell office:value-type="float" office:value="7173.55" table:style-name="ce4">
            <text:p>7,17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09T14:01:07" table:style-name="ce3">
            <text:p>09/09/2009 14:01</text:p>
          </table:table-cell>
          <table:table-cell office:value-type="float" office:value="20115893" table:style-name="ce1">
            <text:p>20115893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548.85" table:style-name="ce4">
            <text:p>7,54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548.85" table:style-name="ce4">
            <text:p>-7,548.85</text:p>
          </table:table-cell>
          <table:table-cell office:value-type="string" table:style-name="ce1">
            <text:p>CHF</text:p>
          </table:table-cell>
          <table:table-cell office:value-type="float" office:value="-7548.85" table:style-name="ce4">
            <text:p>-7,548.85</text:p>
          </table:table-cell>
          <table:table-cell office:value-type="float" office:value="7462.81" table:style-name="ce4">
            <text:p>7,462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08T10:23:43" table:style-name="ce3">
            <text:p>08/09/2009 10:23</text:p>
          </table:table-cell>
          <table:table-cell office:value-type="float" office:value="20095071" table:style-name="ce1">
            <text:p>20095071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50" table:style-name="ce1">
            <text:p>150</text:p>
          </table:table-cell>
          <table:table-cell office:value-type="float" office:value="47.69" table:style-name="ce1">
            <text:p>47.69</text:p>
          </table:table-cell>
          <table:table-cell office:value-type="float" office:value="23.1" table:style-name="ce1">
            <text:p>23.1</text:p>
          </table:table-cell>
          <table:table-cell office:value-type="float" office:value="0" table:style-name="ce1">
            <text:p>0</text:p>
          </table:table-cell>
          <table:table-cell office:value-type="float" office:value="-7176.6" table:style-name="ce4">
            <text:p>-7,176.60</text:p>
          </table:table-cell>
          <table:table-cell office:value-type="string" table:style-name="ce1">
            <text:p>USD</text:p>
          </table:table-cell>
          <table:table-cell office:value-type="float" office:value="-7176.6" table:style-name="ce4">
            <text:p>-7,176.60</text:p>
          </table:table-cell>
          <table:table-cell office:value-type="float" office:value="-7173.55" table:style-name="ce4">
            <text:p>-7,173.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02T15:34:50" table:style-name="ce3">
            <text:p>02/09/2009 15:34</text:p>
          </table:table-cell>
          <table:table-cell office:value-type="float" office:value="20033773" table:style-name="ce1">
            <text:p>20033773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000" table:style-name="ce1">
            <text:p>1000</text:p>
          </table:table-cell>
          <table:table-cell office:value-type="float" office:value="6.2" table:style-name="ce1">
            <text:p>6.2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6178.4" table:style-name="ce4">
            <text:p>6,178.40</text:p>
          </table:table-cell>
          <table:table-cell office:value-type="string" table:style-name="ce1">
            <text:p>CHF</text:p>
          </table:table-cell>
          <table:table-cell office:value-type="float" office:value="6178.4" table:style-name="ce4">
            <text:p>6,178.40</text:p>
          </table:table-cell>
          <table:table-cell office:value-type="float" office:value="15011.66" table:style-name="ce4">
            <text:p>15,011.6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02T12:44:25" table:style-name="ce3">
            <text:p>02/09/2009 12:44</text:p>
          </table:table-cell>
          <table:table-cell office:value-type="float" office:value="20033702" table:style-name="ce1">
            <text:p>20033702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50" table:style-name="ce1">
            <text:p>150</text:p>
          </table:table-cell>
          <table:table-cell office:value-type="float" office:value="45.75" table:style-name="ce1">
            <text:p>45.75</text:p>
          </table:table-cell>
          <table:table-cell office:value-type="float" office:value="42.5" table:style-name="ce1">
            <text:p>42.5</text:p>
          </table:table-cell>
          <table:table-cell office:value-type="float" office:value="0" table:style-name="ce1">
            <text:p>0</text:p>
          </table:table-cell>
          <table:table-cell office:value-type="float" office:value="6820" table:style-name="ce4">
            <text:p>6,820.00</text:p>
          </table:table-cell>
          <table:table-cell office:value-type="string" table:style-name="ce1">
            <text:p>CHF</text:p>
          </table:table-cell>
          <table:table-cell office:value-type="float" office:value="6820" table:style-name="ce4">
            <text:p>6,820.00</text:p>
          </table:table-cell>
          <table:table-cell office:value-type="float" office:value="8833.26" table:style-name="ce4">
            <text:p>8,833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8-27T14:27:03" table:style-name="ce3">
            <text:p>27/08/2009 14:2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" table:style-name="ce1">
            <text:p>1</text:p>
          </table:table-cell>
          <table:table-cell office:value-type="float" office:value="35.85" table:style-name="ce1">
            <text:p>35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85" table:style-name="ce1">
            <text:p>35.85</text:p>
          </table:table-cell>
          <table:table-cell office:value-type="string" table:style-name="ce1">
            <text:p>CHF</text:p>
          </table:table-cell>
          <table:table-cell office:value-type="float" office:value="35.85" table:style-name="ce1">
            <text:p>35.85</text:p>
          </table:table-cell>
          <table:table-cell office:value-type="float" office:value="2013.26" table:style-name="ce4">
            <text:p>2,013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7-01T18:21:15" table:style-name="ce3">
            <text:p>01/07/2009 18: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499999999999998" table:style-name="ce1">
            <text:p>-2.55</text:p>
          </table:table-cell>
          <table:table-cell office:value-type="string" table:style-name="ce1">
            <text:p>USD</text:p>
          </table:table-cell>
          <table:table-cell office:value-type="float" office:value="-2.5499999999999998" table:style-name="ce1">
            <text:p>-2.55</text:p>
          </table:table-cell>
          <table:table-cell office:value-type="float" office:value="3.05" table:style-name="ce1">
            <text:p>3.0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7-01T18:21:15" table:style-name="ce3">
            <text:p>01/07/2009 18: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5" table:style-name="ce1">
            <text:p>1.55</text:p>
          </table:table-cell>
          <table:table-cell office:value-type="string" table:style-name="ce1">
            <text:p>CHF</text:p>
          </table:table-cell>
          <table:table-cell office:value-type="float" office:value="1.55" table:style-name="ce1">
            <text:p>1.55</text:p>
          </table:table-cell>
          <table:table-cell office:value-type="float" office:value="1977.41" table:style-name="ce4">
            <text:p>1,977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29T17:52:55" table:style-name="ce3">
            <text:p>29/06/2009 17:5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4.89" table:style-name="ce1">
            <text:p>14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.89" table:style-name="ce1">
            <text:p>-14.89</text:p>
          </table:table-cell>
          <table:table-cell office:value-type="string" table:style-name="ce1">
            <text:p>CHF</text:p>
          </table:table-cell>
          <table:table-cell office:value-type="float" office:value="-14.89" table:style-name="ce1">
            <text:p>-14.89</text:p>
          </table:table-cell>
          <table:table-cell office:value-type="float" office:value="1975.86" table:style-name="ce4">
            <text:p>1,975.8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15T17:49:00" table:style-name="ce3">
            <text:p>15/06/2009 17:4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1T14:01:11" table:style-name="ce3">
            <text:p>11/06/2009 14:01</text:p>
          </table:table-cell>
          <table:table-cell office:value-type="float" office:value="18968899" table:style-name="ce1">
            <text:p>18968899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751.54" table:style-name="ce4">
            <text:p>4,751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51.54" table:style-name="ce4">
            <text:p>4,751.54</text:p>
          </table:table-cell>
          <table:table-cell office:value-type="string" table:style-name="ce1">
            <text:p>USD</text:p>
          </table:table-cell>
          <table:table-cell office:value-type="float" office:value="4751.54" table:style-name="ce4">
            <text:p>4,751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1T14:01:11" table:style-name="ce3">
            <text:p>11/06/2009 14:01</text:p>
          </table:table-cell>
          <table:table-cell office:value-type="float" office:value="18968899" table:style-name="ce1">
            <text:p>18968899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175.5" table:style-name="ce4">
            <text:p>5,175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175.5" table:style-name="ce4">
            <text:p>-5,175.50</text:p>
          </table:table-cell>
          <table:table-cell office:value-type="string" table:style-name="ce1">
            <text:p>CHF</text:p>
          </table:table-cell>
          <table:table-cell office:value-type="float" office:value="-5175.5" table:style-name="ce4">
            <text:p>-5,175.50</text:p>
          </table:table-cell>
          <table:table-cell office:value-type="float" office:value="1990.75" table:style-name="ce4">
            <text:p>1,990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10T14:48:33" table:style-name="ce3">
            <text:p>10/06/2009 14:48</text:p>
          </table:table-cell>
          <table:table-cell office:value-type="float" office:value="18954240" table:style-name="ce1">
            <text:p>1895424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50" table:style-name="ce1">
            <text:p>150</text:p>
          </table:table-cell>
          <table:table-cell office:value-type="float" office:value="31.55" table:style-name="ce1">
            <text:p>31.55</text:p>
          </table:table-cell>
          <table:table-cell office:value-type="float" office:value="19.04" table:style-name="ce1">
            <text:p>19.04</text:p>
          </table:table-cell>
          <table:table-cell office:value-type="float" office:value="0" table:style-name="ce1">
            <text:p>0</text:p>
          </table:table-cell>
          <table:table-cell office:value-type="float" office:value="-4751.54" table:style-name="ce4">
            <text:p>-4,751.54</text:p>
          </table:table-cell>
          <table:table-cell office:value-type="string" table:style-name="ce1">
            <text:p>USD</text:p>
          </table:table-cell>
          <table:table-cell office:value-type="float" office:value="-4751.54" table:style-name="ce4">
            <text:p>-4,751.54</text:p>
          </table:table-cell>
          <table:table-cell office:value-type="float" office:value="-4751.54" table:style-name="ce4">
            <text:p>-4,751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0T11:42:56" table:style-name="ce3">
            <text:p>10/06/2009 11:42</text:p>
          </table:table-cell>
          <table:table-cell office:value-type="float" office:value="18950480" table:style-name="ce1">
            <text:p>1895048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50" table:style-name="ce1">
            <text:p>150</text:p>
          </table:table-cell>
          <table:table-cell office:value-type="float" office:value="35" table:style-name="ce1">
            <text:p>35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-5290.8" table:style-name="ce4">
            <text:p>-5,290.80</text:p>
          </table:table-cell>
          <table:table-cell office:value-type="string" table:style-name="ce1">
            <text:p>CHF</text:p>
          </table:table-cell>
          <table:table-cell office:value-type="float" office:value="-5290.8" table:style-name="ce4">
            <text:p>-5,290.80</text:p>
          </table:table-cell>
          <table:table-cell office:value-type="float" office:value="7166.25" table:style-name="ce4">
            <text:p>7,166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09T14:00:55" table:style-name="ce3">
            <text:p>09/06/2009 14:00</text:p>
          </table:table-cell>
          <table:table-cell office:value-type="float" office:value="18938034" table:style-name="ce1">
            <text:p>1893803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420.14" table:style-name="ce4">
            <text:p>5,42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20.14" table:style-name="ce4">
            <text:p>5,420.14</text:p>
          </table:table-cell>
          <table:table-cell office:value-type="string" table:style-name="ce1">
            <text:p>USD</text:p>
          </table:table-cell>
          <table:table-cell office:value-type="float" office:value="5420.14" table:style-name="ce4">
            <text:p>5,42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09T14:00:55" table:style-name="ce3">
            <text:p>09/06/2009 14:00</text:p>
          </table:table-cell>
          <table:table-cell office:value-type="float" office:value="18938034" table:style-name="ce1">
            <text:p>1893803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927.15" table:style-name="ce4">
            <text:p>5,92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927.15" table:style-name="ce4">
            <text:p>-5,927.15</text:p>
          </table:table-cell>
          <table:table-cell office:value-type="string" table:style-name="ce1">
            <text:p>CHF</text:p>
          </table:table-cell>
          <table:table-cell office:value-type="float" office:value="-5927.15" table:style-name="ce4">
            <text:p>-5,927.15</text:p>
          </table:table-cell>
          <table:table-cell office:value-type="float" office:value="12457.05" table:style-name="ce4">
            <text:p>12,457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08T15:45:58" table:style-name="ce3">
            <text:p>08/06/2009 15:45</text:p>
          </table:table-cell>
          <table:table-cell office:value-type="float" office:value="18922929" table:style-name="ce1">
            <text:p>1892292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300" table:style-name="ce1">
            <text:p>300</text:p>
          </table:table-cell>
          <table:table-cell office:value-type="float" office:value="18" table:style-name="ce1">
            <text:p>18</text:p>
          </table:table-cell>
          <table:table-cell office:value-type="float" office:value="20.14" table:style-name="ce1">
            <text:p>20.14</text:p>
          </table:table-cell>
          <table:table-cell office:value-type="float" office:value="0" table:style-name="ce1">
            <text:p>0</text:p>
          </table:table-cell>
          <table:table-cell office:value-type="float" office:value="-5420.14" table:style-name="ce4">
            <text:p>-5,420.14</text:p>
          </table:table-cell>
          <table:table-cell office:value-type="string" table:style-name="ce1">
            <text:p>USD</text:p>
          </table:table-cell>
          <table:table-cell office:value-type="float" office:value="-5420.14" table:style-name="ce4">
            <text:p>-5,420.14</text:p>
          </table:table-cell>
          <table:table-cell office:value-type="float" office:value="-5420.14" table:style-name="ce4">
            <text:p>-5,420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08T15:44:10" table:style-name="ce3">
            <text:p>08/06/2009 15:44</text:p>
          </table:table-cell>
          <table:table-cell office:value-type="float" office:value="18925593" table:style-name="ce1">
            <text:p>18925593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000" table:style-name="ce1">
            <text:p>100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9.75" table:style-name="ce1">
            <text:p>19.75</text:p>
          </table:table-cell>
          <table:table-cell office:value-type="float" office:value="0" table:style-name="ce1">
            <text:p>0</text:p>
          </table:table-cell>
          <table:table-cell office:value-type="float" office:value="-5119.75" table:style-name="ce4">
            <text:p>-5,119.75</text:p>
          </table:table-cell>
          <table:table-cell office:value-type="string" table:style-name="ce1">
            <text:p>CHF</text:p>
          </table:table-cell>
          <table:table-cell office:value-type="float" office:value="-5119.75" table:style-name="ce4">
            <text:p>-5,119.75</text:p>
          </table:table-cell>
          <table:table-cell office:value-type="float" office:value="18384.2" table:style-name="ce4">
            <text:p>18,384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29T16:45:40" table:style-name="ce3">
            <text:p>29/05/2009 16:45</text:p>
          </table:table-cell>
          <table:table-cell office:value-type="float" office:value="18835825" table:style-name="ce1">
            <text:p>18835825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500" table:style-name="ce1">
            <text:p>500</text:p>
          </table:table-cell>
          <table:table-cell office:value-type="float" office:value="29.8" table:style-name="ce1">
            <text:p>29.8</text:p>
          </table:table-cell>
          <table:table-cell office:value-type="float" office:value="63.05" table:style-name="ce1">
            <text:p>63.05</text:p>
          </table:table-cell>
          <table:table-cell office:value-type="float" office:value="0" table:style-name="ce1">
            <text:p>0</text:p>
          </table:table-cell>
          <table:table-cell office:value-type="float" office:value="14836.95" table:style-name="ce4">
            <text:p>14,836.95</text:p>
          </table:table-cell>
          <table:table-cell office:value-type="string" table:style-name="ce1">
            <text:p>CHF</text:p>
          </table:table-cell>
          <table:table-cell office:value-type="float" office:value="14836.95" table:style-name="ce4">
            <text:p>14,836.95</text:p>
          </table:table-cell>
          <table:table-cell office:value-type="float" office:value="23503.95" table:style-name="ce4">
            <text:p>23,503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29T16:11:24" table:style-name="ce3">
            <text:p>29/05/2009 16:11</text:p>
          </table:table-cell>
          <table:table-cell office:value-type="float" office:value="18835763" table:style-name="ce1">
            <text:p>18835763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180" table:style-name="ce1">
            <text:p>180</text:p>
          </table:table-cell>
          <table:table-cell office:value-type="float" office:value="42.5" table:style-name="ce1">
            <text:p>42.5</text:p>
          </table:table-cell>
          <table:table-cell office:value-type="float" office:value="42.6" table:style-name="ce1">
            <text:p>42.6</text:p>
          </table:table-cell>
          <table:table-cell office:value-type="float" office:value="0" table:style-name="ce1">
            <text:p>0</text:p>
          </table:table-cell>
          <table:table-cell office:value-type="float" office:value="7607.4" table:style-name="ce4">
            <text:p>7,607.40</text:p>
          </table:table-cell>
          <table:table-cell office:value-type="string" table:style-name="ce1">
            <text:p>CHF</text:p>
          </table:table-cell>
          <table:table-cell office:value-type="float" office:value="7607.4" table:style-name="ce4">
            <text:p>7,607.40</text:p>
          </table:table-cell>
          <table:table-cell office:value-type="float" office:value="8667" table:style-name="ce4">
            <text:p>8,667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14T14:35:06" table:style-name="ce3">
            <text:p>14/05/2009 14:35</text:p>
          </table:table-cell>
          <table:table-cell office:value-type="float" office:value="18608262" table:style-name="ce1">
            <text:p>18608262</text:p>
          </table:table-cell>
          <table:table-cell office:value-type="string" table:style-name="ce2">
            <text:p>Kauf</text:p>
          </table:table-cell>
          <table:table-cell office:value-type="float" office:value="0" table:formula="msoxl:=-LuxDJComIndPlu" table:style-name="ce1">
            <text:p>#NAME?</text:p>
          </table:table-cell>
          <table:table-cell office:value-type="string" table:style-name="ce1">
            <text:p>CSF (Lux) Commodity Index Plus (Sfr) B</text:p>
          </table:table-cell>
          <table:table-cell office:value-type="string" table:style-name="ce1">
            <text:p>LU0230917477</text:p>
          </table:table-cell>
          <table:table-cell office:value-type="float" office:value="100" table:style-name="ce1">
            <text:p>100</text:p>
          </table:table-cell>
          <table:table-cell office:value-type="float" office:value="66.98" table:style-name="ce1">
            <text:p>66.98</text:p>
          </table:table-cell>
          <table:table-cell office:value-type="float" office:value="43.55" table:style-name="ce1">
            <text:p>43.55</text:p>
          </table:table-cell>
          <table:table-cell office:value-type="float" office:value="0" table:style-name="ce1">
            <text:p>0</text:p>
          </table:table-cell>
          <table:table-cell office:value-type="float" office:value="-6741.55" table:style-name="ce4">
            <text:p>-6,741.55</text:p>
          </table:table-cell>
          <table:table-cell office:value-type="string" table:style-name="ce1">
            <text:p>CHF</text:p>
          </table:table-cell>
          <table:table-cell office:value-type="float" office:value="-6741.55" table:style-name="ce4">
            <text:p>-6,741.55</text:p>
          </table:table-cell>
          <table:table-cell office:value-type="float" office:value="1059.5999999999999" table:style-name="ce4">
            <text:p>1,059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12T13:26:59" table:style-name="ce3">
            <text:p>12/05/2009 13:26</text:p>
          </table:table-cell>
          <table:table-cell office:value-type="float" office:value="18584248" table:style-name="ce1">
            <text:p>1858424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80" table:style-name="ce1">
            <text:p>180</text:p>
          </table:table-cell>
          <table:table-cell office:value-type="float" office:value="43" table:style-name="ce1">
            <text:p>43</text:p>
          </table:table-cell>
          <table:table-cell office:value-type="float" office:value="42.65" table:style-name="ce1">
            <text:p>42.65</text:p>
          </table:table-cell>
          <table:table-cell office:value-type="float" office:value="0" table:style-name="ce1">
            <text:p>0</text:p>
          </table:table-cell>
          <table:table-cell office:value-type="float" office:value="7697.35" table:style-name="ce4">
            <text:p>7,697.35</text:p>
          </table:table-cell>
          <table:table-cell office:value-type="string" table:style-name="ce1">
            <text:p>CHF</text:p>
          </table:table-cell>
          <table:table-cell office:value-type="float" office:value="7697.35" table:style-name="ce4">
            <text:p>7,697.35</text:p>
          </table:table-cell>
          <table:table-cell office:value-type="float" office:value="7801.15" table:style-name="ce4">
            <text:p>7,801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7T21:00:40" table:style-name="ce3">
            <text:p>27/04/2009 21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1" table:style-name="ce1">
            <text:p>1</text:p>
          </table:table-cell>
          <table:table-cell office:value-type="float" office:value="162.5" table:style-name="ce1">
            <text:p>1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.5" table:style-name="ce1">
            <text:p>162.5</text:p>
          </table:table-cell>
          <table:table-cell office:value-type="string" table:style-name="ce1">
            <text:p>CHF</text:p>
          </table:table-cell>
          <table:table-cell office:value-type="float" office:value="162.5" table:style-name="ce1">
            <text:p>162.5</text:p>
          </table:table-cell>
          <table:table-cell office:value-type="float" office:value="103.8" table:style-name="ce1">
            <text:p>103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3">
            <text:p>24/04/2009 14:02</text:p>
          </table:table-cell>
          <table:table-cell office:value-type="float" office:value="18332156" table:style-name="ce1">
            <text:p>18332156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8143.85" table:style-name="ce4">
            <text:p>8,143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43.85" table:style-name="ce4">
            <text:p>8,143.85</text:p>
          </table:table-cell>
          <table:table-cell office:value-type="string" table:style-name="ce1">
            <text:p>CHF</text:p>
          </table:table-cell>
          <table:table-cell office:value-type="float" office:value="8143.85" table:style-name="ce4">
            <text:p>8,143.85</text:p>
          </table:table-cell>
          <table:table-cell office:value-type="float" office:value="-58.7" table:style-name="ce1">
            <text:p>-58.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3">
            <text:p>24/04/2009 14:02</text:p>
          </table:table-cell>
          <table:table-cell office:value-type="float" office:value="18332156" table:style-name="ce1">
            <text:p>18332156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189.84" table:style-name="ce4">
            <text:p>7,189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189.84" table:style-name="ce4">
            <text:p>-7,189.84</text:p>
          </table:table-cell>
          <table:table-cell office:value-type="string" table:style-name="ce1">
            <text:p>USD</text:p>
          </table:table-cell>
          <table:table-cell office:value-type="float" office:value="-7189.84" table:style-name="ce4">
            <text:p>-7,189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3">
            <text:p>24/04/2009 14:02</text:p>
          </table:table-cell>
          <table:table-cell office:value-type="float" office:value="18332155" table:style-name="ce1">
            <text:p>1833215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.25" table:style-name="ce1">
            <text:p>1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25" table:style-name="ce1">
            <text:p>18.25</text:p>
          </table:table-cell>
          <table:table-cell office:value-type="string" table:style-name="ce1">
            <text:p>CHF</text:p>
          </table:table-cell>
          <table:table-cell office:value-type="float" office:value="18.25" table:style-name="ce1">
            <text:p>18.25</text:p>
          </table:table-cell>
          <table:table-cell office:value-type="float" office:value="-8202.5499999999993" table:style-name="ce4">
            <text:p>-8,202.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3">
            <text:p>24/04/2009 14:02</text:p>
          </table:table-cell>
          <table:table-cell office:value-type="float" office:value="18332155" table:style-name="ce1">
            <text:p>1833215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.13" table:style-name="ce1">
            <text:p>12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.13" table:style-name="ce1">
            <text:p>-12.13</text:p>
          </table:table-cell>
          <table:table-cell office:value-type="string" table:style-name="ce1">
            <text:p>EUR</text:p>
          </table:table-cell>
          <table:table-cell office:value-type="float" office:value="-12.13" table:style-name="ce1">
            <text:p>-12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4-23T09:00:47" table:style-name="ce3">
            <text:p>23/04/2009 09:00</text:p>
          </table:table-cell>
          <table:table-cell office:value-type="float" office:value="18303242" table:style-name="ce1">
            <text:p>1830324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office:value-type="float" office:value="-1265.95" table:style-name="ce4">
            <text:p>-1,265.95</text:p>
          </table:table-cell>
          <table:table-cell office:value-type="string" table:style-name="ce1">
            <text:p>CHF</text:p>
          </table:table-cell>
          <table:table-cell office:value-type="float" office:value="-1265.95" table:style-name="ce4">
            <text:p>-1,265.95</text:p>
          </table:table-cell>
          <table:table-cell office:value-type="float" office:value="-8220.7999999999993" table:style-name="ce4">
            <text:p>-8,220.8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3T09:00:47" table:style-name="ce3">
            <text:p>23/04/2009 09:00</text:p>
          </table:table-cell>
          <table:table-cell office:value-type="float" office:value="18303242" table:style-name="ce1">
            <text:p>1830324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125" table:style-name="ce1">
            <text:p>125</text:p>
          </table:table-cell>
          <table:table-cell office:value-type="float" office:value="23" table:style-name="ce1">
            <text:p>23</text:p>
          </table:table-cell>
          <table:table-cell office:value-type="float" office:value="39.5" table:style-name="ce1">
            <text:p>39.5</text:p>
          </table:table-cell>
          <table:table-cell office:value-type="float" office:value="0" table:style-name="ce1">
            <text:p>0</text:p>
          </table:table-cell>
          <table:table-cell office:value-type="float" office:value="-2914.5" table:style-name="ce4">
            <text:p>-2,914.50</text:p>
          </table:table-cell>
          <table:table-cell office:value-type="string" table:style-name="ce1">
            <text:p>CHF</text:p>
          </table:table-cell>
          <table:table-cell office:value-type="float" office:value="-2914.5" table:style-name="ce4">
            <text:p>-2,914.50</text:p>
          </table:table-cell>
          <table:table-cell office:value-type="float" office:value="-6954.85" table:style-name="ce4">
            <text:p>-6,954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3T09:00:38" table:style-name="ce3">
            <text:p>23/04/2009 09:00</text:p>
          </table:table-cell>
          <table:table-cell office:value-type="float" office:value="18303259" table:style-name="ce1">
            <text:p>18303259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800" table:style-name="ce1">
            <text:p>800</text:p>
          </table:table-cell>
          <table:table-cell office:value-type="float" office:value="5" table:style-name="ce1">
            <text:p>5</text:p>
          </table:table-cell>
          <table:table-cell office:value-type="float" office:value="40.35" table:style-name="ce1">
            <text:p>40.35</text:p>
          </table:table-cell>
          <table:table-cell office:value-type="float" office:value="0" table:style-name="ce1">
            <text:p>0</text:p>
          </table:table-cell>
          <table:table-cell office:value-type="float" office:value="-4040.35" table:style-name="ce4">
            <text:p>-4,040.35</text:p>
          </table:table-cell>
          <table:table-cell office:value-type="string" table:style-name="ce1">
            <text:p>CHF</text:p>
          </table:table-cell>
          <table:table-cell office:value-type="float" office:value="-4040.35" table:style-name="ce4">
            <text:p>-4,040.35</text:p>
          </table:table-cell>
          <table:table-cell office:value-type="float" office:value="-4040.35" table:style-name="ce4">
            <text:p>-4,040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2T16:03:19" table:style-name="ce3">
            <text:p>22/04/2009 16:03</text:p>
          </table:table-cell>
          <table:table-cell office:value-type="float" office:value="18283578" table:style-name="ce1">
            <text:p>18283578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790" table:style-name="ce1">
            <text:p>790</text:p>
          </table:table-cell>
          <table:table-cell office:value-type="float" office:value="9" table:style-name="ce1">
            <text:p>9</text:p>
          </table:table-cell>
          <table:table-cell office:value-type="float" office:value="46.7" table:style-name="ce1">
            <text:p>46.7</text:p>
          </table:table-cell>
          <table:table-cell office:value-type="float" office:value="0" table:style-name="ce1">
            <text:p>0</text:p>
          </table:table-cell>
          <table:table-cell office:value-type="float" office:value="7063.3" table:style-name="ce4">
            <text:p>7,063.30</text:p>
          </table:table-cell>
          <table:table-cell office:value-type="string" table:style-name="ce1">
            <text:p>USD</text:p>
          </table:table-cell>
          <table:table-cell office:value-type="float" office:value="7063.3" table:style-name="ce4">
            <text:p>7,063.30</text:p>
          </table:table-cell>
          <table:table-cell office:value-type="float" office:value="7189.84" table:style-name="ce4">
            <text:p>7,189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0T14:13:28" table:style-name="ce3">
            <text:p>20/04/2009 14:13</text:p>
          </table:table-cell>
          <table:table-cell office:value-type="float" office:value="18237201" table:style-name="ce1">
            <text:p>18237201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57" table:style-name="ce1">
            <text:p>11.57</text:p>
          </table:table-cell>
          <table:table-cell office:value-type="string" table:style-name="ce1">
            <text:p>CHF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0T14:13:28" table:style-name="ce3">
            <text:p>20/04/2009 14:13</text:p>
          </table:table-cell>
          <table:table-cell office:value-type="float" office:value="18237201" table:style-name="ce1">
            <text:p>18237201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9499999999999993" table:style-name="ce1">
            <text:p>-9.95</text:p>
          </table:table-cell>
          <table:table-cell office:value-type="string" table:style-name="ce1">
            <text:p>USD</text:p>
          </table:table-cell>
          <table:table-cell office:value-type="float" office:value="-9.9499999999999993" table:style-name="ce1">
            <text:p>-9.95</text:p>
          </table:table-cell>
          <table:table-cell office:value-type="float" office:value="126.54" table:style-name="ce1">
            <text:p>126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0T13:35:30" table:style-name="ce3">
            <text:p>20/04/2009 13:35</text:p>
          </table:table-cell>
          <table:table-cell office:value-type="float" office:value="18230100" table:style-name="ce1">
            <text:p>18230100</text:p>
          </table:table-cell>
          <table:table-cell office:value-type="string" table:style-name="ce2">
            <text:p>Verkauf</text:p>
          </table:table-cell>
          <table:table-cell office:value-type="string" table:style-name="ce1">
            <text:p>EMQ</text:p>
          </table:table-cell>
          <table:table-cell office:value-type="string" table:style-name="ce1">
            <text:p>EMQTEC ORD</text:p>
          </table:table-cell>
          <table:table-cell office:value-type="string" table:style-name="ce1">
            <text:p>DE000A0JL529</text:p>
          </table:table-cell>
          <table:table-cell office:value-type="float" office:value="600" table:style-name="ce1">
            <text:p>600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26.51" table:style-name="ce1">
            <text:p>26.51</text:p>
          </table:table-cell>
          <table:table-cell office:value-type="float" office:value="0" table:style-name="ce1">
            <text:p>0</text:p>
          </table:table-cell>
          <table:table-cell office:value-type="float" office:value="11.89" table:style-name="ce1">
            <text:p>11.89</text:p>
          </table:table-cell>
          <table:table-cell office:value-type="string" table:style-name="ce1">
            <text:p>EUR</text:p>
          </table:table-cell>
          <table:table-cell office:value-type="float" office:value="11.89" table:style-name="ce1">
            <text:p>11.89</text:p>
          </table:table-cell>
          <table:table-cell office:value-type="float" office:value="12.13" table:style-name="ce1">
            <text:p>12.1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4-17T18:36:01" table:style-name="ce3">
            <text:p>17/04/2009 18: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57" table:style-name="ce1">
            <text:p>-11.57</text:p>
          </table:table-cell>
          <table:table-cell office:value-type="string" table:style-name="ce1">
            <text:p>CHF</text:p>
          </table:table-cell>
          <table:table-cell office:value-type="float" office:value="-11.57" table:style-name="ce1">
            <text:p>-11.57</text:p>
          </table:table-cell>
          <table:table-cell office:value-type="float" office:value="-11.57" table:style-name="ce1">
            <text:p>-11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3-16T12:50:17" table:style-name="ce3">
            <text:p>16/03/2009 12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36.49" table:style-name="ce1">
            <text:p>136.4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3-10T14:01:23" table:style-name="ce3">
            <text:p>10/03/2009 14:01</text:p>
          </table:table-cell>
          <table:table-cell office:value-type="float" office:value="17694509" table:style-name="ce1">
            <text:p>17694509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57.13" table:style-name="ce1">
            <text:p>457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7.13" table:style-name="ce1">
            <text:p>457.13</text:p>
          </table:table-cell>
          <table:table-cell office:value-type="string" table:style-name="ce1">
            <text:p>CHF</text:p>
          </table:table-cell>
          <table:table-cell office:value-type="float" office:value="457.13" table:style-name="ce1">
            <text:p>457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3-10T14:01:23" table:style-name="ce3">
            <text:p>10/03/2009 14:01</text:p>
          </table:table-cell>
          <table:table-cell office:value-type="float" office:value="17694509" table:style-name="ce1">
            <text:p>17694509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01.64" table:style-name="ce1">
            <text:p>40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01.64" table:style-name="ce1">
            <text:p>-401.64</text:p>
          </table:table-cell>
          <table:table-cell office:value-type="string" table:style-name="ce1">
            <text:p>USD</text:p>
          </table:table-cell>
          <table:table-cell office:value-type="float" office:value="-401.64" table:style-name="ce1">
            <text:p>-401.64</text:p>
          </table:table-cell>
          <table:table-cell office:value-type="float" office:value="130.88999999999999" table:style-name="ce1">
            <text:p>130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3-09T09:01:21" table:style-name="ce3">
            <text:p>09/03/2009 09:01</text:p>
          </table:table-cell>
          <table:table-cell office:value-type="float" office:value="17671722" table:style-name="ce1">
            <text:p>1767172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41.85" table:style-name="ce1">
            <text:p>41.85</text:p>
          </table:table-cell>
          <table:table-cell office:value-type="float" office:value="0" table:style-name="ce1">
            <text:p>0</text:p>
          </table:table-cell>
          <table:table-cell office:value-type="float" office:value="-6041.85" table:style-name="ce4">
            <text:p>-6,041.85</text:p>
          </table:table-cell>
          <table:table-cell office:value-type="string" table:style-name="ce1">
            <text:p>CHF</text:p>
          </table:table-cell>
          <table:table-cell office:value-type="float" office:value="-6041.85" table:style-name="ce4">
            <text:p>-6,041.85</text:p>
          </table:table-cell>
          <table:table-cell office:value-type="float" office:value="-457.13" table:style-name="ce1">
            <text:p>-457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2-27T17:03:27" table:style-name="ce3">
            <text:p>27/02/2009 17:0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234" table:style-name="ce1">
            <text:p>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CHF</text:p>
          </table:table-cell>
          <table:table-cell office:value-type="float" office:value="234" table:style-name="ce1">
            <text:p>234</text:p>
          </table:table-cell>
          <table:table-cell office:value-type="float" office:value="5584.72" table:style-name="ce4">
            <text:p>5,584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3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EUR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3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string" table:style-name="ce1">
            <text:p>USD</text:p>
          </table:table-cell>
          <table:table-cell office:value-type="float" office:value="2.76" table:style-name="ce1">
            <text:p>2.76</text:p>
          </table:table-cell>
          <table:table-cell office:value-type="float" office:value="532.53" table:style-name="ce1">
            <text:p>53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3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CHF</text:p>
          </table:table-cell>
          <table:table-cell office:value-type="float" office:value="0.9" table:style-name="ce1">
            <text:p>0.9</text:p>
          </table:table-cell>
          <table:table-cell office:value-type="float" office:value="5350.72" table:style-name="ce4">
            <text:p>5,350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2-29T17:39:33" table:style-name="ce3">
            <text:p>29/12/2008 17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33" table:style-name="ce1">
            <text:p>29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33" table:style-name="ce1">
            <text:p>-29.33</text:p>
          </table:table-cell>
          <table:table-cell office:value-type="string" table:style-name="ce1">
            <text:p>CHF</text:p>
          </table:table-cell>
          <table:table-cell office:value-type="float" office:value="-29.33" table:style-name="ce1">
            <text:p>-29.33</text:p>
          </table:table-cell>
          <table:table-cell office:value-type="float" office:value="5349.82" table:style-name="ce4">
            <text:p>5,349.8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2-11T15:20:41" table:style-name="ce3">
            <text:p>11/12/2008 15: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29.77" table:style-name="ce1">
            <text:p>529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2-10T14:55:45" table:style-name="ce3">
            <text:p>10/12/2008 14: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1" table:style-name="ce1">
            <text:p>1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900000000000006" table:style-name="ce1">
            <text:p>68.9</text:p>
          </table:table-cell>
          <table:table-cell office:value-type="string" table:style-name="ce1">
            <text:p>USD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524.16999999999996" table:style-name="ce1">
            <text:p>524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1-07T14:00:38" table:style-name="ce3">
            <text:p>07/11/2008 14:00</text:p>
          </table:table-cell>
          <table:table-cell office:value-type="float" office:value="16252764" table:style-name="ce1">
            <text:p>1625276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233.36" table:style-name="ce4">
            <text:p>3,233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33.36" table:style-name="ce4">
            <text:p>3,233.36</text:p>
          </table:table-cell>
          <table:table-cell office:value-type="string" table:style-name="ce1">
            <text:p>EUR</text:p>
          </table:table-cell>
          <table:table-cell office:value-type="float" office:value="3233.36" table:style-name="ce4">
            <text:p>3,233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11-07T14:00:38" table:style-name="ce3">
            <text:p>07/11/2008 14:00</text:p>
          </table:table-cell>
          <table:table-cell office:value-type="float" office:value="16252764" table:style-name="ce1">
            <text:p>1625276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870.75" table:style-name="ce4">
            <text:p>4,870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870.75" table:style-name="ce4">
            <text:p>-4,870.75</text:p>
          </table:table-cell>
          <table:table-cell office:value-type="string" table:style-name="ce1">
            <text:p>CHF</text:p>
          </table:table-cell>
          <table:table-cell office:value-type="float" office:value="-4870.75" table:style-name="ce4">
            <text:p>-4,870.75</text:p>
          </table:table-cell>
          <table:table-cell office:value-type="float" office:value="5379.15" table:style-name="ce4">
            <text:p>5,379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1-07T10:09:09" table:style-name="ce3">
            <text:p>07/11/2008 10:09</text:p>
          </table:table-cell>
          <table:table-cell office:value-type="float" office:value="16200502" table:style-name="ce1">
            <text:p>16200502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SIA-LTIFCls(SIA</text:p>
          </table:table-cell>
          <table:table-cell office:value-type="string" table:style-name="ce1">
            <text:p>LTIF Classic - CHF class</text:p>
          </table:table-cell>
          <table:table-cell office:value-type="string" table:style-name="ce1">
            <text:p>LU0301246772</text:p>
          </table:table-cell>
          <table:table-cell office:value-type="float" office:value="20" table:style-name="ce1">
            <text:p>20</text:p>
          </table:table-cell>
          <table:table-cell office:value-type="float" office:value="235.97" table:style-name="ce1">
            <text:p>235.97</text:p>
          </table:table-cell>
          <table:table-cell office:value-type="float" office:value="30.7" table:style-name="ce1">
            <text:p>30.7</text:p>
          </table:table-cell>
          <table:table-cell office:value-type="float" office:value="0" table:style-name="ce1">
            <text:p>0</text:p>
          </table:table-cell>
          <table:table-cell office:value-type="float" office:value="-4750.1000000000004" table:style-name="ce4">
            <text:p>-4,750.10</text:p>
          </table:table-cell>
          <table:table-cell office:value-type="string" table:style-name="ce1">
            <text:p>CHF</text:p>
          </table:table-cell>
          <table:table-cell office:value-type="float" office:value="-4750.1000000000004" table:style-name="ce4">
            <text:p>-4,750.10</text:p>
          </table:table-cell>
          <table:table-cell office:value-type="float" office:value="10249.9" table:style-name="ce4">
            <text:p>10,249.9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1-05T09:06:01" table:style-name="ce3">
            <text:p>05/11/2008 09:06</text:p>
          </table:table-cell>
          <table:table-cell office:value-type="float" office:value="16200446" table:style-name="ce1">
            <text:p>1620044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500" table:style-name="ce1">
            <text:p>500</text:p>
          </table:table-cell>
          <table:table-cell office:value-type="float" office:value="6.65" table:style-name="ce1">
            <text:p>6.65</text:p>
          </table:table-cell>
          <table:table-cell office:value-type="float" office:value="40.840000000000003" table:style-name="ce1">
            <text:p>40.84</text:p>
          </table:table-cell>
          <table:table-cell office:value-type="float" office:value="0" table:style-name="ce1">
            <text:p>0</text:p>
          </table:table-cell>
          <table:table-cell office:value-type="float" office:value="-3365.84" table:style-name="ce4">
            <text:p>-3,365.84</text:p>
          </table:table-cell>
          <table:table-cell office:value-type="string" table:style-name="ce1">
            <text:p>EUR</text:p>
          </table:table-cell>
          <table:table-cell office:value-type="float" office:value="-3365.84" table:style-name="ce4">
            <text:p>-3,365.84</text:p>
          </table:table-cell>
          <table:table-cell office:value-type="float" office:value="-3233.36" table:style-name="ce4">
            <text:p>-3,233.3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11-04T08:00:28" table:style-name="ce3">
            <text:p>04/11/2008 08: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erg黷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5000" table:style-name="ce4">
            <text:p>15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00" table:style-name="ce4">
            <text:p>15,000.00</text:p>
          </table:table-cell>
          <table:table-cell office:value-type="string" table:style-name="ce1">
            <text:p>CHF</text:p>
          </table:table-cell>
          <table:table-cell office:value-type="float" office:value="15000" table:style-name="ce4">
            <text:p>15,000.00</text:p>
          </table:table-cell>
          <table:table-cell office:value-type="float" office:value="15000" table:style-name="ce4">
            <text:p>15,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0-09T14:00:36" table:style-name="ce3">
            <text:p>09/10/2008 14:00</text:p>
          </table:table-cell>
          <table:table-cell office:value-type="float" office:value="15751825" table:style-name="ce1">
            <text:p>1575182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077.15" table:style-name="ce4">
            <text:p>6,07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77.15" table:style-name="ce4">
            <text:p>6,077.15</text:p>
          </table:table-cell>
          <table:table-cell office:value-type="string" table:style-name="ce1">
            <text:p>CHF</text:p>
          </table:table-cell>
          <table:table-cell office:value-type="float" office:value="6077.15" table:style-name="ce4">
            <text:p>6,077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0-09T14:00:36" table:style-name="ce3">
            <text:p>09/10/2008 14:00</text:p>
          </table:table-cell>
          <table:table-cell office:value-type="float" office:value="15751825" table:style-name="ce1">
            <text:p>1575182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413.7" table:style-name="ce4">
            <text:p>5,413.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413.7" table:style-name="ce4">
            <text:p>-5,413.70</text:p>
          </table:table-cell>
          <table:table-cell office:value-type="string" table:style-name="ce1">
            <text:p>USD</text:p>
          </table:table-cell>
          <table:table-cell office:value-type="float" office:value="-5413.7" table:style-name="ce4">
            <text:p>-5,413.70</text:p>
          </table:table-cell>
          <table:table-cell office:value-type="float" office:value="455.27" table:style-name="ce1">
            <text:p>455.2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0-08T09:01:26" table:style-name="ce3">
            <text:p>08/10/2008 09:01</text:p>
          </table:table-cell>
          <table:table-cell office:value-type="float" office:value="15707920" table:style-name="ce1">
            <text:p>1570792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330" table:style-name="ce1">
            <text:p>330</text:p>
          </table:table-cell>
          <table:table-cell office:value-type="float" office:value="18.3" table:style-name="ce1">
            <text:p>18.3</text:p>
          </table:table-cell>
          <table:table-cell office:value-type="float" office:value="41.9" table:style-name="ce1">
            <text:p>41.9</text:p>
          </table:table-cell>
          <table:table-cell office:value-type="float" office:value="0" table:style-name="ce1">
            <text:p>0</text:p>
          </table:table-cell>
          <table:table-cell office:value-type="float" office:value="-6080.9" table:style-name="ce4">
            <text:p>-6,080.90</text:p>
          </table:table-cell>
          <table:table-cell office:value-type="string" table:style-name="ce1">
            <text:p>CHF</text:p>
          </table:table-cell>
          <table:table-cell office:value-type="float" office:value="-6080.9" table:style-name="ce4">
            <text:p>-6,080.90</text:p>
          </table:table-cell>
          <table:table-cell office:value-type="float" office:value="-6077.15" table:style-name="ce4">
            <text:p>-6,077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9-11T16:16:01" table:style-name="ce3">
            <text:p>11/09/2008 16: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868.97" table:style-name="ce4">
            <text:p>5,868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3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string" table:style-name="ce1">
            <text:p>EUR</text:p>
          </table:table-cell>
          <table:table-cell office:value-type="float" office:value="0.13" table:style-name="ce1">
            <text:p>0.13</text:p>
          </table:table-cell>
          <table:table-cell office:value-type="float" office:value="132.47999999999999" table:style-name="ce1">
            <text:p>132.4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3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USD</text:p>
          </table:table-cell>
          <table:table-cell office:value-type="float" office:value="0.48" table:style-name="ce1">
            <text:p>0.48</text:p>
          </table:table-cell>
          <table:table-cell office:value-type="float" office:value="5863.37" table:style-name="ce4">
            <text:p>5,863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3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75" table:style-name="ce1">
            <text:p>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5" table:style-name="ce1">
            <text:p>3.75</text:p>
          </table:table-cell>
          <table:table-cell office:value-type="string" table:style-name="ce1">
            <text:p>CHF</text:p>
          </table:table-cell>
          <table:table-cell office:value-type="float" office:value="3.75" table:style-name="ce1">
            <text:p>3.75</text:p>
          </table:table-cell>
          <table:table-cell office:value-type="float" office:value="3.75" table:style-name="ce1">
            <text:p>3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7-01T14:05:23" table:style-name="ce3">
            <text:p>01/07/2008 14:05</text:p>
          </table:table-cell>
          <table:table-cell office:value-type="float" office:value="14647993" table:style-name="ce1">
            <text:p>14647993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95" table:style-name="ce1">
            <text:p>31.95</text:p>
          </table:table-cell>
          <table:table-cell office:value-type="string" table:style-name="ce1">
            <text:p>CHF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7-01T14:05:23" table:style-name="ce3">
            <text:p>01/07/2008 14:05</text:p>
          </table:table-cell>
          <table:table-cell office:value-type="float" office:value="14647993" table:style-name="ce1">
            <text:p>14647993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64" table:style-name="ce1">
            <text:p>3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.64" table:style-name="ce1">
            <text:p>-31.64</text:p>
          </table:table-cell>
          <table:table-cell office:value-type="string" table:style-name="ce1">
            <text:p>USD</text:p>
          </table:table-cell>
          <table:table-cell office:value-type="float" office:value="-31.64" table:style-name="ce1">
            <text:p>-31.64</text:p>
          </table:table-cell>
          <table:table-cell office:value-type="float" office:value="5862.89" table:style-name="ce4">
            <text:p>5,862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30T18:04:00" table:style-name="ce3">
            <text:p>30/06/2008 18: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.95" table:style-name="ce1">
            <text:p>-31.95</text:p>
          </table:table-cell>
          <table:table-cell office:value-type="string" table:style-name="ce1">
            <text:p>CHF</text:p>
          </table:table-cell>
          <table:table-cell office:value-type="float" office:value="-31.95" table:style-name="ce1">
            <text:p>-31.95</text:p>
          </table:table-cell>
          <table:table-cell office:value-type="float" office:value="-31.95" table:style-name="ce1">
            <text:p>-31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6-24T03:04:54" table:style-name="ce3">
            <text:p>24/06/2008 03: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itelausgang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1500" table:style-name="ce1">
            <text:p>150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8-06-24T02:44:36" table:style-name="ce3">
            <text:p>24/06/2008 02: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775" table:style-name="ce4">
            <text:p>5,775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75" table:style-name="ce4">
            <text:p>5,775.00</text:p>
          </table:table-cell>
          <table:table-cell office:value-type="string" table:style-name="ce1">
            <text:p>USD</text:p>
          </table:table-cell>
          <table:table-cell office:value-type="float" office:value="5775" table:style-name="ce4">
            <text:p>5,775.00</text:p>
          </table:table-cell>
          <table:table-cell office:value-type="float" office:value="5894.53" table:style-name="ce4">
            <text:p>5,894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12T16:30:18" table:style-name="ce3">
            <text:p>12/06/2008 16: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19.53" table:style-name="ce1">
            <text:p>119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02T18:13:28" table:style-name="ce3">
            <text:p>02/06/2008 18: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1" table:style-name="ce1">
            <text:p>1</text:p>
          </table:table-cell>
          <table:table-cell office:value-type="float" office:value="98.62" table:style-name="ce1">
            <text:p>98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.62" table:style-name="ce1">
            <text:p>98.62</text:p>
          </table:table-cell>
          <table:table-cell office:value-type="string" table:style-name="ce1">
            <text:p>EUR</text:p>
          </table:table-cell>
          <table:table-cell office:value-type="float" office:value="98.62" table:style-name="ce1">
            <text:p>98.62</text:p>
          </table:table-cell>
          <table:table-cell office:value-type="float" office:value="132.35" table:style-name="ce1">
            <text:p>132.3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5-19T21:17:47" table:style-name="ce3">
            <text:p>19/05/2008 21:17</text:p>
          </table:table-cell>
          <table:table-cell office:value-type="float" office:value="14233745" table:style-name="ce1">
            <text:p>1423374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100" table:style-name="ce1">
            <text:p>100</text:p>
          </table:table-cell>
          <table:table-cell office:value-type="float" office:value="12.8" table:style-name="ce1">
            <text:p>12.8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0" table:style-name="ce1">
            <text:p>0</text:p>
          </table:table-cell>
          <table:table-cell office:value-type="float" office:value="-1296.92" table:style-name="ce4">
            <text:p>-1,296.92</text:p>
          </table:table-cell>
          <table:table-cell office:value-type="string" table:style-name="ce1">
            <text:p>USD</text:p>
          </table:table-cell>
          <table:table-cell office:value-type="float" office:value="-1296.92" table:style-name="ce4">
            <text:p>-1,296.92</text:p>
          </table:table-cell>
          <table:table-cell office:value-type="float" office:value="113.93" table:style-name="ce1">
            <text:p>113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7:47" table:style-name="ce3">
            <text:p>19/05/2008 21:17</text:p>
          </table:table-cell>
          <table:table-cell office:value-type="float" office:value="14233745" table:style-name="ce1">
            <text:p>1423374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690" table:style-name="ce1">
            <text:p>690</text:p>
          </table:table-cell>
          <table:table-cell office:value-type="float" office:value="12.8" table:style-name="ce1">
            <text:p>12.8</text:p>
          </table:table-cell>
          <table:table-cell office:value-type="float" office:value="49.1" table:style-name="ce1">
            <text:p>49.1</text:p>
          </table:table-cell>
          <table:table-cell office:value-type="float" office:value="0" table:style-name="ce1">
            <text:p>0</text:p>
          </table:table-cell>
          <table:table-cell office:value-type="float" office:value="-8881.1" table:style-name="ce4">
            <text:p>-8,881.10</text:p>
          </table:table-cell>
          <table:table-cell office:value-type="string" table:style-name="ce1">
            <text:p>USD</text:p>
          </table:table-cell>
          <table:table-cell office:value-type="float" office:value="-8881.1" table:style-name="ce4">
            <text:p>-8,881.10</text:p>
          </table:table-cell>
          <table:table-cell office:value-type="float" office:value="1410.85" table:style-name="ce4">
            <text:p>1,410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3:35" table:style-name="ce3">
            <text:p>19/05/2008 21:13</text:p>
          </table:table-cell>
          <table:table-cell office:value-type="float" office:value="14233720" table:style-name="ce1">
            <text:p>14233720</text:p>
          </table:table-cell>
          <table:table-cell office:value-type="string" table:style-name="ce2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227.76" table:style-name="ce4">
            <text:p>10,227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27.76" table:style-name="ce4">
            <text:p>10,227.76</text:p>
          </table:table-cell>
          <table:table-cell office:value-type="string" table:style-name="ce1">
            <text:p>USD</text:p>
          </table:table-cell>
          <table:table-cell office:value-type="float" office:value="10227.76" table:style-name="ce4">
            <text:p>10,227.76</text:p>
          </table:table-cell>
          <table:table-cell office:value-type="float" office:value="10291.950000000001" table:style-name="ce4">
            <text:p>10,291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3:35" table:style-name="ce3">
            <text:p>19/05/2008 21:13</text:p>
          </table:table-cell>
          <table:table-cell office:value-type="float" office:value="14233720" table:style-name="ce1">
            <text:p>14233720</text:p>
          </table:table-cell>
          <table:table-cell office:value-type="string" table:style-name="ce2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51.65" table:style-name="ce4">
            <text:p>10,851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51.65" table:style-name="ce4">
            <text:p>-10,851.65</text:p>
          </table:table-cell>
          <table:table-cell office:value-type="string" table:style-name="ce1">
            <text:p>CHF</text:p>
          </table:table-cell>
          <table:table-cell office:value-type="float" office:value="-10851.65" table:style-name="ce4">
            <text:p>-10,85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4-22T09:07:52" table:style-name="ce3">
            <text:p>22/04/2008 09:0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000" table:style-name="ce4">
            <text:p>10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4">
            <text:p>10,000.00</text:p>
          </table:table-cell>
          <table:table-cell office:value-type="string" table:style-name="ce1">
            <text:p>CHF</text:p>
          </table:table-cell>
          <table:table-cell office:value-type="float" office:value="10000" table:style-name="ce4">
            <text:p>10,000.00</text:p>
          </table:table-cell>
          <table:table-cell office:value-type="float" office:value="10851.65" table:style-name="ce4">
            <text:p>10,851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3-13T11:17:12" table:style-name="ce3">
            <text:p>13/03/2008 11: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64.19" table:style-name="ce1">
            <text:p>64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2-29T11:43:03" table:style-name="ce3">
            <text:p>29/02/2008 11: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187.2" table:style-name="ce1">
            <text:p>18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.2" table:style-name="ce1">
            <text:p>187.2</text:p>
          </table:table-cell>
          <table:table-cell office:value-type="string" table:style-name="ce1">
            <text:p>CHF</text:p>
          </table:table-cell>
          <table:table-cell office:value-type="float" office:value="187.2" table:style-name="ce1">
            <text:p>187.2</text:p>
          </table:table-cell>
          <table:table-cell office:value-type="float" office:value="851.65" table:style-name="ce1">
            <text:p>851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3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string" table:style-name="ce1">
            <text:p>EUR</text:p>
          </table:table-cell>
          <table:table-cell office:value-type="float" office:value="0.66" table:style-name="ce1">
            <text:p>0.66</text:p>
          </table:table-cell>
          <table:table-cell office:value-type="float" office:value="33.729999999999997" table:style-name="ce1">
            <text:p>33.7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3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89" table:style-name="ce1">
            <text:p>1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9" table:style-name="ce1">
            <text:p>1.89</text:p>
          </table:table-cell>
          <table:table-cell office:value-type="string" table:style-name="ce1">
            <text:p>USD</text:p>
          </table:table-cell>
          <table:table-cell office:value-type="float" office:value="1.89" table:style-name="ce1">
            <text:p>1.89</text:p>
          </table:table-cell>
          <table:table-cell office:value-type="float" office:value="58.59" table:style-name="ce1">
            <text:p>58.5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3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" table:style-name="ce1">
            <text:p>2.25</text:p>
          </table:table-cell>
          <table:table-cell office:value-type="string" table:style-name="ce1">
            <text:p>CHF</text:p>
          </table:table-cell>
          <table:table-cell office:value-type="float" office:value="2.25" table:style-name="ce1">
            <text:p>2.25</text:p>
          </table:table-cell>
          <table:table-cell office:value-type="float" office:value="664.45" table:style-name="ce1">
            <text:p>664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12-31T14:19:15" table:style-name="ce3">
            <text:p>31/12/2007 14: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6.35" table:style-name="ce1">
            <text:p>36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35" table:style-name="ce1">
            <text:p>-36.35</text:p>
          </table:table-cell>
          <table:table-cell office:value-type="string" table:style-name="ce1">
            <text:p>CHF</text:p>
          </table:table-cell>
          <table:table-cell office:value-type="float" office:value="-36.35" table:style-name="ce1">
            <text:p>-36.35</text:p>
          </table:table-cell>
          <table:table-cell office:value-type="float" office:value="662.2" table:style-name="ce1">
            <text:p>662.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12-14T17:01:52" table:style-name="ce3">
            <text:p>14/12/2007 17: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1" table:style-name="ce1">
            <text:p>1</text:p>
          </table:table-cell>
          <table:table-cell office:value-type="float" office:value="45.5" table:style-name="ce1">
            <text:p>4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5" table:style-name="ce1">
            <text:p>45.5</text:p>
          </table:table-cell>
          <table:table-cell office:value-type="string" table:style-name="ce1">
            <text:p>USD</text:p>
          </table:table-cell>
          <table:table-cell office:value-type="float" office:value="45.5" table:style-name="ce1">
            <text:p>45.5</text:p>
          </table:table-cell>
          <table:table-cell office:value-type="float" office:value="56.7" table:style-name="ce1">
            <text:p>56.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12-04T16:59:37" table:style-name="ce3">
            <text:p>04/12/2007 16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1.2" table:style-name="ce1">
            <text:p>11.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9-21T15:14:02" table:style-name="ce3">
            <text:p>21/09/2007 15: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office:value-type="float" office:value="33.07" table:style-name="ce1">
            <text:p>33.07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20T16:58:34" table:style-name="ce3">
            <text:p>20/09/2007 16: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 (Storniert)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07T12:50:18" table:style-name="ce3">
            <text:p>07/09/2007 12: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rno (Dividende)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07" table:style-name="ce1">
            <text:p>-33.07</text:p>
          </table:table-cell>
          <table:table-cell office:value-type="string" table:style-name="ce1">
            <text:p>EUR</text:p>
          </table:table-cell>
          <table:table-cell office:value-type="float" office:value="-33.07" table:style-name="ce1">
            <text:p>-33.07</text:p>
          </table:table-cell>
          <table:table-cell office:value-type="float" office:value="-33.07" table:style-name="ce1">
            <text:p>-33.0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04T14:25:01" table:style-name="ce3">
            <text:p>04/09/2007 14: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3">
            <text:p>01/08/2007 14:00</text:p>
          </table:table-cell>
          <table:table-cell office:value-type="float" office:value="11100545" table:style-name="ce1">
            <text:p>11100545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7794.919999999998" table:style-name="ce4">
            <text:p>17,794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94.919999999998" table:style-name="ce4">
            <text:p>17,794.92</text:p>
          </table:table-cell>
          <table:table-cell office:value-type="string" table:style-name="ce1">
            <text:p>USD</text:p>
          </table:table-cell>
          <table:table-cell office:value-type="float" office:value="17794.919999999998" table:style-name="ce4">
            <text:p>17,794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3">
            <text:p>01/08/2007 14:00</text:p>
          </table:table-cell>
          <table:table-cell office:value-type="float" office:value="11100545" table:style-name="ce1">
            <text:p>11100545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541.65" table:style-name="ce4">
            <text:p>21,541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541.65" table:style-name="ce4">
            <text:p>-21,541.65</text:p>
          </table:table-cell>
          <table:table-cell office:value-type="string" table:style-name="ce1">
            <text:p>CHF</text:p>
          </table:table-cell>
          <table:table-cell office:value-type="float" office:value="-21541.65" table:style-name="ce4">
            <text:p>-21,541.65</text:p>
          </table:table-cell>
          <table:table-cell office:value-type="float" office:value="698.55" table:style-name="ce1">
            <text:p>698.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3">
            <text:p>01/08/2007 14:00</text:p>
          </table:table-cell>
          <table:table-cell office:value-type="float" office:value="11100544" table:style-name="ce1">
            <text:p>11100544</text:p>
          </table:table-cell>
          <table:table-cell office:value-type="string" table:style-name="ce2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243.57" table:style-name="ce4">
            <text:p>5,243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43.57" table:style-name="ce4">
            <text:p>5,243.57</text:p>
          </table:table-cell>
          <table:table-cell office:value-type="string" table:style-name="ce1">
            <text:p>EUR</text:p>
          </table:table-cell>
          <table:table-cell office:value-type="float" office:value="5243.57" table:style-name="ce4">
            <text:p>5,243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3">
            <text:p>01/08/2007 14:00</text:p>
          </table:table-cell>
          <table:table-cell office:value-type="float" office:value="11100544" table:style-name="ce1">
            <text:p>11100544</text:p>
          </table:table-cell>
          <table:table-cell office:value-type="string" table:style-name="ce2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8655.2999999999993" table:style-name="ce4">
            <text:p>8,655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655.2999999999993" table:style-name="ce4">
            <text:p>-8,655.30</text:p>
          </table:table-cell>
          <table:table-cell office:value-type="string" table:style-name="ce1">
            <text:p>CHF</text:p>
          </table:table-cell>
          <table:table-cell office:value-type="float" office:value="-8655.2999999999993" table:style-name="ce4">
            <text:p>-8,655.30</text:p>
          </table:table-cell>
          <table:table-cell office:value-type="float" office:value="22240.2" table:style-name="ce4">
            <text:p>22,240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7-31T17:22:48" table:style-name="ce3">
            <text:p>31/07/2007 17:22</text:p>
          </table:table-cell>
          <table:table-cell office:value-type="float" office:value="11087375" table:style-name="ce1">
            <text:p>1108737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00" table:style-name="ce1">
            <text:p>100</text:p>
          </table:table-cell>
          <table:table-cell office:value-type="float" office:value="33.83" table:style-name="ce1">
            <text:p>33.83</text:p>
          </table:table-cell>
          <table:table-cell office:value-type="float" office:value="5.07" table:style-name="ce1">
            <text:p>5.07</text:p>
          </table:table-cell>
          <table:table-cell office:value-type="float" office:value="0" table:style-name="ce1">
            <text:p>0</text:p>
          </table:table-cell>
          <table:table-cell office:value-type="float" office:value="-3388.07" table:style-name="ce4">
            <text:p>-3,388.07</text:p>
          </table:table-cell>
          <table:table-cell office:value-type="string" table:style-name="ce1">
            <text:p>USD</text:p>
          </table:table-cell>
          <table:table-cell office:value-type="float" office:value="-3388.07" table:style-name="ce4">
            <text:p>-3,388.07</text:p>
          </table:table-cell>
          <table:table-cell office:value-type="float" office:value="-17794.919999999998" table:style-name="ce4">
            <text:p>-17,794.9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7:22:47" table:style-name="ce3">
            <text:p>31/07/2007 17:22</text:p>
          </table:table-cell>
          <table:table-cell office:value-type="float" office:value="11087375" table:style-name="ce1">
            <text:p>11087375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00" table:style-name="ce1">
            <text:p>100</text:p>
          </table:table-cell>
          <table:table-cell office:value-type="float" office:value="33.83" table:style-name="ce1">
            <text:p>33.83</text:p>
          </table:table-cell>
          <table:table-cell office:value-type="float" office:value="40.92" table:style-name="ce1">
            <text:p>40.92</text:p>
          </table:table-cell>
          <table:table-cell office:value-type="float" office:value="0" table:style-name="ce1">
            <text:p>0</text:p>
          </table:table-cell>
          <table:table-cell office:value-type="float" office:value="-3423.92" table:style-name="ce4">
            <text:p>-3,423.92</text:p>
          </table:table-cell>
          <table:table-cell office:value-type="string" table:style-name="ce1">
            <text:p>USD</text:p>
          </table:table-cell>
          <table:table-cell office:value-type="float" office:value="-3423.92" table:style-name="ce4">
            <text:p>-3,423.92</text:p>
          </table:table-cell>
          <table:table-cell office:value-type="float" office:value="-14406.85" table:style-name="ce4">
            <text:p>-14,406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6:38:46" table:style-name="ce3">
            <text:p>31/07/2007 16:38</text:p>
          </table:table-cell>
          <table:table-cell office:value-type="float" office:value="11087128" table:style-name="ce1">
            <text:p>1108712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400" table:style-name="ce1">
            <text:p>400</text:p>
          </table:table-cell>
          <table:table-cell office:value-type="float" office:value="5.4" table:style-name="ce1">
            <text:p>5.4</text:p>
          </table:table-cell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office:value-type="float" office:value="-2163.2399999999998" table:style-name="ce4">
            <text:p>-2,163.24</text:p>
          </table:table-cell>
          <table:table-cell office:value-type="string" table:style-name="ce1">
            <text:p>USD</text:p>
          </table:table-cell>
          <table:table-cell office:value-type="float" office:value="-2163.2399999999998" table:style-name="ce4">
            <text:p>-2,163.24</text:p>
          </table:table-cell>
          <table:table-cell office:value-type="float" office:value="-10982.93" table:style-name="ce4">
            <text:p>-10,982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6:38:46" table:style-name="ce3">
            <text:p>31/07/2007 16:38</text:p>
          </table:table-cell>
          <table:table-cell office:value-type="float" office:value="11087128" table:style-name="ce1">
            <text:p>11087128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1100" table:style-name="ce1">
            <text:p>1100</text:p>
          </table:table-cell>
          <table:table-cell office:value-type="float" office:value="5.4" table:style-name="ce1">
            <text:p>5.4</text:p>
          </table:table-cell>
          <table:table-cell office:value-type="float" office:value="44.76" table:style-name="ce1">
            <text:p>44.76</text:p>
          </table:table-cell>
          <table:table-cell office:value-type="float" office:value="0" table:style-name="ce1">
            <text:p>0</text:p>
          </table:table-cell>
          <table:table-cell office:value-type="float" office:value="-5984.76" table:style-name="ce4">
            <text:p>-5,984.76</text:p>
          </table:table-cell>
          <table:table-cell office:value-type="string" table:style-name="ce1">
            <text:p>USD</text:p>
          </table:table-cell>
          <table:table-cell office:value-type="float" office:value="-5984.76" table:style-name="ce4">
            <text:p>-5,984.76</text:p>
          </table:table-cell>
          <table:table-cell office:value-type="float" office:value="-8819.69" table:style-name="ce4">
            <text:p>-8,819.6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5:30:11" table:style-name="ce3">
            <text:p>31/07/2007 15:30</text:p>
          </table:table-cell>
          <table:table-cell office:value-type="float" office:value="11087244" table:style-name="ce1">
            <text:p>1108724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250" table:style-name="ce1">
            <text:p>250</text:p>
          </table:table-cell>
          <table:table-cell office:value-type="float" office:value="16.02" table:style-name="ce1">
            <text:p>16.02</text:p>
          </table:table-cell>
          <table:table-cell office:value-type="float" office:value="41.86" table:style-name="ce1">
            <text:p>41.86</text:p>
          </table:table-cell>
          <table:table-cell office:value-type="float" office:value="0" table:style-name="ce1">
            <text:p>0</text:p>
          </table:table-cell>
          <table:table-cell office:value-type="float" office:value="-4046.86" table:style-name="ce4">
            <text:p>-4,046.86</text:p>
          </table:table-cell>
          <table:table-cell office:value-type="string" table:style-name="ce1">
            <text:p>USD</text:p>
          </table:table-cell>
          <table:table-cell office:value-type="float" office:value="-4046.86" table:style-name="ce4">
            <text:p>-4,046.86</text:p>
          </table:table-cell>
          <table:table-cell office:value-type="float" office:value="-2834.93" table:style-name="ce4">
            <text:p>-2,834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0:30:58" table:style-name="ce3">
            <text:p>31/07/2007 10:30</text:p>
          </table:table-cell>
          <table:table-cell office:value-type="float" office:value="11087340" table:style-name="ce1">
            <text:p>11087340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EMQ</text:p>
          </table:table-cell>
          <table:table-cell office:value-type="string" table:style-name="ce1">
            <text:p>EMQTEC ORD</text:p>
          </table:table-cell>
          <table:table-cell office:value-type="string" table:style-name="ce1">
            <text:p>DE000A0JL529</text:p>
          </table:table-cell>
          <table:table-cell office:value-type="float" office:value="600" table:style-name="ce1">
            <text:p>600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41.05" table:style-name="ce1">
            <text:p>41.05</text:p>
          </table:table-cell>
          <table:table-cell office:value-type="float" office:value="0" table:style-name="ce1">
            <text:p>0</text:p>
          </table:table-cell>
          <table:table-cell office:value-type="float" office:value="-3107.05" table:style-name="ce4">
            <text:p>-3,107.05</text:p>
          </table:table-cell>
          <table:table-cell office:value-type="string" table:style-name="ce1">
            <text:p>EUR</text:p>
          </table:table-cell>
          <table:table-cell office:value-type="float" office:value="-3107.05" table:style-name="ce4">
            <text:p>-3,107.05</text:p>
          </table:table-cell>
          <table:table-cell office:value-type="float" office:value="-5243.57" table:style-name="ce4">
            <text:p>-5,243.5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31T10:26:18" table:style-name="ce3">
            <text:p>31/07/2007 10:26</text:p>
          </table:table-cell>
          <table:table-cell office:value-type="float" office:value="11087194" table:style-name="ce1">
            <text:p>11087194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250" table:style-name="ce1">
            <text:p>250</text:p>
          </table:table-cell>
          <table:table-cell office:value-type="float" office:value="11.65" table:style-name="ce1">
            <text:p>11.65</text:p>
          </table:table-cell>
          <table:table-cell office:value-type="float" office:value="40.82" table:style-name="ce1">
            <text:p>40.82</text:p>
          </table:table-cell>
          <table:table-cell office:value-type="float" office:value="0" table:style-name="ce1">
            <text:p>0</text:p>
          </table:table-cell>
          <table:table-cell office:value-type="float" office:value="-2953.32" table:style-name="ce4">
            <text:p>-2,953.32</text:p>
          </table:table-cell>
          <table:table-cell office:value-type="string" table:style-name="ce1">
            <text:p>EUR</text:p>
          </table:table-cell>
          <table:table-cell office:value-type="float" office:value="-2953.32" table:style-name="ce4">
            <text:p>-2,953.32</text:p>
          </table:table-cell>
          <table:table-cell office:value-type="float" office:value="-2136.52" table:style-name="ce4">
            <text:p>-2,136.5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31T07:46:34" table:style-name="ce3">
            <text:p>31/07/2007 07: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0000" table:style-name="ce4">
            <text:p>30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4">
            <text:p>30,000.00</text:p>
          </table:table-cell>
          <table:table-cell office:value-type="string" table:style-name="ce1">
            <text:p>CHF</text:p>
          </table:table-cell>
          <table:table-cell office:value-type="float" office:value="30000" table:style-name="ce4">
            <text:p>30,000.00</text:p>
          </table:table-cell>
          <table:table-cell office:value-type="float" office:value="30895.5" table:style-name="ce4">
            <text:p>30,895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3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99999999999998" table:style-name="ce1">
            <text:p>2.26</text:p>
          </table:table-cell>
          <table:table-cell office:value-type="string" table:style-name="ce1">
            <text:p>EUR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816.8" table:style-name="ce1">
            <text:p>816.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3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81" table:style-name="ce1">
            <text:p>0.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" table:style-name="ce1">
            <text:p>0.81</text:p>
          </table:table-cell>
          <table:table-cell office:value-type="string" table:style-name="ce1">
            <text:p>USD</text:p>
          </table:table-cell>
          <table:table-cell office:value-type="float" office:value="0.81" table:style-name="ce1">
            <text:p>0.81</text:p>
          </table:table-cell>
          <table:table-cell office:value-type="float" office:value="1211.93" table:style-name="ce4">
            <text:p>1,211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3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.05" table:style-name="ce1">
            <text:p>5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5" table:style-name="ce1">
            <text:p>5.05</text:p>
          </table:table-cell>
          <table:table-cell office:value-type="string" table:style-name="ce1">
            <text:p>CHF</text:p>
          </table:table-cell>
          <table:table-cell office:value-type="float" office:value="5.05" table:style-name="ce1">
            <text:p>5.05</text:p>
          </table:table-cell>
          <table:table-cell office:value-type="float" office:value="895.5" table:style-name="ce1">
            <text:p>895.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6-29T17:59:50" table:style-name="ce3">
            <text:p>29/06/2007 17: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5" table:style-name="ce1">
            <text:p>2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5" table:style-name="ce1">
            <text:p>-21.5</text:p>
          </table:table-cell>
          <table:table-cell office:value-type="string" table:style-name="ce1">
            <text:p>CHF</text:p>
          </table:table-cell>
          <table:table-cell office:value-type="float" office:value="-21.5" table:style-name="ce1">
            <text:p>-21.5</text:p>
          </table:table-cell>
          <table:table-cell office:value-type="float" office:value="890.45" table:style-name="ce1">
            <text:p>890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3-13T16:31:40" table:style-name="ce3">
            <text:p>13/03/2007 16: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157.94999999999999" table:style-name="ce1">
            <text:p>157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.94999999999999" table:style-name="ce1">
            <text:p>157.95</text:p>
          </table:table-cell>
          <table:table-cell office:value-type="string" table:style-name="ce1">
            <text:p>CHF</text:p>
          </table:table-cell>
          <table:table-cell office:value-type="float" office:value="157.94999999999999" table:style-name="ce1">
            <text:p>157.95</text:p>
          </table:table-cell>
          <table:table-cell office:value-type="float" office:value="911.95" table:style-name="ce1">
            <text:p>911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2-01T15:23:52" table:style-name="ce3">
            <text:p>01/02/2007 15:23</text:p>
          </table:table-cell>
          <table:table-cell office:value-type="float" office:value="9043647" table:style-name="ce1">
            <text:p>904364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8" table:style-name="ce1">
            <text:p>8</text:p>
          </table:table-cell>
          <table:table-cell office:value-type="float" office:value="1142.47" table:style-name="ce4">
            <text:p>1,142.47</text:p>
          </table:table-cell>
          <table:table-cell office:value-type="float" office:value="45.7" table:style-name="ce1">
            <text:p>45.7</text:p>
          </table:table-cell>
          <table:table-cell office:value-type="float" office:value="0" table:style-name="ce1">
            <text:p>0</text:p>
          </table:table-cell>
          <table:table-cell office:value-type="float" office:value="-9185.4599999999991" table:style-name="ce4">
            <text:p>-9,185.46</text:p>
          </table:table-cell>
          <table:table-cell office:value-type="string" table:style-name="ce1">
            <text:p>EUR</text:p>
          </table:table-cell>
          <table:table-cell office:value-type="float" office:value="-9185.4599999999991" table:style-name="ce4">
            <text:p>-9,185.46</text:p>
          </table:table-cell>
          <table:table-cell office:value-type="float" office:value="814.54" table:style-name="ce1">
            <text:p>814.5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1-31T13:02:17" table:style-name="ce3">
            <text:p>31/01/2007 13:02</text:p>
          </table:table-cell>
          <table:table-cell office:value-type="float" office:value="9078966" table:style-name="ce1">
            <text:p>907896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41" table:style-name="ce1">
            <text:p>41</text:p>
          </table:table-cell>
          <table:table-cell office:value-type="float" office:value="71.5" table:style-name="ce1">
            <text:p>71.5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float" office:value="-2948.7" table:style-name="ce4">
            <text:p>-2,948.70</text:p>
          </table:table-cell>
          <table:table-cell office:value-type="string" table:style-name="ce1">
            <text:p>CHF</text:p>
          </table:table-cell>
          <table:table-cell office:value-type="float" office:value="-2948.7" table:style-name="ce4">
            <text:p>-2,948.70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31T13:02:17" table:style-name="ce3">
            <text:p>31/01/2007 13:02</text:p>
          </table:table-cell>
          <table:table-cell office:value-type="float" office:value="9078966" table:style-name="ce1">
            <text:p>9078966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39" table:style-name="ce1">
            <text:p>139</text:p>
          </table:table-cell>
          <table:table-cell office:value-type="float" office:value="71.5" table:style-name="ce1">
            <text:p>71.5</text:p>
          </table:table-cell>
          <table:table-cell office:value-type="float" office:value="43.3" table:style-name="ce1">
            <text:p>43.3</text:p>
          </table:table-cell>
          <table:table-cell office:value-type="float" office:value="0" table:style-name="ce1">
            <text:p>0</text:p>
          </table:table-cell>
          <table:table-cell office:value-type="float" office:value="-9981.7999999999993" table:style-name="ce4">
            <text:p>-9,981.80</text:p>
          </table:table-cell>
          <table:table-cell office:value-type="string" table:style-name="ce1">
            <text:p>CHF</text:p>
          </table:table-cell>
          <table:table-cell office:value-type="float" office:value="-9981.7999999999993" table:style-name="ce4">
            <text:p>-9,981.80</text:p>
          </table:table-cell>
          <table:table-cell office:value-type="float" office:value="3702.7" table:style-name="ce4">
            <text:p>3,702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9T19:52:57" table:style-name="ce3">
            <text:p>29/01/2007 19:52</text:p>
          </table:table-cell>
          <table:table-cell office:value-type="float" office:value="9057917" table:style-name="ce1">
            <text:p>9057917</text:p>
          </table:table-cell>
          <table:table-cell office:value-type="string" table:style-name="ce2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000" table:style-name="ce4">
            <text:p>10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4">
            <text:p>10,000.00</text:p>
          </table:table-cell>
          <table:table-cell office:value-type="string" table:style-name="ce1">
            <text:p>EUR</text:p>
          </table:table-cell>
          <table:table-cell office:value-type="float" office:value="10000" table:style-name="ce4">
            <text:p>10,000.00</text:p>
          </table:table-cell>
          <table:table-cell office:value-type="float" office:value="10000" table:style-name="ce4">
            <text:p>10,000.0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1-29T19:52:57" table:style-name="ce3">
            <text:p>29/01/2007 19:52</text:p>
          </table:table-cell>
          <table:table-cell office:value-type="float" office:value="9057917" table:style-name="ce1">
            <text:p>9057917</text:p>
          </table:table-cell>
          <table:table-cell office:value-type="string" table:style-name="ce2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6315.5" table:style-name="ce4">
            <text:p>16,315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315.5" table:style-name="ce4">
            <text:p>-16,315.50</text:p>
          </table:table-cell>
          <table:table-cell office:value-type="string" table:style-name="ce1">
            <text:p>CHF</text:p>
          </table:table-cell>
          <table:table-cell office:value-type="float" office:value="-16315.5" table:style-name="ce4">
            <text:p>-16,315.50</text:p>
          </table:table-cell>
          <table:table-cell office:value-type="float" office:value="13684.5" table:style-name="ce4">
            <text:p>13,684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5T07:39:38" table:style-name="ce3">
            <text:p>25/01/2007 07: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0000" table:style-name="ce4">
            <text:p>30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4">
            <text:p>30,000.00</text:p>
          </table:table-cell>
          <table:table-cell office:value-type="string" table:style-name="ce1">
            <text:p>CHF</text:p>
          </table:table-cell>
          <table:table-cell office:value-type="float" office:value="30000" table:style-name="ce4">
            <text:p>30,000.00</text:p>
          </table:table-cell>
          <table:table-cell office:value-type="float" office:value="30000" table:style-name="ce4">
            <text:p>30,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3T19:43:49" table:style-name="ce3">
            <text:p>23/01/2007 19:43</text:p>
          </table:table-cell>
          <table:table-cell office:value-type="float" office:value="8992670" table:style-name="ce1">
            <text:p>8992670</text:p>
          </table:table-cell>
          <table:table-cell office:value-type="string" table:style-name="ce2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5000" table:style-name="ce4">
            <text:p>15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00" table:style-name="ce4">
            <text:p>-15,000.00</text:p>
          </table:table-cell>
          <table:table-cell office:value-type="string" table:style-name="ce1">
            <text:p>CHF</text:p>
          </table:table-cell>
          <table:table-cell office:value-type="float" office:value="-15000" table:style-name="ce4">
            <text:p>-15,00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3T19:43:49" table:style-name="ce3">
            <text:p>23/01/2007 19:43</text:p>
          </table:table-cell>
          <table:table-cell office:value-type="float" office:value="8992670" table:style-name="ce1">
            <text:p>8992670</text:p>
          </table:table-cell>
          <table:table-cell office:value-type="string" table:style-name="ce2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000" table:style-name="ce4">
            <text:p>12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00" table:style-name="ce4">
            <text:p>12,000.00</text:p>
          </table:table-cell>
          <table:table-cell office:value-type="string" table:style-name="ce1">
            <text:p>USD</text:p>
          </table:table-cell>
          <table:table-cell office:value-type="float" office:value="12000" table:style-name="ce4">
            <text:p>12,000.00</text:p>
          </table:table-cell>
          <table:table-cell office:value-type="float" office:value="1211.1199999999999" table:style-name="ce4">
            <text:p>1,211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1-23T09:48:41" table:style-name="ce3">
            <text:p>23/01/2007 09:48</text:p>
          </table:table-cell>
          <table:table-cell office:value-type="float" office:value="8931397" table:style-name="ce1">
            <text:p>8931397</text:p>
          </table:table-cell>
          <table:table-cell office:value-type="string" table:style-name="ce2">
            <text:p>Kauf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40" table:style-name="ce1">
            <text:p>40</text:p>
          </table:table-cell>
          <table:table-cell office:value-type="float" office:value="268.38" table:style-name="ce1">
            <text:p>268.38</text:p>
          </table:table-cell>
          <table:table-cell office:value-type="float" office:value="53.68" table:style-name="ce1">
            <text:p>53.68</text:p>
          </table:table-cell>
          <table:table-cell office:value-type="float" office:value="0" table:style-name="ce1">
            <text:p>0</text:p>
          </table:table-cell>
          <table:table-cell office:value-type="float" office:value="-10788.88" table:style-name="ce4">
            <text:p>-10,788.88</text:p>
          </table:table-cell>
          <table:table-cell office:value-type="string" table:style-name="ce1">
            <text:p>USD</text:p>
          </table:table-cell>
          <table:table-cell office:value-type="float" office:value="-10788.88" table:style-name="ce4">
            <text:p>-10,788.88</text:p>
          </table:table-cell>
          <table:table-cell office:value-type="float" office:value="-10788.88" table:style-name="ce4">
            <text:p>-10,788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1-17T07:49:33" table:style-name="ce3">
            <text:p>17/01/2007 07:4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5000" table:style-name="ce4">
            <text:p>15,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00" table:style-name="ce4">
            <text:p>15,000.00</text:p>
          </table:table-cell>
          <table:table-cell office:value-type="string" table:style-name="ce1">
            <text:p>CHF</text:p>
          </table:table-cell>
          <table:table-cell office:value-type="float" office:value="15000" table:style-name="ce4">
            <text:p>15,000.00</text:p>
          </table:table-cell>
          <table:table-cell office:value-type="float" office:value="15000" table:style-name="ce4">
            <text:p>15,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number-rows-repeated="1047775" table:style-name="ro1">
          <table:table-cell table:number-columns-repeated="16384"/>
        </table:table-row>
      </table:table>
      <table:table table:name="Sheet2" table:style-name="ta1">
        <table:table-column table:style-name="co1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O80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 m</meta:initial-creator>
    <dc:creator>j m</dc:creator>
    <meta:creation-date>2021-02-07T15:05:13Z</meta:creation-date>
    <dc:date>2021-02-07T15:09:41Z</dc:date>
  </office:meta>
</office:document-meta>
</file>